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39in"/>
    </style:style>
    <style:style style:name="co2" style:family="table-column">
      <style:table-column-properties fo:break-before="auto" style:column-width="1.2016in"/>
    </style:style>
    <style:style style:name="co3" style:family="table-column">
      <style:table-column-properties fo:break-before="auto" style:column-width="2.2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7909in"/>
    </style:style>
    <style:style style:name="co6" style:family="table-column">
      <style:table-column-properties fo:break-before="auto" style:column-width="3.7362in"/>
    </style:style>
    <style:style style:name="co7" style:family="table-column">
      <style:table-column-properties fo:break-before="auto" style:column-width="1.496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30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30">
      <style:text-properties style:use-window-font-color="true" style:text-outline="false" style:text-line-through-style="none" style:font-name="Courier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"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8">
      <style:table-cell-properties style:text-align-source="fix" style:repeat-content="false"/>
      <style:paragraph-properties fo:text-align="end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2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number-columns-repeated="4" table:default-cell-style-name="ce8"/>
        <table:table-column table:style-name="co5" table:default-cell-style-name="ce8"/>
        <table:table-column table:style-name="co4" table:number-columns-repeated="3" table:default-cell-style-name="ce8"/>
        <table:table-column table:style-name="co6" table:default-cell-style-name="ce8"/>
        <table:table-column table:style-name="co7" table:default-cell-style-name="ce10"/>
        <table:table-column table:style-name="co7" table:default-cell-style-name="Default"/>
        <table:table-column table:style-name="co4" table:number-columns-repeated="1008" table:default-cell-style-name="ce8"/>
        <table:table-row table:style-name="ro1">
          <table:table-cell table:style-name="ce1"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vertex no.</text:p>
          </table:table-cell>
          <table:table-cell/>
          <table:table-cell table:style-name="ce7"/>
          <table:table-cell table:style-name="ce7" office:value-type="string" table:number-columns-spanned="4" table:number-rows-spanned="1">
            <text:p>elements</text:p>
          </table:table-cell>
          <table:covered-table-cell table:style-name="ce7"/>
          <table:covered-table-cell table:number-columns-repeated="2" table:style-name="ce5"/>
          <table:table-cell table:style-name="ce5" table:number-columns-repeated="2"/>
          <table:table-cell table:style-name="ce5" office:value-type="string">
            <text:p>edges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2"/>
          <table:table-cell table:style-name="ce2" table:number-columns-repeated="1006"/>
        </table:table-row>
        <table:table-row table:style-name="ro1">
          <table:table-cell table:style-name="ce1" office:value-type="float" office:value="6">
            <text:p>6.000000</text:p>
          </table:table-cell>
          <table:table-cell office:value-type="float" office:value="0">
            <text:p>0.000000</text:p>
          </table:table-cell>
          <table:table-cell table:style-name="ce6" office:value-type="float" office:value="0">
            <text:p>0</text:p>
          </table:table-cell>
          <table:table-cell table:style-name="Default" table:formula="of:=CONCATENATE(&quot;&lt;vertex x=&quot;;[.A2];&quot; y=&quot;;[.B2];&quot; i=&quot;;[.C2];&quot; /&gt;&quot;)" office:value-type="string" office:string-value="&lt;vertex x=6 y=0 i=0 /&gt;">
            <text:p>&lt;vertex x=6 y=0 i=0 /&gt;</text:p>
          </table:table-cell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float" office:value="121">
            <text:p>121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">
            <text:p>1</text:p>
          </table:table-cell>
          <table:table-cell table:style-name="Default" table:formula="of:=CONCATENATE(&quot;&lt;element:quad v1=&quot;;[.F2];&quot; v2=&quot;;[.G2];&quot; v3=&quot;;[.H2];&quot; v4=&quot;;[.I2];&quot; marker= Air /&gt;&quot;)" office:value-type="string" office:string-value="&lt;element:quad v1=0 v2=121 v3=122 v4=1 marker= Air /&gt;">
            <text:p>&lt;element:quad v1=0 v2=121 v3=122 v4=1 marker= Air /&gt;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Default" table:formula="of:=CONCATENATE(&quot;&lt;edge v1=&quot;;[.L2];&quot; v2=&quot;;[.M2];&quot; marker=Solid Profile /&gt;&quot;)" office:value-type="string" office:string-value="&lt;edge v1=0 v2=1 marker=Solid Profile /&gt;">
            <text:p>&lt;edge v1=0 v2=1 marker=Solid Profile /&gt;</text:p>
          </table:table-cell>
          <table:table-cell table:style-name="ce9" office:value-type="float" office:value="0.0122722">
            <text:p>0.01227220</text:p>
          </table:table-cell>
          <table:table-cell table:formula="of:=DEGREES([.O2])" office:value-type="float" office:value="0.703145265340449">
            <text:p>0.7031452653</text:p>
          </table:table-cell>
          <table:table-cell table:style-name="Default" table:formula="of:=CONCATENATE(&quot;&lt;arc v1=&quot;;[.L2];&quot; v2=&quot;;[.M2];&quot; angle=&quot;;[.P2];&quot; /&gt;&quot;)" office:value-type="string" office:string-value="&lt;arc v1=0 v2=1 angle=0.703145265340449 /&gt;">
            <text:p>&lt;arc v1=0 v2=1 angle=0.703145265340449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float" office:value="5.67593">
            <text:p>5.675930</text:p>
          </table:table-cell>
          <table:table-cell office:value-type="string">
            <text:p><text:s/>0.151808</text:p>
          </table:table-cell>
          <table:table-cell table:style-name="ce6" office:value-type="float" office:value="1">
            <text:p>1</text:p>
          </table:table-cell>
          <table:table-cell table:style-name="Default" table:formula="of:=CONCATENATE(&quot;&lt;vertex x=&quot;;[.A3];&quot; y=&quot;;[.B3];&quot; i=&quot;;[.C3];&quot; /&gt;&quot;)" office:value-type="string" office:string-value="&lt;vertex x=5.67593 y= 0.151808 i=1 /&gt;">
            <text:p>&lt;vertex x=5.67593 y= 0.151808 i=1 /&gt;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float" office:value="122">
            <text:p>122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2">
            <text:p>2</text:p>
          </table:table-cell>
          <table:table-cell table:style-name="Default" table:formula="of:=CONCATENATE(&quot;&lt;element:quad v1=&quot;;[.F3];&quot; v2=&quot;;[.G3];&quot; v3=&quot;;[.H3];&quot; v4=&quot;;[.I3];&quot; marker= Air /&gt;&quot;)" office:value-type="string" office:string-value="&lt;element:quad v1=1 v2=122 v3=123 v4=2 marker= Air /&gt;">
            <text:p>&lt;element:quad v1=1 v2=122 v3=123 v4=2 marker= Air /&gt;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Default" office:value-type="string">
            <text:p><text:s text:c="4"/>&lt;arc v1="4" v2="7" angle="45" /&gt;</text:p>
          </table:table-cell>
          <table:table-cell table:style-name="ce9" office:value-type="float" office:value="0.000434073">
            <text:p>0.00043407</text:p>
          </table:table-cell>
          <table:table-cell table:formula="of:=DEGREES([.O3])" office:value-type="float" office:value="0.0248705509005822">
            <text:p>0.0248705509</text:p>
          </table:table-cell>
          <table:table-cell table:style-name="Default" table:formula="of:=CONCATENATE(&quot;&lt;arc v1=&quot;;[.L3];&quot; v2=&quot;;[.M3];&quot; angle=&quot;;[.P3];&quot; /&gt;&quot;)" office:value-type="string" office:string-value="&lt;arc v1=1 v2=2 angle=0.0248705509005822 /&gt;">
            <text:p>&lt;arc v1=1 v2=2 angle=0.0248705509005822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float" office:value="5.23218">
            <text:p>5.232180</text:p>
          </table:table-cell>
          <table:table-cell office:value-type="string">
            <text:p><text:s/>0.371241</text:p>
          </table:table-cell>
          <table:table-cell table:style-name="ce6" office:value-type="float" office:value="2">
            <text:p>2</text:p>
          </table:table-cell>
          <table:table-cell table:style-name="Default" table:formula="of:=CONCATENATE(&quot;&lt;vertex x=&quot;;[.A4];&quot; y=&quot;;[.B4];&quot; i=&quot;;[.C4];&quot; /&gt;&quot;)" office:value-type="string" office:string-value="&lt;vertex x=5.23218 y= 0.371241 i=2 /&gt;">
            <text:p>&lt;vertex x=5.23218 y= 0.371241 i=2 /&gt;</text:p>
          </table:table-cell>
          <table:table-cell/>
          <table:table-cell table:style-name="ce7" office:value-type="float" office:value="2">
            <text:p>2</text:p>
          </table:table-cell>
          <table:table-cell table:style-name="ce7" office:value-type="float" office:value="123">
            <text:p>123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3">
            <text:p>3</text:p>
          </table:table-cell>
          <table:table-cell table:style-name="Default" table:formula="of:=CONCATENATE(&quot;&lt;element:quad v1=&quot;;[.F4];&quot; v2=&quot;;[.G4];&quot; v3=&quot;;[.H4];&quot; v4=&quot;;[.I4];&quot; marker= Air /&gt;&quot;)" office:value-type="string" office:string-value="&lt;element:quad v1=2 v2=123 v3=124 v4=3 marker= Air /&gt;">
            <text:p>&lt;element:quad v1=2 v2=123 v3=124 v4=3 marker= Air /&gt;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Default" table:formula="of:=CONCATENATE(&quot;&lt;edge v1=&quot;;[.L4];&quot; v2=&quot;;[.M4];&quot; marker=Solid Profile /&gt;&quot;)" office:value-type="string" office:string-value="&lt;edge v1=2 v2=3 marker=Solid Profile /&gt;">
            <text:p>&lt;edge v1=2 v2=3 marker=Solid Profile /&gt;</text:p>
          </table:table-cell>
          <table:table-cell table:style-name="ce9" office:value-type="float" office:value="0.00401373">
            <text:p>0.00401373</text:p>
          </table:table-cell>
          <table:table-cell table:formula="of:=DEGREES([.O4])" office:value-type="float" office:value="0.229969789105044">
            <text:p>0.2299697891</text:p>
          </table:table-cell>
          <table:table-cell table:style-name="Default" table:formula="of:=CONCATENATE(&quot;&lt;arc v1=&quot;;[.L4];&quot; v2=&quot;;[.M4];&quot; angle=&quot;;[.P4];&quot; /&gt;&quot;)" office:value-type="string" office:string-value="&lt;arc v1=2 v2=3 angle=0.229969789105044 /&gt;">
            <text:p>&lt;arc v1=2 v2=3 angle=0.229969789105044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string">
            <text:p><text:s/>4.88268</text:p>
          </table:table-cell>
          <table:table-cell office:value-type="string">
            <text:p><text:s/>0.544497</text:p>
          </table:table-cell>
          <table:table-cell table:style-name="ce6" office:value-type="float" office:value="3">
            <text:p>3</text:p>
          </table:table-cell>
          <table:table-cell table:style-name="Default" table:formula="of:=CONCATENATE(&quot;&lt;vertex x=&quot;;[.A5];&quot; y=&quot;;[.B5];&quot; i=&quot;;[.C5];&quot; /&gt;&quot;)" office:value-type="string" office:string-value="&lt;vertex x= 4.88268 y= 0.544497 i=3 /&gt;">
            <text:p>&lt;vertex x= 4.88268 y= 0.544497 i=3 /&gt;</text:p>
          </table:table-cell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24">
            <text:p>124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4">
            <text:p>4</text:p>
          </table:table-cell>
          <table:table-cell table:style-name="Default" table:formula="of:=CONCATENATE(&quot;&lt;element:quad v1=&quot;;[.F5];&quot; v2=&quot;;[.G5];&quot; v3=&quot;;[.H5];&quot; v4=&quot;;[.I5];&quot; marker= Air /&gt;&quot;)" office:value-type="string" office:string-value="&lt;element:quad v1=3 v2=124 v3=125 v4=4 marker= Air /&gt;">
            <text:p>&lt;element:quad v1=3 v2=124 v3=125 v4=4 marker= Air /&gt;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Default" table:formula="of:=CONCATENATE(&quot;&lt;edge v1=&quot;;[.L5];&quot; v2=&quot;;[.M5];&quot; marker=Solid Profile /&gt;&quot;)" office:value-type="string" office:string-value="&lt;edge v1=3 v2=4 marker=Solid Profile /&gt;">
            <text:p>&lt;edge v1=3 v2=4 marker=Solid Profile /&gt;</text:p>
          </table:table-cell>
          <table:table-cell table:style-name="ce9" office:value-type="float" office:value="0.005532">
            <text:p>0.00553200</text:p>
          </table:table-cell>
          <table:table-cell table:formula="of:=DEGREES([.O5])" office:value-type="float" office:value="0.316960252266371">
            <text:p>0.3169602523</text:p>
          </table:table-cell>
          <table:table-cell table:style-name="Default" table:formula="of:=CONCATENATE(&quot;&lt;arc v1=&quot;;[.L5];&quot; v2=&quot;;[.M5];&quot; angle=&quot;;[.P5];&quot; /&gt;&quot;)" office:value-type="string" office:string-value="&lt;arc v1=3 v2=4 angle=0.316960252266371 /&gt;">
            <text:p>&lt;arc v1=3 v2=4 angle=0.31696025226637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string">
            <text:p><text:s/>4.46693</text:p>
          </table:table-cell>
          <table:table-cell office:value-type="string">
            <text:p><text:s/>0.746773</text:p>
          </table:table-cell>
          <table:table-cell table:style-name="ce6" office:value-type="float" office:value="4">
            <text:p>4</text:p>
          </table:table-cell>
          <table:table-cell table:style-name="Default" table:formula="of:=CONCATENATE(&quot;&lt;vertex x=&quot;;[.A6];&quot; y=&quot;;[.B6];&quot; i=&quot;;[.C6];&quot; /&gt;&quot;)" office:value-type="string" office:string-value="&lt;vertex x= 4.46693 y= 0.746773 i=4 /&gt;">
            <text:p>&lt;vertex x= 4.46693 y= 0.746773 i=4 /&gt;</text:p>
          </table:table-cell>
          <table:table-cell/>
          <table:table-cell table:style-name="ce7" office:value-type="float" office:value="4">
            <text:p>4</text:p>
          </table:table-cell>
          <table:table-cell table:style-name="ce7" office:value-type="float" office:value="125">
            <text:p>125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5">
            <text:p>5</text:p>
          </table:table-cell>
          <table:table-cell table:style-name="Default" table:formula="of:=CONCATENATE(&quot;&lt;element:quad v1=&quot;;[.F6];&quot; v2=&quot;;[.G6];&quot; v3=&quot;;[.H6];&quot; v4=&quot;;[.I6];&quot; marker= Air /&gt;&quot;)" office:value-type="string" office:string-value="&lt;element:quad v1=4 v2=125 v3=126 v4=5 marker= Air /&gt;">
            <text:p>&lt;element:quad v1=4 v2=125 v3=126 v4=5 marker= Air /&gt;</text:p>
          </table:table-cell>
          <table:table-cell table:style-name="ce5"/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Default" table:formula="of:=CONCATENATE(&quot;&lt;edge v1=&quot;;[.L6];&quot; v2=&quot;;[.M6];&quot; marker=Solid Profile /&gt;&quot;)" office:value-type="string" office:string-value="&lt;edge v1=4 v2=5 marker=Solid Profile /&gt;">
            <text:p>&lt;edge v1=4 v2=5 marker=Solid Profile /&gt;</text:p>
          </table:table-cell>
          <table:table-cell table:style-name="ce9" office:value-type="float" office:value="0.00726039">
            <text:p>0.00726039</text:p>
          </table:table-cell>
          <table:table-cell table:formula="of:=DEGREES([.O6])" office:value-type="float" office:value="0.415989704618988">
            <text:p>0.4159897046</text:p>
          </table:table-cell>
          <table:table-cell table:style-name="Default" table:formula="of:=CONCATENATE(&quot;&lt;arc v1=&quot;;[.L6];&quot; v2=&quot;;[.M6];&quot; angle=&quot;;[.P6];&quot; /&gt;&quot;)" office:value-type="string" office:string-value="&lt;arc v1=4 v2=5 angle=0.415989704618988 /&gt;">
            <text:p>&lt;arc v1=4 v2=5 angle=0.415989704618988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string">
            <text:p><text:s/>4.1149</text:p>
          </table:table-cell>
          <table:table-cell office:value-type="string">
            <text:p><text:s/>0.912807</text:p>
          </table:table-cell>
          <table:table-cell table:style-name="ce6" office:value-type="float" office:value="5">
            <text:p>5</text:p>
          </table:table-cell>
          <table:table-cell table:style-name="Default" table:formula="of:=CONCATENATE(&quot;&lt;vertex x=&quot;;[.A7];&quot; y=&quot;;[.B7];&quot; i=&quot;;[.C7];&quot; /&gt;&quot;)" office:value-type="string" office:string-value="&lt;vertex x= 4.1149 y= 0.912807 i=5 /&gt;">
            <text:p>&lt;vertex x= 4.1149 y= 0.912807 i=5 /&gt;</text:p>
          </table:table-cell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6">
            <text:p>6</text:p>
          </table:table-cell>
          <table:table-cell table:style-name="Default" table:formula="of:=CONCATENATE(&quot;&lt;element:quad v1=&quot;;[.F7];&quot; v2=&quot;;[.G7];&quot; v3=&quot;;[.H7];&quot; v4=&quot;;[.I7];&quot; marker= Air /&gt;&quot;)" office:value-type="string" office:string-value="&lt;element:quad v1=5 v2=126 v3=127 v4=6 marker= Air /&gt;">
            <text:p>&lt;element:quad v1=5 v2=126 v3=127 v4=6 marker= Air /&gt;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Default" table:formula="of:=CONCATENATE(&quot;&lt;edge v1=&quot;;[.L7];&quot; v2=&quot;;[.M7];&quot; marker=Solid Profile /&gt;&quot;)" office:value-type="string" office:string-value="&lt;edge v1=5 v2=6 marker=Solid Profile /&gt;">
            <text:p>&lt;edge v1=5 v2=6 marker=Solid Profile /&gt;</text:p>
          </table:table-cell>
          <table:table-cell table:style-name="ce9" office:value-type="float" office:value="0.0106519">
            <text:p>0.01065190</text:p>
          </table:table-cell>
          <table:table-cell table:formula="of:=DEGREES([.O7])" office:value-type="float" office:value="0.610308913795402">
            <text:p>0.6103089138</text:p>
          </table:table-cell>
          <table:table-cell table:style-name="Default" table:formula="of:=CONCATENATE(&quot;&lt;arc v1=&quot;;[.L7];&quot; v2=&quot;;[.M7];&quot; angle=&quot;;[.P7];&quot; /&gt;&quot;)" office:value-type="string" office:string-value="&lt;arc v1=5 v2=6 angle=0.610308913795402 /&gt;">
            <text:p>&lt;arc v1=5 v2=6 angle=0.610308913795402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string">
            <text:p><text:s/>3.75444</text:p>
          </table:table-cell>
          <table:table-cell office:value-type="string">
            <text:p><text:s/>1.07652</text:p>
          </table:table-cell>
          <table:table-cell table:style-name="ce6" office:value-type="float" office:value="6">
            <text:p>6</text:p>
          </table:table-cell>
          <table:table-cell table:style-name="Default" table:formula="of:=CONCATENATE(&quot;&lt;vertex x=&quot;;[.A8];&quot; y=&quot;;[.B8];&quot; i=&quot;;[.C8];&quot; /&gt;&quot;)" office:value-type="string" office:string-value="&lt;vertex x= 3.75444 y= 1.07652 i=6 /&gt;">
            <text:p>&lt;vertex x= 3.75444 y= 1.07652 i=6 /&gt;</text:p>
          </table:table-cell>
          <table:table-cell/>
          <table:table-cell table:style-name="ce7" office:value-type="float" office:value="6">
            <text:p>6</text:p>
          </table:table-cell>
          <table:table-cell table:style-name="ce7" office:value-type="float" office:value="127">
            <text:p>127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7">
            <text:p>7</text:p>
          </table:table-cell>
          <table:table-cell table:style-name="Default" table:formula="of:=CONCATENATE(&quot;&lt;element:quad v1=&quot;;[.F8];&quot; v2=&quot;;[.G8];&quot; v3=&quot;;[.H8];&quot; v4=&quot;;[.I8];&quot; marker= Air /&gt;&quot;)" office:value-type="string" office:string-value="&lt;element:quad v1=6 v2=127 v3=128 v4=7 marker= Air /&gt;">
            <text:p>&lt;element:quad v1=6 v2=127 v3=128 v4=7 marker= Air /&gt;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Default" table:formula="of:=CONCATENATE(&quot;&lt;edge v1=&quot;;[.L8];&quot; v2=&quot;;[.M8];&quot; marker=Solid Profile /&gt;&quot;)" office:value-type="string" office:string-value="&lt;edge v1=6 v2=7 marker=Solid Profile /&gt;">
            <text:p>&lt;edge v1=6 v2=7 marker=Solid Profile /&gt;</text:p>
          </table:table-cell>
          <table:table-cell table:style-name="ce9" office:value-type="float" office:value="0.0112615">
            <text:p>0.01126150</text:p>
          </table:table-cell>
          <table:table-cell table:formula="of:=DEGREES([.O8])" office:value-type="float" office:value="0.645236420986577">
            <text:p>0.645236421</text:p>
          </table:table-cell>
          <table:table-cell table:style-name="Default" table:formula="of:=CONCATENATE(&quot;&lt;arc v1=&quot;;[.L8];&quot; v2=&quot;;[.M8];&quot; angle=&quot;;[.P8];&quot; /&gt;&quot;)" office:value-type="string" office:string-value="&lt;arc v1=6 v2=7 angle=0.645236420986577 /&gt;">
            <text:p>&lt;arc v1=6 v2=7 angle=0.645236420986577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string">
            <text:p><text:s/>3.30381</text:p>
          </table:table-cell>
          <table:table-cell office:value-type="float" office:value="1.27081">
            <text:p>1.270810</text:p>
          </table:table-cell>
          <table:table-cell table:style-name="ce6" office:value-type="float" office:value="7">
            <text:p>7</text:p>
          </table:table-cell>
          <table:table-cell table:style-name="Default" table:formula="of:=CONCATENATE(&quot;&lt;vertex x=&quot;;[.A9];&quot; y=&quot;;[.B9];&quot; i=&quot;;[.C9];&quot; /&gt;&quot;)" office:value-type="string" office:string-value="&lt;vertex x= 3.30381 y=1.27081 i=7 /&gt;">
            <text:p>&lt;vertex x= 3.30381 y=1.27081 i=7 /&gt;</text:p>
          </table:table-cell>
          <table:table-cell/>
          <table:table-cell table:style-name="ce7" office:value-type="float" office:value="7">
            <text:p>7</text:p>
          </table:table-cell>
          <table:table-cell table:style-name="ce7" office:value-type="float" office:value="128">
            <text:p>128</text:p>
          </table:table-cell>
          <table:table-cell table:style-name="ce5" office:value-type="float" office:value="129">
            <text:p>129</text:p>
          </table:table-cell>
          <table:table-cell table:style-name="ce5" office:value-type="float" office:value="8">
            <text:p>8</text:p>
          </table:table-cell>
          <table:table-cell table:style-name="Default" table:formula="of:=CONCATENATE(&quot;&lt;element:quad v1=&quot;;[.F9];&quot; v2=&quot;;[.G9];&quot; v3=&quot;;[.H9];&quot; v4=&quot;;[.I9];&quot; marker= Air /&gt;&quot;)" office:value-type="string" office:string-value="&lt;element:quad v1=7 v2=128 v3=129 v4=8 marker= Air /&gt;">
            <text:p>&lt;element:quad v1=7 v2=128 v3=129 v4=8 marker= Air /&gt;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Default" table:formula="of:=CONCATENATE(&quot;&lt;edge v1=&quot;;[.L9];&quot; v2=&quot;;[.M9];&quot; marker=Solid Profile /&gt;&quot;)" office:value-type="string" office:string-value="&lt;edge v1=7 v2=8 marker=Solid Profile /&gt;">
            <text:p>&lt;edge v1=7 v2=8 marker=Solid Profile /&gt;</text:p>
          </table:table-cell>
          <table:table-cell table:style-name="ce9" office:value-type="float" office:value="0.0162169">
            <text:p>0.01621690</text:p>
          </table:table-cell>
          <table:table-cell table:formula="of:=DEGREES([.O9])" office:value-type="float" office:value="0.929159926785705">
            <text:p>0.9291599268</text:p>
          </table:table-cell>
          <table:table-cell table:style-name="Default" table:formula="of:=CONCATENATE(&quot;&lt;arc v1=&quot;;[.L9];&quot; v2=&quot;;[.M9];&quot; angle=&quot;;[.P9];&quot; /&gt;&quot;)" office:value-type="string" office:string-value="&lt;arc v1=7 v2=8 angle=0.929159926785705 /&gt;">
            <text:p>&lt;arc v1=7 v2=8 angle=0.929159926785705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float" office:value="2.88122">
            <text:p>2.881220</text:p>
          </table:table-cell>
          <table:table-cell office:value-type="string">
            <text:p><text:s/>1.44141</text:p>
          </table:table-cell>
          <table:table-cell table:style-name="ce6" office:value-type="float" office:value="8">
            <text:p>8</text:p>
          </table:table-cell>
          <table:table-cell table:style-name="Default" table:formula="of:=CONCATENATE(&quot;&lt;vertex x=&quot;;[.A10];&quot; y=&quot;;[.B10];&quot; i=&quot;;[.C10];&quot; /&gt;&quot;)" office:value-type="string" office:string-value="&lt;vertex x=2.88122 y= 1.44141 i=8 /&gt;">
            <text:p>&lt;vertex x=2.88122 y= 1.44141 i=8 /&gt;</text:p>
          </table:table-cell>
          <table:table-cell/>
          <table:table-cell table:style-name="ce7" office:value-type="float" office:value="8">
            <text:p>8</text:p>
          </table:table-cell>
          <table:table-cell table:style-name="ce7" office:value-type="float" office:value="129">
            <text:p>129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9">
            <text:p>9</text:p>
          </table:table-cell>
          <table:table-cell table:style-name="Default" table:formula="of:=CONCATENATE(&quot;&lt;element:quad v1=&quot;;[.F10];&quot; v2=&quot;;[.G10];&quot; v3=&quot;;[.H10];&quot; v4=&quot;;[.I10];&quot; marker= Air /&gt;&quot;)" office:value-type="string" office:string-value="&lt;element:quad v1=8 v2=129 v3=130 v4=9 marker= Air /&gt;">
            <text:p>&lt;element:quad v1=8 v2=129 v3=130 v4=9 marker= Air /&gt;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Default" table:formula="of:=CONCATENATE(&quot;&lt;edge v1=&quot;;[.L10];&quot; v2=&quot;;[.M10];&quot; marker=Solid Profile /&gt;&quot;)" office:value-type="string" office:string-value="&lt;edge v1=8 v2=9 marker=Solid Profile /&gt;">
            <text:p>&lt;edge v1=8 v2=9 marker=Solid Profile /&gt;</text:p>
          </table:table-cell>
          <table:table-cell table:style-name="ce9" office:value-type="float" office:value="0.0123725">
            <text:p>0.01237250</text:p>
          </table:table-cell>
          <table:table-cell table:formula="of:=DEGREES([.O10])" office:value-type="float" office:value="0.708892032025611">
            <text:p>0.708892032</text:p>
          </table:table-cell>
          <table:table-cell table:style-name="Default" table:formula="of:=CONCATENATE(&quot;&lt;arc v1=&quot;;[.L10];&quot; v2=&quot;;[.M10];&quot; angle=&quot;;[.P10];&quot; /&gt;&quot;)" office:value-type="string" office:string-value="&lt;arc v1=8 v2=9 angle=0.708892032025611 /&gt;">
            <text:p>&lt;arc v1=8 v2=9 angle=0.70889203202561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string">
            <text:p><text:s/>2.33249</text:p>
          </table:table-cell>
          <table:table-cell office:value-type="string">
            <text:p><text:s/>1.64472</text:p>
          </table:table-cell>
          <table:table-cell table:style-name="ce6" office:value-type="float" office:value="9">
            <text:p>9</text:p>
          </table:table-cell>
          <table:table-cell table:style-name="Default" table:formula="of:=CONCATENATE(&quot;&lt;vertex x=&quot;;[.A11];&quot; y=&quot;;[.B11];&quot; i=&quot;;[.C11];&quot; /&gt;&quot;)" office:value-type="string" office:string-value="&lt;vertex x= 2.33249 y= 1.64472 i=9 /&gt;">
            <text:p>&lt;vertex x= 2.33249 y= 1.64472 i=9 /&gt;</text:p>
          </table:table-cell>
          <table:table-cell/>
          <table:table-cell table:style-name="ce7" office:value-type="float" office:value="9">
            <text:p>9</text:p>
          </table:table-cell>
          <table:table-cell table:style-name="ce7" office:value-type="float" office:value="130">
            <text:p>130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10">
            <text:p>10</text:p>
          </table:table-cell>
          <table:table-cell table:style-name="Default" table:formula="of:=CONCATENATE(&quot;&lt;element:quad v1=&quot;;[.F11];&quot; v2=&quot;;[.G11];&quot; v3=&quot;;[.H11];&quot; v4=&quot;;[.I11];&quot; marker= Air /&gt;&quot;)" office:value-type="string" office:string-value="&lt;element:quad v1=9 v2=130 v3=131 v4=10 marker= Air /&gt;">
            <text:p>&lt;element:quad v1=9 v2=130 v3=131 v4=10 marker= Air /&gt;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Default" table:formula="of:=CONCATENATE(&quot;&lt;edge v1=&quot;;[.L11];&quot; v2=&quot;;[.M11];&quot; marker=Solid Profile /&gt;&quot;)" office:value-type="string" office:string-value="&lt;edge v1=9 v2=10 marker=Solid Profile /&gt;">
            <text:p>&lt;edge v1=9 v2=10 marker=Solid Profile /&gt;</text:p>
          </table:table-cell>
          <table:table-cell table:style-name="ce9" office:value-type="float" office:value="0.0127165">
            <text:p>0.01271650</text:p>
          </table:table-cell>
          <table:table-cell table:formula="of:=DEGREES([.O11])" office:value-type="float" office:value="0.728601780178111">
            <text:p>0.7286017802</text:p>
          </table:table-cell>
          <table:table-cell table:style-name="Default" table:formula="of:=CONCATENATE(&quot;&lt;arc v1=&quot;;[.L11];&quot; v2=&quot;;[.M11];&quot; angle=&quot;;[.P11];&quot; /&gt;&quot;)" office:value-type="string" office:string-value="&lt;arc v1=9 v2=10 angle=0.728601780178111 /&gt;">
            <text:p>&lt;arc v1=9 v2=10 angle=0.72860178017811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string">
            <text:p><text:s/>1.9454</text:p>
          </table:table-cell>
          <table:table-cell office:value-type="string">
            <text:p><text:s/>1.77504</text:p>
          </table:table-cell>
          <table:table-cell table:style-name="ce6" office:value-type="float" office:value="10">
            <text:p>10</text:p>
          </table:table-cell>
          <table:table-cell table:style-name="Default" table:formula="of:=CONCATENATE(&quot;&lt;vertex x=&quot;;[.A12];&quot; y=&quot;;[.B12];&quot; i=&quot;;[.C12];&quot; /&gt;&quot;)" office:value-type="string" office:string-value="&lt;vertex x= 1.9454 y= 1.77504 i=10 /&gt;">
            <text:p>&lt;vertex x= 1.9454 y= 1.77504 i=10 /&gt;</text:p>
          </table:table-cell>
          <table:table-cell/>
          <table:table-cell table:style-name="ce7" office:value-type="float" office:value="10">
            <text:p>10</text:p>
          </table:table-cell>
          <table:table-cell table:style-name="ce7" office:value-type="float" office:value="131">
            <text:p>131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1">
            <text:p>11</text:p>
          </table:table-cell>
          <table:table-cell table:style-name="Default" table:formula="of:=CONCATENATE(&quot;&lt;element:quad v1=&quot;;[.F12];&quot; v2=&quot;;[.G12];&quot; v3=&quot;;[.H12];&quot; v4=&quot;;[.I12];&quot; marker= Air /&gt;&quot;)" office:value-type="string" office:string-value="&lt;element:quad v1=10 v2=131 v3=132 v4=11 marker= Air /&gt;">
            <text:p>&lt;element:quad v1=10 v2=131 v3=132 v4=11 marker= Air /&gt;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Default" table:formula="of:=CONCATENATE(&quot;&lt;edge v1=&quot;;[.L12];&quot; v2=&quot;;[.M12];&quot; marker=Solid Profile /&gt;&quot;)" office:value-type="string" office:string-value="&lt;edge v1=10 v2=11 marker=Solid Profile /&gt;">
            <text:p>&lt;edge v1=10 v2=11 marker=Solid Profile /&gt;</text:p>
          </table:table-cell>
          <table:table-cell table:style-name="ce9" office:value-type="float" office:value="0.00833514">
            <text:p>0.00833514</text:p>
          </table:table-cell>
          <table:table-cell table:formula="of:=DEGREES([.O12])" office:value-type="float" office:value="0.477568343650673">
            <text:p>0.4775683437</text:p>
          </table:table-cell>
          <table:table-cell table:style-name="Default" table:formula="of:=CONCATENATE(&quot;&lt;arc v1=&quot;;[.L12];&quot; v2=&quot;;[.M12];&quot; angle=&quot;;[.P12];&quot; /&gt;&quot;)" office:value-type="string" office:string-value="&lt;arc v1=10 v2=11 angle=0.477568343650673 /&gt;">
            <text:p>&lt;arc v1=10 v2=11 angle=0.47756834365067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string">
            <text:p><text:s/>1.57269</text:p>
          </table:table-cell>
          <table:table-cell office:value-type="string">
            <text:p><text:s/>1.8898</text:p>
          </table:table-cell>
          <table:table-cell table:style-name="ce6" office:value-type="float" office:value="11">
            <text:p>11</text:p>
          </table:table-cell>
          <table:table-cell table:style-name="Default" table:formula="of:=CONCATENATE(&quot;&lt;vertex x=&quot;;[.A13];&quot; y=&quot;;[.B13];&quot; i=&quot;;[.C13];&quot; /&gt;&quot;)" office:value-type="string" office:string-value="&lt;vertex x= 1.57269 y= 1.8898 i=11 /&gt;">
            <text:p>&lt;vertex x= 1.57269 y= 1.8898 i=11 /&gt;</text:p>
          </table:table-cell>
          <table:table-cell/>
          <table:table-cell table:style-name="ce7" office:value-type="float" office:value="11">
            <text:p>11</text:p>
          </table:table-cell>
          <table:table-cell table:style-name="ce7" office:value-type="float" office:value="132">
            <text:p>132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2">
            <text:p>12</text:p>
          </table:table-cell>
          <table:table-cell table:style-name="Default" table:formula="of:=CONCATENATE(&quot;&lt;element:quad v1=&quot;;[.F13];&quot; v2=&quot;;[.G13];&quot; v3=&quot;;[.H13];&quot; v4=&quot;;[.I13];&quot; marker= Air /&gt;&quot;)" office:value-type="string" office:string-value="&lt;element:quad v1=11 v2=132 v3=133 v4=12 marker= Air /&gt;">
            <text:p>&lt;element:quad v1=11 v2=132 v3=133 v4=12 marker= Air /&gt;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  <table:table-cell table:style-name="Default" table:formula="of:=CONCATENATE(&quot;&lt;edge v1=&quot;;[.L13];&quot; v2=&quot;;[.M13];&quot; marker=Solid Profile /&gt;&quot;)" office:value-type="string" office:string-value="&lt;edge v1=11 v2=12 marker=Solid Profile /&gt;">
            <text:p>&lt;edge v1=11 v2=12 marker=Solid Profile /&gt;</text:p>
          </table:table-cell>
          <table:table-cell table:style-name="ce9" office:value-type="float" office:value="0.0125717">
            <text:p>0.01257170</text:p>
          </table:table-cell>
          <table:table-cell table:formula="of:=DEGREES([.O13])" office:value-type="float" office:value="0.720305351304617">
            <text:p>0.7203053513</text:p>
          </table:table-cell>
          <table:table-cell table:style-name="Default" table:formula="of:=CONCATENATE(&quot;&lt;arc v1=&quot;;[.L13];&quot; v2=&quot;;[.M13];&quot; angle=&quot;;[.P13];&quot; /&gt;&quot;)" office:value-type="string" office:string-value="&lt;arc v1=11 v2=12 angle=0.720305351304617 /&gt;">
            <text:p>&lt;arc v1=11 v2=12 angle=0.720305351304617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table:style-name="ce1" office:value-type="string">
            <text:p><text:s/>1.3389</text:p>
          </table:table-cell>
          <table:table-cell office:value-type="string">
            <text:p><text:s/>1.95627</text:p>
          </table:table-cell>
          <table:table-cell table:style-name="ce6" office:value-type="float" office:value="12">
            <text:p>12</text:p>
          </table:table-cell>
          <table:table-cell table:style-name="Default" table:formula="of:=CONCATENATE(&quot;&lt;vertex x=&quot;;[.A14];&quot; y=&quot;;[.B14];&quot; i=&quot;;[.C14];&quot; /&gt;&quot;)" office:value-type="string" office:string-value="&lt;vertex x= 1.3389 y= 1.95627 i=12 /&gt;">
            <text:p>&lt;vertex x= 1.3389 y= 1.95627 i=12 /&gt;</text:p>
          </table:table-cell>
          <table:table-cell/>
          <table:table-cell table:style-name="ce7" office:value-type="float" office:value="12">
            <text:p>12</text:p>
          </table:table-cell>
          <table:table-cell table:style-name="ce7" office:value-type="float" office:value="133">
            <text:p>133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3">
            <text:p>13</text:p>
          </table:table-cell>
          <table:table-cell table:style-name="Default" table:formula="of:=CONCATENATE(&quot;&lt;element:quad v1=&quot;;[.F14];&quot; v2=&quot;;[.G14];&quot; v3=&quot;;[.H14];&quot; v4=&quot;;[.I14];&quot; marker= Air /&gt;&quot;)" office:value-type="string" office:string-value="&lt;element:quad v1=12 v2=133 v3=134 v4=13 marker= Air /&gt;">
            <text:p>&lt;element:quad v1=12 v2=133 v3=134 v4=13 marker= Air /&gt;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Default" table:formula="of:=CONCATENATE(&quot;&lt;edge v1=&quot;;[.L14];&quot; v2=&quot;;[.M14];&quot; marker=Solid Profile /&gt;&quot;)" office:value-type="string" office:string-value="&lt;edge v1=12 v2=13 marker=Solid Profile /&gt;">
            <text:p>&lt;edge v1=12 v2=13 marker=Solid Profile /&gt;</text:p>
          </table:table-cell>
          <table:table-cell table:style-name="ce9" office:value-type="float" office:value="0.0129488">
            <text:p>0.01294880</text:p>
          </table:table-cell>
          <table:table-cell table:formula="of:=DEGREES([.O14])" office:value-type="float" office:value="0.741911589759">
            <text:p>0.7419115898</text:p>
          </table:table-cell>
          <table:table-cell table:style-name="Default" table:formula="of:=CONCATENATE(&quot;&lt;arc v1=&quot;;[.L14];&quot; v2=&quot;;[.M14];&quot; angle=&quot;;[.P14];&quot; /&gt;&quot;)" office:value-type="string" office:string-value="&lt;arc v1=12 v2=13 angle=0.741911589759 /&gt;">
            <text:p>&lt;arc v1=12 v2=13 angle=0.741911589759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0.999734</text:p>
          </table:table-cell>
          <table:table-cell office:value-type="string">
            <text:p><text:s/>2.04493</text:p>
          </table:table-cell>
          <table:table-cell table:style-name="ce6" office:value-type="float" office:value="13">
            <text:p>13</text:p>
          </table:table-cell>
          <table:table-cell table:style-name="Default" table:formula="of:=CONCATENATE(&quot;&lt;vertex x=&quot;;[.A15];&quot; y=&quot;;[.B15];&quot; i=&quot;;[.C15];&quot; /&gt;&quot;)" office:value-type="string" office:string-value="&lt;vertex x= 0.999734 y= 2.04493 i=13 /&gt;">
            <text:p>&lt;vertex x= 0.999734 y= 2.04493 i=13 /&gt;</text:p>
          </table:table-cell>
          <table:table-cell/>
          <table:table-cell table:style-name="ce7" office:value-type="float" office:value="13">
            <text:p>13</text:p>
          </table:table-cell>
          <table:table-cell table:style-name="ce7" office:value-type="float" office:value="134">
            <text:p>134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4">
            <text:p>14</text:p>
          </table:table-cell>
          <table:table-cell table:style-name="Default" table:formula="of:=CONCATENATE(&quot;&lt;element:quad v1=&quot;;[.F15];&quot; v2=&quot;;[.G15];&quot; v3=&quot;;[.H15];&quot; v4=&quot;;[.I15];&quot; marker= Air /&gt;&quot;)" office:value-type="string" office:string-value="&lt;element:quad v1=13 v2=134 v3=135 v4=14 marker= Air /&gt;">
            <text:p>&lt;element:quad v1=13 v2=134 v3=135 v4=14 marker= Air /&gt;</text:p>
          </table:table-cell>
          <table:table-cell table:style-name="ce5"/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Default" table:formula="of:=CONCATENATE(&quot;&lt;edge v1=&quot;;[.L15];&quot; v2=&quot;;[.M15];&quot; marker=Solid Profile /&gt;&quot;)" office:value-type="string" office:string-value="&lt;edge v1=13 v2=14 marker=Solid Profile /&gt;">
            <text:p>&lt;edge v1=13 v2=14 marker=Solid Profile /&gt;</text:p>
          </table:table-cell>
          <table:table-cell table:style-name="ce9" office:value-type="float" office:value="0.0123623">
            <text:p>0.01236230</text:p>
          </table:table-cell>
          <table:table-cell table:formula="of:=DEGREES([.O15])" office:value-type="float" office:value="0.708307615074578">
            <text:p>0.7083076151</text:p>
          </table:table-cell>
          <table:table-cell table:style-name="Default" table:formula="of:=CONCATENATE(&quot;&lt;arc v1=&quot;;[.L15];&quot; v2=&quot;;[.M15];&quot; angle=&quot;;[.P15];&quot; /&gt;&quot;)" office:value-type="string" office:string-value="&lt;arc v1=13 v2=14 angle=0.708307615074578 /&gt;">
            <text:p>&lt;arc v1=13 v2=14 angle=0.708307615074578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0.662195</text:p>
          </table:table-cell>
          <table:table-cell office:value-type="float" office:value="2.12385">
            <text:p>2.123850</text:p>
          </table:table-cell>
          <table:table-cell table:style-name="ce6" office:value-type="float" office:value="14">
            <text:p>14</text:p>
          </table:table-cell>
          <table:table-cell table:style-name="Default" table:formula="of:=CONCATENATE(&quot;&lt;vertex x=&quot;;[.A16];&quot; y=&quot;;[.B16];&quot; i=&quot;;[.C16];&quot; /&gt;&quot;)" office:value-type="string" office:string-value="&lt;vertex x= 0.662195 y=2.12385 i=14 /&gt;">
            <text:p>&lt;vertex x= 0.662195 y=2.12385 i=14 /&gt;</text:p>
          </table:table-cell>
          <table:table-cell/>
          <table:table-cell table:style-name="ce7" office:value-type="float" office:value="14">
            <text:p>14</text:p>
          </table:table-cell>
          <table:table-cell table:style-name="ce7" office:value-type="float" office:value="135">
            <text:p>135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5">
            <text:p>15</text:p>
          </table:table-cell>
          <table:table-cell table:style-name="Default" table:formula="of:=CONCATENATE(&quot;&lt;element:quad v1=&quot;;[.F16];&quot; v2=&quot;;[.G16];&quot; v3=&quot;;[.H16];&quot; v4=&quot;;[.I16];&quot; marker= Air /&gt;&quot;)" office:value-type="string" office:string-value="&lt;element:quad v1=14 v2=135 v3=136 v4=15 marker= Air /&gt;">
            <text:p>&lt;element:quad v1=14 v2=135 v3=136 v4=15 marker= Air /&gt;</text:p>
          </table:table-cell>
          <table:table-cell table:style-name="ce5"/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Default" table:formula="of:=CONCATENATE(&quot;&lt;edge v1=&quot;;[.L16];&quot; v2=&quot;;[.M16];&quot; marker=Solid Profile /&gt;&quot;)" office:value-type="string" office:string-value="&lt;edge v1=14 v2=15 marker=Solid Profile /&gt;">
            <text:p>&lt;edge v1=14 v2=15 marker=Solid Profile /&gt;</text:p>
          </table:table-cell>
          <table:table-cell table:style-name="ce9" office:value-type="float" office:value="0.0082625">
            <text:p>0.00826250</text:p>
          </table:table-cell>
          <table:table-cell table:formula="of:=DEGREES([.O16])" office:value-type="float" office:value="0.473406378226843">
            <text:p>0.4734063782</text:p>
          </table:table-cell>
          <table:table-cell table:style-name="Default" table:formula="of:=CONCATENATE(&quot;&lt;arc v1=&quot;;[.L16];&quot; v2=&quot;;[.M16];&quot; angle=&quot;;[.P16];&quot; /&gt;&quot;)" office:value-type="string" office:string-value="&lt;arc v1=14 v2=15 angle=0.473406378226843 /&gt;">
            <text:p>&lt;arc v1=14 v2=15 angle=0.47340637822684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float" office:value="0.351583">
            <text:p>0.351583</text:p>
          </table:table-cell>
          <table:table-cell office:value-type="string">
            <text:p><text:s/>2.18804</text:p>
          </table:table-cell>
          <table:table-cell table:style-name="ce6" office:value-type="float" office:value="15">
            <text:p>15</text:p>
          </table:table-cell>
          <table:table-cell table:style-name="Default" table:formula="of:=CONCATENATE(&quot;&lt;vertex x=&quot;;[.A17];&quot; y=&quot;;[.B17];&quot; i=&quot;;[.C17];&quot; /&gt;&quot;)" office:value-type="string" office:string-value="&lt;vertex x=0.351583 y= 2.18804 i=15 /&gt;">
            <text:p>&lt;vertex x=0.351583 y= 2.18804 i=15 /&gt;</text:p>
          </table:table-cell>
          <table:table-cell/>
          <table:table-cell table:style-name="ce7" office:value-type="float" office:value="15">
            <text:p>15</text:p>
          </table:table-cell>
          <table:table-cell table:style-name="ce7" office:value-type="float" office:value="136">
            <text:p>136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6">
            <text:p>16</text:p>
          </table:table-cell>
          <table:table-cell table:style-name="Default" table:formula="of:=CONCATENATE(&quot;&lt;element:quad v1=&quot;;[.F17];&quot; v2=&quot;;[.G17];&quot; v3=&quot;;[.H17];&quot; v4=&quot;;[.I17];&quot; marker= Air /&gt;&quot;)" office:value-type="string" office:string-value="&lt;element:quad v1=15 v2=136 v3=137 v4=16 marker= Air /&gt;">
            <text:p>&lt;element:quad v1=15 v2=136 v3=137 v4=16 marker= Air /&gt;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Default" table:formula="of:=CONCATENATE(&quot;&lt;edge v1=&quot;;[.L17];&quot; v2=&quot;;[.M17];&quot; marker=Solid Profile /&gt;&quot;)" office:value-type="string" office:string-value="&lt;edge v1=15 v2=16 marker=Solid Profile /&gt;">
            <text:p>&lt;edge v1=15 v2=16 marker=Solid Profile /&gt;</text:p>
          </table:table-cell>
          <table:table-cell table:style-name="ce9" office:value-type="float" office:value="0.00966879">
            <text:p>0.00966879</text:p>
          </table:table-cell>
          <table:table-cell table:formula="of:=DEGREES([.O17])" office:value-type="float" office:value="0.553980859998295">
            <text:p>0.55398086</text:p>
          </table:table-cell>
          <table:table-cell table:style-name="Default" table:formula="of:=CONCATENATE(&quot;&lt;arc v1=&quot;;[.L17];&quot; v2=&quot;;[.M17];&quot; angle=&quot;;[.P17];&quot; /&gt;&quot;)" office:value-type="string" office:string-value="&lt;arc v1=15 v2=16 angle=0.553980859998295 /&gt;">
            <text:p>&lt;arc v1=15 v2=16 angle=0.553980859998295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0.150385</text:p>
          </table:table-cell>
          <table:table-cell office:value-type="string">
            <text:p><text:s/>2.22521</text:p>
          </table:table-cell>
          <table:table-cell table:style-name="ce6" office:value-type="float" office:value="16">
            <text:p>16</text:p>
          </table:table-cell>
          <table:table-cell table:style-name="Default" table:formula="of:=CONCATENATE(&quot;&lt;vertex x=&quot;;[.A18];&quot; y=&quot;;[.B18];&quot; i=&quot;;[.C18];&quot; /&gt;&quot;)" office:value-type="string" office:string-value="&lt;vertex x= 0.150385 y= 2.22521 i=16 /&gt;">
            <text:p>&lt;vertex x= 0.150385 y= 2.22521 i=16 /&gt;</text:p>
          </table:table-cell>
          <table:table-cell/>
          <table:table-cell table:style-name="ce7" office:value-type="float" office:value="16">
            <text:p>16</text:p>
          </table:table-cell>
          <table:table-cell table:style-name="ce7" office:value-type="float" office:value="137">
            <text:p>137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7">
            <text:p>17</text:p>
          </table:table-cell>
          <table:table-cell table:style-name="Default" table:formula="of:=CONCATENATE(&quot;&lt;element:quad v1=&quot;;[.F18];&quot; v2=&quot;;[.G18];&quot; v3=&quot;;[.H18];&quot; v4=&quot;;[.I18];&quot; marker= Air /&gt;&quot;)" office:value-type="string" office:string-value="&lt;element:quad v1=16 v2=137 v3=138 v4=17 marker= Air /&gt;">
            <text:p>&lt;element:quad v1=16 v2=137 v3=138 v4=17 marker= Air /&gt;</text:p>
          </table:table-cell>
          <table:table-cell table:style-name="ce5"/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Default" table:formula="of:=CONCATENATE(&quot;&lt;edge v1=&quot;;[.L18];&quot; v2=&quot;;[.M18];&quot; marker=Solid Profile /&gt;&quot;)" office:value-type="string" office:string-value="&lt;edge v1=16 v2=17 marker=Solid Profile /&gt;">
            <text:p>&lt;edge v1=16 v2=17 marker=Solid Profile /&gt;</text:p>
          </table:table-cell>
          <table:table-cell table:style-name="ce9" office:value-type="float" office:value="0.0115725">
            <text:p>0.01157250</text:p>
          </table:table-cell>
          <table:table-cell table:formula="of:=DEGREES([.O18])" office:value-type="float" office:value="0.663055408415145">
            <text:p>0.6630554084</text:p>
          </table:table-cell>
          <table:table-cell table:style-name="Default" table:formula="of:=CONCATENATE(&quot;&lt;arc v1=&quot;;[.L18];&quot; v2=&quot;;[.M18];&quot; angle=&quot;;[.P18];&quot; /&gt;&quot;)" office:value-type="string" office:string-value="&lt;arc v1=16 v2=17 angle=0.663055408415145 /&gt;">
            <text:p>&lt;arc v1=16 v2=17 angle=0.663055408415145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0.0787409</text:p>
          </table:table-cell>
          <table:table-cell office:value-type="string">
            <text:p><text:s/>2.26325</text:p>
          </table:table-cell>
          <table:table-cell table:style-name="ce6" office:value-type="float" office:value="17">
            <text:p>17</text:p>
          </table:table-cell>
          <table:table-cell table:style-name="Default" table:formula="of:=CONCATENATE(&quot;&lt;vertex x=&quot;;[.A19];&quot; y=&quot;;[.B19];&quot; i=&quot;;[.C19];&quot; /&gt;&quot;)" office:value-type="string" office:string-value="&lt;vertex x= -0.0787409 y= 2.26325 i=17 /&gt;">
            <text:p>&lt;vertex x= -0.0787409 y= 2.26325 i=17 /&gt;</text:p>
          </table:table-cell>
          <table:table-cell/>
          <table:table-cell table:style-name="ce7" office:value-type="float" office:value="17">
            <text:p>17</text:p>
          </table:table-cell>
          <table:table-cell table:style-name="ce7" office:value-type="float" office:value="138">
            <text:p>138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8">
            <text:p>18</text:p>
          </table:table-cell>
          <table:table-cell table:style-name="Default" table:formula="of:=CONCATENATE(&quot;&lt;element:quad v1=&quot;;[.F19];&quot; v2=&quot;;[.G19];&quot; v3=&quot;;[.H19];&quot; v4=&quot;;[.I19];&quot; marker= Air /&gt;&quot;)" office:value-type="string" office:string-value="&lt;element:quad v1=17 v2=138 v3=139 v4=18 marker= Air /&gt;">
            <text:p>&lt;element:quad v1=17 v2=138 v3=139 v4=18 marker= Air /&gt;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Default" table:formula="of:=CONCATENATE(&quot;&lt;edge v1=&quot;;[.L19];&quot; v2=&quot;;[.M19];&quot; marker=Solid Profile /&gt;&quot;)" office:value-type="string" office:string-value="&lt;edge v1=17 v2=18 marker=Solid Profile /&gt;">
            <text:p>&lt;edge v1=17 v2=18 marker=Solid Profile /&gt;</text:p>
          </table:table-cell>
          <table:table-cell table:style-name="ce9" office:value-type="float" office:value="0.0104012">
            <text:p>0.01040120</text:p>
          </table:table-cell>
          <table:table-cell table:formula="of:=DEGREES([.O19])" office:value-type="float" office:value="0.595944861871472">
            <text:p>0.5959448619</text:p>
          </table:table-cell>
          <table:table-cell table:style-name="Default" table:formula="of:=CONCATENATE(&quot;&lt;arc v1=&quot;;[.L19];&quot; v2=&quot;;[.M19];&quot; angle=&quot;;[.P19];&quot; /&gt;&quot;)" office:value-type="string" office:string-value="&lt;arc v1=17 v2=18 angle=0.595944861871472 /&gt;">
            <text:p>&lt;arc v1=17 v2=18 angle=0.595944861871472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0.34621</text:p>
          </table:table-cell>
          <table:table-cell office:value-type="string">
            <text:p><text:s/>2.30177</text:p>
          </table:table-cell>
          <table:table-cell table:style-name="ce6" office:value-type="float" office:value="18">
            <text:p>18</text:p>
          </table:table-cell>
          <table:table-cell table:style-name="Default" table:formula="of:=CONCATENATE(&quot;&lt;vertex x=&quot;;[.A20];&quot; y=&quot;;[.B20];&quot; i=&quot;;[.C20];&quot; /&gt;&quot;)" office:value-type="string" office:string-value="&lt;vertex x= -0.34621 y= 2.30177 i=18 /&gt;">
            <text:p>&lt;vertex x= -0.34621 y= 2.30177 i=18 /&gt;</text:p>
          </table:table-cell>
          <table:table-cell/>
          <table:table-cell table:style-name="ce7" office:value-type="float" office:value="18">
            <text:p>18</text:p>
          </table:table-cell>
          <table:table-cell table:style-name="ce7" office:value-type="float" office:value="139">
            <text:p>139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9">
            <text:p>19</text:p>
          </table:table-cell>
          <table:table-cell table:style-name="Default" table:formula="of:=CONCATENATE(&quot;&lt;element:quad v1=&quot;;[.F20];&quot; v2=&quot;;[.G20];&quot; v3=&quot;;[.H20];&quot; v4=&quot;;[.I20];&quot; marker= Air /&gt;&quot;)" office:value-type="string" office:string-value="&lt;element:quad v1=18 v2=139 v3=140 v4=19 marker= Air /&gt;">
            <text:p>&lt;element:quad v1=18 v2=139 v3=140 v4=19 marker= Air /&gt;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Default" table:formula="of:=CONCATENATE(&quot;&lt;edge v1=&quot;;[.L20];&quot; v2=&quot;;[.M20];&quot; marker=Solid Profile /&gt;&quot;)" office:value-type="string" office:string-value="&lt;edge v1=18 v2=19 marker=Solid Profile /&gt;">
            <text:p>&lt;edge v1=18 v2=19 marker=Solid Profile /&gt;</text:p>
          </table:table-cell>
          <table:table-cell table:style-name="ce9" office:value-type="float" office:value="0.0111564">
            <text:p>0.01115640</text:p>
          </table:table-cell>
          <table:table-cell table:formula="of:=DEGREES([.O20])" office:value-type="float" office:value="0.639214634559752">
            <text:p>0.6392146346</text:p>
          </table:table-cell>
          <table:table-cell table:style-name="Default" table:formula="of:=CONCATENATE(&quot;&lt;arc v1=&quot;;[.L20];&quot; v2=&quot;;[.M20];&quot; angle=&quot;;[.P20];&quot; /&gt;&quot;)" office:value-type="string" office:string-value="&lt;arc v1=18 v2=19 angle=0.639214634559752 /&gt;">
            <text:p>&lt;arc v1=18 v2=19 angle=0.639214634559752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0.58031</text:p>
          </table:table-cell>
          <table:table-cell office:value-type="string">
            <text:p><text:s/>2.33016</text:p>
          </table:table-cell>
          <table:table-cell table:style-name="ce6" office:value-type="float" office:value="19">
            <text:p>19</text:p>
          </table:table-cell>
          <table:table-cell table:style-name="Default" table:formula="of:=CONCATENATE(&quot;&lt;vertex x=&quot;;[.A21];&quot; y=&quot;;[.B21];&quot; i=&quot;;[.C21];&quot; /&gt;&quot;)" office:value-type="string" office:string-value="&lt;vertex x= -0.58031 y= 2.33016 i=19 /&gt;">
            <text:p>&lt;vertex x= -0.58031 y= 2.33016 i=19 /&gt;</text:p>
          </table:table-cell>
          <table:table-cell/>
          <table:table-cell table:style-name="ce7" office:value-type="float" office:value="19">
            <text:p>19</text:p>
          </table:table-cell>
          <table:table-cell table:style-name="ce7" office:value-type="float" office:value="140">
            <text:p>140</text:p>
          </table:table-cell>
          <table:table-cell table:style-name="ce5" office:value-type="float" office:value="141">
            <text:p>141</text:p>
          </table:table-cell>
          <table:table-cell table:style-name="ce5" office:value-type="float" office:value="20">
            <text:p>20</text:p>
          </table:table-cell>
          <table:table-cell table:style-name="Default" table:formula="of:=CONCATENATE(&quot;&lt;element:quad v1=&quot;;[.F21];&quot; v2=&quot;;[.G21];&quot; v3=&quot;;[.H21];&quot; v4=&quot;;[.I21];&quot; marker= Air /&gt;&quot;)" office:value-type="string" office:string-value="&lt;element:quad v1=19 v2=140 v3=141 v4=20 marker= Air /&gt;">
            <text:p>&lt;element:quad v1=19 v2=140 v3=141 v4=20 marker= Air /&gt;</text:p>
          </table:table-cell>
          <table:table-cell table:style-name="ce5"/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Default" table:formula="of:=CONCATENATE(&quot;&lt;edge v1=&quot;;[.L21];&quot; v2=&quot;;[.M21];&quot; marker=Solid Profile /&gt;&quot;)" office:value-type="string" office:string-value="&lt;edge v1=19 v2=20 marker=Solid Profile /&gt;">
            <text:p>&lt;edge v1=19 v2=20 marker=Solid Profile /&gt;</text:p>
          </table:table-cell>
          <table:table-cell table:style-name="ce9" office:value-type="float" office:value="0.017115">
            <text:p>0.01711500</text:p>
          </table:table-cell>
          <table:table-cell table:formula="of:=DEGREES([.O21])" office:value-type="float" office:value="0.980617266366404">
            <text:p>0.9806172664</text:p>
          </table:table-cell>
          <table:table-cell table:style-name="Default" table:formula="of:=CONCATENATE(&quot;&lt;arc v1=&quot;;[.L21];&quot; v2=&quot;;[.M21];&quot; angle=&quot;;[.P21];&quot; /&gt;&quot;)" office:value-type="string" office:string-value="&lt;arc v1=19 v2=20 angle=0.980617266366404 /&gt;">
            <text:p>&lt;arc v1=19 v2=20 angle=0.980617266366404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0.824542</text:p>
          </table:table-cell>
          <table:table-cell office:value-type="string">
            <text:p><text:s/>2.35437</text:p>
          </table:table-cell>
          <table:table-cell table:style-name="ce6" office:value-type="float" office:value="20">
            <text:p>20</text:p>
          </table:table-cell>
          <table:table-cell table:style-name="Default" table:formula="of:=CONCATENATE(&quot;&lt;vertex x=&quot;;[.A22];&quot; y=&quot;;[.B22];&quot; i=&quot;;[.C22];&quot; /&gt;&quot;)" office:value-type="string" office:string-value="&lt;vertex x= -0.824542 y= 2.35437 i=20 /&gt;">
            <text:p>&lt;vertex x= -0.824542 y= 2.35437 i=20 /&gt;</text:p>
          </table:table-cell>
          <table:table-cell/>
          <table:table-cell table:style-name="ce7" office:value-type="float" office:value="20">
            <text:p>20</text:p>
          </table:table-cell>
          <table:table-cell table:style-name="ce7" office:value-type="float" office:value="141">
            <text:p>141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21">
            <text:p>21</text:p>
          </table:table-cell>
          <table:table-cell table:style-name="Default" table:formula="of:=CONCATENATE(&quot;&lt;element:quad v1=&quot;;[.F22];&quot; v2=&quot;;[.G22];&quot; v3=&quot;;[.H22];&quot; v4=&quot;;[.I22];&quot; marker= Air /&gt;&quot;)" office:value-type="string" office:string-value="&lt;element:quad v1=20 v2=141 v3=142 v4=21 marker= Air /&gt;">
            <text:p>&lt;element:quad v1=20 v2=141 v3=142 v4=21 marker= Air /&gt;</text:p>
          </table:table-cell>
          <table:table-cell table:style-name="ce5"/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Default" table:formula="of:=CONCATENATE(&quot;&lt;edge v1=&quot;;[.L22];&quot; v2=&quot;;[.M22];&quot; marker=Solid Profile /&gt;&quot;)" office:value-type="string" office:string-value="&lt;edge v1=20 v2=21 marker=Solid Profile /&gt;">
            <text:p>&lt;edge v1=20 v2=21 marker=Solid Profile /&gt;</text:p>
          </table:table-cell>
          <table:table-cell table:style-name="ce9" office:value-type="float" office:value="0.0104988">
            <text:p>0.01049880</text:p>
          </table:table-cell>
          <table:table-cell table:formula="of:=DEGREES([.O22])" office:value-type="float" office:value="0.601536929951949">
            <text:p>0.60153693</text:p>
          </table:table-cell>
          <table:table-cell table:style-name="Default" table:formula="of:=CONCATENATE(&quot;&lt;arc v1=&quot;;[.L22];&quot; v2=&quot;;[.M22];&quot; angle=&quot;;[.P22];&quot; /&gt;&quot;)" office:value-type="string" office:string-value="&lt;arc v1=20 v2=21 angle=0.601536929951949 /&gt;">
            <text:p>&lt;arc v1=20 v2=21 angle=0.601536929951949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float" office:value="-1.18746">
            <text:p>-1.187460</text:p>
          </table:table-cell>
          <table:table-cell office:value-type="float" office:value="2.37988">
            <text:p>2.379880</text:p>
          </table:table-cell>
          <table:table-cell table:style-name="ce6" office:value-type="float" office:value="21">
            <text:p>21</text:p>
          </table:table-cell>
          <table:table-cell table:style-name="Default" table:formula="of:=CONCATENATE(&quot;&lt;vertex x=&quot;;[.A23];&quot; y=&quot;;[.B23];&quot; i=&quot;;[.C23];&quot; /&gt;&quot;)" office:value-type="string" office:string-value="&lt;vertex x=-1.18746 y=2.37988 i=21 /&gt;">
            <text:p>&lt;vertex x=-1.18746 y=2.37988 i=21 /&gt;</text:p>
          </table:table-cell>
          <table:table-cell/>
          <table:table-cell table:style-name="ce7" office:value-type="float" office:value="21">
            <text:p>21</text:p>
          </table:table-cell>
          <table:table-cell table:style-name="ce7" office:value-type="float" office:value="142">
            <text:p>142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22">
            <text:p>22</text:p>
          </table:table-cell>
          <table:table-cell table:style-name="Default" table:formula="of:=CONCATENATE(&quot;&lt;element:quad v1=&quot;;[.F23];&quot; v2=&quot;;[.G23];&quot; v3=&quot;;[.H23];&quot; v4=&quot;;[.I23];&quot; marker= Air /&gt;&quot;)" office:value-type="string" office:string-value="&lt;element:quad v1=21 v2=142 v3=143 v4=22 marker= Air /&gt;">
            <text:p>&lt;element:quad v1=21 v2=142 v3=143 v4=22 marker= Air /&gt;</text:p>
          </table:table-cell>
          <table:table-cell table:style-name="ce5"/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Default" table:formula="of:=CONCATENATE(&quot;&lt;edge v1=&quot;;[.L23];&quot; v2=&quot;;[.M23];&quot; marker=Solid Profile /&gt;&quot;)" office:value-type="string" office:string-value="&lt;edge v1=21 v2=22 marker=Solid Profile /&gt;">
            <text:p>&lt;edge v1=21 v2=22 marker=Solid Profile /&gt;</text:p>
          </table:table-cell>
          <table:table-cell table:style-name="ce9" office:value-type="float" office:value="0.0149079">
            <text:p>0.01490790</text:p>
          </table:table-cell>
          <table:table-cell table:formula="of:=DEGREES([.O23])" office:value-type="float" office:value="0.85415975140308">
            <text:p>0.8541597514</text:p>
          </table:table-cell>
          <table:table-cell table:style-name="Default" table:formula="of:=CONCATENATE(&quot;&lt;arc v1=&quot;;[.L23];&quot; v2=&quot;;[.M23];&quot; angle=&quot;;[.P23];&quot; /&gt;&quot;)" office:value-type="string" office:string-value="&lt;arc v1=21 v2=22 angle=0.85415975140308 /&gt;">
            <text:p>&lt;arc v1=21 v2=22 angle=0.85415975140308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1.403</text:p>
          </table:table-cell>
          <table:table-cell office:value-type="string">
            <text:p><text:s/>2.38892</text:p>
          </table:table-cell>
          <table:table-cell table:style-name="ce6" office:value-type="float" office:value="22">
            <text:p>22</text:p>
          </table:table-cell>
          <table:table-cell table:style-name="Default" table:formula="of:=CONCATENATE(&quot;&lt;vertex x=&quot;;[.A24];&quot; y=&quot;;[.B24];&quot; i=&quot;;[.C24];&quot; /&gt;&quot;)" office:value-type="string" office:string-value="&lt;vertex x= -1.403 y= 2.38892 i=22 /&gt;">
            <text:p>&lt;vertex x= -1.403 y= 2.38892 i=22 /&gt;</text:p>
          </table:table-cell>
          <table:table-cell/>
          <table:table-cell table:style-name="ce7" office:value-type="float" office:value="22">
            <text:p>22</text:p>
          </table:table-cell>
          <table:table-cell table:style-name="ce7" office:value-type="float" office:value="143">
            <text:p>143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23">
            <text:p>23</text:p>
          </table:table-cell>
          <table:table-cell table:style-name="Default" table:formula="of:=CONCATENATE(&quot;&lt;element:quad v1=&quot;;[.F24];&quot; v2=&quot;;[.G24];&quot; v3=&quot;;[.H24];&quot; v4=&quot;;[.I24];&quot; marker= Air /&gt;&quot;)" office:value-type="string" office:string-value="&lt;element:quad v1=22 v2=143 v3=144 v4=23 marker= Air /&gt;">
            <text:p>&lt;element:quad v1=22 v2=143 v3=144 v4=23 marker= Air /&gt;</text:p>
          </table:table-cell>
          <table:table-cell table:style-name="ce5"/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Default" table:formula="of:=CONCATENATE(&quot;&lt;edge v1=&quot;;[.L24];&quot; v2=&quot;;[.M24];&quot; marker=Solid Profile /&gt;&quot;)" office:value-type="string" office:string-value="&lt;edge v1=22 v2=23 marker=Solid Profile /&gt;">
            <text:p>&lt;edge v1=22 v2=23 marker=Solid Profile /&gt;</text:p>
          </table:table-cell>
          <table:table-cell table:style-name="ce9" office:value-type="float" office:value="0.014626">
            <text:p>0.01462600</text:p>
          </table:table-cell>
          <table:table-cell table:formula="of:=DEGREES([.O24])" office:value-type="float" office:value="0.838008071158342">
            <text:p>0.8380080712</text:p>
          </table:table-cell>
          <table:table-cell table:style-name="Default" table:formula="of:=CONCATENATE(&quot;&lt;arc v1=&quot;;[.L24];&quot; v2=&quot;;[.M24];&quot; angle=&quot;;[.P24];&quot; /&gt;&quot;)" office:value-type="string" office:string-value="&lt;arc v1=22 v2=23 angle=0.838008071158342 /&gt;">
            <text:p>&lt;arc v1=22 v2=23 angle=0.838008071158342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1.69822</text:p>
          </table:table-cell>
          <table:table-cell office:value-type="string">
            <text:p><text:s/>2.39369</text:p>
          </table:table-cell>
          <table:table-cell table:style-name="ce6" office:value-type="float" office:value="23">
            <text:p>23</text:p>
          </table:table-cell>
          <table:table-cell table:style-name="Default" table:formula="of:=CONCATENATE(&quot;&lt;vertex x=&quot;;[.A25];&quot; y=&quot;;[.B25];&quot; i=&quot;;[.C25];&quot; /&gt;&quot;)" office:value-type="string" office:string-value="&lt;vertex x= -1.69822 y= 2.39369 i=23 /&gt;">
            <text:p>&lt;vertex x= -1.69822 y= 2.39369 i=23 /&gt;</text:p>
          </table:table-cell>
          <table:table-cell/>
          <table:table-cell table:style-name="ce7" office:value-type="float" office:value="23">
            <text:p>23</text:p>
          </table:table-cell>
          <table:table-cell table:style-name="ce7" office:value-type="float" office:value="144">
            <text:p>144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24">
            <text:p>24</text:p>
          </table:table-cell>
          <table:table-cell table:style-name="Default" table:formula="of:=CONCATENATE(&quot;&lt;element:quad v1=&quot;;[.F25];&quot; v2=&quot;;[.G25];&quot; v3=&quot;;[.H25];&quot; v4=&quot;;[.I25];&quot; marker= Air /&gt;&quot;)" office:value-type="string" office:string-value="&lt;element:quad v1=23 v2=144 v3=145 v4=24 marker= Air /&gt;">
            <text:p>&lt;element:quad v1=23 v2=144 v3=145 v4=24 marker= Air /&gt;</text:p>
          </table:table-cell>
          <table:table-cell table:style-name="ce5"/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Default" table:formula="of:=CONCATENATE(&quot;&lt;edge v1=&quot;;[.L25];&quot; v2=&quot;;[.M25];&quot; marker=Solid Profile /&gt;&quot;)" office:value-type="string" office:string-value="&lt;edge v1=23 v2=24 marker=Solid Profile /&gt;">
            <text:p>&lt;edge v1=23 v2=24 marker=Solid Profile /&gt;</text:p>
          </table:table-cell>
          <table:table-cell table:style-name="ce9" office:value-type="float" office:value="0.0154709">
            <text:p>0.01547090</text:p>
          </table:table-cell>
          <table:table-cell table:formula="of:=DEGREES([.O25])" office:value-type="float" office:value="0.886417275268945">
            <text:p>0.8864172753</text:p>
          </table:table-cell>
          <table:table-cell table:style-name="Default" table:formula="of:=CONCATENATE(&quot;&lt;arc v1=&quot;;[.L25];&quot; v2=&quot;;[.M25];&quot; angle=&quot;;[.P25];&quot; /&gt;&quot;)" office:value-type="string" office:string-value="&lt;arc v1=23 v2=24 angle=0.886417275268945 /&gt;">
            <text:p>&lt;arc v1=23 v2=24 angle=0.886417275268945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1.9781</text:p>
          </table:table-cell>
          <table:table-cell office:value-type="string">
            <text:p><text:s/>2.3898</text:p>
          </table:table-cell>
          <table:table-cell table:style-name="ce6" office:value-type="float" office:value="24">
            <text:p>24</text:p>
          </table:table-cell>
          <table:table-cell table:style-name="Default" table:formula="of:=CONCATENATE(&quot;&lt;vertex x=&quot;;[.A26];&quot; y=&quot;;[.B26];&quot; i=&quot;;[.C26];&quot; /&gt;&quot;)" office:value-type="string" office:string-value="&lt;vertex x= -1.9781 y= 2.3898 i=24 /&gt;">
            <text:p>&lt;vertex x= -1.9781 y= 2.3898 i=24 /&gt;</text:p>
          </table:table-cell>
          <table:table-cell/>
          <table:table-cell table:style-name="ce7" office:value-type="float" office:value="24">
            <text:p>24</text:p>
          </table:table-cell>
          <table:table-cell table:style-name="ce7" office:value-type="float" office:value="145">
            <text:p>145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25">
            <text:p>25</text:p>
          </table:table-cell>
          <table:table-cell table:style-name="Default" table:formula="of:=CONCATENATE(&quot;&lt;element:quad v1=&quot;;[.F26];&quot; v2=&quot;;[.G26];&quot; v3=&quot;;[.H26];&quot; v4=&quot;;[.I26];&quot; marker= Air /&gt;&quot;)" office:value-type="string" office:string-value="&lt;element:quad v1=24 v2=145 v3=146 v4=25 marker= Air /&gt;">
            <text:p>&lt;element:quad v1=24 v2=145 v3=146 v4=25 marker= Air /&gt;</text:p>
          </table:table-cell>
          <table:table-cell table:style-name="ce5"/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Default" table:formula="of:=CONCATENATE(&quot;&lt;edge v1=&quot;;[.L26];&quot; v2=&quot;;[.M26];&quot; marker=Solid Profile /&gt;&quot;)" office:value-type="string" office:string-value="&lt;edge v1=24 v2=25 marker=Solid Profile /&gt;">
            <text:p>&lt;edge v1=24 v2=25 marker=Solid Profile /&gt;</text:p>
          </table:table-cell>
          <table:table-cell table:style-name="ce9" office:value-type="float" office:value="0.0155278">
            <text:p>0.01552780</text:p>
          </table:table-cell>
          <table:table-cell table:formula="of:=DEGREES([.O26])" office:value-type="float" office:value="0.88967740512324">
            <text:p>0.8896774051</text:p>
          </table:table-cell>
          <table:table-cell table:style-name="Default" table:formula="of:=CONCATENATE(&quot;&lt;arc v1=&quot;;[.L26];&quot; v2=&quot;;[.M26];&quot; angle=&quot;;[.P26];&quot; /&gt;&quot;)" office:value-type="string" office:string-value="&lt;arc v1=24 v2=25 angle=0.88967740512324 /&gt;">
            <text:p>&lt;arc v1=24 v2=25 angle=0.88967740512324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2.26268</text:p>
          </table:table-cell>
          <table:table-cell office:value-type="string">
            <text:p><text:s/>2.37711</text:p>
          </table:table-cell>
          <table:table-cell table:style-name="ce6" office:value-type="float" office:value="25">
            <text:p>25</text:p>
          </table:table-cell>
          <table:table-cell table:style-name="Default" table:formula="of:=CONCATENATE(&quot;&lt;vertex x=&quot;;[.A27];&quot; y=&quot;;[.B27];&quot; i=&quot;;[.C27];&quot; /&gt;&quot;)" office:value-type="string" office:string-value="&lt;vertex x= -2.26268 y= 2.37711 i=25 /&gt;">
            <text:p>&lt;vertex x= -2.26268 y= 2.37711 i=25 /&gt;</text:p>
          </table:table-cell>
          <table:table-cell/>
          <table:table-cell table:style-name="ce7" office:value-type="float" office:value="25">
            <text:p>25</text:p>
          </table:table-cell>
          <table:table-cell table:style-name="ce7" office:value-type="float" office:value="146">
            <text:p>146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26">
            <text:p>26</text:p>
          </table:table-cell>
          <table:table-cell table:style-name="Default" table:formula="of:=CONCATENATE(&quot;&lt;element:quad v1=&quot;;[.F27];&quot; v2=&quot;;[.G27];&quot; v3=&quot;;[.H27];&quot; v4=&quot;;[.I27];&quot; marker= Air /&gt;&quot;)" office:value-type="string" office:string-value="&lt;element:quad v1=25 v2=146 v3=147 v4=26 marker= Air /&gt;">
            <text:p>&lt;element:quad v1=25 v2=146 v3=147 v4=26 marker= Air /&gt;</text:p>
          </table:table-cell>
          <table:table-cell table:style-name="ce5"/>
          <table:table-cell table:style-name="ce5" office:value-type="float" office:value="25">
            <text:p>25</text:p>
          </table:table-cell>
          <table:table-cell table:style-name="ce5" office:value-type="float" office:value="26">
            <text:p>26</text:p>
          </table:table-cell>
          <table:table-cell table:style-name="Default" table:formula="of:=CONCATENATE(&quot;&lt;edge v1=&quot;;[.L27];&quot; v2=&quot;;[.M27];&quot; marker=Solid Profile /&gt;&quot;)" office:value-type="string" office:string-value="&lt;edge v1=25 v2=26 marker=Solid Profile /&gt;">
            <text:p>&lt;edge v1=25 v2=26 marker=Solid Profile /&gt;</text:p>
          </table:table-cell>
          <table:table-cell table:style-name="ce9" office:value-type="float" office:value="0.0183599">
            <text:p>0.01835990</text:p>
          </table:table-cell>
          <table:table-cell table:formula="of:=DEGREES([.O27])" office:value-type="float" office:value="1.05194478228224">
            <text:p>1.0519447823</text:p>
          </table:table-cell>
          <table:table-cell table:style-name="Default" table:formula="of:=CONCATENATE(&quot;&lt;arc v1=&quot;;[.L27];&quot; v2=&quot;;[.M27];&quot; angle=&quot;;[.P27];&quot; /&gt;&quot;)" office:value-type="string" office:string-value="&lt;arc v1=25 v2=26 angle=1.05194478228224 /&gt;">
            <text:p>&lt;arc v1=25 v2=26 angle=1.05194478228224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2.53676</text:p>
          </table:table-cell>
          <table:table-cell office:value-type="string">
            <text:p><text:s/>2.35618</text:p>
          </table:table-cell>
          <table:table-cell table:style-name="ce6" office:value-type="float" office:value="26">
            <text:p>26</text:p>
          </table:table-cell>
          <table:table-cell table:style-name="Default" table:formula="of:=CONCATENATE(&quot;&lt;vertex x=&quot;;[.A28];&quot; y=&quot;;[.B28];&quot; i=&quot;;[.C28];&quot; /&gt;&quot;)" office:value-type="string" office:string-value="&lt;vertex x= -2.53676 y= 2.35618 i=26 /&gt;">
            <text:p>&lt;vertex x= -2.53676 y= 2.35618 i=26 /&gt;</text:p>
          </table:table-cell>
          <table:table-cell/>
          <table:table-cell table:style-name="ce7" office:value-type="float" office:value="26">
            <text:p>26</text:p>
          </table:table-cell>
          <table:table-cell table:style-name="ce7" office:value-type="float" office:value="147">
            <text:p>14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27">
            <text:p>27</text:p>
          </table:table-cell>
          <table:table-cell table:style-name="Default" table:formula="of:=CONCATENATE(&quot;&lt;element:quad v1=&quot;;[.F28];&quot; v2=&quot;;[.G28];&quot; v3=&quot;;[.H28];&quot; v4=&quot;;[.I28];&quot; marker= Air /&gt;&quot;)" office:value-type="string" office:string-value="&lt;element:quad v1=26 v2=147 v3=148 v4=27 marker= Air /&gt;">
            <text:p>&lt;element:quad v1=26 v2=147 v3=148 v4=27 marker= Air /&gt;</text:p>
          </table:table-cell>
          <table:table-cell table:style-name="ce5"/>
          <table:table-cell table:style-name="ce5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Default" table:formula="of:=CONCATENATE(&quot;&lt;edge v1=&quot;;[.L28];&quot; v2=&quot;;[.M28];&quot; marker=Solid Profile /&gt;&quot;)" office:value-type="string" office:string-value="&lt;edge v1=26 v2=27 marker=Solid Profile /&gt;">
            <text:p>&lt;edge v1=26 v2=27 marker=Solid Profile /&gt;</text:p>
          </table:table-cell>
          <table:table-cell table:style-name="ce9" office:value-type="float" office:value="0.0283654">
            <text:p>0.02836540</text:p>
          </table:table-cell>
          <table:table-cell table:formula="of:=DEGREES([.O28])" office:value-type="float" office:value="1.62521770420039">
            <text:p>1.6252177042</text:p>
          </table:table-cell>
          <table:table-cell table:style-name="Default" table:formula="of:=CONCATENATE(&quot;&lt;arc v1=&quot;;[.L28];&quot; v2=&quot;;[.M28];&quot; angle=&quot;;[.P28];&quot; /&gt;&quot;)" office:value-type="string" office:string-value="&lt;arc v1=26 v2=27 angle=1.62521770420039 /&gt;">
            <text:p>&lt;arc v1=26 v2=27 angle=1.62521770420039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2.84618</text:p>
          </table:table-cell>
          <table:table-cell office:value-type="string">
            <text:p><text:s/>2.32177</text:p>
          </table:table-cell>
          <table:table-cell table:style-name="ce6" office:value-type="float" office:value="27">
            <text:p>27</text:p>
          </table:table-cell>
          <table:table-cell table:style-name="Default" table:formula="of:=CONCATENATE(&quot;&lt;vertex x=&quot;;[.A29];&quot; y=&quot;;[.B29];&quot; i=&quot;;[.C29];&quot; /&gt;&quot;)" office:value-type="string" office:string-value="&lt;vertex x= -2.84618 y= 2.32177 i=27 /&gt;">
            <text:p>&lt;vertex x= -2.84618 y= 2.32177 i=27 /&gt;</text:p>
          </table:table-cell>
          <table:table-cell/>
          <table:table-cell table:style-name="ce7" office:value-type="float" office:value="27">
            <text:p>27</text:p>
          </table:table-cell>
          <table:table-cell table:style-name="ce7" office:value-type="float" office:value="148">
            <text:p>148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28">
            <text:p>28</text:p>
          </table:table-cell>
          <table:table-cell table:style-name="Default" table:formula="of:=CONCATENATE(&quot;&lt;element:quad v1=&quot;;[.F29];&quot; v2=&quot;;[.G29];&quot; v3=&quot;;[.H29];&quot; v4=&quot;;[.I29];&quot; marker= Air /&gt;&quot;)" office:value-type="string" office:string-value="&lt;element:quad v1=27 v2=148 v3=149 v4=28 marker= Air /&gt;">
            <text:p>&lt;element:quad v1=27 v2=148 v3=149 v4=28 marker= Air /&gt;</text:p>
          </table:table-cell>
          <table:table-cell table:style-name="ce5"/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Default" table:formula="of:=CONCATENATE(&quot;&lt;edge v1=&quot;;[.L29];&quot; v2=&quot;;[.M29];&quot; marker=Solid Profile /&gt;&quot;)" office:value-type="string" office:string-value="&lt;edge v1=27 v2=28 marker=Solid Profile /&gt;">
            <text:p>&lt;edge v1=27 v2=28 marker=Solid Profile /&gt;</text:p>
          </table:table-cell>
          <table:table-cell table:style-name="ce9" office:value-type="float" office:value="0.0247075">
            <text:p>0.02470750</text:p>
          </table:table-cell>
          <table:table-cell table:formula="of:=DEGREES([.O29])" office:value-type="float" office:value="1.41563547231948">
            <text:p>1.4156354723</text:p>
          </table:table-cell>
          <table:table-cell table:style-name="Default" table:formula="of:=CONCATENATE(&quot;&lt;arc v1=&quot;;[.L29];&quot; v2=&quot;;[.M29];&quot; angle=&quot;;[.P29];&quot; /&gt;&quot;)" office:value-type="string" office:string-value="&lt;arc v1=27 v2=28 angle=1.41563547231948 /&gt;">
            <text:p>&lt;arc v1=27 v2=28 angle=1.41563547231948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float" office:value="-3.29559">
            <text:p>-3.295590</text:p>
          </table:table-cell>
          <table:table-cell office:value-type="float" office:value="2.24992">
            <text:p>2.249920</text:p>
          </table:table-cell>
          <table:table-cell table:style-name="ce6" office:value-type="float" office:value="28">
            <text:p>28</text:p>
          </table:table-cell>
          <table:table-cell table:style-name="Default" table:formula="of:=CONCATENATE(&quot;&lt;vertex x=&quot;;[.A30];&quot; y=&quot;;[.B30];&quot; i=&quot;;[.C30];&quot; /&gt;&quot;)" office:value-type="string" office:string-value="&lt;vertex x=-3.29559 y=2.24992 i=28 /&gt;">
            <text:p>&lt;vertex x=-3.29559 y=2.24992 i=28 /&gt;</text:p>
          </table:table-cell>
          <table:table-cell/>
          <table:table-cell table:style-name="ce7" office:value-type="float" office:value="28">
            <text:p>28</text:p>
          </table:table-cell>
          <table:table-cell table:style-name="ce7" office:value-type="float" office:value="149">
            <text:p>149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29">
            <text:p>29</text:p>
          </table:table-cell>
          <table:table-cell table:style-name="Default" table:formula="of:=CONCATENATE(&quot;&lt;element:quad v1=&quot;;[.F30];&quot; v2=&quot;;[.G30];&quot; v3=&quot;;[.H30];&quot; v4=&quot;;[.I30];&quot; marker= Air /&gt;&quot;)" office:value-type="string" office:string-value="&lt;element:quad v1=28 v2=149 v3=150 v4=29 marker= Air /&gt;">
            <text:p>&lt;element:quad v1=28 v2=149 v3=150 v4=29 marker= Air /&gt;</text:p>
          </table:table-cell>
          <table:table-cell table:style-name="ce5"/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Default" table:formula="of:=CONCATENATE(&quot;&lt;edge v1=&quot;;[.L30];&quot; v2=&quot;;[.M30];&quot; marker=Solid Profile /&gt;&quot;)" office:value-type="string" office:string-value="&lt;edge v1=28 v2=29 marker=Solid Profile /&gt;">
            <text:p>&lt;edge v1=28 v2=29 marker=Solid Profile /&gt;</text:p>
          </table:table-cell>
          <table:table-cell table:style-name="ce9" office:value-type="float" office:value="0.0227956">
            <text:p>0.02279560</text:p>
          </table:table-cell>
          <table:table-cell table:formula="of:=DEGREES([.O30])" office:value-type="float" office:value="1.30609167146842">
            <text:p>1.3060916715</text:p>
          </table:table-cell>
          <table:table-cell table:style-name="Default" table:formula="of:=CONCATENATE(&quot;&lt;arc v1=&quot;;[.L30];&quot; v2=&quot;;[.M30];&quot; angle=&quot;;[.P30];&quot; /&gt;&quot;)" office:value-type="string" office:string-value="&lt;arc v1=28 v2=29 angle=1.30609167146842 /&gt;">
            <text:p>&lt;arc v1=28 v2=29 angle=1.30609167146842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3.6584</text:p>
          </table:table-cell>
          <table:table-cell office:value-type="string">
            <text:p><text:s/>2.17125</text:p>
          </table:table-cell>
          <table:table-cell table:style-name="ce6" office:value-type="float" office:value="29">
            <text:p>29</text:p>
          </table:table-cell>
          <table:table-cell table:style-name="Default" table:formula="of:=CONCATENATE(&quot;&lt;vertex x=&quot;;[.A31];&quot; y=&quot;;[.B31];&quot; i=&quot;;[.C31];&quot; /&gt;&quot;)" office:value-type="string" office:string-value="&lt;vertex x= -3.6584 y= 2.17125 i=29 /&gt;">
            <text:p>&lt;vertex x= -3.6584 y= 2.17125 i=29 /&gt;</text:p>
          </table:table-cell>
          <table:table-cell/>
          <table:table-cell table:style-name="ce7" office:value-type="float" office:value="29">
            <text:p>29</text:p>
          </table:table-cell>
          <table:table-cell table:style-name="ce7" office:value-type="float" office:value="150">
            <text:p>150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30">
            <text:p>30</text:p>
          </table:table-cell>
          <table:table-cell table:style-name="Default" table:formula="of:=CONCATENATE(&quot;&lt;element:quad v1=&quot;;[.F31];&quot; v2=&quot;;[.G31];&quot; v3=&quot;;[.H31];&quot; v4=&quot;;[.I31];&quot; marker= Air /&gt;&quot;)" office:value-type="string" office:string-value="&lt;element:quad v1=29 v2=150 v3=151 v4=30 marker= Air /&gt;">
            <text:p>&lt;element:quad v1=29 v2=150 v3=151 v4=30 marker= Air /&gt;</text:p>
          </table:table-cell>
          <table:table-cell table:style-name="ce5"/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Default" table:formula="of:=CONCATENATE(&quot;&lt;edge v1=&quot;;[.L31];&quot; v2=&quot;;[.M31];&quot; marker=Solid Profile /&gt;&quot;)" office:value-type="string" office:string-value="&lt;edge v1=29 v2=30 marker=Solid Profile /&gt;">
            <text:p>&lt;edge v1=29 v2=30 marker=Solid Profile /&gt;</text:p>
          </table:table-cell>
          <table:table-cell table:style-name="ce9" office:value-type="float" office:value="0.0215654">
            <text:p>0.02156540</text:p>
          </table:table-cell>
          <table:table-cell table:formula="of:=DEGREES([.O31])" office:value-type="float" office:value="1.23560640351143">
            <text:p>1.2356064035</text:p>
          </table:table-cell>
          <table:table-cell table:style-name="Default" table:formula="of:=CONCATENATE(&quot;&lt;arc v1=&quot;;[.L31];&quot; v2=&quot;;[.M31];&quot; angle=&quot;;[.P31];&quot; /&gt;&quot;)" office:value-type="string" office:string-value="&lt;arc v1=29 v2=30 angle=1.23560640351143 /&gt;">
            <text:p>&lt;arc v1=29 v2=30 angle=1.2356064035114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3.96585</text:p>
          </table:table-cell>
          <table:table-cell office:value-type="string">
            <text:p><text:s/>2.0885</text:p>
          </table:table-cell>
          <table:table-cell table:style-name="ce6" office:value-type="float" office:value="30">
            <text:p>30</text:p>
          </table:table-cell>
          <table:table-cell table:style-name="Default" table:formula="of:=CONCATENATE(&quot;&lt;vertex x=&quot;;[.A32];&quot; y=&quot;;[.B32];&quot; i=&quot;;[.C32];&quot; /&gt;&quot;)" office:value-type="string" office:string-value="&lt;vertex x= -3.96585 y= 2.0885 i=30 /&gt;">
            <text:p>&lt;vertex x= -3.96585 y= 2.0885 i=30 /&gt;</text:p>
          </table:table-cell>
          <table:table-cell/>
          <table:table-cell table:style-name="ce7" office:value-type="float" office:value="30">
            <text:p>30</text:p>
          </table:table-cell>
          <table:table-cell table:style-name="ce7" office:value-type="float" office:value="151">
            <text:p>151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31">
            <text:p>31</text:p>
          </table:table-cell>
          <table:table-cell table:style-name="Default" table:formula="of:=CONCATENATE(&quot;&lt;element:quad v1=&quot;;[.F32];&quot; v2=&quot;;[.G32];&quot; v3=&quot;;[.H32];&quot; v4=&quot;;[.I32];&quot; marker= Air /&gt;&quot;)" office:value-type="string" office:string-value="&lt;element:quad v1=30 v2=151 v3=152 v4=31 marker= Air /&gt;">
            <text:p>&lt;element:quad v1=30 v2=151 v3=152 v4=31 marker= Air /&gt;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 table:style-name="Default" table:formula="of:=CONCATENATE(&quot;&lt;edge v1=&quot;;[.L32];&quot; v2=&quot;;[.M32];&quot; marker=Solid Profile /&gt;&quot;)" office:value-type="string" office:string-value="&lt;edge v1=30 v2=31 marker=Solid Profile /&gt;">
            <text:p>&lt;edge v1=30 v2=31 marker=Solid Profile /&gt;</text:p>
          </table:table-cell>
          <table:table-cell table:style-name="ce9" office:value-type="float" office:value="0.020756">
            <text:p>0.02075600</text:p>
          </table:table-cell>
          <table:table-cell table:formula="of:=DEGREES([.O32])" office:value-type="float" office:value="1.18923119957354">
            <text:p>1.1892311996</text:p>
          </table:table-cell>
          <table:table-cell table:style-name="Default" table:formula="of:=CONCATENATE(&quot;&lt;arc v1=&quot;;[.L32];&quot; v2=&quot;;[.M32];&quot; angle=&quot;;[.P32];&quot; /&gt;&quot;)" office:value-type="string" office:string-value="&lt;arc v1=30 v2=31 angle=1.18923119957354 /&gt;">
            <text:p>&lt;arc v1=30 v2=31 angle=1.18923119957354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4.23355</text:p>
          </table:table-cell>
          <table:table-cell office:value-type="string">
            <text:p><text:s/>2.00307</text:p>
          </table:table-cell>
          <table:table-cell table:style-name="ce6" office:value-type="float" office:value="31">
            <text:p>31</text:p>
          </table:table-cell>
          <table:table-cell table:style-name="Default" table:formula="of:=CONCATENATE(&quot;&lt;vertex x=&quot;;[.A33];&quot; y=&quot;;[.B33];&quot; i=&quot;;[.C33];&quot; /&gt;&quot;)" office:value-type="string" office:string-value="&lt;vertex x= -4.23355 y= 2.00307 i=31 /&gt;">
            <text:p>&lt;vertex x= -4.23355 y= 2.00307 i=31 /&gt;</text:p>
          </table:table-cell>
          <table:table-cell/>
          <table:table-cell table:style-name="ce7" office:value-type="float" office:value="31">
            <text:p>31</text:p>
          </table:table-cell>
          <table:table-cell table:style-name="ce7" office:value-type="float" office:value="152">
            <text:p>152</text:p>
          </table:table-cell>
          <table:table-cell table:style-name="ce5" office:value-type="float" office:value="153">
            <text:p>153</text:p>
          </table:table-cell>
          <table:table-cell table:style-name="ce5" office:value-type="float" office:value="32">
            <text:p>32</text:p>
          </table:table-cell>
          <table:table-cell table:style-name="Default" table:formula="of:=CONCATENATE(&quot;&lt;element:quad v1=&quot;;[.F33];&quot; v2=&quot;;[.G33];&quot; v3=&quot;;[.H33];&quot; v4=&quot;;[.I33];&quot; marker= Air /&gt;&quot;)" office:value-type="string" office:string-value="&lt;element:quad v1=31 v2=152 v3=153 v4=32 marker= Air /&gt;">
            <text:p>&lt;element:quad v1=31 v2=152 v3=153 v4=32 marker= Air /&gt;</text:p>
          </table:table-cell>
          <table:table-cell table:style-name="ce5"/>
          <table:table-cell table:style-name="ce5" office:value-type="float" office:value="31">
            <text:p>31</text:p>
          </table:table-cell>
          <table:table-cell table:style-name="ce5" office:value-type="float" office:value="32">
            <text:p>32</text:p>
          </table:table-cell>
          <table:table-cell table:style-name="Default" table:formula="of:=CONCATENATE(&quot;&lt;edge v1=&quot;;[.L33];&quot; v2=&quot;;[.M33];&quot; marker=Solid Profile /&gt;&quot;)" office:value-type="string" office:string-value="&lt;edge v1=31 v2=32 marker=Solid Profile /&gt;">
            <text:p>&lt;edge v1=31 v2=32 marker=Solid Profile /&gt;</text:p>
          </table:table-cell>
          <table:table-cell table:style-name="ce9" office:value-type="float" office:value="0.0202368">
            <text:p>0.02023680</text:p>
          </table:table-cell>
          <table:table-cell table:formula="of:=DEGREES([.O33])" office:value-type="float" office:value="1.15948323085034">
            <text:p>1.1594832309</text:p>
          </table:table-cell>
          <table:table-cell table:style-name="Default" table:formula="of:=CONCATENATE(&quot;&lt;arc v1=&quot;;[.L33];&quot; v2=&quot;;[.M33];&quot; angle=&quot;;[.P33];&quot; /&gt;&quot;)" office:value-type="string" office:string-value="&lt;arc v1=31 v2=32 angle=1.15948323085034 /&gt;">
            <text:p>&lt;arc v1=31 v2=32 angle=1.15948323085034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4.47062</text:p>
          </table:table-cell>
          <table:table-cell office:value-type="string">
            <text:p><text:s/>1.91579</text:p>
          </table:table-cell>
          <table:table-cell table:style-name="ce6" office:value-type="float" office:value="32">
            <text:p>32</text:p>
          </table:table-cell>
          <table:table-cell table:style-name="Default" table:formula="of:=CONCATENATE(&quot;&lt;vertex x=&quot;;[.A34];&quot; y=&quot;;[.B34];&quot; i=&quot;;[.C34];&quot; /&gt;&quot;)" office:value-type="string" office:string-value="&lt;vertex x= -4.47062 y= 1.91579 i=32 /&gt;">
            <text:p>&lt;vertex x= -4.47062 y= 1.91579 i=32 /&gt;</text:p>
          </table:table-cell>
          <table:table-cell/>
          <table:table-cell table:style-name="ce7" office:value-type="float" office:value="32">
            <text:p>32</text:p>
          </table:table-cell>
          <table:table-cell table:style-name="ce7" office:value-type="float" office:value="153">
            <text:p>153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33">
            <text:p>33</text:p>
          </table:table-cell>
          <table:table-cell table:style-name="Default" table:formula="of:=CONCATENATE(&quot;&lt;element:quad v1=&quot;;[.F34];&quot; v2=&quot;;[.G34];&quot; v3=&quot;;[.H34];&quot; v4=&quot;;[.I34];&quot; marker= Air /&gt;&quot;)" office:value-type="string" office:string-value="&lt;element:quad v1=32 v2=153 v3=154 v4=33 marker= Air /&gt;">
            <text:p>&lt;element:quad v1=32 v2=153 v3=154 v4=33 marker= Air /&gt;</text:p>
          </table:table-cell>
          <table:table-cell table:style-name="ce5"/>
          <table:table-cell table:style-name="ce5" office:value-type="float" office:value="32">
            <text:p>32</text:p>
          </table:table-cell>
          <table:table-cell table:style-name="ce5" office:value-type="float" office:value="33">
            <text:p>33</text:p>
          </table:table-cell>
          <table:table-cell table:style-name="Default" table:formula="of:=CONCATENATE(&quot;&lt;edge v1=&quot;;[.L34];&quot; v2=&quot;;[.M34];&quot; marker=Solid Profile /&gt;&quot;)" office:value-type="string" office:string-value="&lt;edge v1=32 v2=33 marker=Solid Profile /&gt;">
            <text:p>&lt;edge v1=32 v2=33 marker=Solid Profile /&gt;</text:p>
          </table:table-cell>
          <table:table-cell table:style-name="ce9" office:value-type="float" office:value="0.019936">
            <text:p>0.01993600</text:p>
          </table:table-cell>
          <table:table-cell table:formula="of:=DEGREES([.O34])" office:value-type="float" office:value="1.14224866037281">
            <text:p>1.1422486604</text:p>
          </table:table-cell>
          <table:table-cell table:style-name="Default" table:formula="of:=CONCATENATE(&quot;&lt;arc v1=&quot;;[.L34];&quot; v2=&quot;;[.M34];&quot; angle=&quot;;[.P34];&quot; /&gt;&quot;)" office:value-type="string" office:string-value="&lt;arc v1=32 v2=33 angle=1.14224866037281 /&gt;">
            <text:p>&lt;arc v1=32 v2=33 angle=1.1422486603728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4.68294</text:p>
          </table:table-cell>
          <table:table-cell office:value-type="string">
            <text:p><text:s/>1.82722</text:p>
          </table:table-cell>
          <table:table-cell table:style-name="ce6" office:value-type="float" office:value="33">
            <text:p>33</text:p>
          </table:table-cell>
          <table:table-cell table:style-name="Default" table:formula="of:=CONCATENATE(&quot;&lt;vertex x=&quot;;[.A35];&quot; y=&quot;;[.B35];&quot; i=&quot;;[.C35];&quot; /&gt;&quot;)" office:value-type="string" office:string-value="&lt;vertex x= -4.68294 y= 1.82722 i=33 /&gt;">
            <text:p>&lt;vertex x= -4.68294 y= 1.82722 i=33 /&gt;</text:p>
          </table:table-cell>
          <table:table-cell/>
          <table:table-cell table:style-name="ce7" office:value-type="float" office:value="33">
            <text:p>33</text:p>
          </table:table-cell>
          <table:table-cell table:style-name="ce7" office:value-type="float" office:value="154">
            <text:p>154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34">
            <text:p>34</text:p>
          </table:table-cell>
          <table:table-cell table:style-name="Default" table:formula="of:=CONCATENATE(&quot;&lt;element:quad v1=&quot;;[.F35];&quot; v2=&quot;;[.G35];&quot; v3=&quot;;[.H35];&quot; v4=&quot;;[.I35];&quot; marker= Air /&gt;&quot;)" office:value-type="string" office:string-value="&lt;element:quad v1=33 v2=154 v3=155 v4=34 marker= Air /&gt;">
            <text:p>&lt;element:quad v1=33 v2=154 v3=155 v4=34 marker= Air /&gt;</text:p>
          </table:table-cell>
          <table:table-cell table:style-name="ce5"/>
          <table:table-cell table:style-name="ce5" office:value-type="float" office:value="33">
            <text:p>33</text:p>
          </table:table-cell>
          <table:table-cell table:style-name="ce5" office:value-type="float" office:value="34">
            <text:p>34</text:p>
          </table:table-cell>
          <table:table-cell table:style-name="Default" table:formula="of:=CONCATENATE(&quot;&lt;edge v1=&quot;;[.L35];&quot; v2=&quot;;[.M35];&quot; marker=Solid Profile /&gt;&quot;)" office:value-type="string" office:string-value="&lt;edge v1=33 v2=34 marker=Solid Profile /&gt;">
            <text:p>&lt;edge v1=33 v2=34 marker=Solid Profile /&gt;</text:p>
          </table:table-cell>
          <table:table-cell table:style-name="ce9" office:value-type="float" office:value="0.0198124">
            <text:p>0.01981240</text:p>
          </table:table-cell>
          <table:table-cell table:formula="of:=DEGREES([.O35])" office:value-type="float" office:value="1.13516690202499">
            <text:p>1.135166902</text:p>
          </table:table-cell>
          <table:table-cell table:style-name="Default" table:formula="of:=CONCATENATE(&quot;&lt;arc v1=&quot;;[.L35];&quot; v2=&quot;;[.M35];&quot; angle=&quot;;[.P35];&quot; /&gt;&quot;)" office:value-type="string" office:string-value="&lt;arc v1=33 v2=34 angle=1.13516690202499 /&gt;">
            <text:p>&lt;arc v1=33 v2=34 angle=1.13516690202499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4.87455</text:p>
          </table:table-cell>
          <table:table-cell office:value-type="string">
            <text:p><text:s/>1.73775</text:p>
          </table:table-cell>
          <table:table-cell table:style-name="ce6" office:value-type="float" office:value="34">
            <text:p>34</text:p>
          </table:table-cell>
          <table:table-cell table:style-name="Default" table:formula="of:=CONCATENATE(&quot;&lt;vertex x=&quot;;[.A36];&quot; y=&quot;;[.B36];&quot; i=&quot;;[.C36];&quot; /&gt;&quot;)" office:value-type="string" office:string-value="&lt;vertex x= -4.87455 y= 1.73775 i=34 /&gt;">
            <text:p>&lt;vertex x= -4.87455 y= 1.73775 i=34 /&gt;</text:p>
          </table:table-cell>
          <table:table-cell/>
          <table:table-cell table:style-name="ce7" office:value-type="float" office:value="34">
            <text:p>34</text:p>
          </table:table-cell>
          <table:table-cell table:style-name="ce7" office:value-type="float" office:value="155">
            <text:p>155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35">
            <text:p>35</text:p>
          </table:table-cell>
          <table:table-cell table:style-name="Default" table:formula="of:=CONCATENATE(&quot;&lt;element:quad v1=&quot;;[.F36];&quot; v2=&quot;;[.G36];&quot; v3=&quot;;[.H36];&quot; v4=&quot;;[.I36];&quot; marker= Air /&gt;&quot;)" office:value-type="string" office:string-value="&lt;element:quad v1=34 v2=155 v3=156 v4=35 marker= Air /&gt;">
            <text:p>&lt;element:quad v1=34 v2=155 v3=156 v4=35 marker= Air /&gt;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5" office:value-type="float" office:value="35">
            <text:p>35</text:p>
          </table:table-cell>
          <table:table-cell table:style-name="Default" table:formula="of:=CONCATENATE(&quot;&lt;edge v1=&quot;;[.L36];&quot; v2=&quot;;[.M36];&quot; marker=Solid Profile /&gt;&quot;)" office:value-type="string" office:string-value="&lt;edge v1=34 v2=35 marker=Solid Profile /&gt;">
            <text:p>&lt;edge v1=34 v2=35 marker=Solid Profile /&gt;</text:p>
          </table:table-cell>
          <table:table-cell table:style-name="ce9" office:value-type="float" office:value="0.0198421">
            <text:p>0.01984210</text:p>
          </table:table-cell>
          <table:table-cell table:formula="of:=DEGREES([.O36])" office:value-type="float" office:value="1.13686858667653">
            <text:p>1.1368685867</text:p>
          </table:table-cell>
          <table:table-cell table:style-name="Default" table:formula="of:=CONCATENATE(&quot;&lt;arc v1=&quot;;[.L36];&quot; v2=&quot;;[.M36];&quot; angle=&quot;;[.P36];&quot; /&gt;&quot;)" office:value-type="string" office:string-value="&lt;arc v1=34 v2=35 angle=1.13686858667653 /&gt;">
            <text:p>&lt;arc v1=34 v2=35 angle=1.1368685866765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float" office:value="-5.04838">
            <text:p>-5.048380</text:p>
          </table:table-cell>
          <table:table-cell office:value-type="float" office:value="1.64768">
            <text:p>1.647680</text:p>
          </table:table-cell>
          <table:table-cell table:style-name="ce6" office:value-type="float" office:value="35">
            <text:p>35</text:p>
          </table:table-cell>
          <table:table-cell table:style-name="Default" table:formula="of:=CONCATENATE(&quot;&lt;vertex x=&quot;;[.A37];&quot; y=&quot;;[.B37];&quot; i=&quot;;[.C37];&quot; /&gt;&quot;)" office:value-type="string" office:string-value="&lt;vertex x=-5.04838 y=1.64768 i=35 /&gt;">
            <text:p>&lt;vertex x=-5.04838 y=1.64768 i=35 /&gt;</text:p>
          </table:table-cell>
          <table:table-cell/>
          <table:table-cell table:style-name="ce7" office:value-type="float" office:value="35">
            <text:p>35</text:p>
          </table:table-cell>
          <table:table-cell table:style-name="ce7" office:value-type="float" office:value="156">
            <text:p>156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36">
            <text:p>36</text:p>
          </table:table-cell>
          <table:table-cell table:style-name="Default" table:formula="of:=CONCATENATE(&quot;&lt;element:quad v1=&quot;;[.F37];&quot; v2=&quot;;[.G37];&quot; v3=&quot;;[.H37];&quot; v4=&quot;;[.I37];&quot; marker= Air /&gt;&quot;)" office:value-type="string" office:string-value="&lt;element:quad v1=35 v2=156 v3=157 v4=36 marker= Air /&gt;">
            <text:p>&lt;element:quad v1=35 v2=156 v3=157 v4=36 marker= Air /&gt;</text:p>
          </table:table-cell>
          <table:table-cell table:style-name="ce5"/>
          <table:table-cell table:style-name="ce5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Default" table:formula="of:=CONCATENATE(&quot;&lt;edge v1=&quot;;[.L37];&quot; v2=&quot;;[.M37];&quot; marker=Solid Profile /&gt;&quot;)" office:value-type="string" office:string-value="&lt;edge v1=35 v2=36 marker=Solid Profile /&gt;">
            <text:p>&lt;edge v1=35 v2=36 marker=Solid Profile /&gt;</text:p>
          </table:table-cell>
          <table:table-cell table:style-name="ce9" office:value-type="float" office:value="0.0200122">
            <text:p>0.02001220</text:p>
          </table:table-cell>
          <table:table-cell table:formula="of:=DEGREES([.O37])" office:value-type="float" office:value="1.14661459877171">
            <text:p>1.1466145988</text:p>
          </table:table-cell>
          <table:table-cell table:style-name="Default" table:formula="of:=CONCATENATE(&quot;&lt;arc v1=&quot;;[.L37];&quot; v2=&quot;;[.M37];&quot; angle=&quot;;[.P37];&quot; /&gt;&quot;)" office:value-type="string" office:string-value="&lt;arc v1=35 v2=36 angle=1.14661459877171 /&gt;">
            <text:p>&lt;arc v1=35 v2=36 angle=1.1466145987717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20661</text:p>
          </table:table-cell>
          <table:table-cell office:value-type="string">
            <text:p><text:s/>1.55726</text:p>
          </table:table-cell>
          <table:table-cell table:style-name="ce6" office:value-type="float" office:value="36">
            <text:p>36</text:p>
          </table:table-cell>
          <table:table-cell table:style-name="Default" table:formula="of:=CONCATENATE(&quot;&lt;vertex x=&quot;;[.A38];&quot; y=&quot;;[.B38];&quot; i=&quot;;[.C38];&quot; /&gt;&quot;)" office:value-type="string" office:string-value="&lt;vertex x= -5.20661 y= 1.55726 i=36 /&gt;">
            <text:p>&lt;vertex x= -5.20661 y= 1.55726 i=36 /&gt;</text:p>
          </table:table-cell>
          <table:table-cell/>
          <table:table-cell table:style-name="ce7" office:value-type="float" office:value="36">
            <text:p>36</text:p>
          </table:table-cell>
          <table:table-cell table:style-name="ce7" office:value-type="float" office:value="157">
            <text:p>157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37">
            <text:p>37</text:p>
          </table:table-cell>
          <table:table-cell table:style-name="Default" table:formula="of:=CONCATENATE(&quot;&lt;element:quad v1=&quot;;[.F38];&quot; v2=&quot;;[.G38];&quot; v3=&quot;;[.H38];&quot; v4=&quot;;[.I38];&quot; marker= Air /&gt;&quot;)" office:value-type="string" office:string-value="&lt;element:quad v1=36 v2=157 v3=158 v4=37 marker= Air /&gt;">
            <text:p>&lt;element:quad v1=36 v2=157 v3=158 v4=37 marker= Air /&gt;</text:p>
          </table:table-cell>
          <table:table-cell table:style-name="ce5"/>
          <table:table-cell table:style-name="ce5" office:value-type="float" office:value="36">
            <text:p>36</text:p>
          </table:table-cell>
          <table:table-cell table:style-name="ce5" office:value-type="float" office:value="37">
            <text:p>37</text:p>
          </table:table-cell>
          <table:table-cell table:style-name="Default" table:formula="of:=CONCATENATE(&quot;&lt;edge v1=&quot;;[.L38];&quot; v2=&quot;;[.M38];&quot; marker=Solid Profile /&gt;&quot;)" office:value-type="string" office:string-value="&lt;edge v1=36 v2=37 marker=Solid Profile /&gt;">
            <text:p>&lt;edge v1=36 v2=37 marker=Solid Profile /&gt;</text:p>
          </table:table-cell>
          <table:table-cell table:style-name="ce9" office:value-type="float" office:value="0.0203175">
            <text:p>0.02031750</text:p>
          </table:table-cell>
          <table:table-cell table:formula="of:=DEGREES([.O38])" office:value-type="float" office:value="1.16410700025705">
            <text:p>1.1641070003</text:p>
          </table:table-cell>
          <table:table-cell table:style-name="Default" table:formula="of:=CONCATENATE(&quot;&lt;arc v1=&quot;;[.L38];&quot; v2=&quot;;[.M38];&quot; angle=&quot;;[.P38];&quot; /&gt;&quot;)" office:value-type="string" office:string-value="&lt;arc v1=36 v2=37 angle=1.16410700025705 /&gt;">
            <text:p>&lt;arc v1=36 v2=37 angle=1.16410700025705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35091</text:p>
          </table:table-cell>
          <table:table-cell office:value-type="string">
            <text:p><text:s/>1.46666</text:p>
          </table:table-cell>
          <table:table-cell table:style-name="ce6" office:value-type="float" office:value="37">
            <text:p>37</text:p>
          </table:table-cell>
          <table:table-cell table:style-name="Default" table:formula="of:=CONCATENATE(&quot;&lt;vertex x=&quot;;[.A39];&quot; y=&quot;;[.B39];&quot; i=&quot;;[.C39];&quot; /&gt;&quot;)" office:value-type="string" office:string-value="&lt;vertex x= -5.35091 y= 1.46666 i=37 /&gt;">
            <text:p>&lt;vertex x= -5.35091 y= 1.46666 i=37 /&gt;</text:p>
          </table:table-cell>
          <table:table-cell/>
          <table:table-cell table:style-name="ce7" office:value-type="float" office:value="37">
            <text:p>37</text:p>
          </table:table-cell>
          <table:table-cell table:style-name="ce7" office:value-type="float" office:value="158">
            <text:p>158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38">
            <text:p>38</text:p>
          </table:table-cell>
          <table:table-cell table:style-name="Default" table:formula="of:=CONCATENATE(&quot;&lt;element:quad v1=&quot;;[.F39];&quot; v2=&quot;;[.G39];&quot; v3=&quot;;[.H39];&quot; v4=&quot;;[.I39];&quot; marker= Air /&gt;&quot;)" office:value-type="string" office:string-value="&lt;element:quad v1=37 v2=158 v3=159 v4=38 marker= Air /&gt;">
            <text:p>&lt;element:quad v1=37 v2=158 v3=159 v4=38 marker= Air /&gt;</text:p>
          </table:table-cell>
          <table:table-cell table:style-name="ce5"/>
          <table:table-cell table:style-name="ce5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Default" table:formula="of:=CONCATENATE(&quot;&lt;edge v1=&quot;;[.L39];&quot; v2=&quot;;[.M39];&quot; marker=Solid Profile /&gt;&quot;)" office:value-type="string" office:string-value="&lt;edge v1=37 v2=38 marker=Solid Profile /&gt;">
            <text:p>&lt;edge v1=37 v2=38 marker=Solid Profile /&gt;</text:p>
          </table:table-cell>
          <table:table-cell table:style-name="ce9" office:value-type="float" office:value="0.0207584">
            <text:p>0.02075840</text:p>
          </table:table-cell>
          <table:table-cell table:formula="of:=DEGREES([.O39])" office:value-type="float" office:value="1.18936870944437">
            <text:p>1.1893687094</text:p>
          </table:table-cell>
          <table:table-cell table:style-name="Default" table:formula="of:=CONCATENATE(&quot;&lt;arc v1=&quot;;[.L39];&quot; v2=&quot;;[.M39];&quot; angle=&quot;;[.P39];&quot; /&gt;&quot;)" office:value-type="string" office:string-value="&lt;arc v1=37 v2=38 angle=1.18936870944437 /&gt;">
            <text:p>&lt;arc v1=37 v2=38 angle=1.18936870944437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4826</text:p>
          </table:table-cell>
          <table:table-cell office:value-type="string">
            <text:p><text:s/>1.37606</text:p>
          </table:table-cell>
          <table:table-cell table:style-name="ce6" office:value-type="float" office:value="38">
            <text:p>38</text:p>
          </table:table-cell>
          <table:table-cell table:style-name="Default" table:formula="of:=CONCATENATE(&quot;&lt;vertex x=&quot;;[.A40];&quot; y=&quot;;[.B40];&quot; i=&quot;;[.C40];&quot; /&gt;&quot;)" office:value-type="string" office:string-value="&lt;vertex x= -5.4826 y= 1.37606 i=38 /&gt;">
            <text:p>&lt;vertex x= -5.4826 y= 1.37606 i=38 /&gt;</text:p>
          </table:table-cell>
          <table:table-cell/>
          <table:table-cell table:style-name="ce7" office:value-type="float" office:value="38">
            <text:p>38</text:p>
          </table:table-cell>
          <table:table-cell table:style-name="ce7" office:value-type="float" office:value="159">
            <text:p>159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39">
            <text:p>39</text:p>
          </table:table-cell>
          <table:table-cell table:style-name="Default" table:formula="of:=CONCATENATE(&quot;&lt;element:quad v1=&quot;;[.F40];&quot; v2=&quot;;[.G40];&quot; v3=&quot;;[.H40];&quot; v4=&quot;;[.I40];&quot; marker= Air /&gt;&quot;)" office:value-type="string" office:string-value="&lt;element:quad v1=38 v2=159 v3=160 v4=39 marker= Air /&gt;">
            <text:p>&lt;element:quad v1=38 v2=159 v3=160 v4=39 marker= Air /&gt;</text:p>
          </table:table-cell>
          <table:table-cell table:style-name="ce5"/>
          <table:table-cell table:style-name="ce5" office:value-type="float" office:value="38">
            <text:p>38</text:p>
          </table:table-cell>
          <table:table-cell table:style-name="ce5" office:value-type="float" office:value="39">
            <text:p>39</text:p>
          </table:table-cell>
          <table:table-cell table:style-name="Default" table:formula="of:=CONCATENATE(&quot;&lt;edge v1=&quot;;[.L40];&quot; v2=&quot;;[.M40];&quot; marker=Solid Profile /&gt;&quot;)" office:value-type="string" office:string-value="&lt;edge v1=38 v2=39 marker=Solid Profile /&gt;">
            <text:p>&lt;edge v1=38 v2=39 marker=Solid Profile /&gt;</text:p>
          </table:table-cell>
          <table:table-cell table:style-name="ce9" office:value-type="float" office:value="0.0213403">
            <text:p>0.02134030</text:p>
          </table:table-cell>
          <table:table-cell table:formula="of:=DEGREES([.O40])" office:value-type="float" office:value="1.22270912354303">
            <text:p>1.2227091235</text:p>
          </table:table-cell>
          <table:table-cell table:style-name="Default" table:formula="of:=CONCATENATE(&quot;&lt;arc v1=&quot;;[.L40];&quot; v2=&quot;;[.M40];&quot; angle=&quot;;[.P40];&quot; /&gt;&quot;)" office:value-type="string" office:string-value="&lt;arc v1=38 v2=39 angle=1.22270912354303 /&gt;">
            <text:p>&lt;arc v1=38 v2=39 angle=1.2227091235430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60272</text:p>
          </table:table-cell>
          <table:table-cell office:value-type="string">
            <text:p><text:s/>1.28561</text:p>
          </table:table-cell>
          <table:table-cell table:style-name="ce6" office:value-type="float" office:value="39">
            <text:p>39</text:p>
          </table:table-cell>
          <table:table-cell table:style-name="Default" table:formula="of:=CONCATENATE(&quot;&lt;vertex x=&quot;;[.A41];&quot; y=&quot;;[.B41];&quot; i=&quot;;[.C41];&quot; /&gt;&quot;)" office:value-type="string" office:string-value="&lt;vertex x= -5.60272 y= 1.28561 i=39 /&gt;">
            <text:p>&lt;vertex x= -5.60272 y= 1.28561 i=39 /&gt;</text:p>
          </table:table-cell>
          <table:table-cell/>
          <table:table-cell table:style-name="ce7" office:value-type="float" office:value="39">
            <text:p>39</text:p>
          </table:table-cell>
          <table:table-cell table:style-name="ce7" office:value-type="float" office:value="160">
            <text:p>16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40">
            <text:p>40</text:p>
          </table:table-cell>
          <table:table-cell table:style-name="Default" table:formula="of:=CONCATENATE(&quot;&lt;element:quad v1=&quot;;[.F41];&quot; v2=&quot;;[.G41];&quot; v3=&quot;;[.H41];&quot; v4=&quot;;[.I41];&quot; marker= Air /&gt;&quot;)" office:value-type="string" office:string-value="&lt;element:quad v1=39 v2=160 v3=161 v4=40 marker= Air /&gt;">
            <text:p>&lt;element:quad v1=39 v2=160 v3=161 v4=40 marker= Air /&gt;</text:p>
          </table:table-cell>
          <table:table-cell table:style-name="ce5"/>
          <table:table-cell table:style-name="ce5" office:value-type="float" office:value="39">
            <text:p>39</text:p>
          </table:table-cell>
          <table:table-cell table:style-name="ce5" office:value-type="float" office:value="40">
            <text:p>40</text:p>
          </table:table-cell>
          <table:table-cell table:style-name="Default" table:formula="of:=CONCATENATE(&quot;&lt;edge v1=&quot;;[.L41];&quot; v2=&quot;;[.M41];&quot; marker=Solid Profile /&gt;&quot;)" office:value-type="string" office:string-value="&lt;edge v1=39 v2=40 marker=Solid Profile /&gt;">
            <text:p>&lt;edge v1=39 v2=40 marker=Solid Profile /&gt;</text:p>
          </table:table-cell>
          <table:table-cell table:style-name="ce9" office:value-type="float" office:value="0.0220726">
            <text:p>0.02207260</text:p>
          </table:table-cell>
          <table:table-cell table:formula="of:=DEGREES([.O41])" office:value-type="float" office:value="1.26466682288046">
            <text:p>1.2646668229</text:p>
          </table:table-cell>
          <table:table-cell table:style-name="Default" table:formula="of:=CONCATENATE(&quot;&lt;arc v1=&quot;;[.L41];&quot; v2=&quot;;[.M41];&quot; angle=&quot;;[.P41];&quot; /&gt;&quot;)" office:value-type="string" office:string-value="&lt;arc v1=39 v2=40 angle=1.26466682288046 /&gt;">
            <text:p>&lt;arc v1=39 v2=40 angle=1.26466682288046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71212</text:p>
          </table:table-cell>
          <table:table-cell office:value-type="string">
            <text:p><text:s/>1.19543</text:p>
          </table:table-cell>
          <table:table-cell table:style-name="ce6" office:value-type="float" office:value="40">
            <text:p>40</text:p>
          </table:table-cell>
          <table:table-cell table:style-name="Default" table:formula="of:=CONCATENATE(&quot;&lt;vertex x=&quot;;[.A42];&quot; y=&quot;;[.B42];&quot; i=&quot;;[.C42];&quot; /&gt;&quot;)" office:value-type="string" office:string-value="&lt;vertex x= -5.71212 y= 1.19543 i=40 /&gt;">
            <text:p>&lt;vertex x= -5.71212 y= 1.19543 i=40 /&gt;</text:p>
          </table:table-cell>
          <table:table-cell/>
          <table:table-cell table:style-name="ce7" office:value-type="float" office:value="40">
            <text:p>40</text:p>
          </table:table-cell>
          <table:table-cell table:style-name="ce7" office:value-type="float" office:value="161">
            <text:p>161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41">
            <text:p>41</text:p>
          </table:table-cell>
          <table:table-cell table:style-name="Default" table:formula="of:=CONCATENATE(&quot;&lt;element:quad v1=&quot;;[.F42];&quot; v2=&quot;;[.G42];&quot; v3=&quot;;[.H42];&quot; v4=&quot;;[.I42];&quot; marker= Air /&gt;&quot;)" office:value-type="string" office:string-value="&lt;element:quad v1=40 v2=161 v3=162 v4=41 marker= Air /&gt;">
            <text:p>&lt;element:quad v1=40 v2=161 v3=162 v4=41 marker= Air /&gt;</text:p>
          </table:table-cell>
          <table:table-cell table:style-name="ce5"/>
          <table:table-cell table:style-name="ce5" office:value-type="float" office:value="40">
            <text:p>40</text:p>
          </table:table-cell>
          <table:table-cell table:style-name="ce5" office:value-type="float" office:value="41">
            <text:p>41</text:p>
          </table:table-cell>
          <table:table-cell table:style-name="Default" table:formula="of:=CONCATENATE(&quot;&lt;edge v1=&quot;;[.L42];&quot; v2=&quot;;[.M42];&quot; marker=Solid Profile /&gt;&quot;)" office:value-type="string" office:string-value="&lt;edge v1=40 v2=41 marker=Solid Profile /&gt;">
            <text:p>&lt;edge v1=40 v2=41 marker=Solid Profile /&gt;</text:p>
          </table:table-cell>
          <table:table-cell table:style-name="ce9" office:value-type="float" office:value="0.022969">
            <text:p>0.02296900</text:p>
          </table:table-cell>
          <table:table-cell table:formula="of:=DEGREES([.O42])" office:value-type="float" office:value="1.31602675963599">
            <text:p>1.3160267596</text:p>
          </table:table-cell>
          <table:table-cell table:style-name="Default" table:formula="of:=CONCATENATE(&quot;&lt;arc v1=&quot;;[.L42];&quot; v2=&quot;;[.M42];&quot; angle=&quot;;[.P42];&quot; /&gt;&quot;)" office:value-type="string" office:string-value="&lt;arc v1=40 v2=41 angle=1.31602675963599 /&gt;">
            <text:p>&lt;arc v1=40 v2=41 angle=1.31602675963599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81149</text:p>
          </table:table-cell>
          <table:table-cell office:value-type="string">
            <text:p><text:s/>1.10564</text:p>
          </table:table-cell>
          <table:table-cell table:style-name="ce6" office:value-type="float" office:value="41">
            <text:p>41</text:p>
          </table:table-cell>
          <table:table-cell table:style-name="Default" table:formula="of:=CONCATENATE(&quot;&lt;vertex x=&quot;;[.A43];&quot; y=&quot;;[.B43];&quot; i=&quot;;[.C43];&quot; /&gt;&quot;)" office:value-type="string" office:string-value="&lt;vertex x= -5.81149 y= 1.10564 i=41 /&gt;">
            <text:p>&lt;vertex x= -5.81149 y= 1.10564 i=41 /&gt;</text:p>
          </table:table-cell>
          <table:table-cell/>
          <table:table-cell table:style-name="ce7" office:value-type="float" office:value="41">
            <text:p>41</text:p>
          </table:table-cell>
          <table:table-cell table:style-name="ce7" office:value-type="float" office:value="162">
            <text:p>162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42">
            <text:p>42</text:p>
          </table:table-cell>
          <table:table-cell table:style-name="Default" table:formula="of:=CONCATENATE(&quot;&lt;element:quad v1=&quot;;[.F43];&quot; v2=&quot;;[.G43];&quot; v3=&quot;;[.H43];&quot; v4=&quot;;[.I43];&quot; marker= Air /&gt;&quot;)" office:value-type="string" office:string-value="&lt;element:quad v1=41 v2=162 v3=163 v4=42 marker= Air /&gt;">
            <text:p>&lt;element:quad v1=41 v2=162 v3=163 v4=42 marker= Air /&gt;</text:p>
          </table:table-cell>
          <table:table-cell table:style-name="ce5"/>
          <table:table-cell table:style-name="ce5" office:value-type="float" office:value="41">
            <text:p>41</text:p>
          </table:table-cell>
          <table:table-cell table:style-name="ce5" office:value-type="float" office:value="42">
            <text:p>42</text:p>
          </table:table-cell>
          <table:table-cell table:style-name="Default" table:formula="of:=CONCATENATE(&quot;&lt;edge v1=&quot;;[.L43];&quot; v2=&quot;;[.M43];&quot; marker=Solid Profile /&gt;&quot;)" office:value-type="string" office:string-value="&lt;edge v1=41 v2=42 marker=Solid Profile /&gt;">
            <text:p>&lt;edge v1=41 v2=42 marker=Solid Profile /&gt;</text:p>
          </table:table-cell>
          <table:table-cell table:style-name="ce9" office:value-type="float" office:value="0.0240473">
            <text:p>0.02404730</text:p>
          </table:table-cell>
          <table:table-cell table:formula="of:=DEGREES([.O43])" office:value-type="float" office:value="1.37780879868494">
            <text:p>1.3778087987</text:p>
          </table:table-cell>
          <table:table-cell table:style-name="Default" table:formula="of:=CONCATENATE(&quot;&lt;arc v1=&quot;;[.L43];&quot; v2=&quot;;[.M43];&quot; angle=&quot;;[.P43];&quot; /&gt;&quot;)" office:value-type="string" office:string-value="&lt;arc v1=41 v2=42 angle=1.37780879868494 /&gt;">
            <text:p>&lt;arc v1=41 v2=42 angle=1.37780879868494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float" office:value="-5.90136">
            <text:p>-5.901360</text:p>
          </table:table-cell>
          <table:table-cell office:value-type="float" office:value="1.01635">
            <text:p>1.016350</text:p>
          </table:table-cell>
          <table:table-cell table:style-name="ce6" office:value-type="float" office:value="42">
            <text:p>42</text:p>
          </table:table-cell>
          <table:table-cell table:style-name="Default" table:formula="of:=CONCATENATE(&quot;&lt;vertex x=&quot;;[.A44];&quot; y=&quot;;[.B44];&quot; i=&quot;;[.C44];&quot; /&gt;&quot;)" office:value-type="string" office:string-value="&lt;vertex x=-5.90136 y=1.01635 i=42 /&gt;">
            <text:p>&lt;vertex x=-5.90136 y=1.01635 i=42 /&gt;</text:p>
          </table:table-cell>
          <table:table-cell/>
          <table:table-cell table:style-name="ce7" office:value-type="float" office:value="42">
            <text:p>42</text:p>
          </table:table-cell>
          <table:table-cell table:style-name="ce7" office:value-type="float" office:value="163">
            <text:p>163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43">
            <text:p>43</text:p>
          </table:table-cell>
          <table:table-cell table:style-name="Default" table:formula="of:=CONCATENATE(&quot;&lt;element:quad v1=&quot;;[.F44];&quot; v2=&quot;;[.G44];&quot; v3=&quot;;[.H44];&quot; v4=&quot;;[.I44];&quot; marker= Air /&gt;&quot;)" office:value-type="string" office:string-value="&lt;element:quad v1=42 v2=163 v3=164 v4=43 marker= Air /&gt;">
            <text:p>&lt;element:quad v1=42 v2=163 v3=164 v4=43 marker= Air /&gt;</text:p>
          </table:table-cell>
          <table:table-cell table:style-name="ce5"/>
          <table:table-cell table:style-name="ce5" office:value-type="float" office:value="42">
            <text:p>42</text:p>
          </table:table-cell>
          <table:table-cell table:style-name="ce5" office:value-type="float" office:value="43">
            <text:p>43</text:p>
          </table:table-cell>
          <table:table-cell table:style-name="Default" table:formula="of:=CONCATENATE(&quot;&lt;edge v1=&quot;;[.L44];&quot; v2=&quot;;[.M44];&quot; marker=Solid Profile /&gt;&quot;)" office:value-type="string" office:string-value="&lt;edge v1=42 v2=43 marker=Solid Profile /&gt;">
            <text:p>&lt;edge v1=42 v2=43 marker=Solid Profile /&gt;</text:p>
          </table:table-cell>
          <table:table-cell table:style-name="ce9" office:value-type="float" office:value="0.0253291">
            <text:p>0.02532910</text:p>
          </table:table-cell>
          <table:table-cell table:formula="of:=DEGREES([.O44])" office:value-type="float" office:value="1.45125052886481">
            <text:p>1.4512505289</text:p>
          </table:table-cell>
          <table:table-cell table:style-name="Default" table:formula="of:=CONCATENATE(&quot;&lt;arc v1=&quot;;[.L44];&quot; v2=&quot;;[.M44];&quot; angle=&quot;;[.P44];&quot; /&gt;&quot;)" office:value-type="string" office:string-value="&lt;arc v1=42 v2=43 angle=1.45125052886481 /&gt;">
            <text:p>&lt;arc v1=42 v2=43 angle=1.4512505288648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98221</text:p>
          </table:table-cell>
          <table:table-cell office:value-type="string">
            <text:p><text:s/>0.92768</text:p>
          </table:table-cell>
          <table:table-cell table:style-name="ce6" office:value-type="float" office:value="43">
            <text:p>43</text:p>
          </table:table-cell>
          <table:table-cell table:style-name="Default" table:formula="of:=CONCATENATE(&quot;&lt;vertex x=&quot;;[.A45];&quot; y=&quot;;[.B45];&quot; i=&quot;;[.C45];&quot; /&gt;&quot;)" office:value-type="string" office:string-value="&lt;vertex x= -5.98221 y= 0.92768 i=43 /&gt;">
            <text:p>&lt;vertex x= -5.98221 y= 0.92768 i=43 /&gt;</text:p>
          </table:table-cell>
          <table:table-cell/>
          <table:table-cell table:style-name="ce7" office:value-type="float" office:value="43">
            <text:p>43</text:p>
          </table:table-cell>
          <table:table-cell table:style-name="ce7" office:value-type="float" office:value="164">
            <text:p>164</text:p>
          </table:table-cell>
          <table:table-cell table:style-name="ce5" office:value-type="float" office:value="165">
            <text:p>165</text:p>
          </table:table-cell>
          <table:table-cell table:style-name="ce5" office:value-type="float" office:value="44">
            <text:p>44</text:p>
          </table:table-cell>
          <table:table-cell table:style-name="Default" table:formula="of:=CONCATENATE(&quot;&lt;element:quad v1=&quot;;[.F45];&quot; v2=&quot;;[.G45];&quot; v3=&quot;;[.H45];&quot; v4=&quot;;[.I45];&quot; marker= Air /&gt;&quot;)" office:value-type="string" office:string-value="&lt;element:quad v1=43 v2=164 v3=165 v4=44 marker= Air /&gt;">
            <text:p>&lt;element:quad v1=43 v2=164 v3=165 v4=44 marker= Air /&gt;</text:p>
          </table:table-cell>
          <table:table-cell table:style-name="ce5"/>
          <table:table-cell table:style-name="ce5" office:value-type="float" office:value="43">
            <text:p>43</text:p>
          </table:table-cell>
          <table:table-cell table:style-name="ce5" office:value-type="float" office:value="44">
            <text:p>44</text:p>
          </table:table-cell>
          <table:table-cell table:style-name="Default" table:formula="of:=CONCATENATE(&quot;&lt;edge v1=&quot;;[.L45];&quot; v2=&quot;;[.M45];&quot; marker=Solid Profile /&gt;&quot;)" office:value-type="string" office:string-value="&lt;edge v1=43 v2=44 marker=Solid Profile /&gt;">
            <text:p>&lt;edge v1=43 v2=44 marker=Solid Profile /&gt;</text:p>
          </table:table-cell>
          <table:table-cell table:style-name="ce9" office:value-type="float" office:value="0.0268401">
            <text:p>0.02684010</text:p>
          </table:table-cell>
          <table:table-cell table:formula="of:=DEGREES([.O45])" office:value-type="float" office:value="1.53782445170908">
            <text:p>1.5378244517</text:p>
          </table:table-cell>
          <table:table-cell table:style-name="Default" table:formula="of:=CONCATENATE(&quot;&lt;arc v1=&quot;;[.L45];&quot; v2=&quot;;[.M45];&quot; angle=&quot;;[.P45];&quot; /&gt;&quot;)" office:value-type="string" office:string-value="&lt;arc v1=43 v2=44 angle=1.53782445170908 /&gt;">
            <text:p>&lt;arc v1=43 v2=44 angle=1.53782445170908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05439</text:p>
          </table:table-cell>
          <table:table-cell office:value-type="string">
            <text:p><text:s/>0.839727</text:p>
          </table:table-cell>
          <table:table-cell table:style-name="ce6" office:value-type="float" office:value="44">
            <text:p>44</text:p>
          </table:table-cell>
          <table:table-cell table:style-name="Default" table:formula="of:=CONCATENATE(&quot;&lt;vertex x=&quot;;[.A46];&quot; y=&quot;;[.B46];&quot; i=&quot;;[.C46];&quot; /&gt;&quot;)" office:value-type="string" office:string-value="&lt;vertex x= -6.05439 y= 0.839727 i=44 /&gt;">
            <text:p>&lt;vertex x= -6.05439 y= 0.839727 i=44 /&gt;</text:p>
          </table:table-cell>
          <table:table-cell/>
          <table:table-cell table:style-name="ce7" office:value-type="float" office:value="44">
            <text:p>44</text:p>
          </table:table-cell>
          <table:table-cell table:style-name="ce7" office:value-type="float" office:value="165">
            <text:p>165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45">
            <text:p>45</text:p>
          </table:table-cell>
          <table:table-cell table:style-name="Default" table:formula="of:=CONCATENATE(&quot;&lt;element:quad v1=&quot;;[.F46];&quot; v2=&quot;;[.G46];&quot; v3=&quot;;[.H46];&quot; v4=&quot;;[.I46];&quot; marker= Air /&gt;&quot;)" office:value-type="string" office:string-value="&lt;element:quad v1=44 v2=165 v3=166 v4=45 marker= Air /&gt;">
            <text:p>&lt;element:quad v1=44 v2=165 v3=166 v4=45 marker= Air /&gt;</text:p>
          </table:table-cell>
          <table:table-cell table:style-name="ce5"/>
          <table:table-cell table:style-name="ce5" office:value-type="float" office:value="44">
            <text:p>44</text:p>
          </table:table-cell>
          <table:table-cell table:style-name="ce5" office:value-type="float" office:value="45">
            <text:p>45</text:p>
          </table:table-cell>
          <table:table-cell table:style-name="Default" table:formula="of:=CONCATENATE(&quot;&lt;edge v1=&quot;;[.L46];&quot; v2=&quot;;[.M46];&quot; marker=Solid Profile /&gt;&quot;)" office:value-type="string" office:string-value="&lt;edge v1=44 v2=45 marker=Solid Profile /&gt;">
            <text:p>&lt;edge v1=44 v2=45 marker=Solid Profile /&gt;</text:p>
          </table:table-cell>
          <table:table-cell table:style-name="ce9" office:value-type="float" office:value="0.0286095">
            <text:p>0.02860950</text:p>
          </table:table-cell>
          <table:table-cell table:formula="of:=DEGREES([.O46])" office:value-type="float" office:value="1.63920360397953">
            <text:p>1.639203604</text:p>
          </table:table-cell>
          <table:table-cell table:style-name="Default" table:formula="of:=CONCATENATE(&quot;&lt;arc v1=&quot;;[.L46];&quot; v2=&quot;;[.M46];&quot; angle=&quot;;[.P46];&quot; /&gt;&quot;)" office:value-type="string" office:string-value="&lt;arc v1=44 v2=45 angle=1.63920360397953 /&gt;">
            <text:p>&lt;arc v1=44 v2=45 angle=1.6392036039795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1182</text:p>
          </table:table-cell>
          <table:table-cell office:value-type="string">
            <text:p><text:s/>0.752597</text:p>
          </table:table-cell>
          <table:table-cell table:style-name="ce6" office:value-type="float" office:value="45">
            <text:p>45</text:p>
          </table:table-cell>
          <table:table-cell table:style-name="Default" table:formula="of:=CONCATENATE(&quot;&lt;vertex x=&quot;;[.A47];&quot; y=&quot;;[.B47];&quot; i=&quot;;[.C47];&quot; /&gt;&quot;)" office:value-type="string" office:string-value="&lt;vertex x= -6.1182 y= 0.752597 i=45 /&gt;">
            <text:p>&lt;vertex x= -6.1182 y= 0.752597 i=45 /&gt;</text:p>
          </table:table-cell>
          <table:table-cell/>
          <table:table-cell table:style-name="ce7" office:value-type="float" office:value="45">
            <text:p>45</text:p>
          </table:table-cell>
          <table:table-cell table:style-name="ce7" office:value-type="float" office:value="166">
            <text:p>166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46">
            <text:p>46</text:p>
          </table:table-cell>
          <table:table-cell table:style-name="Default" table:formula="of:=CONCATENATE(&quot;&lt;element:quad v1=&quot;;[.F47];&quot; v2=&quot;;[.G47];&quot; v3=&quot;;[.H47];&quot; v4=&quot;;[.I47];&quot; marker= Air /&gt;&quot;)" office:value-type="string" office:string-value="&lt;element:quad v1=45 v2=166 v3=167 v4=46 marker= Air /&gt;">
            <text:p>&lt;element:quad v1=45 v2=166 v3=167 v4=46 marker= Air /&gt;</text:p>
          </table:table-cell>
          <table:table-cell table:style-name="ce5"/>
          <table:table-cell table:style-name="ce5" office:value-type="float" office:value="45">
            <text:p>45</text:p>
          </table:table-cell>
          <table:table-cell table:style-name="ce5" office:value-type="float" office:value="46">
            <text:p>46</text:p>
          </table:table-cell>
          <table:table-cell table:style-name="Default" table:formula="of:=CONCATENATE(&quot;&lt;edge v1=&quot;;[.L47];&quot; v2=&quot;;[.M47];&quot; marker=Solid Profile /&gt;&quot;)" office:value-type="string" office:string-value="&lt;edge v1=45 v2=46 marker=Solid Profile /&gt;">
            <text:p>&lt;edge v1=45 v2=46 marker=Solid Profile /&gt;</text:p>
          </table:table-cell>
          <table:table-cell table:style-name="ce9" office:value-type="float" office:value="0.0306686">
            <text:p>0.03066860</text:p>
          </table:table-cell>
          <table:table-cell table:formula="of:=DEGREES([.O47])" office:value-type="float" office:value="1.75718134357492">
            <text:p>1.7571813436</text:p>
          </table:table-cell>
          <table:table-cell table:style-name="Default" table:formula="of:=CONCATENATE(&quot;&lt;arc v1=&quot;;[.L47];&quot; v2=&quot;;[.M47];&quot; angle=&quot;;[.P47];&quot; /&gt;&quot;)" office:value-type="string" office:string-value="&lt;arc v1=45 v2=46 angle=1.75718134357492 /&gt;">
            <text:p>&lt;arc v1=45 v2=46 angle=1.75718134357492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17387</text:p>
          </table:table-cell>
          <table:table-cell office:value-type="string">
            <text:p><text:s/>0.666397</text:p>
          </table:table-cell>
          <table:table-cell table:style-name="ce6" office:value-type="float" office:value="46">
            <text:p>46</text:p>
          </table:table-cell>
          <table:table-cell table:style-name="Default" table:formula="of:=CONCATENATE(&quot;&lt;vertex x=&quot;;[.A48];&quot; y=&quot;;[.B48];&quot; i=&quot;;[.C48];&quot; /&gt;&quot;)" office:value-type="string" office:string-value="&lt;vertex x= -6.17387 y= 0.666397 i=46 /&gt;">
            <text:p>&lt;vertex x= -6.17387 y= 0.666397 i=46 /&gt;</text:p>
          </table:table-cell>
          <table:table-cell/>
          <table:table-cell table:style-name="ce7" office:value-type="float" office:value="46">
            <text:p>46</text:p>
          </table:table-cell>
          <table:table-cell table:style-name="ce7" office:value-type="float" office:value="167">
            <text:p>167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47">
            <text:p>47</text:p>
          </table:table-cell>
          <table:table-cell table:style-name="Default" table:formula="of:=CONCATENATE(&quot;&lt;element:quad v1=&quot;;[.F48];&quot; v2=&quot;;[.G48];&quot; v3=&quot;;[.H48];&quot; v4=&quot;;[.I48];&quot; marker= Air /&gt;&quot;)" office:value-type="string" office:string-value="&lt;element:quad v1=46 v2=167 v3=168 v4=47 marker= Air /&gt;">
            <text:p>&lt;element:quad v1=46 v2=167 v3=168 v4=47 marker= Air /&gt;</text:p>
          </table:table-cell>
          <table:table-cell table:style-name="ce5"/>
          <table:table-cell table:style-name="ce5" office:value-type="float" office:value="46">
            <text:p>46</text:p>
          </table:table-cell>
          <table:table-cell table:style-name="ce5" office:value-type="float" office:value="47">
            <text:p>47</text:p>
          </table:table-cell>
          <table:table-cell table:style-name="Default" table:formula="of:=CONCATENATE(&quot;&lt;edge v1=&quot;;[.L48];&quot; v2=&quot;;[.M48];&quot; marker=Solid Profile /&gt;&quot;)" office:value-type="string" office:string-value="&lt;edge v1=46 v2=47 marker=Solid Profile /&gt;">
            <text:p>&lt;edge v1=46 v2=47 marker=Solid Profile /&gt;</text:p>
          </table:table-cell>
          <table:table-cell table:style-name="ce9" office:value-type="float" office:value="0.0330489">
            <text:p>0.03304890</text:p>
          </table:table-cell>
          <table:table-cell table:formula="of:=DEGREES([.O48])" office:value-type="float" office:value="1.89356248754991">
            <text:p>1.8935624875</text:p>
          </table:table-cell>
          <table:table-cell table:style-name="Default" table:formula="of:=CONCATENATE(&quot;&lt;arc v1=&quot;;[.L48];&quot; v2=&quot;;[.M48];&quot; angle=&quot;;[.P48];&quot; /&gt;&quot;)" office:value-type="string" office:string-value="&lt;arc v1=46 v2=47 angle=1.89356248754991 /&gt;">
            <text:p>&lt;arc v1=46 v2=47 angle=1.8935624875499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22156</text:p>
          </table:table-cell>
          <table:table-cell office:value-type="string">
            <text:p><text:s/>0.581233</text:p>
          </table:table-cell>
          <table:table-cell table:style-name="ce6" office:value-type="float" office:value="47">
            <text:p>47</text:p>
          </table:table-cell>
          <table:table-cell table:style-name="Default" table:formula="of:=CONCATENATE(&quot;&lt;vertex x=&quot;;[.A49];&quot; y=&quot;;[.B49];&quot; i=&quot;;[.C49];&quot; /&gt;&quot;)" office:value-type="string" office:string-value="&lt;vertex x= -6.22156 y= 0.581233 i=47 /&gt;">
            <text:p>&lt;vertex x= -6.22156 y= 0.581233 i=47 /&gt;</text:p>
          </table:table-cell>
          <table:table-cell/>
          <table:table-cell table:style-name="ce7" office:value-type="float" office:value="47">
            <text:p>47</text:p>
          </table:table-cell>
          <table:table-cell table:style-name="ce7" office:value-type="float" office:value="168">
            <text:p>168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48">
            <text:p>48</text:p>
          </table:table-cell>
          <table:table-cell table:style-name="Default" table:formula="of:=CONCATENATE(&quot;&lt;element:quad v1=&quot;;[.F49];&quot; v2=&quot;;[.G49];&quot; v3=&quot;;[.H49];&quot; v4=&quot;;[.I49];&quot; marker= Air /&gt;&quot;)" office:value-type="string" office:string-value="&lt;element:quad v1=47 v2=168 v3=169 v4=48 marker= Air /&gt;">
            <text:p>&lt;element:quad v1=47 v2=168 v3=169 v4=48 marker= Air /&gt;</text:p>
          </table:table-cell>
          <table:table-cell table:style-name="ce5"/>
          <table:table-cell table:style-name="ce5" office:value-type="float" office:value="47">
            <text:p>47</text:p>
          </table:table-cell>
          <table:table-cell table:style-name="ce5" office:value-type="float" office:value="48">
            <text:p>48</text:p>
          </table:table-cell>
          <table:table-cell table:style-name="Default" table:formula="of:=CONCATENATE(&quot;&lt;edge v1=&quot;;[.L49];&quot; v2=&quot;;[.M49];&quot; marker=Solid Profile /&gt;&quot;)" office:value-type="string" office:string-value="&lt;edge v1=47 v2=48 marker=Solid Profile /&gt;">
            <text:p>&lt;edge v1=47 v2=48 marker=Solid Profile /&gt;</text:p>
          </table:table-cell>
          <table:table-cell table:style-name="ce9" office:value-type="float" office:value="0.0357775">
            <text:p>0.03577750</text:p>
          </table:table-cell>
          <table:table-cell table:formula="of:=DEGREES([.O49])" office:value-type="float" office:value="2.0498997515293">
            <text:p>2.0498997515</text:p>
          </table:table-cell>
          <table:table-cell table:style-name="Default" table:formula="of:=CONCATENATE(&quot;&lt;arc v1=&quot;;[.L49];&quot; v2=&quot;;[.M49];&quot; angle=&quot;;[.P49];&quot; /&gt;&quot;)" office:value-type="string" office:string-value="&lt;arc v1=47 v2=48 angle=2.0498997515293 /&gt;">
            <text:p>&lt;arc v1=47 v2=48 angle=2.049899751529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26139</text:p>
          </table:table-cell>
          <table:table-cell office:value-type="string">
            <text:p><text:s/>0.497219</text:p>
          </table:table-cell>
          <table:table-cell table:style-name="ce6" office:value-type="float" office:value="48">
            <text:p>48</text:p>
          </table:table-cell>
          <table:table-cell table:style-name="Default" table:formula="of:=CONCATENATE(&quot;&lt;vertex x=&quot;;[.A50];&quot; y=&quot;;[.B50];&quot; i=&quot;;[.C50];&quot; /&gt;&quot;)" office:value-type="string" office:string-value="&lt;vertex x= -6.26139 y= 0.497219 i=48 /&gt;">
            <text:p>&lt;vertex x= -6.26139 y= 0.497219 i=48 /&gt;</text:p>
          </table:table-cell>
          <table:table-cell/>
          <table:table-cell table:style-name="ce7" office:value-type="float" office:value="48">
            <text:p>48</text:p>
          </table:table-cell>
          <table:table-cell table:style-name="ce7" office:value-type="float" office:value="169">
            <text:p>169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49">
            <text:p>49</text:p>
          </table:table-cell>
          <table:table-cell table:style-name="Default" table:formula="of:=CONCATENATE(&quot;&lt;element:quad v1=&quot;;[.F50];&quot; v2=&quot;;[.G50];&quot; v3=&quot;;[.H50];&quot; v4=&quot;;[.I50];&quot; marker= Air /&gt;&quot;)" office:value-type="string" office:string-value="&lt;element:quad v1=48 v2=169 v3=170 v4=49 marker= Air /&gt;">
            <text:p>&lt;element:quad v1=48 v2=169 v3=170 v4=49 marker= Air /&gt;</text:p>
          </table:table-cell>
          <table:table-cell table:style-name="ce5"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Default" table:formula="of:=CONCATENATE(&quot;&lt;edge v1=&quot;;[.L50];&quot; v2=&quot;;[.M50];&quot; marker=Solid Profile /&gt;&quot;)" office:value-type="string" office:string-value="&lt;edge v1=48 v2=49 marker=Solid Profile /&gt;">
            <text:p>&lt;edge v1=48 v2=49 marker=Solid Profile /&gt;</text:p>
          </table:table-cell>
          <table:table-cell table:style-name="ce9" office:value-type="float" office:value="0.03887">
            <text:p>0.03887000</text:p>
          </table:table-cell>
          <table:table-cell table:formula="of:=DEGREES([.O50])" office:value-type="float" office:value="2.22708694967351">
            <text:p>2.2270869497</text:p>
          </table:table-cell>
          <table:table-cell table:style-name="Default" table:formula="of:=CONCATENATE(&quot;&lt;arc v1=&quot;;[.L50];&quot; v2=&quot;;[.M50];&quot; angle=&quot;;[.P50];&quot; /&gt;&quot;)" office:value-type="string" office:string-value="&lt;arc v1=48 v2=49 angle=2.22708694967351 /&gt;">
            <text:p>&lt;arc v1=48 v2=49 angle=2.2270869496735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float" office:value="-6.29344">
            <text:p>-6.293440</text:p>
          </table:table-cell>
          <table:table-cell office:value-type="float" office:value="0.41447">
            <text:p>0.414470</text:p>
          </table:table-cell>
          <table:table-cell table:style-name="ce6" office:value-type="float" office:value="49">
            <text:p>49</text:p>
          </table:table-cell>
          <table:table-cell table:style-name="Default" table:formula="of:=CONCATENATE(&quot;&lt;vertex x=&quot;;[.A51];&quot; y=&quot;;[.B51];&quot; i=&quot;;[.C51];&quot; /&gt;&quot;)" office:value-type="string" office:string-value="&lt;vertex x=-6.29344 y=0.41447 i=49 /&gt;">
            <text:p>&lt;vertex x=-6.29344 y=0.41447 i=49 /&gt;</text:p>
          </table:table-cell>
          <table:table-cell/>
          <table:table-cell table:style-name="ce7" office:value-type="float" office:value="49">
            <text:p>49</text:p>
          </table:table-cell>
          <table:table-cell table:style-name="ce7" office:value-type="float" office:value="170">
            <text:p>17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50">
            <text:p>50</text:p>
          </table:table-cell>
          <table:table-cell table:style-name="Default" table:formula="of:=CONCATENATE(&quot;&lt;element:quad v1=&quot;;[.F51];&quot; v2=&quot;;[.G51];&quot; v3=&quot;;[.H51];&quot; v4=&quot;;[.I51];&quot; marker= Air /&gt;&quot;)" office:value-type="string" office:string-value="&lt;element:quad v1=49 v2=170 v3=171 v4=50 marker= Air /&gt;">
            <text:p>&lt;element:quad v1=49 v2=170 v3=171 v4=50 marker= Air /&gt;</text:p>
          </table:table-cell>
          <table:table-cell table:style-name="ce5"/>
          <table:table-cell table:style-name="ce5" office:value-type="float" office:value="49">
            <text:p>49</text:p>
          </table:table-cell>
          <table:table-cell table:style-name="ce5" office:value-type="float" office:value="50">
            <text:p>50</text:p>
          </table:table-cell>
          <table:table-cell table:style-name="Default" table:formula="of:=CONCATENATE(&quot;&lt;edge v1=&quot;;[.L51];&quot; v2=&quot;;[.M51];&quot; marker=Solid Profile /&gt;&quot;)" office:value-type="string" office:string-value="&lt;edge v1=49 v2=50 marker=Solid Profile /&gt;">
            <text:p>&lt;edge v1=49 v2=50 marker=Solid Profile /&gt;</text:p>
          </table:table-cell>
          <table:table-cell table:style-name="ce9" office:value-type="float" office:value="0.0423195">
            <text:p>0.04231950</text:p>
          </table:table-cell>
          <table:table-cell table:formula="of:=DEGREES([.O51])" office:value-type="float" office:value="2.42472874110389">
            <text:p>2.4247287411</text:p>
          </table:table-cell>
          <table:table-cell table:style-name="Default" table:formula="of:=CONCATENATE(&quot;&lt;arc v1=&quot;;[.L51];&quot; v2=&quot;;[.M51];&quot; angle=&quot;;[.P51];&quot; /&gt;&quot;)" office:value-type="string" office:string-value="&lt;arc v1=49 v2=50 angle=2.42472874110389 /&gt;">
            <text:p>&lt;arc v1=49 v2=50 angle=2.42472874110389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31771</text:p>
          </table:table-cell>
          <table:table-cell office:value-type="string">
            <text:p><text:s/>0.33311</text:p>
          </table:table-cell>
          <table:table-cell table:style-name="ce6" office:value-type="float" office:value="50">
            <text:p>50</text:p>
          </table:table-cell>
          <table:table-cell table:style-name="Default" table:formula="of:=CONCATENATE(&quot;&lt;vertex x=&quot;;[.A52];&quot; y=&quot;;[.B52];&quot; i=&quot;;[.C52];&quot; /&gt;&quot;)" office:value-type="string" office:string-value="&lt;vertex x= -6.31771 y= 0.33311 i=50 /&gt;">
            <text:p>&lt;vertex x= -6.31771 y= 0.33311 i=50 /&gt;</text:p>
          </table:table-cell>
          <table:table-cell/>
          <table:table-cell table:style-name="ce7" office:value-type="float" office:value="50">
            <text:p>50</text:p>
          </table:table-cell>
          <table:table-cell table:style-name="ce7" office:value-type="float" office:value="171">
            <text:p>171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51">
            <text:p>51</text:p>
          </table:table-cell>
          <table:table-cell table:style-name="Default" table:formula="of:=CONCATENATE(&quot;&lt;element:quad v1=&quot;;[.F52];&quot; v2=&quot;;[.G52];&quot; v3=&quot;;[.H52];&quot; v4=&quot;;[.I52];&quot; marker= Air /&gt;&quot;)" office:value-type="string" office:string-value="&lt;element:quad v1=50 v2=171 v3=172 v4=51 marker= Air /&gt;">
            <text:p>&lt;element:quad v1=50 v2=171 v3=172 v4=51 marker= Air /&gt;</text:p>
          </table:table-cell>
          <table:table-cell table:style-name="ce5"/>
          <table:table-cell table:style-name="ce5" office:value-type="float" office:value="50">
            <text:p>50</text:p>
          </table:table-cell>
          <table:table-cell table:style-name="ce5" office:value-type="float" office:value="51">
            <text:p>51</text:p>
          </table:table-cell>
          <table:table-cell table:style-name="Default" table:formula="of:=CONCATENATE(&quot;&lt;edge v1=&quot;;[.L52];&quot; v2=&quot;;[.M52];&quot; marker=Solid Profile /&gt;&quot;)" office:value-type="string" office:string-value="&lt;edge v1=50 v2=51 marker=Solid Profile /&gt;">
            <text:p>&lt;edge v1=50 v2=51 marker=Solid Profile /&gt;</text:p>
          </table:table-cell>
          <table:table-cell table:style-name="ce9" office:value-type="float" office:value="0.0460811">
            <text:p>0.04608110</text:p>
          </table:table-cell>
          <table:table-cell table:formula="of:=DEGREES([.O52])" office:value-type="float" office:value="2.6402525453203">
            <text:p>2.6402525453</text:p>
          </table:table-cell>
          <table:table-cell table:style-name="Default" table:formula="of:=CONCATENATE(&quot;&lt;arc v1=&quot;;[.L52];&quot; v2=&quot;;[.M52];&quot; angle=&quot;;[.P52];&quot; /&gt;&quot;)" office:value-type="string" office:string-value="&lt;arc v1=50 v2=51 angle=2.6402525453203 /&gt;">
            <text:p>&lt;arc v1=50 v2=51 angle=2.640252545320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33419</text:p>
          </table:table-cell>
          <table:table-cell office:value-type="string">
            <text:p><text:s/>0.253269</text:p>
          </table:table-cell>
          <table:table-cell table:style-name="ce6" office:value-type="float" office:value="51">
            <text:p>51</text:p>
          </table:table-cell>
          <table:table-cell table:style-name="Default" table:formula="of:=CONCATENATE(&quot;&lt;vertex x=&quot;;[.A53];&quot; y=&quot;;[.B53];&quot; i=&quot;;[.C53];&quot; /&gt;&quot;)" office:value-type="string" office:string-value="&lt;vertex x= -6.33419 y= 0.253269 i=51 /&gt;">
            <text:p>&lt;vertex x= -6.33419 y= 0.253269 i=51 /&gt;</text:p>
          </table:table-cell>
          <table:table-cell/>
          <table:table-cell table:style-name="ce7" office:value-type="float" office:value="51">
            <text:p>51</text:p>
          </table:table-cell>
          <table:table-cell table:style-name="ce7" office:value-type="float" office:value="172">
            <text:p>172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52">
            <text:p>52</text:p>
          </table:table-cell>
          <table:table-cell table:style-name="Default" table:formula="of:=CONCATENATE(&quot;&lt;element:quad v1=&quot;;[.F53];&quot; v2=&quot;;[.G53];&quot; v3=&quot;;[.H53];&quot; v4=&quot;;[.I53];&quot; marker= Air /&gt;&quot;)" office:value-type="string" office:string-value="&lt;element:quad v1=51 v2=172 v3=173 v4=52 marker= Air /&gt;">
            <text:p>&lt;element:quad v1=51 v2=172 v3=173 v4=52 marker= Air /&gt;</text:p>
          </table:table-cell>
          <table:table-cell table:style-name="ce5"/>
          <table:table-cell table:style-name="ce5" office:value-type="float" office:value="51">
            <text:p>51</text:p>
          </table:table-cell>
          <table:table-cell table:style-name="ce5" office:value-type="float" office:value="52">
            <text:p>52</text:p>
          </table:table-cell>
          <table:table-cell table:style-name="Default" table:formula="of:=CONCATENATE(&quot;&lt;edge v1=&quot;;[.L53];&quot; v2=&quot;;[.M53];&quot; marker=Solid Profile /&gt;&quot;)" office:value-type="string" office:string-value="&lt;edge v1=51 v2=52 marker=Solid Profile /&gt;">
            <text:p>&lt;edge v1=51 v2=52 marker=Solid Profile /&gt;</text:p>
          </table:table-cell>
          <table:table-cell table:style-name="ce9" office:value-type="float" office:value="0.0297664">
            <text:p>0.02976640</text:p>
          </table:table-cell>
          <table:table-cell table:formula="of:=DEGREES([.O53])" office:value-type="float" office:value="1.70548909129821">
            <text:p>1.7054890913</text:p>
          </table:table-cell>
          <table:table-cell table:style-name="Default" table:formula="of:=CONCATENATE(&quot;&lt;arc v1=&quot;;[.L53];&quot; v2=&quot;;[.M53];&quot; angle=&quot;;[.P53];&quot; /&gt;&quot;)" office:value-type="string" office:string-value="&lt;arc v1=51 v2=52 angle=1.70548909129821 /&gt;">
            <text:p>&lt;arc v1=51 v2=52 angle=1.7054890912982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34281</text:p>
          </table:table-cell>
          <table:table-cell office:value-type="string">
            <text:p><text:s/>0.175087</text:p>
          </table:table-cell>
          <table:table-cell table:style-name="ce6" office:value-type="float" office:value="52">
            <text:p>52</text:p>
          </table:table-cell>
          <table:table-cell table:style-name="Default" table:formula="of:=CONCATENATE(&quot;&lt;vertex x=&quot;;[.A54];&quot; y=&quot;;[.B54];&quot; i=&quot;;[.C54];&quot; /&gt;&quot;)" office:value-type="string" office:string-value="&lt;vertex x= -6.34281 y= 0.175087 i=52 /&gt;">
            <text:p>&lt;vertex x= -6.34281 y= 0.175087 i=52 /&gt;</text:p>
          </table:table-cell>
          <table:table-cell/>
          <table:table-cell table:style-name="ce7" office:value-type="float" office:value="52">
            <text:p>52</text:p>
          </table:table-cell>
          <table:table-cell table:style-name="ce7" office:value-type="float" office:value="173">
            <text:p>173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53">
            <text:p>53</text:p>
          </table:table-cell>
          <table:table-cell table:style-name="Default" table:formula="of:=CONCATENATE(&quot;&lt;element:quad v1=&quot;;[.F54];&quot; v2=&quot;;[.G54];&quot; v3=&quot;;[.H54];&quot; v4=&quot;;[.I54];&quot; marker= Air /&gt;&quot;)" office:value-type="string" office:string-value="&lt;element:quad v1=52 v2=173 v3=174 v4=53 marker= Air /&gt;">
            <text:p>&lt;element:quad v1=52 v2=173 v3=174 v4=53 marker= Air /&gt;</text:p>
          </table:table-cell>
          <table:table-cell table:style-name="ce5"/>
          <table:table-cell table:style-name="ce5" office:value-type="float" office:value="52">
            <text:p>52</text:p>
          </table:table-cell>
          <table:table-cell table:style-name="ce5" office:value-type="float" office:value="53">
            <text:p>53</text:p>
          </table:table-cell>
          <table:table-cell table:style-name="Default" table:formula="of:=CONCATENATE(&quot;&lt;edge v1=&quot;;[.L54];&quot; v2=&quot;;[.M54];&quot; marker=Solid Profile /&gt;&quot;)" office:value-type="string" office:string-value="&lt;edge v1=52 v2=53 marker=Solid Profile /&gt;">
            <text:p>&lt;edge v1=52 v2=53 marker=Solid Profile /&gt;</text:p>
          </table:table-cell>
          <table:table-cell table:style-name="ce9" office:value-type="float" office:value="0.0522564">
            <text:p>0.05225640</text:p>
          </table:table-cell>
          <table:table-cell table:formula="of:=DEGREES([.O54])" office:value-type="float" office:value="2.99407117254743">
            <text:p>2.9940711725</text:p>
          </table:table-cell>
          <table:table-cell table:style-name="Default" table:formula="of:=CONCATENATE(&quot;&lt;arc v1=&quot;;[.L54];&quot; v2=&quot;;[.M54];&quot; angle=&quot;;[.P54];&quot; /&gt;&quot;)" office:value-type="string" office:string-value="&lt;arc v1=52 v2=53 angle=2.99407117254743 /&gt;">
            <text:p>&lt;arc v1=52 v2=53 angle=2.9940711725474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34415</text:p>
          </table:table-cell>
          <table:table-cell office:value-type="string">
            <text:p><text:s/>0.129038</text:p>
          </table:table-cell>
          <table:table-cell table:style-name="ce6" office:value-type="float" office:value="53">
            <text:p>53</text:p>
          </table:table-cell>
          <table:table-cell table:style-name="Default" table:formula="of:=CONCATENATE(&quot;&lt;vertex x=&quot;;[.A55];&quot; y=&quot;;[.B55];&quot; i=&quot;;[.C55];&quot; /&gt;&quot;)" office:value-type="string" office:string-value="&lt;vertex x= -6.34415 y= 0.129038 i=53 /&gt;">
            <text:p>&lt;vertex x= -6.34415 y= 0.129038 i=53 /&gt;</text:p>
          </table:table-cell>
          <table:table-cell/>
          <table:table-cell table:style-name="ce7" office:value-type="float" office:value="53">
            <text:p>53</text:p>
          </table:table-cell>
          <table:table-cell table:style-name="ce7" office:value-type="float" office:value="174">
            <text:p>174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54">
            <text:p>54</text:p>
          </table:table-cell>
          <table:table-cell table:style-name="Default" table:formula="of:=CONCATENATE(&quot;&lt;element:quad v1=&quot;;[.F55];&quot; v2=&quot;;[.G55];&quot; v3=&quot;;[.H55];&quot; v4=&quot;;[.I55];&quot; marker= Air /&gt;&quot;)" office:value-type="string" office:string-value="&lt;element:quad v1=53 v2=174 v3=175 v4=54 marker= Air /&gt;">
            <text:p>&lt;element:quad v1=53 v2=174 v3=175 v4=54 marker= Air /&gt;</text:p>
          </table:table-cell>
          <table:table-cell table:style-name="ce5"/>
          <table:table-cell table:style-name="ce5" office:value-type="float" office:value="53">
            <text:p>53</text:p>
          </table:table-cell>
          <table:table-cell table:style-name="ce5" office:value-type="float" office:value="54">
            <text:p>54</text:p>
          </table:table-cell>
          <table:table-cell table:style-name="Default" table:formula="of:=CONCATENATE(&quot;&lt;edge v1=&quot;;[.L55];&quot; v2=&quot;;[.M55];&quot; marker=Solid Profile /&gt;&quot;)" office:value-type="string" office:string-value="&lt;edge v1=53 v2=54 marker=Solid Profile /&gt;">
            <text:p>&lt;edge v1=53 v2=54 marker=Solid Profile /&gt;</text:p>
          </table:table-cell>
          <table:table-cell table:style-name="ce9" office:value-type="float" office:value="0.0391946">
            <text:p>0.03919460</text:p>
          </table:table-cell>
          <table:table-cell table:formula="of:=DEGREES([.O55])" office:value-type="float" office:value="2.24568515970346">
            <text:p>2.2456851597</text:p>
          </table:table-cell>
          <table:table-cell table:style-name="Default" table:formula="of:=CONCATENATE(&quot;&lt;arc v1=&quot;;[.L55];&quot; v2=&quot;;[.M55];&quot; angle=&quot;;[.P55];&quot; /&gt;&quot;)" office:value-type="string" office:string-value="&lt;arc v1=53 v2=54 angle=2.24568515970346 /&gt;">
            <text:p>&lt;arc v1=53 v2=54 angle=2.24568515970346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34003</text:p>
          </table:table-cell>
          <table:table-cell office:value-type="float" office:value="0.0550714">
            <text:p>0.055071</text:p>
          </table:table-cell>
          <table:table-cell table:style-name="ce6" office:value-type="float" office:value="54">
            <text:p>54</text:p>
          </table:table-cell>
          <table:table-cell table:style-name="Default" table:formula="of:=CONCATENATE(&quot;&lt;vertex x=&quot;;[.A56];&quot; y=&quot;;[.B56];&quot; i=&quot;;[.C56];&quot; /&gt;&quot;)" office:value-type="string" office:string-value="&lt;vertex x= -6.34003 y=0.0550714 i=54 /&gt;">
            <text:p>&lt;vertex x= -6.34003 y=0.0550714 i=54 /&gt;</text:p>
          </table:table-cell>
          <table:table-cell/>
          <table:table-cell table:style-name="ce7" office:value-type="float" office:value="54">
            <text:p>54</text:p>
          </table:table-cell>
          <table:table-cell table:style-name="ce7" office:value-type="float" office:value="175">
            <text:p>175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55">
            <text:p>55</text:p>
          </table:table-cell>
          <table:table-cell table:style-name="Default" table:formula="of:=CONCATENATE(&quot;&lt;element:quad v1=&quot;;[.F56];&quot; v2=&quot;;[.G56];&quot; v3=&quot;;[.H56];&quot; v4=&quot;;[.I56];&quot; marker= Air /&gt;&quot;)" office:value-type="string" office:string-value="&lt;element:quad v1=54 v2=175 v3=176 v4=55 marker= Air /&gt;">
            <text:p>&lt;element:quad v1=54 v2=175 v3=176 v4=55 marker= Air /&gt;</text:p>
          </table:table-cell>
          <table:table-cell table:style-name="ce5"/>
          <table:table-cell table:style-name="ce5" office:value-type="float" office:value="54">
            <text:p>54</text:p>
          </table:table-cell>
          <table:table-cell table:style-name="ce5" office:value-type="float" office:value="55">
            <text:p>55</text:p>
          </table:table-cell>
          <table:table-cell table:style-name="Default" table:formula="of:=CONCATENATE(&quot;&lt;edge v1=&quot;;[.L56];&quot; v2=&quot;;[.M56];&quot; marker=Solid Profile /&gt;&quot;)" office:value-type="string" office:string-value="&lt;edge v1=54 v2=55 marker=Solid Profile /&gt;">
            <text:p>&lt;edge v1=54 v2=55 marker=Solid Profile /&gt;</text:p>
          </table:table-cell>
          <table:table-cell table:style-name="ce9" office:value-type="float" office:value="0.0421996">
            <text:p>0.04219960</text:p>
          </table:table-cell>
          <table:table-cell table:formula="of:=DEGREES([.O56])" office:value-type="float" office:value="2.41785897714027">
            <text:p>2.4178589771</text:p>
          </table:table-cell>
          <table:table-cell table:style-name="Default" table:formula="of:=CONCATENATE(&quot;&lt;arc v1=&quot;;[.L56];&quot; v2=&quot;;[.M56];&quot; angle=&quot;;[.P56];&quot; /&gt;&quot;)" office:value-type="string" office:string-value="&lt;arc v1=54 v2=55 angle=2.41785897714027 /&gt;">
            <text:p>&lt;arc v1=54 v2=55 angle=2.41785897714027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33223</text:p>
          </table:table-cell>
          <table:table-cell office:value-type="string">
            <text:p><text:s/>0.00363343</text:p>
          </table:table-cell>
          <table:table-cell table:style-name="ce6" office:value-type="float" office:value="55">
            <text:p>55</text:p>
          </table:table-cell>
          <table:table-cell table:style-name="Default" table:formula="of:=CONCATENATE(&quot;&lt;vertex x=&quot;;[.A57];&quot; y=&quot;;[.B57];&quot; i=&quot;;[.C57];&quot; /&gt;&quot;)" office:value-type="string" office:string-value="&lt;vertex x= -6.33223 y= 0.00363343 i=55 /&gt;">
            <text:p>&lt;vertex x= -6.33223 y= 0.00363343 i=55 /&gt;</text:p>
          </table:table-cell>
          <table:table-cell/>
          <table:table-cell table:style-name="ce7" office:value-type="float" office:value="55">
            <text:p>55</text:p>
          </table:table-cell>
          <table:table-cell table:style-name="ce7" office:value-type="float" office:value="176">
            <text:p>176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56">
            <text:p>56</text:p>
          </table:table-cell>
          <table:table-cell table:style-name="Default" table:formula="of:=CONCATENATE(&quot;&lt;element:quad v1=&quot;;[.F57];&quot; v2=&quot;;[.G57];&quot; v3=&quot;;[.H57];&quot; v4=&quot;;[.I57];&quot; marker= Air /&gt;&quot;)" office:value-type="string" office:string-value="&lt;element:quad v1=55 v2=176 v3=177 v4=56 marker= Air /&gt;">
            <text:p>&lt;element:quad v1=55 v2=176 v3=177 v4=56 marker= Air /&gt;</text:p>
          </table:table-cell>
          <table:table-cell table:style-name="ce5"/>
          <table:table-cell table:style-name="ce5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Default" table:formula="of:=CONCATENATE(&quot;&lt;edge v1=&quot;;[.L57];&quot; v2=&quot;;[.M57];&quot; marker=Solid Profile /&gt;&quot;)" office:value-type="string" office:string-value="&lt;edge v1=55 v2=56 marker=Solid Profile /&gt;">
            <text:p>&lt;edge v1=55 v2=56 marker=Solid Profile /&gt;</text:p>
          </table:table-cell>
          <table:table-cell table:style-name="ce9" office:value-type="float" office:value="0.0406411">
            <text:p>0.04064110</text:p>
          </table:table-cell>
          <table:table-cell table:formula="of:=DEGREES([.O57])" office:value-type="float" office:value="2.32856350476913">
            <text:p>2.3285635048</text:p>
          </table:table-cell>
          <table:table-cell table:style-name="Default" table:formula="of:=CONCATENATE(&quot;&lt;arc v1=&quot;;[.L57];&quot; v2=&quot;;[.M57];&quot; angle=&quot;;[.P57];&quot; /&gt;&quot;)" office:value-type="string" office:string-value="&lt;arc v1=55 v2=56 angle=2.32856350476913 /&gt;">
            <text:p>&lt;arc v1=55 v2=56 angle=2.3285635047691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31993</text:p>
          </table:table-cell>
          <table:table-cell office:value-type="string">
            <text:p><text:s/>-0.0479046</text:p>
          </table:table-cell>
          <table:table-cell table:style-name="ce6" office:value-type="float" office:value="56">
            <text:p>56</text:p>
          </table:table-cell>
          <table:table-cell table:style-name="Default" table:formula="of:=CONCATENATE(&quot;&lt;vertex x=&quot;;[.A58];&quot; y=&quot;;[.B58];&quot; i=&quot;;[.C58];&quot; /&gt;&quot;)" office:value-type="string" office:string-value="&lt;vertex x= -6.31993 y= -0.0479046 i=56 /&gt;">
            <text:p>&lt;vertex x= -6.31993 y= -0.0479046 i=56 /&gt;</text:p>
          </table:table-cell>
          <table:table-cell/>
          <table:table-cell table:style-name="ce7" office:value-type="float" office:value="56">
            <text:p>56</text:p>
          </table:table-cell>
          <table:table-cell table:style-name="ce7" office:value-type="float" office:value="177">
            <text:p>177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57">
            <text:p>57</text:p>
          </table:table-cell>
          <table:table-cell table:style-name="Default" table:formula="of:=CONCATENATE(&quot;&lt;element:quad v1=&quot;;[.F58];&quot; v2=&quot;;[.G58];&quot; v3=&quot;;[.H58];&quot; v4=&quot;;[.I58];&quot; marker= Air /&gt;&quot;)" office:value-type="string" office:string-value="&lt;element:quad v1=56 v2=177 v3=178 v4=57 marker= Air /&gt;">
            <text:p>&lt;element:quad v1=56 v2=177 v3=178 v4=57 marker= Air /&gt;</text:p>
          </table:table-cell>
          <table:table-cell table:style-name="ce5"/>
          <table:table-cell table:style-name="ce5" office:value-type="float" office:value="56">
            <text:p>56</text:p>
          </table:table-cell>
          <table:table-cell table:style-name="ce5" office:value-type="float" office:value="57">
            <text:p>57</text:p>
          </table:table-cell>
          <table:table-cell table:style-name="Default" table:formula="of:=CONCATENATE(&quot;&lt;edge v1=&quot;;[.L58];&quot; v2=&quot;;[.M58];&quot; marker=Solid Profile /&gt;&quot;)" office:value-type="string" office:string-value="&lt;edge v1=56 v2=57 marker=Solid Profile /&gt;">
            <text:p>&lt;edge v1=56 v2=57 marker=Solid Profile /&gt;</text:p>
          </table:table-cell>
          <table:table-cell table:style-name="ce9" office:value-type="float" office:value="0.0416985">
            <text:p>0.04169850</text:p>
          </table:table-cell>
          <table:table-cell table:formula="of:=DEGREES([.O58])" office:value-type="float" office:value="2.38914806202626">
            <text:p>2.389148062</text:p>
          </table:table-cell>
          <table:table-cell table:style-name="Default" table:formula="of:=CONCATENATE(&quot;&lt;arc v1=&quot;;[.L58];&quot; v2=&quot;;[.M58];&quot; angle=&quot;;[.P58];&quot; /&gt;&quot;)" office:value-type="string" office:string-value="&lt;arc v1=56 v2=57 angle=2.38914806202626 /&gt;">
            <text:p>&lt;arc v1=56 v2=57 angle=2.38914806202626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30447</text:p>
          </table:table-cell>
          <table:table-cell office:value-type="string">
            <text:p><text:s/>-0.09476</text:p>
          </table:table-cell>
          <table:table-cell table:style-name="ce6" office:value-type="float" office:value="57">
            <text:p>57</text:p>
          </table:table-cell>
          <table:table-cell table:style-name="Default" table:formula="of:=CONCATENATE(&quot;&lt;vertex x=&quot;;[.A59];&quot; y=&quot;;[.B59];&quot; i=&quot;;[.C59];&quot; /&gt;&quot;)" office:value-type="string" office:string-value="&lt;vertex x= -6.30447 y= -0.09476 i=57 /&gt;">
            <text:p>&lt;vertex x= -6.30447 y= -0.09476 i=57 /&gt;</text:p>
          </table:table-cell>
          <table:table-cell/>
          <table:table-cell table:style-name="ce7" office:value-type="float" office:value="57">
            <text:p>57</text:p>
          </table:table-cell>
          <table:table-cell table:style-name="ce7" office:value-type="float" office:value="178">
            <text:p>178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58">
            <text:p>58</text:p>
          </table:table-cell>
          <table:table-cell table:style-name="Default" table:formula="of:=CONCATENATE(&quot;&lt;element:quad v1=&quot;;[.F59];&quot; v2=&quot;;[.G59];&quot; v3=&quot;;[.H59];&quot; v4=&quot;;[.I59];&quot; marker= Air /&gt;&quot;)" office:value-type="string" office:string-value="&lt;element:quad v1=57 v2=178 v3=179 v4=58 marker= Air /&gt;">
            <text:p>&lt;element:quad v1=57 v2=178 v3=179 v4=58 marker= Air /&gt;</text:p>
          </table:table-cell>
          <table:table-cell table:style-name="ce5"/>
          <table:table-cell table:style-name="ce5" office:value-type="float" office:value="57">
            <text:p>57</text:p>
          </table:table-cell>
          <table:table-cell table:style-name="ce5" office:value-type="float" office:value="58">
            <text:p>58</text:p>
          </table:table-cell>
          <table:table-cell table:style-name="Default" table:formula="of:=CONCATENATE(&quot;&lt;edge v1=&quot;;[.L59];&quot; v2=&quot;;[.M59];&quot; marker=Solid Profile /&gt;&quot;)" office:value-type="string" office:string-value="&lt;edge v1=57 v2=58 marker=Solid Profile /&gt;">
            <text:p>&lt;edge v1=57 v2=58 marker=Solid Profile /&gt;</text:p>
          </table:table-cell>
          <table:table-cell table:style-name="ce9" office:value-type="float" office:value="0.0423808">
            <text:p>0.04238080</text:p>
          </table:table-cell>
          <table:table-cell table:formula="of:=DEGREES([.O59])" office:value-type="float" office:value="2.42824097238804">
            <text:p>2.4282409724</text:p>
          </table:table-cell>
          <table:table-cell table:style-name="Default" table:formula="of:=CONCATENATE(&quot;&lt;arc v1=&quot;;[.L59];&quot; v2=&quot;;[.M59];&quot; angle=&quot;;[.P59];&quot; /&gt;&quot;)" office:value-type="string" office:string-value="&lt;arc v1=57 v2=58 angle=2.42824097238804 /&gt;">
            <text:p>&lt;arc v1=57 v2=58 angle=2.42824097238804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28505</text:p>
          </table:table-cell>
          <table:table-cell office:value-type="string">
            <text:p><text:s/>-0.140501</text:p>
          </table:table-cell>
          <table:table-cell table:style-name="ce6" office:value-type="float" office:value="58">
            <text:p>58</text:p>
          </table:table-cell>
          <table:table-cell table:style-name="Default" table:formula="of:=CONCATENATE(&quot;&lt;vertex x=&quot;;[.A60];&quot; y=&quot;;[.B60];&quot; i=&quot;;[.C60];&quot; /&gt;&quot;)" office:value-type="string" office:string-value="&lt;vertex x= -6.28505 y= -0.140501 i=58 /&gt;">
            <text:p>&lt;vertex x= -6.28505 y= -0.140501 i=58 /&gt;</text:p>
          </table:table-cell>
          <table:table-cell/>
          <table:table-cell table:style-name="ce7" office:value-type="float" office:value="58">
            <text:p>58</text:p>
          </table:table-cell>
          <table:table-cell table:style-name="ce7" office:value-type="float" office:value="179">
            <text:p>179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59">
            <text:p>59</text:p>
          </table:table-cell>
          <table:table-cell table:style-name="Default" table:formula="of:=CONCATENATE(&quot;&lt;element:quad v1=&quot;;[.F60];&quot; v2=&quot;;[.G60];&quot; v3=&quot;;[.H60];&quot; v4=&quot;;[.I60];&quot; marker= Air /&gt;&quot;)" office:value-type="string" office:string-value="&lt;element:quad v1=58 v2=179 v3=180 v4=59 marker= Air /&gt;">
            <text:p>&lt;element:quad v1=58 v2=179 v3=180 v4=59 marker= Air /&gt;</text:p>
          </table:table-cell>
          <table:table-cell table:style-name="ce5"/>
          <table:table-cell table:style-name="ce5" office:value-type="float" office:value="58">
            <text:p>58</text:p>
          </table:table-cell>
          <table:table-cell table:style-name="ce5" office:value-type="float" office:value="59">
            <text:p>59</text:p>
          </table:table-cell>
          <table:table-cell table:style-name="Default" table:formula="of:=CONCATENATE(&quot;&lt;edge v1=&quot;;[.L60];&quot; v2=&quot;;[.M60];&quot; marker=Solid Profile /&gt;&quot;)" office:value-type="string" office:string-value="&lt;edge v1=58 v2=59 marker=Solid Profile /&gt;">
            <text:p>&lt;edge v1=58 v2=59 marker=Solid Profile /&gt;</text:p>
          </table:table-cell>
          <table:table-cell table:style-name="ce9" office:value-type="float" office:value="0.0426726">
            <text:p>0.04267260</text:p>
          </table:table-cell>
          <table:table-cell table:formula="of:=DEGREES([.O60])" office:value-type="float" office:value="2.44495988084996">
            <text:p>2.4449598808</text:p>
          </table:table-cell>
          <table:table-cell table:style-name="Default" table:formula="of:=CONCATENATE(&quot;&lt;arc v1=&quot;;[.L60];&quot; v2=&quot;;[.M60];&quot; angle=&quot;;[.P60];&quot; /&gt;&quot;)" office:value-type="string" office:string-value="&lt;arc v1=58 v2=59 angle=2.44495988084996 /&gt;">
            <text:p>&lt;arc v1=58 v2=59 angle=2.44495988084996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26152 </text:p>
          </table:table-cell>
          <table:table-cell office:value-type="string">
            <text:p><text:s/>-0.185056</text:p>
          </table:table-cell>
          <table:table-cell table:style-name="ce6" office:value-type="float" office:value="59">
            <text:p>59</text:p>
          </table:table-cell>
          <table:table-cell table:style-name="Default" table:formula="of:=CONCATENATE(&quot;&lt;vertex x=&quot;;[.A61];&quot; y=&quot;;[.B61];&quot; i=&quot;;[.C61];&quot; /&gt;&quot;)" office:value-type="string" office:string-value="&lt;vertex x= -6.26152  y= -0.185056 i=59 /&gt;">
            <text:p>&lt;vertex x= -6.26152 <text:s/>y= -0.185056 i=59 /&gt;</text:p>
          </table:table-cell>
          <table:table-cell/>
          <table:table-cell table:style-name="ce7" office:value-type="float" office:value="59">
            <text:p>59</text:p>
          </table:table-cell>
          <table:table-cell table:style-name="ce7" office:value-type="float" office:value="180">
            <text:p>180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60">
            <text:p>60</text:p>
          </table:table-cell>
          <table:table-cell table:style-name="Default" table:formula="of:=CONCATENATE(&quot;&lt;element:quad v1=&quot;;[.F61];&quot; v2=&quot;;[.G61];&quot; v3=&quot;;[.H61];&quot; v4=&quot;;[.I61];&quot; marker= Air /&gt;&quot;)" office:value-type="string" office:string-value="&lt;element:quad v1=59 v2=180 v3=181 v4=60 marker= Air /&gt;">
            <text:p>&lt;element:quad v1=59 v2=180 v3=181 v4=60 marker= Air /&gt;</text:p>
          </table:table-cell>
          <table:table-cell table:style-name="ce5"/>
          <table:table-cell table:style-name="ce5" office:value-type="float" office:value="59">
            <text:p>59</text:p>
          </table:table-cell>
          <table:table-cell table:style-name="ce5" office:value-type="float" office:value="60">
            <text:p>60</text:p>
          </table:table-cell>
          <table:table-cell table:style-name="Default" table:formula="of:=CONCATENATE(&quot;&lt;edge v1=&quot;;[.L61];&quot; v2=&quot;;[.M61];&quot; marker=Solid Profile /&gt;&quot;)" office:value-type="string" office:string-value="&lt;edge v1=59 v2=60 marker=Solid Profile /&gt;">
            <text:p>&lt;edge v1=59 v2=60 marker=Solid Profile /&gt;</text:p>
          </table:table-cell>
          <table:table-cell table:style-name="ce9" office:value-type="float" office:value="0.0425526">
            <text:p>0.04255260</text:p>
          </table:table-cell>
          <table:table-cell table:formula="of:=DEGREES([.O61])" office:value-type="float" office:value="2.43808438730839">
            <text:p>2.4380843873</text:p>
          </table:table-cell>
          <table:table-cell table:style-name="Default" table:formula="of:=CONCATENATE(&quot;&lt;arc v1=&quot;;[.L61];&quot; v2=&quot;;[.M61];&quot; angle=&quot;;[.P61];&quot; /&gt;&quot;)" office:value-type="string" office:string-value="&lt;arc v1=59 v2=60 angle=2.43808438730839 /&gt;">
            <text:p>&lt;arc v1=59 v2=60 angle=2.43808438730839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float" office:value="-6.23375">
            <text:p>-6.233750</text:p>
          </table:table-cell>
          <table:table-cell office:value-type="float" office:value="-0.228349">
            <text:p>-0.228349</text:p>
          </table:table-cell>
          <table:table-cell table:style-name="ce6" office:value-type="float" office:value="60">
            <text:p>60</text:p>
          </table:table-cell>
          <table:table-cell table:style-name="Default" table:formula="of:=CONCATENATE(&quot;&lt;vertex x=&quot;;[.A62];&quot; y=&quot;;[.B62];&quot; i=&quot;;[.C62];&quot; /&gt;&quot;)" office:value-type="string" office:string-value="&lt;vertex x=-6.23375 y=-0.228349 i=60 /&gt;">
            <text:p>&lt;vertex x=-6.23375 y=-0.228349 i=60 /&gt;</text:p>
          </table:table-cell>
          <table:table-cell/>
          <table:table-cell table:style-name="ce7" office:value-type="float" office:value="60">
            <text:p>60</text:p>
          </table:table-cell>
          <table:table-cell table:style-name="ce7" office:value-type="float" office:value="181">
            <text:p>181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61">
            <text:p>61</text:p>
          </table:table-cell>
          <table:table-cell table:style-name="Default" table:formula="of:=CONCATENATE(&quot;&lt;element:quad v1=&quot;;[.F62];&quot; v2=&quot;;[.G62];&quot; v3=&quot;;[.H62];&quot; v4=&quot;;[.I62];&quot; marker= Air /&gt;&quot;)" office:value-type="string" office:string-value="&lt;element:quad v1=60 v2=181 v3=182 v4=61 marker= Air /&gt;">
            <text:p>&lt;element:quad v1=60 v2=181 v3=182 v4=61 marker= Air /&gt;</text:p>
          </table:table-cell>
          <table:table-cell table:style-name="ce5"/>
          <table:table-cell table:style-name="ce5" office:value-type="float" office:value="60">
            <text:p>60</text:p>
          </table:table-cell>
          <table:table-cell table:style-name="ce5" office:value-type="float" office:value="61">
            <text:p>61</text:p>
          </table:table-cell>
          <table:table-cell table:style-name="Default" table:formula="of:=CONCATENATE(&quot;&lt;edge v1=&quot;;[.L62];&quot; v2=&quot;;[.M62];&quot; marker=Solid Profile /&gt;&quot;)" office:value-type="string" office:string-value="&lt;edge v1=60 v2=61 marker=Solid Profile /&gt;">
            <text:p>&lt;edge v1=60 v2=61 marker=Solid Profile /&gt;</text:p>
          </table:table-cell>
          <table:table-cell table:style-name="ce9" office:value-type="float" office:value="0.0420262">
            <text:p>0.04202620</text:p>
          </table:table-cell>
          <table:table-cell table:formula="of:=DEGREES([.O62])" office:value-type="float" office:value="2.4079238889727">
            <text:p>2.407923889</text:p>
          </table:table-cell>
          <table:table-cell table:style-name="Default" table:formula="of:=CONCATENATE(&quot;&lt;arc v1=&quot;;[.L62];&quot; v2=&quot;;[.M62];&quot; angle=&quot;;[.P62];&quot; /&gt;&quot;)" office:value-type="string" office:string-value="&lt;arc v1=60 v2=61 angle=2.4079238889727 /&gt;">
            <text:p>&lt;arc v1=60 v2=61 angle=2.4079238889727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20158</text:p>
          </table:table-cell>
          <table:table-cell office:value-type="string">
            <text:p><text:s/>-0.270297</text:p>
          </table:table-cell>
          <table:table-cell table:style-name="ce6" office:value-type="float" office:value="61">
            <text:p>61</text:p>
          </table:table-cell>
          <table:table-cell table:style-name="Default" table:formula="of:=CONCATENATE(&quot;&lt;vertex x=&quot;;[.A63];&quot; y=&quot;;[.B63];&quot; i=&quot;;[.C63];&quot; /&gt;&quot;)" office:value-type="string" office:string-value="&lt;vertex x= -6.20158 y= -0.270297 i=61 /&gt;">
            <text:p>&lt;vertex x= -6.20158 y= -0.270297 i=61 /&gt;</text:p>
          </table:table-cell>
          <table:table-cell/>
          <table:table-cell table:style-name="ce7" office:value-type="float" office:value="61">
            <text:p>61</text:p>
          </table:table-cell>
          <table:table-cell table:style-name="ce7" office:value-type="float" office:value="182">
            <text:p>182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62">
            <text:p>62</text:p>
          </table:table-cell>
          <table:table-cell table:style-name="Default" table:formula="of:=CONCATENATE(&quot;&lt;element:quad v1=&quot;;[.F63];&quot; v2=&quot;;[.G63];&quot; v3=&quot;;[.H63];&quot; v4=&quot;;[.I63];&quot; marker= Air /&gt;&quot;)" office:value-type="string" office:string-value="&lt;element:quad v1=61 v2=182 v3=183 v4=62 marker= Air /&gt;">
            <text:p>&lt;element:quad v1=61 v2=182 v3=183 v4=62 marker= Air /&gt;</text:p>
          </table:table-cell>
          <table:table-cell table:style-name="ce5"/>
          <table:table-cell table:style-name="ce5" office:value-type="float" office:value="61">
            <text:p>61</text:p>
          </table:table-cell>
          <table:table-cell table:style-name="ce5" office:value-type="float" office:value="62">
            <text:p>62</text:p>
          </table:table-cell>
          <table:table-cell table:style-name="Default" table:formula="of:=CONCATENATE(&quot;&lt;edge v1=&quot;;[.L63];&quot; v2=&quot;;[.M63];&quot; marker=Solid Profile /&gt;&quot;)" office:value-type="string" office:string-value="&lt;edge v1=61 v2=62 marker=Solid Profile /&gt;">
            <text:p>&lt;edge v1=61 v2=62 marker=Solid Profile /&gt;</text:p>
          </table:table-cell>
          <table:table-cell table:style-name="ce9" office:value-type="float" office:value="0.0411246">
            <text:p>0.04112460</text:p>
          </table:table-cell>
          <table:table-cell table:formula="of:=DEGREES([.O63])" office:value-type="float" office:value="2.35626601416371">
            <text:p>2.3562660142</text:p>
          </table:table-cell>
          <table:table-cell table:style-name="Default" table:formula="of:=CONCATENATE(&quot;&lt;arc v1=&quot;;[.L63];&quot; v2=&quot;;[.M63];&quot; angle=&quot;;[.P63];&quot; /&gt;&quot;)" office:value-type="string" office:string-value="&lt;arc v1=61 v2=62 angle=2.35626601416371 /&gt;">
            <text:p>&lt;arc v1=61 v2=62 angle=2.3562660141637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16482</text:p>
          </table:table-cell>
          <table:table-cell office:value-type="string">
            <text:p><text:s/>-0.310809</text:p>
          </table:table-cell>
          <table:table-cell table:style-name="ce6" office:value-type="float" office:value="62">
            <text:p>62</text:p>
          </table:table-cell>
          <table:table-cell table:style-name="Default" table:formula="of:=CONCATENATE(&quot;&lt;vertex x=&quot;;[.A64];&quot; y=&quot;;[.B64];&quot; i=&quot;;[.C64];&quot; /&gt;&quot;)" office:value-type="string" office:string-value="&lt;vertex x= -6.16482 y= -0.310809 i=62 /&gt;">
            <text:p>&lt;vertex x= -6.16482 y= -0.310809 i=62 /&gt;</text:p>
          </table:table-cell>
          <table:table-cell/>
          <table:table-cell table:style-name="ce7" office:value-type="float" office:value="62">
            <text:p>62</text:p>
          </table:table-cell>
          <table:table-cell table:style-name="ce7" office:value-type="float" office:value="183">
            <text:p>183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63">
            <text:p>63</text:p>
          </table:table-cell>
          <table:table-cell table:style-name="Default" table:formula="of:=CONCATENATE(&quot;&lt;element:quad v1=&quot;;[.F64];&quot; v2=&quot;;[.G64];&quot; v3=&quot;;[.H64];&quot; v4=&quot;;[.I64];&quot; marker= Air /&gt;&quot;)" office:value-type="string" office:string-value="&lt;element:quad v1=62 v2=183 v3=184 v4=63 marker= Air /&gt;">
            <text:p>&lt;element:quad v1=62 v2=183 v3=184 v4=63 marker= Air /&gt;</text:p>
          </table:table-cell>
          <table:table-cell table:style-name="ce5"/>
          <table:table-cell table:style-name="ce5" office:value-type="float" office:value="62">
            <text:p>62</text:p>
          </table:table-cell>
          <table:table-cell table:style-name="ce5" office:value-type="float" office:value="63">
            <text:p>63</text:p>
          </table:table-cell>
          <table:table-cell table:style-name="Default" table:formula="of:=CONCATENATE(&quot;&lt;edge v1=&quot;;[.L64];&quot; v2=&quot;;[.M64];&quot; marker=Solid Profile /&gt;&quot;)" office:value-type="string" office:string-value="&lt;edge v1=62 v2=63 marker=Solid Profile /&gt;">
            <text:p>&lt;edge v1=62 v2=63 marker=Solid Profile /&gt;</text:p>
          </table:table-cell>
          <table:table-cell table:style-name="ce9" office:value-type="float" office:value="0.0398994">
            <text:p>0.03989940</text:p>
          </table:table-cell>
          <table:table-cell table:formula="of:=DEGREES([.O64])" office:value-type="float" office:value="2.28606722510428">
            <text:p>2.2860672251</text:p>
          </table:table-cell>
          <table:table-cell table:style-name="Default" table:formula="of:=CONCATENATE(&quot;&lt;arc v1=&quot;;[.L64];&quot; v2=&quot;;[.M64];&quot; angle=&quot;;[.P64];&quot; /&gt;&quot;)" office:value-type="string" office:string-value="&lt;arc v1=62 v2=63 angle=2.28606722510428 /&gt;">
            <text:p>&lt;arc v1=62 v2=63 angle=2.28606722510428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12325</text:p>
          </table:table-cell>
          <table:table-cell office:value-type="string">
            <text:p><text:s/>-0.349785</text:p>
          </table:table-cell>
          <table:table-cell table:style-name="ce6" office:value-type="float" office:value="63">
            <text:p>63</text:p>
          </table:table-cell>
          <table:table-cell table:style-name="Default" table:formula="of:=CONCATENATE(&quot;&lt;vertex x=&quot;;[.A65];&quot; y=&quot;;[.B65];&quot; i=&quot;;[.C65];&quot; /&gt;&quot;)" office:value-type="string" office:string-value="&lt;vertex x= -6.12325 y= -0.349785 i=63 /&gt;">
            <text:p>&lt;vertex x= -6.12325 y= -0.349785 i=63 /&gt;</text:p>
          </table:table-cell>
          <table:table-cell/>
          <table:table-cell table:style-name="ce7" office:value-type="float" office:value="63">
            <text:p>63</text:p>
          </table:table-cell>
          <table:table-cell table:style-name="ce7" office:value-type="float" office:value="184">
            <text:p>184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64">
            <text:p>64</text:p>
          </table:table-cell>
          <table:table-cell table:style-name="Default" table:formula="of:=CONCATENATE(&quot;&lt;element:quad v1=&quot;;[.F65];&quot; v2=&quot;;[.G65];&quot; v3=&quot;;[.H65];&quot; v4=&quot;;[.I65];&quot; marker= Air /&gt;&quot;)" office:value-type="string" office:string-value="&lt;element:quad v1=63 v2=184 v3=185 v4=64 marker= Air /&gt;">
            <text:p>&lt;element:quad v1=63 v2=184 v3=185 v4=64 marker= Air /&gt;</text:p>
          </table:table-cell>
          <table:table-cell table:style-name="ce5"/>
          <table:table-cell table:style-name="ce5" office:value-type="float" office:value="63">
            <text:p>63</text:p>
          </table:table-cell>
          <table:table-cell table:style-name="ce5" office:value-type="float" office:value="64">
            <text:p>64</text:p>
          </table:table-cell>
          <table:table-cell table:style-name="Default" table:formula="of:=CONCATENATE(&quot;&lt;edge v1=&quot;;[.L65];&quot; v2=&quot;;[.M65];&quot; marker=Solid Profile /&gt;&quot;)" office:value-type="string" office:string-value="&lt;edge v1=63 v2=64 marker=Solid Profile /&gt;">
            <text:p>&lt;edge v1=63 v2=64 marker=Solid Profile /&gt;</text:p>
          </table:table-cell>
          <table:table-cell table:style-name="ce9" office:value-type="float" office:value="0.0384159">
            <text:p>0.03841590</text:p>
          </table:table-cell>
          <table:table-cell table:formula="of:=DEGREES([.O65])" office:value-type="float" office:value="2.20106893619662">
            <text:p>2.2010689362</text:p>
          </table:table-cell>
          <table:table-cell table:style-name="Default" table:formula="of:=CONCATENATE(&quot;&lt;arc v1=&quot;;[.L65];&quot; v2=&quot;;[.M65];&quot; angle=&quot;;[.P65];&quot; /&gt;&quot;)" office:value-type="string" office:string-value="&lt;arc v1=63 v2=64 angle=2.20106893619662 /&gt;">
            <text:p>&lt;arc v1=63 v2=64 angle=2.20106893619662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07665</text:p>
          </table:table-cell>
          <table:table-cell office:value-type="string">
            <text:p><text:s/>-0.387116</text:p>
          </table:table-cell>
          <table:table-cell table:style-name="ce6" office:value-type="float" office:value="64">
            <text:p>64</text:p>
          </table:table-cell>
          <table:table-cell table:style-name="Default" table:formula="of:=CONCATENATE(&quot;&lt;vertex x=&quot;;[.A66];&quot; y=&quot;;[.B66];&quot; i=&quot;;[.C66];&quot; /&gt;&quot;)" office:value-type="string" office:string-value="&lt;vertex x= -6.07665 y= -0.387116 i=64 /&gt;">
            <text:p>&lt;vertex x= -6.07665 y= -0.387116 i=64 /&gt;</text:p>
          </table:table-cell>
          <table:table-cell/>
          <table:table-cell table:style-name="ce7" office:value-type="float" office:value="64">
            <text:p>64</text:p>
          </table:table-cell>
          <table:table-cell table:style-name="ce7" office:value-type="float" office:value="185">
            <text:p>185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65">
            <text:p>65</text:p>
          </table:table-cell>
          <table:table-cell table:style-name="Default" table:formula="of:=CONCATENATE(&quot;&lt;element:quad v1=&quot;;[.F66];&quot; v2=&quot;;[.G66];&quot; v3=&quot;;[.H66];&quot; v4=&quot;;[.I66];&quot; marker= Air /&gt;&quot;)" office:value-type="string" office:string-value="&lt;element:quad v1=64 v2=185 v3=186 v4=65 marker= Air /&gt;">
            <text:p>&lt;element:quad v1=64 v2=185 v3=186 v4=65 marker= Air /&gt;</text:p>
          </table:table-cell>
          <table:table-cell table:style-name="ce5"/>
          <table:table-cell table:style-name="ce5" office:value-type="float" office:value="64">
            <text:p>64</text:p>
          </table:table-cell>
          <table:table-cell table:style-name="ce5" office:value-type="float" office:value="65">
            <text:p>65</text:p>
          </table:table-cell>
          <table:table-cell table:style-name="Default" table:formula="of:=CONCATENATE(&quot;&lt;edge v1=&quot;;[.L66];&quot; v2=&quot;;[.M66];&quot; marker=Solid Profile /&gt;&quot;)" office:value-type="string" office:string-value="&lt;edge v1=64 v2=65 marker=Solid Profile /&gt;">
            <text:p>&lt;edge v1=64 v2=65 marker=Solid Profile /&gt;</text:p>
          </table:table-cell>
          <table:table-cell table:style-name="ce9" office:value-type="float" office:value="0.0367444">
            <text:p>0.03674440</text:p>
          </table:table-cell>
          <table:table-cell table:formula="of:=DEGREES([.O66])" office:value-type="float" office:value="2.1052990407405">
            <text:p>2.1052990407</text:p>
          </table:table-cell>
          <table:table-cell table:style-name="Default" table:formula="of:=CONCATENATE(&quot;&lt;arc v1=&quot;;[.L66];&quot; v2=&quot;;[.M66];&quot; angle=&quot;;[.P66];&quot; /&gt;&quot;)" office:value-type="string" office:string-value="&lt;arc v1=64 v2=65 angle=2.1052990407405 /&gt;">
            <text:p>&lt;arc v1=64 v2=65 angle=2.1052990407405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6.02472</text:p>
          </table:table-cell>
          <table:table-cell office:value-type="string">
            <text:p><text:s/>-0.422679</text:p>
          </table:table-cell>
          <table:table-cell table:style-name="ce6" office:value-type="float" office:value="65">
            <text:p>65</text:p>
          </table:table-cell>
          <table:table-cell table:style-name="Default" table:formula="of:=CONCATENATE(&quot;&lt;vertex x=&quot;;[.A67];&quot; y=&quot;;[.B67];&quot; i=&quot;;[.C67];&quot; /&gt;&quot;)" office:value-type="string" office:string-value="&lt;vertex x= -6.02472 y= -0.422679 i=65 /&gt;">
            <text:p>&lt;vertex x= -6.02472 y= -0.422679 i=65 /&gt;</text:p>
          </table:table-cell>
          <table:table-cell/>
          <table:table-cell table:style-name="ce7" office:value-type="float" office:value="65">
            <text:p>65</text:p>
          </table:table-cell>
          <table:table-cell table:style-name="ce7" office:value-type="float" office:value="186">
            <text:p>186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66">
            <text:p>66</text:p>
          </table:table-cell>
          <table:table-cell table:style-name="Default" table:formula="of:=CONCATENATE(&quot;&lt;element:quad v1=&quot;;[.F67];&quot; v2=&quot;;[.G67];&quot; v3=&quot;;[.H67];&quot; v4=&quot;;[.I67];&quot; marker= Air /&gt;&quot;)" office:value-type="string" office:string-value="&lt;element:quad v1=65 v2=186 v3=187 v4=66 marker= Air /&gt;">
            <text:p>&lt;element:quad v1=65 v2=186 v3=187 v4=66 marker= Air /&gt;</text:p>
          </table:table-cell>
          <table:table-cell table:style-name="ce5"/>
          <table:table-cell table:style-name="ce5" office:value-type="float" office:value="65">
            <text:p>65</text:p>
          </table:table-cell>
          <table:table-cell table:style-name="ce5" office:value-type="float" office:value="66">
            <text:p>66</text:p>
          </table:table-cell>
          <table:table-cell table:style-name="Default" table:formula="of:=CONCATENATE(&quot;&lt;edge v1=&quot;;[.L67];&quot; v2=&quot;;[.M67];&quot; marker=Solid Profile /&gt;&quot;)" office:value-type="string" office:string-value="&lt;edge v1=65 v2=66 marker=Solid Profile /&gt;">
            <text:p>&lt;edge v1=65 v2=66 marker=Solid Profile /&gt;</text:p>
          </table:table-cell>
          <table:table-cell table:style-name="ce9" office:value-type="float" office:value="0.0349532">
            <text:p>0.03495320</text:p>
          </table:table-cell>
          <table:table-cell table:formula="of:=DEGREES([.O67])" office:value-type="float" office:value="2.00267084047667">
            <text:p>2.0026708405</text:p>
          </table:table-cell>
          <table:table-cell table:style-name="Default" table:formula="of:=CONCATENATE(&quot;&lt;arc v1=&quot;;[.L67];&quot; v2=&quot;;[.M67];&quot; angle=&quot;;[.P67];&quot; /&gt;&quot;)" office:value-type="string" office:string-value="&lt;arc v1=65 v2=66 angle=2.00267084047667 /&gt;">
            <text:p>&lt;arc v1=65 v2=66 angle=2.00267084047667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96714 </text:p>
          </table:table-cell>
          <table:table-cell office:value-type="float" office:value="-0.45634">
            <text:p>-0.456340</text:p>
          </table:table-cell>
          <table:table-cell table:style-name="ce6" office:value-type="float" office:value="66">
            <text:p>66</text:p>
          </table:table-cell>
          <table:table-cell table:style-name="Default" table:formula="of:=CONCATENATE(&quot;&lt;vertex x=&quot;;[.A68];&quot; y=&quot;;[.B68];&quot; i=&quot;;[.C68];&quot; /&gt;&quot;)" office:value-type="string" office:string-value="&lt;vertex x= -5.96714  y=-0.45634 i=66 /&gt;">
            <text:p>&lt;vertex x= -5.96714 <text:s/>y=-0.45634 i=66 /&gt;</text:p>
          </table:table-cell>
          <table:table-cell/>
          <table:table-cell table:style-name="ce7" office:value-type="float" office:value="66">
            <text:p>66</text:p>
          </table:table-cell>
          <table:table-cell table:style-name="ce7" office:value-type="float" office:value="187">
            <text:p>187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67">
            <text:p>67</text:p>
          </table:table-cell>
          <table:table-cell table:style-name="Default" table:formula="of:=CONCATENATE(&quot;&lt;element:quad v1=&quot;;[.F68];&quot; v2=&quot;;[.G68];&quot; v3=&quot;;[.H68];&quot; v4=&quot;;[.I68];&quot; marker= Air /&gt;&quot;)" office:value-type="string" office:string-value="&lt;element:quad v1=66 v2=187 v3=188 v4=67 marker= Air /&gt;">
            <text:p>&lt;element:quad v1=66 v2=187 v3=188 v4=67 marker= Air /&gt;</text:p>
          </table:table-cell>
          <table:table-cell table:style-name="ce5"/>
          <table:table-cell table:style-name="ce5" office:value-type="float" office:value="66">
            <text:p>66</text:p>
          </table:table-cell>
          <table:table-cell table:style-name="ce5" office:value-type="float" office:value="67">
            <text:p>67</text:p>
          </table:table-cell>
          <table:table-cell table:style-name="Default" table:formula="of:=CONCATENATE(&quot;&lt;edge v1=&quot;;[.L68];&quot; v2=&quot;;[.M68];&quot; marker=Solid Profile /&gt;&quot;)" office:value-type="string" office:string-value="&lt;edge v1=66 v2=67 marker=Solid Profile /&gt;">
            <text:p>&lt;edge v1=66 v2=67 marker=Solid Profile /&gt;</text:p>
          </table:table-cell>
          <table:table-cell table:style-name="ce9" office:value-type="float" office:value="0.0331032">
            <text:p>0.03310320</text:p>
          </table:table-cell>
          <table:table-cell table:formula="of:=DEGREES([.O68])" office:value-type="float" office:value="1.89667364837747">
            <text:p>1.8966736484</text:p>
          </table:table-cell>
          <table:table-cell table:style-name="Default" table:formula="of:=CONCATENATE(&quot;&lt;arc v1=&quot;;[.L68];&quot; v2=&quot;;[.M68];&quot; angle=&quot;;[.P68];&quot; /&gt;&quot;)" office:value-type="string" office:string-value="&lt;arc v1=66 v2=67 angle=1.89667364837747 /&gt;">
            <text:p>&lt;arc v1=66 v2=67 angle=1.89667364837747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float" office:value="-5.90355">
            <text:p>-5.903550</text:p>
          </table:table-cell>
          <table:table-cell office:value-type="string">
            <text:p><text:s/>-0.487947</text:p>
          </table:table-cell>
          <table:table-cell table:style-name="ce6" office:value-type="float" office:value="67">
            <text:p>67</text:p>
          </table:table-cell>
          <table:table-cell table:style-name="Default" table:formula="of:=CONCATENATE(&quot;&lt;vertex x=&quot;;[.A69];&quot; y=&quot;;[.B69];&quot; i=&quot;;[.C69];&quot; /&gt;&quot;)" office:value-type="string" office:string-value="&lt;vertex x=-5.90355 y= -0.487947 i=67 /&gt;">
            <text:p>&lt;vertex x=-5.90355 y= -0.487947 i=67 /&gt;</text:p>
          </table:table-cell>
          <table:table-cell/>
          <table:table-cell table:style-name="ce7" office:value-type="float" office:value="67">
            <text:p>67</text:p>
          </table:table-cell>
          <table:table-cell table:style-name="ce7" office:value-type="float" office:value="188">
            <text:p>188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68">
            <text:p>68</text:p>
          </table:table-cell>
          <table:table-cell table:style-name="Default" table:formula="of:=CONCATENATE(&quot;&lt;element:quad v1=&quot;;[.F69];&quot; v2=&quot;;[.G69];&quot; v3=&quot;;[.H69];&quot; v4=&quot;;[.I69];&quot; marker= Air /&gt;&quot;)" office:value-type="string" office:string-value="&lt;element:quad v1=67 v2=188 v3=189 v4=68 marker= Air /&gt;">
            <text:p>&lt;element:quad v1=67 v2=188 v3=189 v4=68 marker= Air /&gt;</text:p>
          </table:table-cell>
          <table:table-cell table:style-name="ce5"/>
          <table:table-cell table:style-name="ce5" office:value-type="float" office:value="67">
            <text:p>67</text:p>
          </table:table-cell>
          <table:table-cell table:style-name="ce5" office:value-type="float" office:value="68">
            <text:p>68</text:p>
          </table:table-cell>
          <table:table-cell table:style-name="Default" table:formula="of:=CONCATENATE(&quot;&lt;edge v1=&quot;;[.L69];&quot; v2=&quot;;[.M69];&quot; marker=Solid Profile /&gt;&quot;)" office:value-type="string" office:string-value="&lt;edge v1=67 v2=68 marker=Solid Profile /&gt;">
            <text:p>&lt;edge v1=67 v2=68 marker=Solid Profile /&gt;</text:p>
          </table:table-cell>
          <table:table-cell table:style-name="ce9" office:value-type="float" office:value="0.0312449">
            <text:p>0.03124490</text:p>
          </table:table-cell>
          <table:table-cell table:formula="of:=DEGREES([.O69])" office:value-type="float" office:value="1.79020090130831">
            <text:p>1.7902009013</text:p>
          </table:table-cell>
          <table:table-cell table:style-name="Default" table:formula="of:=CONCATENATE(&quot;&lt;arc v1=&quot;;[.L69];&quot; v2=&quot;;[.M69];&quot; angle=&quot;;[.P69];&quot; /&gt;&quot;)" office:value-type="string" office:string-value="&lt;arc v1=67 v2=68 angle=1.79020090130831 /&gt;">
            <text:p>&lt;arc v1=67 v2=68 angle=1.7902009013083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83351</text:p>
          </table:table-cell>
          <table:table-cell office:value-type="string">
            <text:p><text:s/>-0.517329</text:p>
          </table:table-cell>
          <table:table-cell table:style-name="ce6" office:value-type="float" office:value="68">
            <text:p>68</text:p>
          </table:table-cell>
          <table:table-cell table:style-name="Default" table:formula="of:=CONCATENATE(&quot;&lt;vertex x=&quot;;[.A70];&quot; y=&quot;;[.B70];&quot; i=&quot;;[.C70];&quot; /&gt;&quot;)" office:value-type="string" office:string-value="&lt;vertex x= -5.83351 y= -0.517329 i=68 /&gt;">
            <text:p>&lt;vertex x= -5.83351 y= -0.517329 i=68 /&gt;</text:p>
          </table:table-cell>
          <table:table-cell/>
          <table:table-cell table:style-name="ce7" office:value-type="float" office:value="68">
            <text:p>68</text:p>
          </table:table-cell>
          <table:table-cell table:style-name="ce7" office:value-type="float" office:value="189">
            <text:p>18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69">
            <text:p>69</text:p>
          </table:table-cell>
          <table:table-cell table:style-name="Default" table:formula="of:=CONCATENATE(&quot;&lt;element:quad v1=&quot;;[.F70];&quot; v2=&quot;;[.G70];&quot; v3=&quot;;[.H70];&quot; v4=&quot;;[.I70];&quot; marker= Air /&gt;&quot;)" office:value-type="string" office:string-value="&lt;element:quad v1=68 v2=189 v3=190 v4=69 marker= Air /&gt;">
            <text:p>&lt;element:quad v1=68 v2=189 v3=190 v4=69 marker= Air /&gt;</text:p>
          </table:table-cell>
          <table:table-cell table:style-name="ce5"/>
          <table:table-cell table:style-name="ce5" office:value-type="float" office:value="68">
            <text:p>68</text:p>
          </table:table-cell>
          <table:table-cell table:style-name="ce5" office:value-type="float" office:value="69">
            <text:p>69</text:p>
          </table:table-cell>
          <table:table-cell table:style-name="Default" table:formula="of:=CONCATENATE(&quot;&lt;edge v1=&quot;;[.L70];&quot; v2=&quot;;[.M70];&quot; marker=Solid Profile /&gt;&quot;)" office:value-type="string" office:string-value="&lt;edge v1=68 v2=69 marker=Solid Profile /&gt;">
            <text:p>&lt;edge v1=68 v2=69 marker=Solid Profile /&gt;</text:p>
          </table:table-cell>
          <table:table-cell table:style-name="ce9" office:value-type="float" office:value="0.0294174">
            <text:p>0.02941740</text:p>
          </table:table-cell>
          <table:table-cell table:formula="of:=DEGREES([.O70])" office:value-type="float" office:value="1.68549286424815">
            <text:p>1.6854928642</text:p>
          </table:table-cell>
          <table:table-cell table:style-name="Default" table:formula="of:=CONCATENATE(&quot;&lt;arc v1=&quot;;[.L70];&quot; v2=&quot;;[.M70];&quot; angle=&quot;;[.P70];&quot; /&gt;&quot;)" office:value-type="string" office:string-value="&lt;arc v1=68 v2=69 angle=1.68549286424815 /&gt;">
            <text:p>&lt;arc v1=68 v2=69 angle=1.68549286424815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75651</text:p>
          </table:table-cell>
          <table:table-cell office:value-type="string">
            <text:p><text:s/>-0.544294</text:p>
          </table:table-cell>
          <table:table-cell table:style-name="ce6" office:value-type="float" office:value="69">
            <text:p>69</text:p>
          </table:table-cell>
          <table:table-cell table:style-name="Default" table:formula="of:=CONCATENATE(&quot;&lt;vertex x=&quot;;[.A71];&quot; y=&quot;;[.B71];&quot; i=&quot;;[.C71];&quot; /&gt;&quot;)" office:value-type="string" office:string-value="&lt;vertex x= -5.75651 y= -0.544294 i=69 /&gt;">
            <text:p>&lt;vertex x= -5.75651 y= -0.544294 i=69 /&gt;</text:p>
          </table:table-cell>
          <table:table-cell/>
          <table:table-cell table:style-name="ce7" office:value-type="float" office:value="69">
            <text:p>69</text:p>
          </table:table-cell>
          <table:table-cell table:style-name="ce7" office:value-type="float" office:value="190">
            <text:p>19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70">
            <text:p>70</text:p>
          </table:table-cell>
          <table:table-cell table:style-name="Default" table:formula="of:=CONCATENATE(&quot;&lt;element:quad v1=&quot;;[.F71];&quot; v2=&quot;;[.G71];&quot; v3=&quot;;[.H71];&quot; v4=&quot;;[.I71];&quot; marker= Air /&gt;&quot;)" office:value-type="string" office:string-value="&lt;element:quad v1=69 v2=190 v3=191 v4=70 marker= Air /&gt;">
            <text:p>&lt;element:quad v1=69 v2=190 v3=191 v4=70 marker= Air /&gt;</text:p>
          </table:table-cell>
          <table:table-cell table:style-name="ce5"/>
          <table:table-cell table:style-name="ce5" office:value-type="float" office:value="69">
            <text:p>69</text:p>
          </table:table-cell>
          <table:table-cell table:style-name="ce5" office:value-type="float" office:value="70">
            <text:p>70</text:p>
          </table:table-cell>
          <table:table-cell table:style-name="Default" table:formula="of:=CONCATENATE(&quot;&lt;edge v1=&quot;;[.L71];&quot; v2=&quot;;[.M71];&quot; marker=Solid Profile /&gt;&quot;)" office:value-type="string" office:string-value="&lt;edge v1=69 v2=70 marker=Solid Profile /&gt;">
            <text:p>&lt;edge v1=69 v2=70 marker=Solid Profile /&gt;</text:p>
          </table:table-cell>
          <table:table-cell table:style-name="ce9" office:value-type="float" office:value="0.0276488">
            <text:p>0.02764880</text:p>
          </table:table-cell>
          <table:table-cell table:formula="of:=DEGREES([.O71])" office:value-type="float" office:value="1.58415954860131">
            <text:p>1.5841595486</text:p>
          </table:table-cell>
          <table:table-cell table:style-name="Default" table:formula="of:=CONCATENATE(&quot;&lt;arc v1=&quot;;[.L71];&quot; v2=&quot;;[.M71];&quot; angle=&quot;;[.P71];&quot; /&gt;&quot;)" office:value-type="string" office:string-value="&lt;arc v1=69 v2=70 angle=1.58415954860131 /&gt;">
            <text:p>&lt;arc v1=69 v2=70 angle=1.5841595486013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67197</text:p>
          </table:table-cell>
          <table:table-cell office:value-type="string">
            <text:p><text:s/>-0.56862</text:p>
          </table:table-cell>
          <table:table-cell table:style-name="ce6" office:value-type="float" office:value="70">
            <text:p>70</text:p>
          </table:table-cell>
          <table:table-cell table:style-name="Default" table:formula="of:=CONCATENATE(&quot;&lt;vertex x=&quot;;[.A72];&quot; y=&quot;;[.B72];&quot; i=&quot;;[.C72];&quot; /&gt;&quot;)" office:value-type="string" office:string-value="&lt;vertex x= -5.67197 y= -0.56862 i=70 /&gt;">
            <text:p>&lt;vertex x= -5.67197 y= -0.56862 i=70 /&gt;</text:p>
          </table:table-cell>
          <table:table-cell/>
          <table:table-cell table:style-name="ce7" office:value-type="float" office:value="70">
            <text:p>70</text:p>
          </table:table-cell>
          <table:table-cell table:style-name="ce7" office:value-type="float" office:value="191">
            <text:p>19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71">
            <text:p>71</text:p>
          </table:table-cell>
          <table:table-cell table:style-name="Default" table:formula="of:=CONCATENATE(&quot;&lt;element:quad v1=&quot;;[.F72];&quot; v2=&quot;;[.G72];&quot; v3=&quot;;[.H72];&quot; v4=&quot;;[.I72];&quot; marker= Air /&gt;&quot;)" office:value-type="string" office:string-value="&lt;element:quad v1=70 v2=191 v3=192 v4=71 marker= Air /&gt;">
            <text:p>&lt;element:quad v1=70 v2=191 v3=192 v4=71 marker= Air /&gt;</text:p>
          </table:table-cell>
          <table:table-cell table:style-name="ce5"/>
          <table:table-cell table:style-name="ce5" office:value-type="float" office:value="70">
            <text:p>70</text:p>
          </table:table-cell>
          <table:table-cell table:style-name="ce5" office:value-type="float" office:value="71">
            <text:p>71</text:p>
          </table:table-cell>
          <table:table-cell table:style-name="Default" table:formula="of:=CONCATENATE(&quot;&lt;edge v1=&quot;;[.L72];&quot; v2=&quot;;[.M72];&quot; marker=Solid Profile /&gt;&quot;)" office:value-type="string" office:string-value="&lt;edge v1=70 v2=71 marker=Solid Profile /&gt;">
            <text:p>&lt;edge v1=70 v2=71 marker=Solid Profile /&gt;</text:p>
          </table:table-cell>
          <table:table-cell table:style-name="ce9" office:value-type="float" office:value="0.0259575">
            <text:p>0.02595750</text:p>
          </table:table-cell>
          <table:table-cell table:formula="of:=DEGREES([.O72])" office:value-type="float" office:value="1.48725519671083">
            <text:p>1.4872551967</text:p>
          </table:table-cell>
          <table:table-cell table:style-name="Default" table:formula="of:=CONCATENATE(&quot;&lt;arc v1=&quot;;[.L72];&quot; v2=&quot;;[.M72];&quot; angle=&quot;;[.P72];&quot; /&gt;&quot;)" office:value-type="string" office:string-value="&lt;arc v1=70 v2=71 angle=1.48725519671083 /&gt;">
            <text:p>&lt;arc v1=70 v2=71 angle=1.4872551967108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57918</text:p>
          </table:table-cell>
          <table:table-cell office:value-type="string">
            <text:p><text:s/>-0.590051</text:p>
          </table:table-cell>
          <table:table-cell table:style-name="ce6" office:value-type="float" office:value="71">
            <text:p>71</text:p>
          </table:table-cell>
          <table:table-cell table:style-name="Default" table:formula="of:=CONCATENATE(&quot;&lt;vertex x=&quot;;[.A73];&quot; y=&quot;;[.B73];&quot; i=&quot;;[.C73];&quot; /&gt;&quot;)" office:value-type="string" office:string-value="&lt;vertex x= -5.57918 y= -0.590051 i=71 /&gt;">
            <text:p>&lt;vertex x= -5.57918 y= -0.590051 i=71 /&gt;</text:p>
          </table:table-cell>
          <table:table-cell/>
          <table:table-cell table:style-name="ce7" office:value-type="float" office:value="71">
            <text:p>71</text:p>
          </table:table-cell>
          <table:table-cell table:style-name="ce7" office:value-type="float" office:value="192">
            <text:p>19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72">
            <text:p>72</text:p>
          </table:table-cell>
          <table:table-cell table:style-name="Default" table:formula="of:=CONCATENATE(&quot;&lt;element:quad v1=&quot;;[.F73];&quot; v2=&quot;;[.G73];&quot; v3=&quot;;[.H73];&quot; v4=&quot;;[.I73];&quot; marker= Air /&gt;&quot;)" office:value-type="string" office:string-value="&lt;element:quad v1=71 v2=192 v3=193 v4=72 marker= Air /&gt;">
            <text:p>&lt;element:quad v1=71 v2=192 v3=193 v4=72 marker= Air /&gt;</text:p>
          </table:table-cell>
          <table:table-cell table:style-name="ce5"/>
          <table:table-cell table:style-name="ce5" office:value-type="float" office:value="71">
            <text:p>71</text:p>
          </table:table-cell>
          <table:table-cell table:style-name="ce5" office:value-type="float" office:value="72">
            <text:p>72</text:p>
          </table:table-cell>
          <table:table-cell table:style-name="Default" table:formula="of:=CONCATENATE(&quot;&lt;edge v1=&quot;;[.L73];&quot; v2=&quot;;[.M73];&quot; marker=Solid Profile /&gt;&quot;)" office:value-type="string" office:string-value="&lt;edge v1=71 v2=72 marker=Solid Profile /&gt;">
            <text:p>&lt;edge v1=71 v2=72 marker=Solid Profile /&gt;</text:p>
          </table:table-cell>
          <table:table-cell table:style-name="ce9" office:value-type="float" office:value="0.0243535">
            <text:p>0.02435350</text:p>
          </table:table-cell>
          <table:table-cell table:formula="of:=DEGREES([.O73])" office:value-type="float" office:value="1.39535276637185">
            <text:p>1.3953527664</text:p>
          </table:table-cell>
          <table:table-cell table:style-name="Default" table:formula="of:=CONCATENATE(&quot;&lt;arc v1=&quot;;[.L73];&quot; v2=&quot;;[.M73];&quot; angle=&quot;;[.P73];&quot; /&gt;&quot;)" office:value-type="string" office:string-value="&lt;arc v1=71 v2=72 angle=1.39535276637185 /&gt;">
            <text:p>&lt;arc v1=71 v2=72 angle=1.39535276637185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47729</text:p>
          </table:table-cell>
          <table:table-cell office:value-type="float" office:value="-0.608292">
            <text:p>-0.608292</text:p>
          </table:table-cell>
          <table:table-cell table:style-name="ce6" office:value-type="float" office:value="72">
            <text:p>72</text:p>
          </table:table-cell>
          <table:table-cell table:style-name="Default" table:formula="of:=CONCATENATE(&quot;&lt;vertex x=&quot;;[.A74];&quot; y=&quot;;[.B74];&quot; i=&quot;;[.C74];&quot; /&gt;&quot;)" office:value-type="string" office:string-value="&lt;vertex x= -5.47729 y=-0.608292 i=72 /&gt;">
            <text:p>&lt;vertex x= -5.47729 y=-0.608292 i=72 /&gt;</text:p>
          </table:table-cell>
          <table:table-cell/>
          <table:table-cell table:style-name="ce7" office:value-type="float" office:value="72">
            <text:p>72</text:p>
          </table:table-cell>
          <table:table-cell table:style-name="ce7" office:value-type="float" office:value="193">
            <text:p>193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73">
            <text:p>73</text:p>
          </table:table-cell>
          <table:table-cell table:style-name="Default" table:formula="of:=CONCATENATE(&quot;&lt;element:quad v1=&quot;;[.F74];&quot; v2=&quot;;[.G74];&quot; v3=&quot;;[.H74];&quot; v4=&quot;;[.I74];&quot; marker= Air /&gt;&quot;)" office:value-type="string" office:string-value="&lt;element:quad v1=72 v2=193 v3=194 v4=73 marker= Air /&gt;">
            <text:p>&lt;element:quad v1=72 v2=193 v3=194 v4=73 marker= Air /&gt;</text:p>
          </table:table-cell>
          <table:table-cell table:style-name="ce5"/>
          <table:table-cell table:style-name="ce5" office:value-type="float" office:value="72">
            <text:p>72</text:p>
          </table:table-cell>
          <table:table-cell table:style-name="ce5" office:value-type="float" office:value="73">
            <text:p>73</text:p>
          </table:table-cell>
          <table:table-cell table:style-name="Default" table:formula="of:=CONCATENATE(&quot;&lt;edge v1=&quot;;[.L74];&quot; v2=&quot;;[.M74];&quot; marker=Solid Profile /&gt;&quot;)" office:value-type="string" office:string-value="&lt;edge v1=72 v2=73 marker=Solid Profile /&gt;">
            <text:p>&lt;edge v1=72 v2=73 marker=Solid Profile /&gt;</text:p>
          </table:table-cell>
          <table:table-cell table:style-name="ce9" office:value-type="float" office:value="0.0228405">
            <text:p>0.02284050</text:p>
          </table:table-cell>
          <table:table-cell table:formula="of:=DEGREES([.O74])" office:value-type="float" office:value="1.30866425196856">
            <text:p>1.308664252</text:p>
          </table:table-cell>
          <table:table-cell table:style-name="Default" table:formula="of:=CONCATENATE(&quot;&lt;arc v1=&quot;;[.L74];&quot; v2=&quot;;[.M74];&quot; angle=&quot;;[.P74];&quot; /&gt;&quot;)" office:value-type="string" office:string-value="&lt;arc v1=72 v2=73 angle=1.30866425196856 /&gt;">
            <text:p>&lt;arc v1=72 v2=73 angle=1.30866425196856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36528 </text:p>
          </table:table-cell>
          <table:table-cell office:value-type="string">
            <text:p><text:s/>-0.622992</text:p>
          </table:table-cell>
          <table:table-cell table:style-name="ce6" office:value-type="float" office:value="73">
            <text:p>73</text:p>
          </table:table-cell>
          <table:table-cell table:style-name="Default" table:formula="of:=CONCATENATE(&quot;&lt;vertex x=&quot;;[.A75];&quot; y=&quot;;[.B75];&quot; i=&quot;;[.C75];&quot; /&gt;&quot;)" office:value-type="string" office:string-value="&lt;vertex x= -5.36528  y= -0.622992 i=73 /&gt;">
            <text:p>&lt;vertex x= -5.36528 <text:s/>y= -0.622992 i=73 /&gt;</text:p>
          </table:table-cell>
          <table:table-cell/>
          <table:table-cell table:style-name="ce7" office:value-type="float" office:value="73">
            <text:p>73</text:p>
          </table:table-cell>
          <table:table-cell table:style-name="ce7" office:value-type="float" office:value="194">
            <text:p>194</text:p>
          </table:table-cell>
          <table:table-cell table:style-name="ce5" office:value-type="float" office:value="195">
            <text:p>195</text:p>
          </table:table-cell>
          <table:table-cell table:style-name="ce5" office:value-type="float" office:value="74">
            <text:p>74</text:p>
          </table:table-cell>
          <table:table-cell table:style-name="Default" table:formula="of:=CONCATENATE(&quot;&lt;element:quad v1=&quot;;[.F75];&quot; v2=&quot;;[.G75];&quot; v3=&quot;;[.H75];&quot; v4=&quot;;[.I75];&quot; marker= Air /&gt;&quot;)" office:value-type="string" office:string-value="&lt;element:quad v1=73 v2=194 v3=195 v4=74 marker= Air /&gt;">
            <text:p>&lt;element:quad v1=73 v2=194 v3=195 v4=74 marker= Air /&gt;</text:p>
          </table:table-cell>
          <table:table-cell table:style-name="ce5"/>
          <table:table-cell table:style-name="ce5" office:value-type="float" office:value="73">
            <text:p>73</text:p>
          </table:table-cell>
          <table:table-cell table:style-name="ce5" office:value-type="float" office:value="74">
            <text:p>74</text:p>
          </table:table-cell>
          <table:table-cell table:style-name="Default" table:formula="of:=CONCATENATE(&quot;&lt;edge v1=&quot;;[.L75];&quot; v2=&quot;;[.M75];&quot; marker=Solid Profile /&gt;&quot;)" office:value-type="string" office:string-value="&lt;edge v1=73 v2=74 marker=Solid Profile /&gt;">
            <text:p>&lt;edge v1=73 v2=74 marker=Solid Profile /&gt;</text:p>
          </table:table-cell>
          <table:table-cell table:style-name="ce9" office:value-type="float" office:value="0.0214172">
            <text:p>0.02141720</text:p>
          </table:table-cell>
          <table:table-cell table:formula="of:=DEGREES([.O75])" office:value-type="float" office:value="1.22711516898759">
            <text:p>1.227115169</text:p>
          </table:table-cell>
          <table:table-cell table:style-name="Default" table:formula="of:=CONCATENATE(&quot;&lt;arc v1=&quot;;[.L75];&quot; v2=&quot;;[.M75];&quot; angle=&quot;;[.P75];&quot; /&gt;&quot;)" office:value-type="string" office:string-value="&lt;arc v1=73 v2=74 angle=1.22711516898759 /&gt;">
            <text:p>&lt;arc v1=73 v2=74 angle=1.22711516898759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float" office:value="-5.24186">
            <text:p>-5.241860</text:p>
          </table:table-cell>
          <table:table-cell office:value-type="string">
            <text:p><text:s/>-0.633733</text:p>
          </table:table-cell>
          <table:table-cell table:style-name="ce6" office:value-type="float" office:value="74">
            <text:p>74</text:p>
          </table:table-cell>
          <table:table-cell table:style-name="Default" table:formula="of:=CONCATENATE(&quot;&lt;vertex x=&quot;;[.A76];&quot; y=&quot;;[.B76];&quot; i=&quot;;[.C76];&quot; /&gt;&quot;)" office:value-type="string" office:string-value="&lt;vertex x=-5.24186 y= -0.633733 i=74 /&gt;">
            <text:p>&lt;vertex x=-5.24186 y= -0.633733 i=74 /&gt;</text:p>
          </table:table-cell>
          <table:table-cell/>
          <table:table-cell table:style-name="ce7" office:value-type="float" office:value="74">
            <text:p>74</text:p>
          </table:table-cell>
          <table:table-cell table:style-name="ce7" office:value-type="float" office:value="195">
            <text:p>195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75">
            <text:p>75</text:p>
          </table:table-cell>
          <table:table-cell table:style-name="Default" table:formula="of:=CONCATENATE(&quot;&lt;element:quad v1=&quot;;[.F76];&quot; v2=&quot;;[.G76];&quot; v3=&quot;;[.H76];&quot; v4=&quot;;[.I76];&quot; marker= Air /&gt;&quot;)" office:value-type="string" office:string-value="&lt;element:quad v1=74 v2=195 v3=196 v4=75 marker= Air /&gt;">
            <text:p>&lt;element:quad v1=74 v2=195 v3=196 v4=75 marker= Air /&gt;</text:p>
          </table:table-cell>
          <table:table-cell table:style-name="ce5"/>
          <table:table-cell table:style-name="ce5" office:value-type="float" office:value="74">
            <text:p>74</text:p>
          </table:table-cell>
          <table:table-cell table:style-name="ce5" office:value-type="float" office:value="75">
            <text:p>75</text:p>
          </table:table-cell>
          <table:table-cell table:style-name="Default" table:formula="of:=CONCATENATE(&quot;&lt;edge v1=&quot;;[.L76];&quot; v2=&quot;;[.M76];&quot; marker=Solid Profile /&gt;&quot;)" office:value-type="string" office:string-value="&lt;edge v1=74 v2=75 marker=Solid Profile /&gt;">
            <text:p>&lt;edge v1=74 v2=75 marker=Solid Profile /&gt;</text:p>
          </table:table-cell>
          <table:table-cell table:style-name="ce9" office:value-type="float" office:value="0.020078">
            <text:p>0.02007800</text:p>
          </table:table-cell>
          <table:table-cell table:formula="of:=DEGREES([.O76])" office:value-type="float" office:value="1.15038466106367">
            <text:p>1.1503846611</text:p>
          </table:table-cell>
          <table:table-cell table:style-name="Default" table:formula="of:=CONCATENATE(&quot;&lt;arc v1=&quot;;[.L76];&quot; v2=&quot;;[.M76];&quot; angle=&quot;;[.P76];&quot; /&gt;&quot;)" office:value-type="string" office:string-value="&lt;arc v1=74 v2=75 angle=1.15038466106367 /&gt;">
            <text:p>&lt;arc v1=74 v2=75 angle=1.15038466106367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5.10547</text:p>
          </table:table-cell>
          <table:table-cell office:value-type="string">
            <text:p><text:s/>-0.640007</text:p>
          </table:table-cell>
          <table:table-cell table:style-name="ce6" office:value-type="float" office:value="75">
            <text:p>75</text:p>
          </table:table-cell>
          <table:table-cell table:style-name="Default" table:formula="of:=CONCATENATE(&quot;&lt;vertex x=&quot;;[.A77];&quot; y=&quot;;[.B77];&quot; i=&quot;;[.C77];&quot; /&gt;&quot;)" office:value-type="string" office:string-value="&lt;vertex x= -5.10547 y= -0.640007 i=75 /&gt;">
            <text:p>&lt;vertex x= -5.10547 y= -0.640007 i=75 /&gt;</text:p>
          </table:table-cell>
          <table:table-cell/>
          <table:table-cell table:style-name="ce7" office:value-type="float" office:value="75">
            <text:p>75</text:p>
          </table:table-cell>
          <table:table-cell table:style-name="ce7" office:value-type="float" office:value="196">
            <text:p>196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76">
            <text:p>76</text:p>
          </table:table-cell>
          <table:table-cell table:style-name="Default" table:formula="of:=CONCATENATE(&quot;&lt;element:quad v1=&quot;;[.F77];&quot; v2=&quot;;[.G77];&quot; v3=&quot;;[.H77];&quot; v4=&quot;;[.I77];&quot; marker= Air /&gt;&quot;)" office:value-type="string" office:string-value="&lt;element:quad v1=75 v2=196 v3=197 v4=76 marker= Air /&gt;">
            <text:p>&lt;element:quad v1=75 v2=196 v3=197 v4=76 marker= Air /&gt;</text:p>
          </table:table-cell>
          <table:table-cell table:style-name="ce5"/>
          <table:table-cell table:style-name="ce5" office:value-type="float" office:value="75">
            <text:p>75</text:p>
          </table:table-cell>
          <table:table-cell table:style-name="ce5" office:value-type="float" office:value="76">
            <text:p>76</text:p>
          </table:table-cell>
          <table:table-cell table:style-name="Default" table:formula="of:=CONCATENATE(&quot;&lt;edge v1=&quot;;[.L77];&quot; v2=&quot;;[.M77];&quot; marker=Solid Profile /&gt;&quot;)" office:value-type="string" office:string-value="&lt;edge v1=75 v2=76 marker=Solid Profile /&gt;">
            <text:p>&lt;edge v1=75 v2=76 marker=Solid Profile /&gt;</text:p>
          </table:table-cell>
          <table:table-cell table:style-name="ce9" office:value-type="float" office:value="0.0188139">
            <text:p>0.01881390</text:p>
          </table:table-cell>
          <table:table-cell table:formula="of:=DEGREES([.O77])" office:value-type="float" office:value="1.07795706618118">
            <text:p>1.0779570662</text:p>
          </table:table-cell>
          <table:table-cell table:style-name="Default" table:formula="of:=CONCATENATE(&quot;&lt;arc v1=&quot;;[.L77];&quot; v2=&quot;;[.M77];&quot; angle=&quot;;[.P77];&quot; /&gt;&quot;)" office:value-type="string" office:string-value="&lt;arc v1=75 v2=76 angle=1.07795706618118 /&gt;">
            <text:p>&lt;arc v1=75 v2=76 angle=1.07795706618118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4.95405</text:p>
          </table:table-cell>
          <table:table-cell office:value-type="string">
            <text:p><text:s/>-0.641185</text:p>
          </table:table-cell>
          <table:table-cell table:style-name="ce6" office:value-type="float" office:value="76">
            <text:p>76</text:p>
          </table:table-cell>
          <table:table-cell table:style-name="Default" table:formula="of:=CONCATENATE(&quot;&lt;vertex x=&quot;;[.A78];&quot; y=&quot;;[.B78];&quot; i=&quot;;[.C78];&quot; /&gt;&quot;)" office:value-type="string" office:string-value="&lt;vertex x= -4.95405 y= -0.641185 i=76 /&gt;">
            <text:p>&lt;vertex x= -4.95405 y= -0.641185 i=76 /&gt;</text:p>
          </table:table-cell>
          <table:table-cell/>
          <table:table-cell table:style-name="ce7" office:value-type="float" office:value="76">
            <text:p>76</text:p>
          </table:table-cell>
          <table:table-cell table:style-name="ce7" office:value-type="float" office:value="197">
            <text:p>197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77">
            <text:p>77</text:p>
          </table:table-cell>
          <table:table-cell table:style-name="Default" table:formula="of:=CONCATENATE(&quot;&lt;element:quad v1=&quot;;[.F78];&quot; v2=&quot;;[.G78];&quot; v3=&quot;;[.H78];&quot; v4=&quot;;[.I78];&quot; marker= Air /&gt;&quot;)" office:value-type="string" office:string-value="&lt;element:quad v1=76 v2=197 v3=198 v4=77 marker= Air /&gt;">
            <text:p>&lt;element:quad v1=76 v2=197 v3=198 v4=77 marker= Air /&gt;</text:p>
          </table:table-cell>
          <table:table-cell table:style-name="ce5"/>
          <table:table-cell table:style-name="ce5" office:value-type="float" office:value="76">
            <text:p>76</text:p>
          </table:table-cell>
          <table:table-cell table:style-name="ce5" office:value-type="float" office:value="77">
            <text:p>77</text:p>
          </table:table-cell>
          <table:table-cell table:style-name="Default" table:formula="of:=CONCATENATE(&quot;&lt;edge v1=&quot;;[.L78];&quot; v2=&quot;;[.M78];&quot; marker=Solid Profile /&gt;&quot;)" office:value-type="string" office:string-value="&lt;edge v1=76 v2=77 marker=Solid Profile /&gt;">
            <text:p>&lt;edge v1=76 v2=77 marker=Solid Profile /&gt;</text:p>
          </table:table-cell>
          <table:table-cell table:style-name="ce9" office:value-type="float" office:value="0.0176124">
            <text:p>0.01761240</text:p>
          </table:table-cell>
          <table:table-cell table:formula="of:=DEGREES([.O78])" office:value-type="float" office:value="1.00911618709621">
            <text:p>1.0091161871</text:p>
          </table:table-cell>
          <table:table-cell table:style-name="Default" table:formula="of:=CONCATENATE(&quot;&lt;arc v1=&quot;;[.L78];&quot; v2=&quot;;[.M78];&quot; angle=&quot;;[.P78];&quot; /&gt;&quot;)" office:value-type="string" office:string-value="&lt;arc v1=76 v2=77 angle=1.00911618709621 /&gt;">
            <text:p>&lt;arc v1=76 v2=77 angle=1.00911618709621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4.78495</text:p>
          </table:table-cell>
          <table:table-cell office:value-type="string">
            <text:p><text:s/>-0.636471</text:p>
          </table:table-cell>
          <table:table-cell table:style-name="ce6" office:value-type="float" office:value="77">
            <text:p>77</text:p>
          </table:table-cell>
          <table:table-cell table:style-name="Default" table:formula="of:=CONCATENATE(&quot;&lt;vertex x=&quot;;[.A79];&quot; y=&quot;;[.B79];&quot; i=&quot;;[.C79];&quot; /&gt;&quot;)" office:value-type="string" office:string-value="&lt;vertex x= -4.78495 y= -0.636471 i=77 /&gt;">
            <text:p>&lt;vertex x= -4.78495 y= -0.636471 i=77 /&gt;</text:p>
          </table:table-cell>
          <table:table-cell/>
          <table:table-cell table:style-name="ce7" office:value-type="float" office:value="77">
            <text:p>77</text:p>
          </table:table-cell>
          <table:table-cell table:style-name="ce7" office:value-type="float" office:value="198">
            <text:p>198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78">
            <text:p>78</text:p>
          </table:table-cell>
          <table:table-cell table:style-name="Default" table:formula="of:=CONCATENATE(&quot;&lt;element:quad v1=&quot;;[.F79];&quot; v2=&quot;;[.G79];&quot; v3=&quot;;[.H79];&quot; v4=&quot;;[.I79];&quot; marker= Air /&gt;&quot;)" office:value-type="string" office:string-value="&lt;element:quad v1=77 v2=198 v3=199 v4=78 marker= Air /&gt;">
            <text:p>&lt;element:quad v1=77 v2=198 v3=199 v4=78 marker= Air /&gt;</text:p>
          </table:table-cell>
          <table:table-cell table:style-name="ce5"/>
          <table:table-cell table:style-name="ce5" office:value-type="float" office:value="77">
            <text:p>77</text:p>
          </table:table-cell>
          <table:table-cell table:style-name="ce5" office:value-type="float" office:value="78">
            <text:p>78</text:p>
          </table:table-cell>
          <table:table-cell table:style-name="Default" table:formula="of:=CONCATENATE(&quot;&lt;edge v1=&quot;;[.L79];&quot; v2=&quot;;[.M79];&quot; marker=Solid Profile /&gt;&quot;)" office:value-type="string" office:string-value="&lt;edge v1=77 v2=78 marker=Solid Profile /&gt;">
            <text:p>&lt;edge v1=77 v2=78 marker=Solid Profile /&gt;</text:p>
          </table:table-cell>
          <table:table-cell table:style-name="ce9" office:value-type="float" office:value="0.0164568">
            <text:p>0.01645680</text:p>
          </table:table-cell>
          <table:table-cell table:formula="of:=DEGREES([.O79])" office:value-type="float" office:value="0.942905184290893">
            <text:p>0.9429051843</text:p>
          </table:table-cell>
          <table:table-cell table:style-name="Default" table:formula="of:=CONCATENATE(&quot;&lt;arc v1=&quot;;[.L79];&quot; v2=&quot;;[.M79];&quot; angle=&quot;;[.P79];&quot; /&gt;&quot;)" office:value-type="string" office:string-value="&lt;arc v1=77 v2=78 angle=0.942905184290893 /&gt;">
            <text:p>&lt;arc v1=77 v2=78 angle=0.942905184290893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4.59455</text:p>
          </table:table-cell>
          <table:table-cell office:value-type="float" office:value="-0.624822">
            <text:p>-0.624822</text:p>
          </table:table-cell>
          <table:table-cell table:style-name="ce6" office:value-type="float" office:value="78">
            <text:p>78</text:p>
          </table:table-cell>
          <table:table-cell table:style-name="Default" table:formula="of:=CONCATENATE(&quot;&lt;vertex x=&quot;;[.A80];&quot; y=&quot;;[.B80];&quot; i=&quot;;[.C80];&quot; /&gt;&quot;)" office:value-type="string" office:string-value="&lt;vertex x= -4.59455 y=-0.624822 i=78 /&gt;">
            <text:p>&lt;vertex x= -4.59455 y=-0.624822 i=78 /&gt;</text:p>
          </table:table-cell>
          <table:table-cell/>
          <table:table-cell table:style-name="ce7" office:value-type="float" office:value="78">
            <text:p>78</text:p>
          </table:table-cell>
          <table:table-cell table:style-name="ce7" office:value-type="float" office:value="199">
            <text:p>199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79">
            <text:p>79</text:p>
          </table:table-cell>
          <table:table-cell table:style-name="Default" table:formula="of:=CONCATENATE(&quot;&lt;element:quad v1=&quot;;[.F80];&quot; v2=&quot;;[.G80];&quot; v3=&quot;;[.H80];&quot; v4=&quot;;[.I80];&quot; marker= Air /&gt;&quot;)" office:value-type="string" office:string-value="&lt;element:quad v1=78 v2=199 v3=200 v4=79 marker= Air /&gt;">
            <text:p>&lt;element:quad v1=78 v2=199 v3=200 v4=79 marker= Air /&gt;</text:p>
          </table:table-cell>
          <table:table-cell table:style-name="ce5"/>
          <table:table-cell table:style-name="ce5" office:value-type="float" office:value="78">
            <text:p>78</text:p>
          </table:table-cell>
          <table:table-cell table:style-name="ce5" office:value-type="float" office:value="79">
            <text:p>79</text:p>
          </table:table-cell>
          <table:table-cell table:style-name="Default" table:formula="of:=CONCATENATE(&quot;&lt;edge v1=&quot;;[.L80];&quot; v2=&quot;;[.M80];&quot; marker=Solid Profile /&gt;&quot;)" office:value-type="string" office:string-value="&lt;edge v1=78 v2=79 marker=Solid Profile /&gt;">
            <text:p>&lt;edge v1=78 v2=79 marker=Solid Profile /&gt;</text:p>
          </table:table-cell>
          <table:table-cell table:style-name="ce9" office:value-type="float" office:value="0.0153234">
            <text:p>0.01532340</text:p>
          </table:table-cell>
          <table:table-cell table:formula="of:=DEGREES([.O80])" office:value-type="float" office:value="0.877966147790766">
            <text:p>0.8779661478</text:p>
          </table:table-cell>
          <table:table-cell table:style-name="Default" table:formula="of:=CONCATENATE(&quot;&lt;arc v1=&quot;;[.L80];&quot; v2=&quot;;[.M80];&quot; angle=&quot;;[.P80];&quot; /&gt;&quot;)" office:value-type="string" office:string-value="&lt;arc v1=78 v2=79 angle=0.877966147790766 /&gt;">
            <text:p>&lt;arc v1=78 v2=79 angle=0.877966147790766 /&gt;</text:p>
          </table:table-cell>
          <table:table-cell table:style-name="ce5"/>
          <table:table-cell table:style-name="ce2" table:number-columns-repeated="1006"/>
        </table:table-row>
        <table:table-row table:style-name="ro1">
          <table:table-cell office:value-type="string">
            <text:p><text:s/>-4.37775</text:p>
          </table:table-cell>
          <table:table-cell office:value-type="string">
            <text:p><text:s/>-0.604824</text:p>
          </table:table-cell>
          <table:table-cell table:style-name="ce6" office:value-type="float" office:value="79">
            <text:p>79</text:p>
          </table:table-cell>
          <table:table-cell table:style-name="Default" table:formula="of:=CONCATENATE(&quot;&lt;vertex x=&quot;;[.A81];&quot; y=&quot;;[.B81];&quot; i=&quot;;[.C81];&quot; /&gt;&quot;)" office:value-type="string" office:string-value="&lt;vertex x= -4.37775 y= -0.604824 i=79 /&gt;">
            <text:p>&lt;vertex x= -4.37775 y= -0.604824 i=79 /&gt;</text:p>
          </table:table-cell>
          <table:table-cell/>
          <table:table-cell table:style-name="ce7" office:value-type="float" office:value="79">
            <text:p>79</text:p>
          </table:table-cell>
          <table:table-cell table:style-name="ce7" office:value-type="float" office:value="200">
            <text:p>200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80">
            <text:p>80</text:p>
          </table:table-cell>
          <table:table-cell table:style-name="Default" table:formula="of:=CONCATENATE(&quot;&lt;element:quad v1=&quot;;[.F81];&quot; v2=&quot;;[.G81];&quot; v3=&quot;;[.H81];&quot; v4=&quot;;[.I81];&quot; marker= Air /&gt;&quot;)" office:value-type="string" office:string-value="&lt;element:quad v1=79 v2=200 v3=201 v4=80 marker= Air /&gt;">
            <text:p>&lt;element:quad v1=79 v2=200 v3=201 v4=80 marker= Air /&gt;</text:p>
          </table:table-cell>
          <table:table-cell/>
          <table:table-cell table:style-name="ce5" office:value-type="float" office:value="79">
            <text:p>79</text:p>
          </table:table-cell>
          <table:table-cell table:style-name="ce5" office:value-type="float" office:value="80">
            <text:p>80</text:p>
          </table:table-cell>
          <table:table-cell table:style-name="Default" table:formula="of:=CONCATENATE(&quot;&lt;edge v1=&quot;;[.L81];&quot; v2=&quot;;[.M81];&quot; marker=Solid Profile /&gt;&quot;)" office:value-type="string" office:string-value="&lt;edge v1=79 v2=80 marker=Solid Profile /&gt;">
            <text:p>&lt;edge v1=79 v2=80 marker=Solid Profile /&gt;</text:p>
          </table:table-cell>
          <table:table-cell office:value-type="float" office:value="0.0141754">
            <text:p>0.01417540</text:p>
          </table:table-cell>
          <table:table-cell table:formula="of:=DEGREES([.O81])" office:value-type="float" office:value="0.812190592909747">
            <text:p>0.8121905929</text:p>
          </table:table-cell>
          <table:table-cell table:style-name="Default" table:formula="of:=CONCATENATE(&quot;&lt;arc v1=&quot;;[.L81];&quot; v2=&quot;;[.M81];&quot; angle=&quot;;[.P81];&quot; /&gt;&quot;)" office:value-type="string" office:string-value="&lt;arc v1=79 v2=80 angle=0.812190592909747 /&gt;">
            <text:p>&lt;arc v1=79 v2=80 angle=0.812190592909747 /&gt;</text:p>
          </table:table-cell>
          <table:table-cell table:number-columns-repeated="1007"/>
        </table:table-row>
        <table:table-row table:style-name="ro1">
          <table:table-cell office:value-type="string">
            <text:p><text:s/>-4.12692 </text:p>
          </table:table-cell>
          <table:table-cell office:value-type="string">
            <text:p><text:s/>-0.574451</text:p>
          </table:table-cell>
          <table:table-cell table:style-name="ce6" office:value-type="float" office:value="80">
            <text:p>80</text:p>
          </table:table-cell>
          <table:table-cell table:style-name="Default" table:formula="of:=CONCATENATE(&quot;&lt;vertex x=&quot;;[.A82];&quot; y=&quot;;[.B82];&quot; i=&quot;;[.C82];&quot; /&gt;&quot;)" office:value-type="string" office:string-value="&lt;vertex x= -4.12692  y= -0.574451 i=80 /&gt;">
            <text:p>&lt;vertex x= -4.12692 <text:s/>y= -0.574451 i=80 /&gt;</text:p>
          </table:table-cell>
          <table:table-cell/>
          <table:table-cell table:style-name="ce7" office:value-type="float" office:value="80">
            <text:p>80</text:p>
          </table:table-cell>
          <table:table-cell table:style-name="ce7" office:value-type="float" office:value="201">
            <text:p>201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81">
            <text:p>81</text:p>
          </table:table-cell>
          <table:table-cell table:style-name="Default" table:formula="of:=CONCATENATE(&quot;&lt;element:quad v1=&quot;;[.F82];&quot; v2=&quot;;[.G82];&quot; v3=&quot;;[.H82];&quot; v4=&quot;;[.I82];&quot; marker= Air /&gt;&quot;)" office:value-type="string" office:string-value="&lt;element:quad v1=80 v2=201 v3=202 v4=81 marker= Air /&gt;">
            <text:p>&lt;element:quad v1=80 v2=201 v3=202 v4=81 marker= Air /&gt;</text:p>
          </table:table-cell>
          <table:table-cell/>
          <table:table-cell table:style-name="ce5" office:value-type="float" office:value="80">
            <text:p>80</text:p>
          </table:table-cell>
          <table:table-cell table:style-name="ce5" office:value-type="float" office:value="81">
            <text:p>81</text:p>
          </table:table-cell>
          <table:table-cell table:style-name="Default" table:formula="of:=CONCATENATE(&quot;&lt;edge v1=&quot;;[.L82];&quot; v2=&quot;;[.M82];&quot; marker=Solid Profile /&gt;&quot;)" office:value-type="string" office:string-value="&lt;edge v1=80 v2=81 marker=Solid Profile /&gt;">
            <text:p>&lt;edge v1=80 v2=81 marker=Solid Profile /&gt;</text:p>
          </table:table-cell>
          <table:table-cell office:value-type="float" office:value="0.012946">
            <text:p>0.01294600</text:p>
          </table:table-cell>
          <table:table-cell table:formula="of:=DEGREES([.O82])" office:value-type="float" office:value="0.741751161576364">
            <text:p>0.7417511616</text:p>
          </table:table-cell>
          <table:table-cell table:style-name="Default" table:formula="of:=CONCATENATE(&quot;&lt;arc v1=&quot;;[.L82];&quot; v2=&quot;;[.M82];&quot; angle=&quot;;[.P82];&quot; /&gt;&quot;)" office:value-type="string" office:string-value="&lt;arc v1=80 v2=81 angle=0.741751161576364 /&gt;">
            <text:p>&lt;arc v1=80 v2=81 angle=0.741751161576364 /&gt;</text:p>
          </table:table-cell>
          <table:table-cell table:number-columns-repeated="1007"/>
        </table:table-row>
        <table:table-row table:style-name="ro1">
          <table:table-cell office:value-type="float" office:value="-3.8298">
            <text:p>-3.829800</text:p>
          </table:table-cell>
          <table:table-cell office:value-type="string">
            <text:p><text:s/>-0.530577</text:p>
          </table:table-cell>
          <table:table-cell table:style-name="ce6" office:value-type="float" office:value="81">
            <text:p>81</text:p>
          </table:table-cell>
          <table:table-cell table:style-name="Default" table:formula="of:=CONCATENATE(&quot;&lt;vertex x=&quot;;[.A83];&quot; y=&quot;;[.B83];&quot; i=&quot;;[.C83];&quot; /&gt;&quot;)" office:value-type="string" office:string-value="&lt;vertex x=-3.8298 y= -0.530577 i=81 /&gt;">
            <text:p>&lt;vertex x=-3.8298 y= -0.530577 i=81 /&gt;</text:p>
          </table:table-cell>
          <table:table-cell/>
          <table:table-cell table:style-name="ce7" office:value-type="float" office:value="81">
            <text:p>81</text:p>
          </table:table-cell>
          <table:table-cell table:style-name="ce7" office:value-type="float" office:value="202">
            <text:p>202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82">
            <text:p>82</text:p>
          </table:table-cell>
          <table:table-cell table:style-name="Default" table:formula="of:=CONCATENATE(&quot;&lt;element:quad v1=&quot;;[.F83];&quot; v2=&quot;;[.G83];&quot; v3=&quot;;[.H83];&quot; v4=&quot;;[.I83];&quot; marker= Air /&gt;&quot;)" office:value-type="string" office:string-value="&lt;element:quad v1=81 v2=202 v3=203 v4=82 marker= Air /&gt;">
            <text:p>&lt;element:quad v1=81 v2=202 v3=203 v4=82 marker= Air /&gt;</text:p>
          </table:table-cell>
          <table:table-cell/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Default" table:formula="of:=CONCATENATE(&quot;&lt;edge v1=&quot;;[.L83];&quot; v2=&quot;;[.M83];&quot; marker=Solid Profile /&gt;&quot;)" office:value-type="string" office:string-value="&lt;edge v1=81 v2=82 marker=Solid Profile /&gt;">
            <text:p>&lt;edge v1=81 v2=82 marker=Solid Profile /&gt;</text:p>
          </table:table-cell>
          <table:table-cell office:value-type="float" office:value="0.0101678">
            <text:p>0.01016780</text:p>
          </table:table-cell>
          <table:table-cell table:formula="of:=DEGREES([.O83])" office:value-type="float" office:value="0.582572026933118">
            <text:p>0.5825720269</text:p>
          </table:table-cell>
          <table:table-cell table:style-name="Default" table:formula="of:=CONCATENATE(&quot;&lt;arc v1=&quot;;[.L83];&quot; v2=&quot;;[.M83];&quot; angle=&quot;;[.P83];&quot; /&gt;&quot;)" office:value-type="string" office:string-value="&lt;arc v1=81 v2=82 angle=0.582572026933118 /&gt;">
            <text:p>&lt;arc v1=81 v2=82 angle=0.582572026933118 /&gt;</text:p>
          </table:table-cell>
          <table:table-cell table:number-columns-repeated="1007"/>
        </table:table-row>
        <table:table-row table:style-name="ro1">
          <table:table-cell office:value-type="string">
            <text:p><text:s/>-3.46412</text:p>
          </table:table-cell>
          <table:table-cell office:value-type="string">
            <text:p><text:s/>-0.467793</text:p>
          </table:table-cell>
          <table:table-cell table:style-name="ce6" office:value-type="float" office:value="82">
            <text:p>82</text:p>
          </table:table-cell>
          <table:table-cell table:style-name="Default" table:formula="of:=CONCATENATE(&quot;&lt;vertex x=&quot;;[.A84];&quot; y=&quot;;[.B84];&quot; i=&quot;;[.C84];&quot; /&gt;&quot;)" office:value-type="string" office:string-value="&lt;vertex x= -3.46412 y= -0.467793 i=82 /&gt;">
            <text:p>&lt;vertex x= -3.46412 y= -0.467793 i=82 /&gt;</text:p>
          </table:table-cell>
          <table:table-cell/>
          <table:table-cell table:style-name="ce7" office:value-type="float" office:value="82">
            <text:p>82</text:p>
          </table:table-cell>
          <table:table-cell table:style-name="ce7" office:value-type="float" office:value="203">
            <text:p>203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83">
            <text:p>83</text:p>
          </table:table-cell>
          <table:table-cell table:style-name="Default" table:formula="of:=CONCATENATE(&quot;&lt;element:quad v1=&quot;;[.F84];&quot; v2=&quot;;[.G84];&quot; v3=&quot;;[.H84];&quot; v4=&quot;;[.I84];&quot; marker= Air /&gt;&quot;)" office:value-type="string" office:string-value="&lt;element:quad v1=82 v2=203 v3=204 v4=83 marker= Air /&gt;">
            <text:p>&lt;element:quad v1=82 v2=203 v3=204 v4=83 marker= Air /&gt;</text:p>
          </table:table-cell>
          <table:table-cell/>
          <table:table-cell table:style-name="ce5" office:value-type="float" office:value="82">
            <text:p>82</text:p>
          </table:table-cell>
          <table:table-cell table:style-name="ce5" office:value-type="float" office:value="83">
            <text:p>83</text:p>
          </table:table-cell>
          <table:table-cell table:style-name="Default" table:formula="of:=CONCATENATE(&quot;&lt;edge v1=&quot;;[.L84];&quot; v2=&quot;;[.M84];&quot; marker=Solid Profile /&gt;&quot;)" office:value-type="string" office:string-value="&lt;edge v1=82 v2=83 marker=Solid Profile /&gt;">
            <text:p>&lt;edge v1=82 v2=83 marker=Solid Profile /&gt;</text:p>
          </table:table-cell>
          <table:table-cell office:value-type="float" office:value="0.00495626">
            <text:p>0.00495626</text:p>
          </table:table-cell>
          <table:table-cell table:formula="of:=DEGREES([.O84])" office:value-type="float" office:value="0.283972780169509">
            <text:p>0.2839727802</text:p>
          </table:table-cell>
          <table:table-cell table:style-name="Default" table:formula="of:=CONCATENATE(&quot;&lt;arc v1=&quot;;[.L84];&quot; v2=&quot;;[.M84];&quot; angle=&quot;;[.P84];&quot; /&gt;&quot;)" office:value-type="string" office:string-value="&lt;arc v1=82 v2=83 angle=0.283972780169509 /&gt;">
            <text:p>&lt;arc v1=82 v2=83 angle=0.283972780169509 /&gt;</text:p>
          </table:table-cell>
          <table:table-cell table:number-columns-repeated="1007"/>
        </table:table-row>
        <table:table-row table:style-name="ro1">
          <table:table-cell office:value-type="string">
            <text:p><text:s/>-3.04503</text:p>
          </table:table-cell>
          <table:table-cell office:value-type="string">
            <text:p><text:s/>-0.38761</text:p>
          </table:table-cell>
          <table:table-cell table:style-name="ce6" office:value-type="float" office:value="83">
            <text:p>83</text:p>
          </table:table-cell>
          <table:table-cell table:style-name="Default" table:formula="of:=CONCATENATE(&quot;&lt;vertex x=&quot;;[.A85];&quot; y=&quot;;[.B85];&quot; i=&quot;;[.C85];&quot; /&gt;&quot;)" office:value-type="string" office:string-value="&lt;vertex x= -3.04503 y= -0.38761 i=83 /&gt;">
            <text:p>&lt;vertex x= -3.04503 y= -0.38761 i=83 /&gt;</text:p>
          </table:table-cell>
          <table:table-cell/>
          <table:table-cell table:style-name="ce7" office:value-type="float" office:value="83">
            <text:p>83</text:p>
          </table:table-cell>
          <table:table-cell table:style-name="ce7" office:value-type="float" office:value="204">
            <text:p>204</text:p>
          </table:table-cell>
          <table:table-cell table:style-name="ce5" office:value-type="float" office:value="205">
            <text:p>205</text:p>
          </table:table-cell>
          <table:table-cell table:style-name="ce5" office:value-type="float" office:value="84">
            <text:p>84</text:p>
          </table:table-cell>
          <table:table-cell table:style-name="Default" table:formula="of:=CONCATENATE(&quot;&lt;element:quad v1=&quot;;[.F85];&quot; v2=&quot;;[.G85];&quot; v3=&quot;;[.H85];&quot; v4=&quot;;[.I85];&quot; marker= Air /&gt;&quot;)" office:value-type="string" office:string-value="&lt;element:quad v1=83 v2=204 v3=205 v4=84 marker= Air /&gt;">
            <text:p>&lt;element:quad v1=83 v2=204 v3=205 v4=84 marker= Air /&gt;</text:p>
          </table:table-cell>
          <table:table-cell/>
          <table:table-cell table:style-name="ce5" office:value-type="float" office:value="83">
            <text:p>83</text:p>
          </table:table-cell>
          <table:table-cell table:style-name="ce5" office:value-type="float" office:value="84">
            <text:p>84</text:p>
          </table:table-cell>
          <table:table-cell table:style-name="Default" table:formula="of:=CONCATENATE(&quot;&lt;edge v1=&quot;;[.L85];&quot; v2=&quot;;[.M85];&quot; marker=Solid Profile /&gt;&quot;)" office:value-type="string" office:string-value="&lt;edge v1=83 v2=84 marker=Solid Profile /&gt;">
            <text:p>&lt;edge v1=83 v2=84 marker=Solid Profile /&gt;</text:p>
          </table:table-cell>
          <table:table-cell office:value-type="float" office:value="0.00250661">
            <text:p>0.00250661</text:p>
          </table:table-cell>
          <table:table-cell table:formula="of:=DEGREES([.O85])" office:value-type="float" office:value="0.143618173885287">
            <text:p>0.1436181739</text:p>
          </table:table-cell>
          <table:table-cell table:style-name="Default" table:formula="of:=CONCATENATE(&quot;&lt;arc v1=&quot;;[.L85];&quot; v2=&quot;;[.M85];&quot; angle=&quot;;[.P85];&quot; /&gt;&quot;)" office:value-type="string" office:string-value="&lt;arc v1=83 v2=84 angle=0.143618173885287 /&gt;">
            <text:p>&lt;arc v1=83 v2=84 angle=0.143618173885287 /&gt;</text:p>
          </table:table-cell>
          <table:table-cell table:number-columns-repeated="1007"/>
        </table:table-row>
        <table:table-row table:style-name="ro1">
          <table:table-cell office:value-type="string">
            <text:p><text:s/>-2.72268</text:p>
          </table:table-cell>
          <table:table-cell office:value-type="float" office:value="-0.322124">
            <text:p>-0.322124</text:p>
          </table:table-cell>
          <table:table-cell table:style-name="ce6" office:value-type="float" office:value="84">
            <text:p>84</text:p>
          </table:table-cell>
          <table:table-cell table:style-name="Default" table:formula="of:=CONCATENATE(&quot;&lt;vertex x=&quot;;[.A86];&quot; y=&quot;;[.B86];&quot; i=&quot;;[.C86];&quot; /&gt;&quot;)" office:value-type="string" office:string-value="&lt;vertex x= -2.72268 y=-0.322124 i=84 /&gt;">
            <text:p>&lt;vertex x= -2.72268 y=-0.322124 i=84 /&gt;</text:p>
          </table:table-cell>
          <table:table-cell/>
          <table:table-cell table:style-name="ce7" office:value-type="float" office:value="84">
            <text:p>84</text:p>
          </table:table-cell>
          <table:table-cell table:style-name="ce7" office:value-type="float" office:value="205">
            <text:p>205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85">
            <text:p>85</text:p>
          </table:table-cell>
          <table:table-cell table:style-name="Default" table:formula="of:=CONCATENATE(&quot;&lt;element:quad v1=&quot;;[.F86];&quot; v2=&quot;;[.G86];&quot; v3=&quot;;[.H86];&quot; v4=&quot;;[.I86];&quot; marker= Air /&gt;&quot;)" office:value-type="string" office:string-value="&lt;element:quad v1=84 v2=205 v3=206 v4=85 marker= Air /&gt;">
            <text:p>&lt;element:quad v1=84 v2=205 v3=206 v4=85 marker= Air /&gt;</text:p>
          </table:table-cell>
          <table:table-cell/>
          <table:table-cell table:style-name="ce5" office:value-type="float" office:value="84">
            <text:p>84</text:p>
          </table:table-cell>
          <table:table-cell table:style-name="ce5" office:value-type="float" office:value="85">
            <text:p>85</text:p>
          </table:table-cell>
          <table:table-cell table:style-name="Default" table:formula="of:=CONCATENATE(&quot;&lt;edge v1=&quot;;[.L86];&quot; v2=&quot;;[.M86];&quot; marker=Solid Profile /&gt;&quot;)" office:value-type="string" office:string-value="&lt;edge v1=84 v2=85 marker=Solid Profile /&gt;">
            <text:p>&lt;edge v1=84 v2=85 marker=Solid Profile /&gt;</text:p>
          </table:table-cell>
          <table:table-cell office:value-type="float" office:value="0.00101823">
            <text:p>0.00101823</text:p>
          </table:table-cell>
          <table:table-cell table:formula="of:=DEGREES([.O86])" office:value-type="float" office:value="0.0583402815736058">
            <text:p>0.0583402816</text:p>
          </table:table-cell>
          <table:table-cell table:style-name="Default" table:formula="of:=CONCATENATE(&quot;&lt;arc v1=&quot;;[.L86];&quot; v2=&quot;;[.M86];&quot; angle=&quot;;[.P86];&quot; /&gt;&quot;)" office:value-type="string" office:string-value="&lt;arc v1=84 v2=85 angle=0.0583402815736058 /&gt;">
            <text:p>&lt;arc v1=84 v2=85 angle=0.0583402815736058 /&gt;</text:p>
          </table:table-cell>
          <table:table-cell table:number-columns-repeated="1007"/>
        </table:table-row>
        <table:table-row table:style-name="ro1">
          <table:table-cell office:value-type="string">
            <text:p><text:s/>-2.43615</text:p>
          </table:table-cell>
          <table:table-cell office:value-type="string">
            <text:p><text:s/>-0.262324</text:p>
          </table:table-cell>
          <table:table-cell table:style-name="ce6" office:value-type="float" office:value="85">
            <text:p>85</text:p>
          </table:table-cell>
          <table:table-cell table:style-name="Default" table:formula="of:=CONCATENATE(&quot;&lt;vertex x=&quot;;[.A87];&quot; y=&quot;;[.B87];&quot; i=&quot;;[.C87];&quot; /&gt;&quot;)" office:value-type="string" office:string-value="&lt;vertex x= -2.43615 y= -0.262324 i=85 /&gt;">
            <text:p>&lt;vertex x= -2.43615 y= -0.262324 i=85 /&gt;</text:p>
          </table:table-cell>
          <table:table-cell/>
          <table:table-cell table:style-name="ce7" office:value-type="float" office:value="85">
            <text:p>85</text:p>
          </table:table-cell>
          <table:table-cell table:style-name="ce7" office:value-type="float" office:value="206">
            <text:p>206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86">
            <text:p>86</text:p>
          </table:table-cell>
          <table:table-cell table:style-name="Default" table:formula="of:=CONCATENATE(&quot;&lt;element:quad v1=&quot;;[.F87];&quot; v2=&quot;;[.G87];&quot; v3=&quot;;[.H87];&quot; v4=&quot;;[.I87];&quot; marker= Air /&gt;&quot;)" office:value-type="string" office:string-value="&lt;element:quad v1=85 v2=206 v3=207 v4=86 marker= Air /&gt;">
            <text:p>&lt;element:quad v1=85 v2=206 v3=207 v4=86 marker= Air /&gt;</text:p>
          </table:table-cell>
          <table:table-cell/>
          <table:table-cell table:style-name="ce5" office:value-type="float" office:value="85">
            <text:p>85</text:p>
          </table:table-cell>
          <table:table-cell table:style-name="ce5" office:value-type="float" office:value="86">
            <text:p>86</text:p>
          </table:table-cell>
          <table:table-cell table:style-name="Default" table:formula="of:=CONCATENATE(&quot;&lt;edge v1=&quot;;[.L87];&quot; v2=&quot;;[.M87];&quot; marker=Solid Profile /&gt;&quot;)" office:value-type="string" office:string-value="&lt;edge v1=85 v2=86 marker=Solid Profile /&gt;">
            <text:p>&lt;edge v1=85 v2=86 marker=Solid Profile /&gt;</text:p>
          </table:table-cell>
          <table:table-cell office:value-type="float" office:value="0.000137062">
            <text:p>0.00013706</text:p>
          </table:table-cell>
          <table:table-cell table:formula="of:=DEGREES([.O87])" office:value-type="float" office:value="0.00785307413162209">
            <text:p>0.0078530741</text:p>
          </table:table-cell>
          <table:table-cell table:style-name="Default" table:formula="of:=CONCATENATE(&quot;&lt;arc v1=&quot;;[.L87];&quot; v2=&quot;;[.M87];&quot; angle=&quot;;[.P87];&quot; /&gt;&quot;)" office:value-type="string" office:string-value="&lt;arc v1=85 v2=86 angle=0.00785307413162209 /&gt;">
            <text:p>&lt;arc v1=85 v2=86 angle=0.00785307413162209 /&gt;</text:p>
          </table:table-cell>
          <table:table-cell table:number-columns-repeated="1007"/>
        </table:table-row>
        <table:table-row table:style-name="ro1">
          <table:table-cell office:value-type="string">
            <text:p><text:s/>-2.18999</text:p>
          </table:table-cell>
          <table:table-cell office:value-type="string">
            <text:p><text:s/>-0.210383</text:p>
          </table:table-cell>
          <table:table-cell table:style-name="ce6" office:value-type="float" office:value="86">
            <text:p>86</text:p>
          </table:table-cell>
          <table:table-cell table:style-name="Default" table:formula="of:=CONCATENATE(&quot;&lt;vertex x=&quot;;[.A88];&quot; y=&quot;;[.B88];&quot; i=&quot;;[.C88];&quot; /&gt;&quot;)" office:value-type="string" office:string-value="&lt;vertex x= -2.18999 y= -0.210383 i=86 /&gt;">
            <text:p>&lt;vertex x= -2.18999 y= -0.210383 i=86 /&gt;</text:p>
          </table:table-cell>
          <table:table-cell/>
          <table:table-cell table:style-name="ce7" office:value-type="float" office:value="86">
            <text:p>86</text:p>
          </table:table-cell>
          <table:table-cell table:style-name="ce7" office:value-type="float" office:value="207">
            <text:p>207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87">
            <text:p>87</text:p>
          </table:table-cell>
          <table:table-cell table:style-name="Default" table:formula="of:=CONCATENATE(&quot;&lt;element:quad v1=&quot;;[.F88];&quot; v2=&quot;;[.G88];&quot; v3=&quot;;[.H88];&quot; v4=&quot;;[.I88];&quot; marker= Air /&gt;&quot;)" office:value-type="string" office:string-value="&lt;element:quad v1=86 v2=207 v3=208 v4=87 marker= Air /&gt;">
            <text:p>&lt;element:quad v1=86 v2=207 v3=208 v4=87 marker= Air /&gt;</text:p>
          </table:table-cell>
          <table:table-cell/>
          <table:table-cell table:style-name="ce5" office:value-type="float" office:value="86">
            <text:p>86</text:p>
          </table:table-cell>
          <table:table-cell table:style-name="ce5" office:value-type="float" office:value="87">
            <text:p>87</text:p>
          </table:table-cell>
          <table:table-cell table:style-name="Default" table:formula="of:=CONCATENATE(&quot;&lt;edge v1=&quot;;[.L88];&quot; v2=&quot;;[.M88];&quot; marker=Solid Profile /&gt;&quot;)" office:value-type="string" office:string-value="&lt;edge v1=86 v2=87 marker=Solid Profile /&gt;">
            <text:p>&lt;edge v1=86 v2=87 marker=Solid Profile /&gt;</text:p>
          </table:table-cell>
          <table:table-cell office:value-type="float" office:value="0.000517177">
            <text:p>0.00051718</text:p>
          </table:table-cell>
          <table:table-cell table:formula="of:=DEGREES([.O88])" office:value-type="float" office:value="0.0296320593612374">
            <text:p>0.0296320594</text:p>
          </table:table-cell>
          <table:table-cell table:style-name="Default" table:formula="of:=CONCATENATE(&quot;&lt;arc v1=&quot;;[.L88];&quot; v2=&quot;;[.M88];&quot; angle=&quot;;[.P88];&quot; /&gt;&quot;)" office:value-type="string" office:string-value="&lt;arc v1=86 v2=87 angle=0.0296320593612374 /&gt;">
            <text:p>&lt;arc v1=86 v2=87 angle=0.0296320593612374 /&gt;</text:p>
          </table:table-cell>
          <table:table-cell table:number-columns-repeated="1007"/>
        </table:table-row>
        <table:table-row table:style-name="ro1">
          <table:table-cell office:value-type="string">
            <text:p><text:s/>-2.00714 </text:p>
          </table:table-cell>
          <table:table-cell office:value-type="string">
            <text:p><text:s/>-0.17174</text:p>
          </table:table-cell>
          <table:table-cell table:style-name="ce6" office:value-type="float" office:value="87">
            <text:p>87</text:p>
          </table:table-cell>
          <table:table-cell table:style-name="Default" table:formula="of:=CONCATENATE(&quot;&lt;vertex x=&quot;;[.A89];&quot; y=&quot;;[.B89];&quot; i=&quot;;[.C89];&quot; /&gt;&quot;)" office:value-type="string" office:string-value="&lt;vertex x= -2.00714  y= -0.17174 i=87 /&gt;">
            <text:p>&lt;vertex x= -2.00714 <text:s/>y= -0.17174 i=87 /&gt;</text:p>
          </table:table-cell>
          <table:table-cell/>
          <table:table-cell table:style-name="ce7" office:value-type="float" office:value="87">
            <text:p>87</text:p>
          </table:table-cell>
          <table:table-cell table:style-name="ce7" office:value-type="float" office:value="208">
            <text:p>208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88">
            <text:p>88</text:p>
          </table:table-cell>
          <table:table-cell table:style-name="Default" table:formula="of:=CONCATENATE(&quot;&lt;element:quad v1=&quot;;[.F89];&quot; v2=&quot;;[.G89];&quot; v3=&quot;;[.H89];&quot; v4=&quot;;[.I89];&quot; marker= Air /&gt;&quot;)" office:value-type="string" office:string-value="&lt;element:quad v1=87 v2=208 v3=209 v4=88 marker= Air /&gt;">
            <text:p>&lt;element:quad v1=87 v2=208 v3=209 v4=88 marker= Air /&gt;</text:p>
          </table:table-cell>
          <table:table-cell/>
          <table:table-cell table:style-name="ce5" office:value-type="float" office:value="87">
            <text:p>87</text:p>
          </table:table-cell>
          <table:table-cell table:style-name="ce5" office:value-type="float" office:value="88">
            <text:p>88</text:p>
          </table:table-cell>
          <table:table-cell table:style-name="Default" table:formula="of:=CONCATENATE(&quot;&lt;edge v1=&quot;;[.L89];&quot; v2=&quot;;[.M89];&quot; marker=Solid Profile /&gt;&quot;)" office:value-type="string" office:string-value="&lt;edge v1=87 v2=88 marker=Solid Profile /&gt;">
            <text:p>&lt;edge v1=87 v2=88 marker=Solid Profile /&gt;</text:p>
          </table:table-cell>
          <table:table-cell office:value-type="float" office:value="0.000889779">
            <text:p>0.00088978</text:p>
          </table:table-cell>
          <table:table-cell table:formula="of:=DEGREES([.O89])" office:value-type="float" office:value="0.0509805813993709">
            <text:p>0.0509805814</text:p>
          </table:table-cell>
          <table:table-cell table:style-name="Default" table:formula="of:=CONCATENATE(&quot;&lt;arc v1=&quot;;[.L89];&quot; v2=&quot;;[.M89];&quot; angle=&quot;;[.P89];&quot; /&gt;&quot;)" office:value-type="string" office:string-value="&lt;arc v1=87 v2=88 angle=0.0509805813993709 /&gt;">
            <text:p>&lt;arc v1=87 v2=88 angle=0.0509805813993709 /&gt;</text:p>
          </table:table-cell>
          <table:table-cell table:number-columns-repeated="1007"/>
        </table:table-row>
        <table:table-row table:style-name="ro1">
          <table:table-cell office:value-type="float" office:value="-1.76187">
            <text:p>-1.761870</text:p>
          </table:table-cell>
          <table:table-cell office:value-type="string">
            <text:p><text:s/>-0.120135</text:p>
          </table:table-cell>
          <table:table-cell table:style-name="ce6" office:value-type="float" office:value="88">
            <text:p>88</text:p>
          </table:table-cell>
          <table:table-cell table:style-name="Default" table:formula="of:=CONCATENATE(&quot;&lt;vertex x=&quot;;[.A90];&quot; y=&quot;;[.B90];&quot; i=&quot;;[.C90];&quot; /&gt;&quot;)" office:value-type="string" office:string-value="&lt;vertex x=-1.76187 y= -0.120135 i=88 /&gt;">
            <text:p>&lt;vertex x=-1.76187 y= -0.120135 i=88 /&gt;</text:p>
          </table:table-cell>
          <table:table-cell/>
          <table:table-cell table:style-name="ce7" office:value-type="float" office:value="88">
            <text:p>88</text:p>
          </table:table-cell>
          <table:table-cell table:style-name="ce7" office:value-type="float" office:value="209">
            <text:p>209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89">
            <text:p>89</text:p>
          </table:table-cell>
          <table:table-cell table:style-name="Default" table:formula="of:=CONCATENATE(&quot;&lt;element:quad v1=&quot;;[.F90];&quot; v2=&quot;;[.G90];&quot; v3=&quot;;[.H90];&quot; v4=&quot;;[.I90];&quot; marker= Air /&gt;&quot;)" office:value-type="string" office:string-value="&lt;element:quad v1=88 v2=209 v3=210 v4=89 marker= Air /&gt;">
            <text:p>&lt;element:quad v1=88 v2=209 v3=210 v4=89 marker= Air /&gt;</text:p>
          </table:table-cell>
          <table:table-cell/>
          <table:table-cell table:style-name="ce5" office:value-type="float" office:value="88">
            <text:p>88</text:p>
          </table:table-cell>
          <table:table-cell table:style-name="ce5" office:value-type="float" office:value="89">
            <text:p>89</text:p>
          </table:table-cell>
          <table:table-cell table:style-name="Default" table:formula="of:=CONCATENATE(&quot;&lt;edge v1=&quot;;[.L90];&quot; v2=&quot;;[.M90];&quot; marker=Solid Profile /&gt;&quot;)" office:value-type="string" office:string-value="&lt;edge v1=88 v2=89 marker=Solid Profile /&gt;">
            <text:p>&lt;edge v1=88 v2=89 marker=Solid Profile /&gt;</text:p>
          </table:table-cell>
          <table:table-cell office:value-type="float" office:value="0.00172448">
            <text:p>0.00172448</text:p>
          </table:table-cell>
          <table:table-cell table:formula="of:=DEGREES([.O90])" office:value-type="float" office:value="0.0988054258547202">
            <text:p>0.0988054259</text:p>
          </table:table-cell>
          <table:table-cell table:style-name="Default" table:formula="of:=CONCATENATE(&quot;&lt;arc v1=&quot;;[.L90];&quot; v2=&quot;;[.M90];&quot; angle=&quot;;[.P90];&quot; /&gt;&quot;)" office:value-type="string" office:string-value="&lt;arc v1=88 v2=89 angle=0.0988054258547202 /&gt;">
            <text:p>&lt;arc v1=88 v2=89 angle=0.0988054258547202 /&gt;</text:p>
          </table:table-cell>
          <table:table-cell table:number-columns-repeated="1007"/>
        </table:table-row>
        <table:table-row table:style-name="ro1">
          <table:table-cell office:value-type="string">
            <text:p><text:s/>-1.56515</text:p>
          </table:table-cell>
          <table:table-cell office:value-type="string">
            <text:p><text:s/>-0.0791567</text:p>
          </table:table-cell>
          <table:table-cell table:style-name="ce6" office:value-type="float" office:value="89">
            <text:p>89</text:p>
          </table:table-cell>
          <table:table-cell table:style-name="Default" table:formula="of:=CONCATENATE(&quot;&lt;vertex x=&quot;;[.A91];&quot; y=&quot;;[.B91];&quot; i=&quot;;[.C91];&quot; /&gt;&quot;)" office:value-type="string" office:string-value="&lt;vertex x= -1.56515 y= -0.0791567 i=89 /&gt;">
            <text:p>&lt;vertex x= -1.56515 y= -0.0791567 i=89 /&gt;</text:p>
          </table:table-cell>
          <table:table-cell/>
          <table:table-cell table:style-name="ce7" office:value-type="float" office:value="89">
            <text:p>89</text:p>
          </table:table-cell>
          <table:table-cell table:style-name="ce7" office:value-type="float" office:value="210">
            <text:p>210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90">
            <text:p>90</text:p>
          </table:table-cell>
          <table:table-cell table:style-name="Default" table:formula="of:=CONCATENATE(&quot;&lt;element:quad v1=&quot;;[.F91];&quot; v2=&quot;;[.G91];&quot; v3=&quot;;[.H91];&quot; v4=&quot;;[.I91];&quot; marker= Air /&gt;&quot;)" office:value-type="string" office:string-value="&lt;element:quad v1=89 v2=210 v3=211 v4=90 marker= Air /&gt;">
            <text:p>&lt;element:quad v1=89 v2=210 v3=211 v4=90 marker= Air /&gt;</text:p>
          </table:table-cell>
          <table:table-cell/>
          <table:table-cell table:style-name="ce5" office:value-type="float" office:value="89">
            <text:p>89</text:p>
          </table:table-cell>
          <table:table-cell table:style-name="ce5" office:value-type="float" office:value="90">
            <text:p>90</text:p>
          </table:table-cell>
          <table:table-cell table:style-name="Default" table:formula="of:=CONCATENATE(&quot;&lt;edge v1=&quot;;[.L91];&quot; v2=&quot;;[.M91];&quot; marker=Solid Profile /&gt;&quot;)" office:value-type="string" office:string-value="&lt;edge v1=89 v2=90 marker=Solid Profile /&gt;">
            <text:p>&lt;edge v1=89 v2=90 marker=Solid Profile /&gt;</text:p>
          </table:table-cell>
          <table:table-cell office:value-type="float" office:value="0.00203103">
            <text:p>0.00203103</text:p>
          </table:table-cell>
          <table:table-cell table:formula="of:=DEGREES([.O91])" office:value-type="float" office:value="0.116369447064456">
            <text:p>0.1163694471</text:p>
          </table:table-cell>
          <table:table-cell table:style-name="Default" table:formula="of:=CONCATENATE(&quot;&lt;arc v1=&quot;;[.L91];&quot; v2=&quot;;[.M91];&quot; angle=&quot;;[.P91];&quot; /&gt;&quot;)" office:value-type="string" office:string-value="&lt;arc v1=89 v2=90 angle=0.116369447064456 /&gt;">
            <text:p>&lt;arc v1=89 v2=90 angle=0.116369447064456 /&gt;</text:p>
          </table:table-cell>
          <table:table-cell table:number-columns-repeated="1007"/>
        </table:table-row>
        <table:table-row table:style-name="ro1">
          <table:table-cell office:value-type="string">
            <text:p><text:s/>-1.31768</text:p>
          </table:table-cell>
          <table:table-cell office:value-type="float" office:value="-0.0284062">
            <text:p>-0.028406</text:p>
          </table:table-cell>
          <table:table-cell table:style-name="ce6" office:value-type="float" office:value="90">
            <text:p>90</text:p>
          </table:table-cell>
          <table:table-cell table:style-name="Default" table:formula="of:=CONCATENATE(&quot;&lt;vertex x=&quot;;[.A92];&quot; y=&quot;;[.B92];&quot; i=&quot;;[.C92];&quot; /&gt;&quot;)" office:value-type="string" office:string-value="&lt;vertex x= -1.31768 y=-0.0284062 i=90 /&gt;">
            <text:p>&lt;vertex x= -1.31768 y=-0.0284062 i=90 /&gt;</text:p>
          </table:table-cell>
          <table:table-cell/>
          <table:table-cell table:style-name="ce7" office:value-type="float" office:value="90">
            <text:p>90</text:p>
          </table:table-cell>
          <table:table-cell table:style-name="ce7" office:value-type="float" office:value="211">
            <text:p>211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91">
            <text:p>91</text:p>
          </table:table-cell>
          <table:table-cell table:style-name="Default" table:formula="of:=CONCATENATE(&quot;&lt;element:quad v1=&quot;;[.F92];&quot; v2=&quot;;[.G92];&quot; v3=&quot;;[.H92];&quot; v4=&quot;;[.I92];&quot; marker= Air /&gt;&quot;)" office:value-type="string" office:string-value="&lt;element:quad v1=90 v2=211 v3=212 v4=91 marker= Air /&gt;">
            <text:p>&lt;element:quad v1=90 v2=211 v3=212 v4=91 marker= Air /&gt;</text:p>
          </table:table-cell>
          <table:table-cell/>
          <table:table-cell table:style-name="ce5" office:value-type="float" office:value="90">
            <text:p>90</text:p>
          </table:table-cell>
          <table:table-cell table:style-name="ce5" office:value-type="float" office:value="91">
            <text:p>91</text:p>
          </table:table-cell>
          <table:table-cell table:style-name="Default" table:formula="of:=CONCATENATE(&quot;&lt;edge v1=&quot;;[.L92];&quot; v2=&quot;;[.M92];&quot; marker=Solid Profile /&gt;&quot;)" office:value-type="string" office:string-value="&lt;edge v1=90 v2=91 marker=Solid Profile /&gt;">
            <text:p>&lt;edge v1=90 v2=91 marker=Solid Profile /&gt;</text:p>
          </table:table-cell>
          <table:table-cell office:value-type="float" office:value="0.00244865">
            <text:p>0.00244865</text:p>
          </table:table-cell>
          <table:table-cell table:formula="of:=DEGREES([.O92])" office:value-type="float" office:value="0.140297310504709">
            <text:p>0.1402973105</text:p>
          </table:table-cell>
          <table:table-cell table:style-name="Default" table:formula="of:=CONCATENATE(&quot;&lt;arc v1=&quot;;[.L92];&quot; v2=&quot;;[.M92];&quot; angle=&quot;;[.P92];&quot; /&gt;&quot;)" office:value-type="string" office:string-value="&lt;arc v1=90 v2=91 angle=0.140297310504709 /&gt;">
            <text:p>&lt;arc v1=90 v2=91 angle=0.140297310504709 /&gt;</text:p>
          </table:table-cell>
          <table:table-cell table:number-columns-repeated="1007"/>
        </table:table-row>
        <table:table-row table:style-name="ro1">
          <table:table-cell office:value-type="string">
            <text:p><text:s/>-1.09552</text:p>
          </table:table-cell>
          <table:table-cell office:value-type="string">
            <text:p><text:s/>0.0161606</text:p>
          </table:table-cell>
          <table:table-cell table:style-name="ce6" office:value-type="float" office:value="91">
            <text:p>91</text:p>
          </table:table-cell>
          <table:table-cell table:style-name="Default" table:formula="of:=CONCATENATE(&quot;&lt;vertex x=&quot;;[.A93];&quot; y=&quot;;[.B93];&quot; i=&quot;;[.C93];&quot; /&gt;&quot;)" office:value-type="string" office:string-value="&lt;vertex x= -1.09552 y= 0.0161606 i=91 /&gt;">
            <text:p>&lt;vertex x= -1.09552 y= 0.0161606 i=91 /&gt;</text:p>
          </table:table-cell>
          <table:table-cell/>
          <table:table-cell table:style-name="ce7" office:value-type="float" office:value="91">
            <text:p>91</text:p>
          </table:table-cell>
          <table:table-cell table:style-name="ce7" office:value-type="float" office:value="212">
            <text:p>212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92">
            <text:p>92</text:p>
          </table:table-cell>
          <table:table-cell table:style-name="Default" table:formula="of:=CONCATENATE(&quot;&lt;element:quad v1=&quot;;[.F93];&quot; v2=&quot;;[.G93];&quot; v3=&quot;;[.H93];&quot; v4=&quot;;[.I93];&quot; marker= Air /&gt;&quot;)" office:value-type="string" office:string-value="&lt;element:quad v1=91 v2=212 v3=213 v4=92 marker= Air /&gt;">
            <text:p>&lt;element:quad v1=91 v2=212 v3=213 v4=92 marker= Air /&gt;</text:p>
          </table:table-cell>
          <table:table-cell/>
          <table:table-cell table:style-name="ce5" office:value-type="float" office:value="91">
            <text:p>91</text:p>
          </table:table-cell>
          <table:table-cell table:style-name="ce5" office:value-type="float" office:value="92">
            <text:p>92</text:p>
          </table:table-cell>
          <table:table-cell table:style-name="Default" table:formula="of:=CONCATENATE(&quot;&lt;edge v1=&quot;;[.L93];&quot; v2=&quot;;[.M93];&quot; marker=Solid Profile /&gt;&quot;)" office:value-type="string" office:string-value="&lt;edge v1=91 v2=92 marker=Solid Profile /&gt;">
            <text:p>&lt;edge v1=91 v2=92 marker=Solid Profile /&gt;</text:p>
          </table:table-cell>
          <table:table-cell office:value-type="float" office:value="0.00292405">
            <text:p>0.00292405</text:p>
          </table:table-cell>
          <table:table-cell table:formula="of:=DEGREES([.O93])" office:value-type="float" office:value="0.167535724085228">
            <text:p>0.1675357241</text:p>
          </table:table-cell>
          <table:table-cell table:style-name="Default" table:formula="of:=CONCATENATE(&quot;&lt;arc v1=&quot;;[.L93];&quot; v2=&quot;;[.M93];&quot; angle=&quot;;[.P93];&quot; /&gt;&quot;)" office:value-type="string" office:string-value="&lt;arc v1=91 v2=92 angle=0.167535724085228 /&gt;">
            <text:p>&lt;arc v1=91 v2=92 angle=0.167535724085228 /&gt;</text:p>
          </table:table-cell>
          <table:table-cell table:number-columns-repeated="1007"/>
        </table:table-row>
        <table:table-row table:style-name="ro1">
          <table:table-cell office:value-type="string">
            <text:p><text:s/>-0.87738</text:p>
          </table:table-cell>
          <table:table-cell office:value-type="string">
            <text:p><text:s/>0.0588014</text:p>
          </table:table-cell>
          <table:table-cell table:style-name="ce6" office:value-type="float" office:value="92">
            <text:p>92</text:p>
          </table:table-cell>
          <table:table-cell table:style-name="Default" table:formula="of:=CONCATENATE(&quot;&lt;vertex x=&quot;;[.A94];&quot; y=&quot;;[.B94];&quot; i=&quot;;[.C94];&quot; /&gt;&quot;)" office:value-type="string" office:string-value="&lt;vertex x= -0.87738 y= 0.0588014 i=92 /&gt;">
            <text:p>&lt;vertex x= -0.87738 y= 0.0588014 i=92 /&gt;</text:p>
          </table:table-cell>
          <table:table-cell/>
          <table:table-cell table:style-name="ce7" office:value-type="float" office:value="92">
            <text:p>92</text:p>
          </table:table-cell>
          <table:table-cell table:style-name="ce7" office:value-type="float" office:value="213">
            <text:p>213</text:p>
          </table:table-cell>
          <table:table-cell table:style-name="ce5" office:value-type="float" office:value="214">
            <text:p>214</text:p>
          </table:table-cell>
          <table:table-cell table:style-name="ce5" office:value-type="float" office:value="93">
            <text:p>93</text:p>
          </table:table-cell>
          <table:table-cell table:style-name="Default" table:formula="of:=CONCATENATE(&quot;&lt;element:quad v1=&quot;;[.F94];&quot; v2=&quot;;[.G94];&quot; v3=&quot;;[.H94];&quot; v4=&quot;;[.I94];&quot; marker= Air /&gt;&quot;)" office:value-type="string" office:string-value="&lt;element:quad v1=92 v2=213 v3=214 v4=93 marker= Air /&gt;">
            <text:p>&lt;element:quad v1=92 v2=213 v3=214 v4=93 marker= Air /&gt;</text:p>
          </table:table-cell>
          <table:table-cell/>
          <table:table-cell table:style-name="ce5" office:value-type="float" office:value="92">
            <text:p>92</text:p>
          </table:table-cell>
          <table:table-cell table:style-name="ce5" office:value-type="float" office:value="93">
            <text:p>93</text:p>
          </table:table-cell>
          <table:table-cell table:style-name="Default" table:formula="of:=CONCATENATE(&quot;&lt;edge v1=&quot;;[.L94];&quot; v2=&quot;;[.M94];&quot; marker=Solid Profile /&gt;&quot;)" office:value-type="string" office:string-value="&lt;edge v1=92 v2=93 marker=Solid Profile /&gt;">
            <text:p>&lt;edge v1=92 v2=93 marker=Solid Profile /&gt;</text:p>
          </table:table-cell>
          <table:table-cell office:value-type="float" office:value="0.00466245">
            <text:p>0.00466245</text:p>
          </table:table-cell>
          <table:table-cell table:formula="of:=DEGREES([.O94])" office:value-type="float" office:value="0.267138707190771">
            <text:p>0.2671387072</text:p>
          </table:table-cell>
          <table:table-cell table:style-name="Default" table:formula="of:=CONCATENATE(&quot;&lt;arc v1=&quot;;[.L94];&quot; v2=&quot;;[.M94];&quot; angle=&quot;;[.P94];&quot; /&gt;&quot;)" office:value-type="string" office:string-value="&lt;arc v1=92 v2=93 angle=0.267138707190771 /&gt;">
            <text:p>&lt;arc v1=92 v2=93 angle=0.267138707190771 /&gt;</text:p>
          </table:table-cell>
          <table:table-cell table:number-columns-repeated="1007"/>
        </table:table-row>
        <table:table-row table:style-name="ro1">
          <table:table-cell office:value-type="string">
            <text:p><text:s/>-0.654097 </text:p>
          </table:table-cell>
          <table:table-cell office:value-type="string">
            <text:p><text:s/>0.101107</text:p>
          </table:table-cell>
          <table:table-cell table:style-name="ce6" office:value-type="float" office:value="93">
            <text:p>93</text:p>
          </table:table-cell>
          <table:table-cell table:style-name="Default" table:formula="of:=CONCATENATE(&quot;&lt;vertex x=&quot;;[.A95];&quot; y=&quot;;[.B95];&quot; i=&quot;;[.C95];&quot; /&gt;&quot;)" office:value-type="string" office:string-value="&lt;vertex x= -0.654097  y= 0.101107 i=93 /&gt;">
            <text:p>&lt;vertex x= -0.654097 <text:s/>y= 0.101107 i=93 /&gt;</text:p>
          </table:table-cell>
          <table:table-cell/>
          <table:table-cell table:style-name="ce7" office:value-type="float" office:value="93">
            <text:p>93</text:p>
          </table:table-cell>
          <table:table-cell table:style-name="ce7" office:value-type="float" office:value="214">
            <text:p>214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94">
            <text:p>94</text:p>
          </table:table-cell>
          <table:table-cell table:style-name="Default" table:formula="of:=CONCATENATE(&quot;&lt;element:quad v1=&quot;;[.F95];&quot; v2=&quot;;[.G95];&quot; v3=&quot;;[.H95];&quot; v4=&quot;;[.I95];&quot; marker= Air /&gt;&quot;)" office:value-type="string" office:string-value="&lt;element:quad v1=93 v2=214 v3=215 v4=94 marker= Air /&gt;">
            <text:p>&lt;element:quad v1=93 v2=214 v3=215 v4=94 marker= Air /&gt;</text:p>
          </table:table-cell>
          <table:table-cell/>
          <table:table-cell table:style-name="ce5" office:value-type="float" office:value="93">
            <text:p>93</text:p>
          </table:table-cell>
          <table:table-cell table:style-name="ce5" office:value-type="float" office:value="94">
            <text:p>94</text:p>
          </table:table-cell>
          <table:table-cell table:style-name="Default" table:formula="of:=CONCATENATE(&quot;&lt;edge v1=&quot;;[.L95];&quot; v2=&quot;;[.M95];&quot; marker=Solid Profile /&gt;&quot;)" office:value-type="string" office:string-value="&lt;edge v1=93 v2=94 marker=Solid Profile /&gt;">
            <text:p>&lt;edge v1=93 v2=94 marker=Solid Profile /&gt;</text:p>
          </table:table-cell>
          <table:table-cell office:value-type="float" office:value="0.00742528">
            <text:p>0.00742528</text:p>
          </table:table-cell>
          <table:table-cell table:formula="of:=DEGREES([.O95])" office:value-type="float" office:value="0.4254372057029">
            <text:p>0.4254372057</text:p>
          </table:table-cell>
          <table:table-cell table:style-name="Default" table:formula="of:=CONCATENATE(&quot;&lt;arc v1=&quot;;[.L95];&quot; v2=&quot;;[.M95];&quot; angle=&quot;;[.P95];&quot; /&gt;&quot;)" office:value-type="string" office:string-value="&lt;arc v1=93 v2=94 angle=0.4254372057029 /&gt;">
            <text:p>&lt;arc v1=93 v2=94 angle=0.4254372057029 /&gt;</text:p>
          </table:table-cell>
          <table:table-cell table:number-columns-repeated="1007"/>
        </table:table-row>
        <table:table-row table:style-name="ro1">
          <table:table-cell office:value-type="float" office:value="-0.344701">
            <text:p>-0.344701</text:p>
          </table:table-cell>
          <table:table-cell office:value-type="string">
            <text:p><text:s/>0.157158</text:p>
          </table:table-cell>
          <table:table-cell table:style-name="ce6" office:value-type="float" office:value="94">
            <text:p>94</text:p>
          </table:table-cell>
          <table:table-cell table:style-name="Default" table:formula="of:=CONCATENATE(&quot;&lt;vertex x=&quot;;[.A96];&quot; y=&quot;;[.B96];&quot; i=&quot;;[.C96];&quot; /&gt;&quot;)" office:value-type="string" office:string-value="&lt;vertex x=-0.344701 y= 0.157158 i=94 /&gt;">
            <text:p>&lt;vertex x=-0.344701 y= 0.157158 i=94 /&gt;</text:p>
          </table:table-cell>
          <table:table-cell/>
          <table:table-cell table:style-name="ce7" office:value-type="float" office:value="94">
            <text:p>94</text:p>
          </table:table-cell>
          <table:table-cell table:style-name="ce7" office:value-type="float" office:value="215">
            <text:p>215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95">
            <text:p>95</text:p>
          </table:table-cell>
          <table:table-cell table:style-name="Default" table:formula="of:=CONCATENATE(&quot;&lt;element:quad v1=&quot;;[.F96];&quot; v2=&quot;;[.G96];&quot; v3=&quot;;[.H96];&quot; v4=&quot;;[.I96];&quot; marker= Air /&gt;&quot;)" office:value-type="string" office:string-value="&lt;element:quad v1=94 v2=215 v3=216 v4=95 marker= Air /&gt;">
            <text:p>&lt;element:quad v1=94 v2=215 v3=216 v4=95 marker= Air /&gt;</text:p>
          </table:table-cell>
          <table:table-cell/>
          <table:table-cell table:style-name="ce5" office:value-type="float" office:value="94">
            <text:p>94</text:p>
          </table:table-cell>
          <table:table-cell table:style-name="ce5" office:value-type="float" office:value="95">
            <text:p>95</text:p>
          </table:table-cell>
          <table:table-cell table:style-name="Default" table:formula="of:=CONCATENATE(&quot;&lt;edge v1=&quot;;[.L96];&quot; v2=&quot;;[.M96];&quot; marker=Solid Profile /&gt;&quot;)" office:value-type="string" office:string-value="&lt;edge v1=94 v2=95 marker=Solid Profile /&gt;">
            <text:p>&lt;edge v1=94 v2=95 marker=Solid Profile /&gt;</text:p>
          </table:table-cell>
          <table:table-cell office:value-type="float" office:value="0.00870601">
            <text:p>0.00870601</text:p>
          </table:table-cell>
          <table:table-cell table:formula="of:=DEGREES([.O96])" office:value-type="float" office:value="0.49881762939869">
            <text:p>0.4988176294</text:p>
          </table:table-cell>
          <table:table-cell table:style-name="Default" table:formula="of:=CONCATENATE(&quot;&lt;arc v1=&quot;;[.L96];&quot; v2=&quot;;[.M96];&quot; angle=&quot;;[.P96];&quot; /&gt;&quot;)" office:value-type="string" office:string-value="&lt;arc v1=94 v2=95 angle=0.49881762939869 /&gt;">
            <text:p>&lt;arc v1=94 v2=95 angle=0.49881762939869 /&gt;</text:p>
          </table:table-cell>
          <table:table-cell table:number-columns-repeated="1007"/>
        </table:table-row>
        <table:table-row table:style-name="ro1">
          <table:table-cell office:value-type="string">
            <text:p><text:s/>0.0818849</text:p>
          </table:table-cell>
          <table:table-cell office:value-type="string">
            <text:p><text:s/>0.228803 </text:p>
          </table:table-cell>
          <table:table-cell table:style-name="ce6" office:value-type="float" office:value="95">
            <text:p>95</text:p>
          </table:table-cell>
          <table:table-cell table:style-name="Default" table:formula="of:=CONCATENATE(&quot;&lt;vertex x=&quot;;[.A97];&quot; y=&quot;;[.B97];&quot; i=&quot;;[.C97];&quot; /&gt;&quot;)" office:value-type="string" office:string-value="&lt;vertex x= 0.0818849 y= 0.228803  i=95 /&gt;">
            <text:p>&lt;vertex x= 0.0818849 y= 0.228803 <text:s/>i=95 /&gt;</text:p>
          </table:table-cell>
          <table:table-cell/>
          <table:table-cell table:style-name="ce7" office:value-type="float" office:value="95">
            <text:p>95</text:p>
          </table:table-cell>
          <table:table-cell table:style-name="ce7" office:value-type="float" office:value="216">
            <text:p>216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96">
            <text:p>96</text:p>
          </table:table-cell>
          <table:table-cell table:style-name="Default" table:formula="of:=CONCATENATE(&quot;&lt;element:quad v1=&quot;;[.F97];&quot; v2=&quot;;[.G97];&quot; v3=&quot;;[.H97];&quot; v4=&quot;;[.I97];&quot; marker= Air /&gt;&quot;)" office:value-type="string" office:string-value="&lt;element:quad v1=95 v2=216 v3=217 v4=96 marker= Air /&gt;">
            <text:p>&lt;element:quad v1=95 v2=216 v3=217 v4=96 marker= Air /&gt;</text:p>
          </table:table-cell>
          <table:table-cell/>
          <table:table-cell table:style-name="ce5" office:value-type="float" office:value="95">
            <text:p>95</text:p>
          </table:table-cell>
          <table:table-cell table:style-name="ce5" office:value-type="float" office:value="96">
            <text:p>96</text:p>
          </table:table-cell>
          <table:table-cell table:style-name="Default" table:formula="of:=CONCATENATE(&quot;&lt;edge v1=&quot;;[.L97];&quot; v2=&quot;;[.M97];&quot; marker=Solid Profile /&gt;&quot;)" office:value-type="string" office:string-value="&lt;edge v1=95 v2=96 marker=Solid Profile /&gt;">
            <text:p>&lt;edge v1=95 v2=96 marker=Solid Profile /&gt;</text:p>
          </table:table-cell>
          <table:table-cell office:value-type="float" office:value="0.00904828">
            <text:p>0.00904828</text:p>
          </table:table-cell>
          <table:table-cell table:formula="of:=DEGREES([.O97])" office:value-type="float" office:value="0.518428255852633">
            <text:p>0.5184282559</text:p>
          </table:table-cell>
          <table:table-cell table:style-name="Default" table:formula="of:=CONCATENATE(&quot;&lt;arc v1=&quot;;[.L97];&quot; v2=&quot;;[.M97];&quot; angle=&quot;;[.P97];&quot; /&gt;&quot;)" office:value-type="string" office:string-value="&lt;arc v1=95 v2=96 angle=0.518428255852633 /&gt;">
            <text:p>&lt;arc v1=95 v2=96 angle=0.518428255852633 /&gt;</text:p>
          </table:table-cell>
          <table:table-cell table:number-columns-repeated="1007"/>
        </table:table-row>
        <table:table-row table:style-name="ro1">
          <table:table-cell office:value-type="string">
            <text:p><text:s/>0.516133</text:p>
          </table:table-cell>
          <table:table-cell office:value-type="float" office:value="0.294041">
            <text:p>0.294041</text:p>
          </table:table-cell>
          <table:table-cell table:style-name="ce6" office:value-type="float" office:value="96">
            <text:p>96</text:p>
          </table:table-cell>
          <table:table-cell table:style-name="Default" table:formula="of:=CONCATENATE(&quot;&lt;vertex x=&quot;;[.A98];&quot; y=&quot;;[.B98];&quot; i=&quot;;[.C98];&quot; /&gt;&quot;)" office:value-type="string" office:string-value="&lt;vertex x= 0.516133 y=0.294041 i=96 /&gt;">
            <text:p>&lt;vertex x= 0.516133 y=0.294041 i=96 /&gt;</text:p>
          </table:table-cell>
          <table:table-cell/>
          <table:table-cell table:style-name="ce7" office:value-type="float" office:value="96">
            <text:p>96</text:p>
          </table:table-cell>
          <table:table-cell table:style-name="ce7" office:value-type="float" office:value="217">
            <text:p>217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97">
            <text:p>97</text:p>
          </table:table-cell>
          <table:table-cell table:style-name="Default" table:formula="of:=CONCATENATE(&quot;&lt;element:quad v1=&quot;;[.F98];&quot; v2=&quot;;[.G98];&quot; v3=&quot;;[.H98];&quot; v4=&quot;;[.I98];&quot; marker= Air /&gt;&quot;)" office:value-type="string" office:string-value="&lt;element:quad v1=96 v2=217 v3=218 v4=97 marker= Air /&gt;">
            <text:p>&lt;element:quad v1=96 v2=217 v3=218 v4=97 marker= Air /&gt;</text:p>
          </table:table-cell>
          <table:table-cell/>
          <table:table-cell table:style-name="ce5" office:value-type="float" office:value="96">
            <text:p>96</text:p>
          </table:table-cell>
          <table:table-cell table:style-name="ce5" office:value-type="float" office:value="97">
            <text:p>97</text:p>
          </table:table-cell>
          <table:table-cell table:style-name="Default" table:formula="of:=CONCATENATE(&quot;&lt;edge v1=&quot;;[.L98];&quot; v2=&quot;;[.M98];&quot; marker=Solid Profile /&gt;&quot;)" office:value-type="string" office:string-value="&lt;edge v1=96 v2=97 marker=Solid Profile /&gt;">
            <text:p>&lt;edge v1=96 v2=97 marker=Solid Profile /&gt;</text:p>
          </table:table-cell>
          <table:table-cell office:value-type="float" office:value="0.00903109">
            <text:p>0.00903109</text:p>
          </table:table-cell>
          <table:table-cell table:formula="of:=DEGREES([.O98])" office:value-type="float" office:value="0.517443341402803">
            <text:p>0.5174433414</text:p>
          </table:table-cell>
          <table:table-cell table:style-name="Default" table:formula="of:=CONCATENATE(&quot;&lt;arc v1=&quot;;[.L98];&quot; v2=&quot;;[.M98];&quot; angle=&quot;;[.P98];&quot; /&gt;&quot;)" office:value-type="string" office:string-value="&lt;arc v1=96 v2=97 angle=0.517443341402803 /&gt;">
            <text:p>&lt;arc v1=96 v2=97 angle=0.517443341402803 /&gt;</text:p>
          </table:table-cell>
          <table:table-cell table:number-columns-repeated="1007"/>
        </table:table-row>
        <table:table-row table:style-name="ro1">
          <table:table-cell office:value-type="string">
            <text:p><text:s/>0.914641</text:p>
          </table:table-cell>
          <table:table-cell office:value-type="string">
            <text:p><text:s/>0.346214</text:p>
          </table:table-cell>
          <table:table-cell table:style-name="ce6" office:value-type="float" office:value="97">
            <text:p>97</text:p>
          </table:table-cell>
          <table:table-cell table:style-name="Default" table:formula="of:=CONCATENATE(&quot;&lt;vertex x=&quot;;[.A99];&quot; y=&quot;;[.B99];&quot; i=&quot;;[.C99];&quot; /&gt;&quot;)" office:value-type="string" office:string-value="&lt;vertex x= 0.914641 y= 0.346214 i=97 /&gt;">
            <text:p>&lt;vertex x= 0.914641 y= 0.346214 i=97 /&gt;</text:p>
          </table:table-cell>
          <table:table-cell/>
          <table:table-cell table:style-name="ce7" office:value-type="float" office:value="97">
            <text:p>97</text:p>
          </table:table-cell>
          <table:table-cell table:style-name="ce7" office:value-type="float" office:value="218">
            <text:p>218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98">
            <text:p>98</text:p>
          </table:table-cell>
          <table:table-cell table:style-name="Default" table:formula="of:=CONCATENATE(&quot;&lt;element:quad v1=&quot;;[.F99];&quot; v2=&quot;;[.G99];&quot; v3=&quot;;[.H99];&quot; v4=&quot;;[.I99];&quot; marker= Air /&gt;&quot;)" office:value-type="string" office:string-value="&lt;element:quad v1=97 v2=218 v3=219 v4=98 marker= Air /&gt;">
            <text:p>&lt;element:quad v1=97 v2=218 v3=219 v4=98 marker= Air /&gt;</text:p>
          </table:table-cell>
          <table:table-cell/>
          <table:table-cell table:style-name="ce5" office:value-type="float" office:value="97">
            <text:p>97</text:p>
          </table:table-cell>
          <table:table-cell table:style-name="ce5" office:value-type="float" office:value="98">
            <text:p>98</text:p>
          </table:table-cell>
          <table:table-cell table:style-name="Default" table:formula="of:=CONCATENATE(&quot;&lt;edge v1=&quot;;[.L99];&quot; v2=&quot;;[.M99];&quot; marker=Solid Profile /&gt;&quot;)" office:value-type="string" office:string-value="&lt;edge v1=97 v2=98 marker=Solid Profile /&gt;">
            <text:p>&lt;edge v1=97 v2=98 marker=Solid Profile /&gt;</text:p>
          </table:table-cell>
          <table:table-cell office:value-type="float" office:value="0.00815841">
            <text:p>0.00815841</text:p>
          </table:table-cell>
          <table:table-cell table:formula="of:=DEGREES([.O99])" office:value-type="float" office:value="0.467442460537326">
            <text:p>0.4674424605</text:p>
          </table:table-cell>
          <table:table-cell table:style-name="Default" table:formula="of:=CONCATENATE(&quot;&lt;arc v1=&quot;;[.L99];&quot; v2=&quot;;[.M99];&quot; angle=&quot;;[.P99];&quot; /&gt;&quot;)" office:value-type="string" office:string-value="&lt;arc v1=97 v2=98 angle=0.467442460537326 /&gt;">
            <text:p>&lt;arc v1=97 v2=98 angle=0.467442460537326 /&gt;</text:p>
          </table:table-cell>
          <table:table-cell table:number-columns-repeated="1007"/>
        </table:table-row>
        <table:table-row table:style-name="ro1">
          <table:table-cell office:value-type="string">
            <text:p><text:s/>1.27456</text:p>
          </table:table-cell>
          <table:table-cell office:value-type="string">
            <text:p><text:s/>0.386376</text:p>
          </table:table-cell>
          <table:table-cell table:style-name="ce6" office:value-type="float" office:value="98">
            <text:p>98</text:p>
          </table:table-cell>
          <table:table-cell table:style-name="Default" table:formula="of:=CONCATENATE(&quot;&lt;vertex x=&quot;;[.A100];&quot; y=&quot;;[.B100];&quot; i=&quot;;[.C100];&quot; /&gt;&quot;)" office:value-type="string" office:string-value="&lt;vertex x= 1.27456 y= 0.386376 i=98 /&gt;">
            <text:p>&lt;vertex x= 1.27456 y= 0.386376 i=98 /&gt;</text:p>
          </table:table-cell>
          <table:table-cell/>
          <table:table-cell table:style-name="ce7" office:value-type="float" office:value="98">
            <text:p>98</text:p>
          </table:table-cell>
          <table:table-cell table:style-name="ce7" office:value-type="float" office:value="219">
            <text:p>219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99">
            <text:p>99</text:p>
          </table:table-cell>
          <table:table-cell table:style-name="Default" table:formula="of:=CONCATENATE(&quot;&lt;element:quad v1=&quot;;[.F100];&quot; v2=&quot;;[.G100];&quot; v3=&quot;;[.H100];&quot; v4=&quot;;[.I100];&quot; marker= Air /&gt;&quot;)" office:value-type="string" office:string-value="&lt;element:quad v1=98 v2=219 v3=220 v4=99 marker= Air /&gt;">
            <text:p>&lt;element:quad v1=98 v2=219 v3=220 v4=99 marker= Air /&gt;</text:p>
          </table:table-cell>
          <table:table-cell/>
          <table:table-cell table:style-name="ce5" office:value-type="float" office:value="98">
            <text:p>98</text:p>
          </table:table-cell>
          <table:table-cell table:style-name="ce5" office:value-type="float" office:value="99">
            <text:p>99</text:p>
          </table:table-cell>
          <table:table-cell table:style-name="Default" table:formula="of:=CONCATENATE(&quot;&lt;edge v1=&quot;;[.L100];&quot; v2=&quot;;[.M100];&quot; marker=Solid Profile /&gt;&quot;)" office:value-type="string" office:string-value="&lt;edge v1=98 v2=99 marker=Solid Profile /&gt;">
            <text:p>&lt;edge v1=98 v2=99 marker=Solid Profile /&gt;</text:p>
          </table:table-cell>
          <table:table-cell office:value-type="float" office:value="0.00791084">
            <text:p>0.00791084</text:p>
          </table:table-cell>
          <table:table-cell table:formula="of:=DEGREES([.O100])" office:value-type="float" office:value="0.453257744403272">
            <text:p>0.4532577444</text:p>
          </table:table-cell>
          <table:table-cell table:style-name="Default" table:formula="of:=CONCATENATE(&quot;&lt;arc v1=&quot;;[.L100];&quot; v2=&quot;;[.M100];&quot; angle=&quot;;[.P100];&quot; /&gt;&quot;)" office:value-type="string" office:string-value="&lt;arc v1=98 v2=99 angle=0.453257744403272 /&gt;">
            <text:p>&lt;arc v1=98 v2=99 angle=0.453257744403272 /&gt;</text:p>
          </table:table-cell>
          <table:table-cell table:number-columns-repeated="1007"/>
        </table:table-row>
        <table:table-row table:style-name="ro1">
          <table:table-cell office:value-type="string">
            <text:p><text:s/>1.57512</text:p>
          </table:table-cell>
          <table:table-cell office:value-type="string">
            <text:p><text:s/>0.414464</text:p>
          </table:table-cell>
          <table:table-cell table:style-name="ce6" office:value-type="float" office:value="99">
            <text:p>99</text:p>
          </table:table-cell>
          <table:table-cell table:style-name="Default" table:formula="of:=CONCATENATE(&quot;&lt;vertex x=&quot;;[.A101];&quot; y=&quot;;[.B101];&quot; i=&quot;;[.C101];&quot; /&gt;&quot;)" office:value-type="string" office:string-value="&lt;vertex x= 1.57512 y= 0.414464 i=99 /&gt;">
            <text:p>&lt;vertex x= 1.57512 y= 0.414464 i=99 /&gt;</text:p>
          </table:table-cell>
          <table:table-cell/>
          <table:table-cell table:style-name="ce7" office:value-type="float" office:value="99">
            <text:p>99</text:p>
          </table:table-cell>
          <table:table-cell table:style-name="ce7" office:value-type="float" office:value="220">
            <text:p>220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100">
            <text:p>100</text:p>
          </table:table-cell>
          <table:table-cell table:style-name="Default" table:formula="of:=CONCATENATE(&quot;&lt;element:quad v1=&quot;;[.F101];&quot; v2=&quot;;[.G101];&quot; v3=&quot;;[.H101];&quot; v4=&quot;;[.I101];&quot; marker= Air /&gt;&quot;)" office:value-type="string" office:string-value="&lt;element:quad v1=99 v2=220 v3=221 v4=100 marker= Air /&gt;">
            <text:p>&lt;element:quad v1=99 v2=220 v3=221 v4=100 marker= Air /&gt;</text:p>
          </table:table-cell>
          <table:table-cell/>
          <table:table-cell table:style-name="ce5" office:value-type="float" office:value="99">
            <text:p>99</text:p>
          </table:table-cell>
          <table:table-cell table:style-name="ce5" office:value-type="float" office:value="100">
            <text:p>100</text:p>
          </table:table-cell>
          <table:table-cell table:style-name="Default" table:formula="of:=CONCATENATE(&quot;&lt;edge v1=&quot;;[.L101];&quot; v2=&quot;;[.M101];&quot; marker=Solid Profile /&gt;&quot;)" office:value-type="string" office:string-value="&lt;edge v1=99 v2=100 marker=Solid Profile /&gt;">
            <text:p>&lt;edge v1=99 v2=100 marker=Solid Profile /&gt;</text:p>
          </table:table-cell>
          <table:table-cell office:value-type="float" office:value="0.00762183">
            <text:p>0.00762183</text:p>
          </table:table-cell>
          <table:table-cell table:formula="of:=DEGREES([.O101])" office:value-type="float" office:value="0.436698691166196">
            <text:p>0.4366986912</text:p>
          </table:table-cell>
          <table:table-cell table:style-name="Default" table:formula="of:=CONCATENATE(&quot;&lt;arc v1=&quot;;[.L101];&quot; v2=&quot;;[.M101];&quot; angle=&quot;;[.P101];&quot; /&gt;&quot;)" office:value-type="string" office:string-value="&lt;arc v1=99 v2=100 angle=0.436698691166196 /&gt;">
            <text:p>&lt;arc v1=99 v2=100 angle=0.436698691166196 /&gt;</text:p>
          </table:table-cell>
          <table:table-cell table:number-columns-repeated="1007"/>
        </table:table-row>
        <table:table-row table:style-name="ro1">
          <table:table-cell office:value-type="string">
            <text:p><text:s/>1.84858 </text:p>
          </table:table-cell>
          <table:table-cell office:value-type="string">
            <text:p><text:s/>0.435441</text:p>
          </table:table-cell>
          <table:table-cell table:style-name="ce6" office:value-type="float" office:value="100">
            <text:p>100</text:p>
          </table:table-cell>
          <table:table-cell table:style-name="Default" table:formula="of:=CONCATENATE(&quot;&lt;vertex x=&quot;;[.A102];&quot; y=&quot;;[.B102];&quot; i=&quot;;[.C102];&quot; /&gt;&quot;)" office:value-type="string" office:string-value="&lt;vertex x= 1.84858  y= 0.435441 i=100 /&gt;">
            <text:p>&lt;vertex x= 1.84858 <text:s/>y= 0.435441 i=100 /&gt;</text:p>
          </table:table-cell>
          <table:table-cell/>
          <table:table-cell table:style-name="ce7" office:value-type="float" office:value="100">
            <text:p>100</text:p>
          </table:table-cell>
          <table:table-cell table:style-name="ce7" office:value-type="float" office:value="221">
            <text:p>221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101">
            <text:p>101</text:p>
          </table:table-cell>
          <table:table-cell table:style-name="Default" table:formula="of:=CONCATENATE(&quot;&lt;element:quad v1=&quot;;[.F102];&quot; v2=&quot;;[.G102];&quot; v3=&quot;;[.H102];&quot; v4=&quot;;[.I102];&quot; marker= Air /&gt;&quot;)" office:value-type="string" office:string-value="&lt;element:quad v1=100 v2=221 v3=222 v4=101 marker= Air /&gt;">
            <text:p>&lt;element:quad v1=100 v2=221 v3=222 v4=101 marker= Air /&gt;</text:p>
          </table:table-cell>
          <table:table-cell/>
          <table:table-cell table:style-name="ce5" office:value-type="float" office:value="100">
            <text:p>100</text:p>
          </table:table-cell>
          <table:table-cell table:style-name="ce5" office:value-type="float" office:value="101">
            <text:p>101</text:p>
          </table:table-cell>
          <table:table-cell table:style-name="Default" table:formula="of:=CONCATENATE(&quot;&lt;edge v1=&quot;;[.L102];&quot; v2=&quot;;[.M102];&quot; marker=Solid Profile /&gt;&quot;)" office:value-type="string" office:string-value="&lt;edge v1=100 v2=101 marker=Solid Profile /&gt;">
            <text:p>&lt;edge v1=100 v2=101 marker=Solid Profile /&gt;</text:p>
          </table:table-cell>
          <table:table-cell office:value-type="float" office:value="0.00643335">
            <text:p>0.00643335</text:p>
          </table:table-cell>
          <table:table-cell table:formula="of:=DEGREES([.O102])" office:value-type="float" office:value="0.368603803130488">
            <text:p>0.3686038031</text:p>
          </table:table-cell>
          <table:table-cell table:style-name="Default" table:formula="of:=CONCATENATE(&quot;&lt;arc v1=&quot;;[.L102];&quot; v2=&quot;;[.M102];&quot; angle=&quot;;[.P102];&quot; /&gt;&quot;)" office:value-type="string" office:string-value="&lt;arc v1=100 v2=101 angle=0.368603803130488 /&gt;">
            <text:p>&lt;arc v1=100 v2=101 angle=0.368603803130488 /&gt;</text:p>
          </table:table-cell>
          <table:table-cell table:number-columns-repeated="1007"/>
        </table:table-row>
        <table:table-row table:style-name="ro1">
          <table:table-cell office:value-type="float" office:value="2.09845">
            <text:p>2.098450</text:p>
          </table:table-cell>
          <table:table-cell office:value-type="string">
            <text:p><text:s/>0.4506</text:p>
          </table:table-cell>
          <table:table-cell table:style-name="ce6" office:value-type="float" office:value="101">
            <text:p>101</text:p>
          </table:table-cell>
          <table:table-cell table:style-name="Default" table:formula="of:=CONCATENATE(&quot;&lt;vertex x=&quot;;[.A103];&quot; y=&quot;;[.B103];&quot; i=&quot;;[.C103];&quot; /&gt;&quot;)" office:value-type="string" office:string-value="&lt;vertex x=2.09845 y= 0.4506 i=101 /&gt;">
            <text:p>&lt;vertex x=2.09845 y= 0.4506 i=101 /&gt;</text:p>
          </table:table-cell>
          <table:table-cell/>
          <table:table-cell table:style-name="ce7" office:value-type="float" office:value="101">
            <text:p>101</text:p>
          </table:table-cell>
          <table:table-cell table:style-name="ce7" office:value-type="float" office:value="222">
            <text:p>222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102">
            <text:p>102</text:p>
          </table:table-cell>
          <table:table-cell table:style-name="Default" table:formula="of:=CONCATENATE(&quot;&lt;element:quad v1=&quot;;[.F103];&quot; v2=&quot;;[.G103];&quot; v3=&quot;;[.H103];&quot; v4=&quot;;[.I103];&quot; marker= Air /&gt;&quot;)" office:value-type="string" office:string-value="&lt;element:quad v1=101 v2=222 v3=223 v4=102 marker= Air /&gt;">
            <text:p>&lt;element:quad v1=101 v2=222 v3=223 v4=102 marker= Air /&gt;</text:p>
          </table:table-cell>
          <table:table-cell/>
          <table:table-cell table:style-name="ce5" office:value-type="float" office:value="101">
            <text:p>101</text:p>
          </table:table-cell>
          <table:table-cell table:style-name="ce5" office:value-type="float" office:value="102">
            <text:p>102</text:p>
          </table:table-cell>
          <table:table-cell table:style-name="Default" table:formula="of:=CONCATENATE(&quot;&lt;edge v1=&quot;;[.L103];&quot; v2=&quot;;[.M103];&quot; marker=Solid Profile /&gt;&quot;)" office:value-type="string" office:string-value="&lt;edge v1=101 v2=102 marker=Solid Profile /&gt;">
            <text:p>&lt;edge v1=101 v2=102 marker=Solid Profile /&gt;</text:p>
          </table:table-cell>
          <table:table-cell office:value-type="float" office:value="0.00747205">
            <text:p>0.00747205</text:p>
          </table:table-cell>
          <table:table-cell table:formula="of:=DEGREES([.O103])" office:value-type="float" office:value="0.428116929310727">
            <text:p>0.4281169293</text:p>
          </table:table-cell>
          <table:table-cell table:style-name="Default" table:formula="of:=CONCATENATE(&quot;&lt;arc v1=&quot;;[.L103];&quot; v2=&quot;;[.M103];&quot; angle=&quot;;[.P103];&quot; /&gt;&quot;)" office:value-type="string" office:string-value="&lt;arc v1=101 v2=102 angle=0.428116929310727 /&gt;">
            <text:p>&lt;arc v1=101 v2=102 angle=0.428116929310727 /&gt;</text:p>
          </table:table-cell>
          <table:table-cell table:number-columns-repeated="1007"/>
        </table:table-row>
        <table:table-row table:style-name="ro1">
          <table:table-cell office:value-type="string">
            <text:p><text:s/>2.3001</text:p>
          </table:table-cell>
          <table:table-cell office:value-type="string">
            <text:p><text:s/>0.459919</text:p>
          </table:table-cell>
          <table:table-cell table:style-name="ce6" office:value-type="float" office:value="102">
            <text:p>102</text:p>
          </table:table-cell>
          <table:table-cell table:style-name="Default" table:formula="of:=CONCATENATE(&quot;&lt;vertex x=&quot;;[.A104];&quot; y=&quot;;[.B104];&quot; i=&quot;;[.C104];&quot; /&gt;&quot;)" office:value-type="string" office:string-value="&lt;vertex x= 2.3001 y= 0.459919 i=102 /&gt;">
            <text:p>&lt;vertex x= 2.3001 y= 0.459919 i=102 /&gt;</text:p>
          </table:table-cell>
          <table:table-cell/>
          <table:table-cell table:style-name="ce7" office:value-type="float" office:value="102">
            <text:p>102</text:p>
          </table:table-cell>
          <table:table-cell table:style-name="ce7" office:value-type="float" office:value="223">
            <text:p>223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103">
            <text:p>103</text:p>
          </table:table-cell>
          <table:table-cell table:style-name="Default" table:formula="of:=CONCATENATE(&quot;&lt;element:quad v1=&quot;;[.F104];&quot; v2=&quot;;[.G104];&quot; v3=&quot;;[.H104];&quot; v4=&quot;;[.I104];&quot; marker= Air /&gt;&quot;)" office:value-type="string" office:string-value="&lt;element:quad v1=102 v2=223 v3=224 v4=103 marker= Air /&gt;">
            <text:p>&lt;element:quad v1=102 v2=223 v3=224 v4=103 marker= Air /&gt;</text:p>
          </table:table-cell>
          <table:table-cell/>
          <table:table-cell table:style-name="ce5" office:value-type="float" office:value="102">
            <text:p>102</text:p>
          </table:table-cell>
          <table:table-cell table:style-name="ce5" office:value-type="float" office:value="103">
            <text:p>103</text:p>
          </table:table-cell>
          <table:table-cell table:style-name="Default" table:formula="of:=CONCATENATE(&quot;&lt;edge v1=&quot;;[.L104];&quot; v2=&quot;;[.M104];&quot; marker=Solid Profile /&gt;&quot;)" office:value-type="string" office:string-value="&lt;edge v1=102 v2=103 marker=Solid Profile /&gt;">
            <text:p>&lt;edge v1=102 v2=103 marker=Solid Profile /&gt;</text:p>
          </table:table-cell>
          <table:table-cell office:value-type="float" office:value="0.00351716">
            <text:p>0.00351716</text:p>
          </table:table-cell>
          <table:table-cell table:formula="of:=DEGREES([.O104])" office:value-type="float" office:value="0.201518423872233">
            <text:p>0.2015184239</text:p>
          </table:table-cell>
          <table:table-cell table:style-name="Default" table:formula="of:=CONCATENATE(&quot;&lt;arc v1=&quot;;[.L104];&quot; v2=&quot;;[.M104];&quot; angle=&quot;;[.P104];&quot; /&gt;&quot;)" office:value-type="string" office:string-value="&lt;arc v1=102 v2=103 angle=0.201518423872233 /&gt;">
            <text:p>&lt;arc v1=102 v2=103 angle=0.201518423872233 /&gt;</text:p>
          </table:table-cell>
          <table:table-cell table:number-columns-repeated="1007"/>
        </table:table-row>
        <table:table-row table:style-name="ro1">
          <table:table-cell office:value-type="string">
            <text:p><text:s/>2.52495</text:p>
          </table:table-cell>
          <table:table-cell office:value-type="float" office:value="0.467117">
            <text:p>0.467117</text:p>
          </table:table-cell>
          <table:table-cell table:style-name="ce6" office:value-type="float" office:value="103">
            <text:p>103</text:p>
          </table:table-cell>
          <table:table-cell table:style-name="Default" table:formula="of:=CONCATENATE(&quot;&lt;vertex x=&quot;;[.A105];&quot; y=&quot;;[.B105];&quot; i=&quot;;[.C105];&quot; /&gt;&quot;)" office:value-type="string" office:string-value="&lt;vertex x= 2.52495 y=0.467117 i=103 /&gt;">
            <text:p>&lt;vertex x= 2.52495 y=0.467117 i=103 /&gt;</text:p>
          </table:table-cell>
          <table:table-cell/>
          <table:table-cell table:style-name="ce7" office:value-type="float" office:value="103">
            <text:p>103</text:p>
          </table:table-cell>
          <table:table-cell table:style-name="ce7" office:value-type="float" office:value="224">
            <text:p>224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104">
            <text:p>104</text:p>
          </table:table-cell>
          <table:table-cell table:style-name="Default" table:formula="of:=CONCATENATE(&quot;&lt;element:quad v1=&quot;;[.F105];&quot; v2=&quot;;[.G105];&quot; v3=&quot;;[.H105];&quot; v4=&quot;;[.I105];&quot; marker= Air /&gt;&quot;)" office:value-type="string" office:string-value="&lt;element:quad v1=103 v2=224 v3=225 v4=104 marker= Air /&gt;">
            <text:p>&lt;element:quad v1=103 v2=224 v3=225 v4=104 marker= Air /&gt;</text:p>
          </table:table-cell>
          <table:table-cell/>
          <table:table-cell table:style-name="ce5" office:value-type="float" office:value="103">
            <text:p>103</text:p>
          </table:table-cell>
          <table:table-cell table:style-name="ce5" office:value-type="float" office:value="104">
            <text:p>104</text:p>
          </table:table-cell>
          <table:table-cell table:style-name="Default" table:formula="of:=CONCATENATE(&quot;&lt;edge v1=&quot;;[.L105];&quot; v2=&quot;;[.M105];&quot; marker=Solid Profile /&gt;&quot;)" office:value-type="string" office:string-value="&lt;edge v1=103 v2=104 marker=Solid Profile /&gt;">
            <text:p>&lt;edge v1=103 v2=104 marker=Solid Profile /&gt;</text:p>
          </table:table-cell>
          <table:table-cell office:value-type="float" office:value="0.00691116">
            <text:p>0.00691116</text:p>
          </table:table-cell>
          <table:table-cell table:formula="of:=DEGREES([.O105])" office:value-type="float" office:value="0.395980299539634">
            <text:p>0.3959802995</text:p>
          </table:table-cell>
          <table:table-cell table:style-name="Default" table:formula="of:=CONCATENATE(&quot;&lt;arc v1=&quot;;[.L105];&quot; v2=&quot;;[.M105];&quot; angle=&quot;;[.P105];&quot; /&gt;&quot;)" office:value-type="string" office:string-value="&lt;arc v1=103 v2=104 angle=0.395980299539634 /&gt;">
            <text:p>&lt;arc v1=103 v2=104 angle=0.395980299539634 /&gt;</text:p>
          </table:table-cell>
          <table:table-cell table:number-columns-repeated="1007"/>
        </table:table-row>
        <table:table-row table:style-name="ro1">
          <table:table-cell office:value-type="string">
            <text:p><text:s/>2.62749</text:p>
          </table:table-cell>
          <table:table-cell office:value-type="string">
            <text:p><text:s/>0.469247</text:p>
          </table:table-cell>
          <table:table-cell table:style-name="ce6" office:value-type="float" office:value="104">
            <text:p>104</text:p>
          </table:table-cell>
          <table:table-cell table:style-name="Default" table:formula="of:=CONCATENATE(&quot;&lt;vertex x=&quot;;[.A106];&quot; y=&quot;;[.B106];&quot; i=&quot;;[.C106];&quot; /&gt;&quot;)" office:value-type="string" office:string-value="&lt;vertex x= 2.62749 y= 0.469247 i=104 /&gt;">
            <text:p>&lt;vertex x= 2.62749 y= 0.469247 i=104 /&gt;</text:p>
          </table:table-cell>
          <table:table-cell/>
          <table:table-cell table:style-name="ce7" office:value-type="float" office:value="104">
            <text:p>104</text:p>
          </table:table-cell>
          <table:table-cell table:style-name="ce7" office:value-type="float" office:value="225">
            <text:p>225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105">
            <text:p>105</text:p>
          </table:table-cell>
          <table:table-cell table:style-name="Default" table:formula="of:=CONCATENATE(&quot;&lt;element:quad v1=&quot;;[.F106];&quot; v2=&quot;;[.G106];&quot; v3=&quot;;[.H106];&quot; v4=&quot;;[.I106];&quot; marker= Air /&gt;&quot;)" office:value-type="string" office:string-value="&lt;element:quad v1=104 v2=225 v3=226 v4=105 marker= Air /&gt;">
            <text:p>&lt;element:quad v1=104 v2=225 v3=226 v4=105 marker= Air /&gt;</text:p>
          </table:table-cell>
          <table:table-cell/>
          <table:table-cell table:style-name="ce5" office:value-type="float" office:value="104">
            <text:p>104</text:p>
          </table:table-cell>
          <table:table-cell table:style-name="ce5" office:value-type="float" office:value="105">
            <text:p>105</text:p>
          </table:table-cell>
          <table:table-cell table:style-name="Default" table:formula="of:=CONCATENATE(&quot;&lt;edge v1=&quot;;[.L106];&quot; v2=&quot;;[.M106];&quot; marker=Solid Profile /&gt;&quot;)" office:value-type="string" office:string-value="&lt;edge v1=104 v2=105 marker=Solid Profile /&gt;">
            <text:p>&lt;edge v1=104 v2=105 marker=Solid Profile /&gt;</text:p>
          </table:table-cell>
          <table:table-cell office:value-type="float" office:value="0.00668997">
            <text:p>0.00668997</text:p>
          </table:table-cell>
          <table:table-cell table:formula="of:=DEGREES([.O106])" office:value-type="float" office:value="0.383307046069135">
            <text:p>0.3833070461</text:p>
          </table:table-cell>
          <table:table-cell table:style-name="Default" table:formula="of:=CONCATENATE(&quot;&lt;arc v1=&quot;;[.L106];&quot; v2=&quot;;[.M106];&quot; angle=&quot;;[.P106];&quot; /&gt;&quot;)" office:value-type="string" office:string-value="&lt;arc v1=104 v2=105 angle=0.383307046069135 /&gt;">
            <text:p>&lt;arc v1=104 v2=105 angle=0.383307046069135 /&gt;</text:p>
          </table:table-cell>
          <table:table-cell table:number-columns-repeated="1007"/>
        </table:table-row>
        <table:table-row table:style-name="ro1">
          <table:table-cell office:value-type="string">
            <text:p><text:s/>2.82292</text:p>
          </table:table-cell>
          <table:table-cell office:value-type="string">
            <text:p><text:s/>0.471247</text:p>
          </table:table-cell>
          <table:table-cell table:style-name="ce6" office:value-type="float" office:value="105">
            <text:p>105</text:p>
          </table:table-cell>
          <table:table-cell table:style-name="Default" table:formula="of:=CONCATENATE(&quot;&lt;vertex x=&quot;;[.A107];&quot; y=&quot;;[.B107];&quot; i=&quot;;[.C107];&quot; /&gt;&quot;)" office:value-type="string" office:string-value="&lt;vertex x= 2.82292 y= 0.471247 i=105 /&gt;">
            <text:p>&lt;vertex x= 2.82292 y= 0.471247 i=105 /&gt;</text:p>
          </table:table-cell>
          <table:table-cell/>
          <table:table-cell table:style-name="ce7" office:value-type="float" office:value="105">
            <text:p>105</text:p>
          </table:table-cell>
          <table:table-cell table:style-name="ce7" office:value-type="float" office:value="226">
            <text:p>226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106">
            <text:p>106</text:p>
          </table:table-cell>
          <table:table-cell table:style-name="Default" table:formula="of:=CONCATENATE(&quot;&lt;element:quad v1=&quot;;[.F107];&quot; v2=&quot;;[.G107];&quot; v3=&quot;;[.H107];&quot; v4=&quot;;[.I107];&quot; marker= Air /&gt;&quot;)" office:value-type="string" office:string-value="&lt;element:quad v1=105 v2=226 v3=227 v4=106 marker= Air /&gt;">
            <text:p>&lt;element:quad v1=105 v2=226 v3=227 v4=106 marker= Air /&gt;</text:p>
          </table:table-cell>
          <table:table-cell/>
          <table:table-cell table:style-name="ce5" office:value-type="float" office:value="105">
            <text:p>105</text:p>
          </table:table-cell>
          <table:table-cell table:style-name="ce5" office:value-type="float" office:value="106">
            <text:p>106</text:p>
          </table:table-cell>
          <table:table-cell table:style-name="Default" table:formula="of:=CONCATENATE(&quot;&lt;edge v1=&quot;;[.L107];&quot; v2=&quot;;[.M107];&quot; marker=Solid Profile /&gt;&quot;)" office:value-type="string" office:string-value="&lt;edge v1=105 v2=106 marker=Solid Profile /&gt;">
            <text:p>&lt;edge v1=105 v2=106 marker=Solid Profile /&gt;</text:p>
          </table:table-cell>
          <table:table-cell office:value-type="float" office:value="0.00652074">
            <text:p>0.00652074</text:p>
          </table:table-cell>
          <table:table-cell table:formula="of:=DEGREES([.O107])" office:value-type="float" office:value="0.373610881302136">
            <text:p>0.3736108813</text:p>
          </table:table-cell>
          <table:table-cell table:style-name="Default" table:formula="of:=CONCATENATE(&quot;&lt;arc v1=&quot;;[.L107];&quot; v2=&quot;;[.M107];&quot; angle=&quot;;[.P107];&quot; /&gt;&quot;)" office:value-type="string" office:string-value="&lt;arc v1=105 v2=106 angle=0.373610881302136 /&gt;">
            <text:p>&lt;arc v1=105 v2=106 angle=0.373610881302136 /&gt;</text:p>
          </table:table-cell>
          <table:table-cell table:number-columns-repeated="1007"/>
        </table:table-row>
        <table:table-row table:style-name="ro1">
          <table:table-cell office:value-type="string">
            <text:p><text:s/>3.00672</text:p>
          </table:table-cell>
          <table:table-cell office:value-type="string">
            <text:p><text:s/>0.470591</text:p>
          </table:table-cell>
          <table:table-cell table:style-name="ce6" office:value-type="float" office:value="106">
            <text:p>106</text:p>
          </table:table-cell>
          <table:table-cell table:style-name="Default" table:formula="of:=CONCATENATE(&quot;&lt;vertex x=&quot;;[.A108];&quot; y=&quot;;[.B108];&quot; i=&quot;;[.C108];&quot; /&gt;&quot;)" office:value-type="string" office:string-value="&lt;vertex x= 3.00672 y= 0.470591 i=106 /&gt;">
            <text:p>&lt;vertex x= 3.00672 y= 0.470591 i=106 /&gt;</text:p>
          </table:table-cell>
          <table:table-cell/>
          <table:table-cell table:style-name="ce7" office:value-type="float" office:value="106">
            <text:p>106</text:p>
          </table:table-cell>
          <table:table-cell table:style-name="ce7" office:value-type="float" office:value="227">
            <text:p>227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107">
            <text:p>107</text:p>
          </table:table-cell>
          <table:table-cell table:style-name="Default" table:formula="of:=CONCATENATE(&quot;&lt;element:quad v1=&quot;;[.F108];&quot; v2=&quot;;[.G108];&quot; v3=&quot;;[.H108];&quot; v4=&quot;;[.I108];&quot; marker= Air /&gt;&quot;)" office:value-type="string" office:string-value="&lt;element:quad v1=106 v2=227 v3=228 v4=107 marker= Air /&gt;">
            <text:p>&lt;element:quad v1=106 v2=227 v3=228 v4=107 marker= Air /&gt;</text:p>
          </table:table-cell>
          <table:table-cell/>
          <table:table-cell table:style-name="ce5" office:value-type="float" office:value="106">
            <text:p>106</text:p>
          </table:table-cell>
          <table:table-cell table:style-name="ce5" office:value-type="float" office:value="107">
            <text:p>107</text:p>
          </table:table-cell>
          <table:table-cell table:style-name="Default" table:formula="of:=CONCATENATE(&quot;&lt;edge v1=&quot;;[.L108];&quot; v2=&quot;;[.M108];&quot; marker=Solid Profile /&gt;&quot;)" office:value-type="string" office:string-value="&lt;edge v1=106 v2=107 marker=Solid Profile /&gt;">
            <text:p>&lt;edge v1=106 v2=107 marker=Solid Profile /&gt;</text:p>
          </table:table-cell>
          <table:table-cell office:value-type="float" office:value="0.00636155">
            <text:p>0.00636155</text:p>
          </table:table-cell>
          <table:table-cell table:formula="of:=DEGREES([.O108])" office:value-type="float" office:value="0.364489966161449">
            <text:p>0.3644899662</text:p>
          </table:table-cell>
          <table:table-cell table:style-name="Default" table:formula="of:=CONCATENATE(&quot;&lt;arc v1=&quot;;[.L108];&quot; v2=&quot;;[.M108];&quot; angle=&quot;;[.P108];&quot; /&gt;&quot;)" office:value-type="string" office:string-value="&lt;arc v1=106 v2=107 angle=0.364489966161449 /&gt;">
            <text:p>&lt;arc v1=106 v2=107 angle=0.364489966161449 /&gt;</text:p>
          </table:table-cell>
          <table:table-cell table:number-columns-repeated="1007"/>
        </table:table-row>
        <table:table-row table:style-name="ro1">
          <table:table-cell office:value-type="string">
            <text:p><text:s/>3.18007 </text:p>
          </table:table-cell>
          <table:table-cell office:value-type="string">
            <text:p><text:s/>0.467642</text:p>
          </table:table-cell>
          <table:table-cell table:style-name="ce6" office:value-type="float" office:value="107">
            <text:p>107</text:p>
          </table:table-cell>
          <table:table-cell table:style-name="Default" table:formula="of:=CONCATENATE(&quot;&lt;vertex x=&quot;;[.A109];&quot; y=&quot;;[.B109];&quot; i=&quot;;[.C109];&quot; /&gt;&quot;)" office:value-type="string" office:string-value="&lt;vertex x= 3.18007  y= 0.467642 i=107 /&gt;">
            <text:p>&lt;vertex x= 3.18007 <text:s/>y= 0.467642 i=107 /&gt;</text:p>
          </table:table-cell>
          <table:table-cell/>
          <table:table-cell table:style-name="ce7" office:value-type="float" office:value="107">
            <text:p>107</text:p>
          </table:table-cell>
          <table:table-cell table:style-name="ce7" office:value-type="float" office:value="228">
            <text:p>228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108">
            <text:p>108</text:p>
          </table:table-cell>
          <table:table-cell table:style-name="Default" table:formula="of:=CONCATENATE(&quot;&lt;element:quad v1=&quot;;[.F109];&quot; v2=&quot;;[.G109];&quot; v3=&quot;;[.H109];&quot; v4=&quot;;[.I109];&quot; marker= Air /&gt;&quot;)" office:value-type="string" office:string-value="&lt;element:quad v1=107 v2=228 v3=229 v4=108 marker= Air /&gt;">
            <text:p>&lt;element:quad v1=107 v2=228 v3=229 v4=108 marker= Air /&gt;</text:p>
          </table:table-cell>
          <table:table-cell/>
          <table:table-cell table:style-name="ce5" office:value-type="float" office:value="107">
            <text:p>107</text:p>
          </table:table-cell>
          <table:table-cell table:style-name="ce5" office:value-type="float" office:value="108">
            <text:p>108</text:p>
          </table:table-cell>
          <table:table-cell table:style-name="Default" table:formula="of:=CONCATENATE(&quot;&lt;edge v1=&quot;;[.L109];&quot; v2=&quot;;[.M109];&quot; marker=Solid Profile /&gt;&quot;)" office:value-type="string" office:string-value="&lt;edge v1=107 v2=108 marker=Solid Profile /&gt;">
            <text:p>&lt;edge v1=107 v2=108 marker=Solid Profile /&gt;</text:p>
          </table:table-cell>
          <table:table-cell office:value-type="float" office:value="0.00621034">
            <text:p>0.00621034</text:p>
          </table:table-cell>
          <table:table-cell table:formula="of:=DEGREES([.O109])" office:value-type="float" office:value="0.355826271341276">
            <text:p>0.3558262713</text:p>
          </table:table-cell>
          <table:table-cell table:style-name="Default" table:formula="of:=CONCATENATE(&quot;&lt;arc v1=&quot;;[.L109];&quot; v2=&quot;;[.M109];&quot; angle=&quot;;[.P109];&quot; /&gt;&quot;)" office:value-type="string" office:string-value="&lt;arc v1=107 v2=108 angle=0.355826271341276 /&gt;">
            <text:p>&lt;arc v1=107 v2=108 angle=0.355826271341276 /&gt;</text:p>
          </table:table-cell>
          <table:table-cell table:number-columns-repeated="1007"/>
        </table:table-row>
        <table:table-row table:style-name="ro1">
          <table:table-cell office:value-type="float" office:value="3.34397">
            <text:p>3.343970</text:p>
          </table:table-cell>
          <table:table-cell office:value-type="string">
            <text:p><text:s/>0.462709</text:p>
          </table:table-cell>
          <table:table-cell table:style-name="ce6" office:value-type="float" office:value="108">
            <text:p>108</text:p>
          </table:table-cell>
          <table:table-cell table:style-name="Default" table:formula="of:=CONCATENATE(&quot;&lt;vertex x=&quot;;[.A110];&quot; y=&quot;;[.B110];&quot; i=&quot;;[.C110];&quot; /&gt;&quot;)" office:value-type="string" office:string-value="&lt;vertex x=3.34397 y= 0.462709 i=108 /&gt;">
            <text:p>&lt;vertex x=3.34397 y= 0.462709 i=108 /&gt;</text:p>
          </table:table-cell>
          <table:table-cell/>
          <table:table-cell table:style-name="ce7" office:value-type="float" office:value="108">
            <text:p>108</text:p>
          </table:table-cell>
          <table:table-cell table:style-name="ce7" office:value-type="float" office:value="229">
            <text:p>229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109">
            <text:p>109</text:p>
          </table:table-cell>
          <table:table-cell table:style-name="Default" table:formula="of:=CONCATENATE(&quot;&lt;element:quad v1=&quot;;[.F110];&quot; v2=&quot;;[.G110];&quot; v3=&quot;;[.H110];&quot; v4=&quot;;[.I110];&quot; marker= Air /&gt;&quot;)" office:value-type="string" office:string-value="&lt;element:quad v1=108 v2=229 v3=230 v4=109 marker= Air /&gt;">
            <text:p>&lt;element:quad v1=108 v2=229 v3=230 v4=109 marker= Air /&gt;</text:p>
          </table:table-cell>
          <table:table-cell/>
          <table:table-cell table:style-name="ce5" office:value-type="float" office:value="108">
            <text:p>108</text:p>
          </table:table-cell>
          <table:table-cell table:style-name="ce5" office:value-type="float" office:value="109">
            <text:p>109</text:p>
          </table:table-cell>
          <table:table-cell table:style-name="Default" table:formula="of:=CONCATENATE(&quot;&lt;edge v1=&quot;;[.L110];&quot; v2=&quot;;[.M110];&quot; marker=Solid Profile /&gt;&quot;)" office:value-type="string" office:string-value="&lt;edge v1=108 v2=109 marker=Solid Profile /&gt;">
            <text:p>&lt;edge v1=108 v2=109 marker=Solid Profile /&gt;</text:p>
          </table:table-cell>
          <table:table-cell office:value-type="float" office:value="0.00606588">
            <text:p>0.00606588</text:p>
          </table:table-cell>
          <table:table-cell table:formula="of:=DEGREES([.O110])" office:value-type="float" office:value="0.347549323032816">
            <text:p>0.347549323</text:p>
          </table:table-cell>
          <table:table-cell table:style-name="Default" table:formula="of:=CONCATENATE(&quot;&lt;arc v1=&quot;;[.L110];&quot; v2=&quot;;[.M110];&quot; angle=&quot;;[.P110];&quot; /&gt;&quot;)" office:value-type="string" office:string-value="&lt;arc v1=108 v2=109 angle=0.347549323032816 /&gt;">
            <text:p>&lt;arc v1=108 v2=109 angle=0.347549323032816 /&gt;</text:p>
          </table:table-cell>
          <table:table-cell table:number-columns-repeated="1007"/>
        </table:table-row>
        <table:table-row table:style-name="ro1">
          <table:table-cell office:value-type="string">
            <text:p><text:s/>3.49921</text:p>
          </table:table-cell>
          <table:table-cell office:value-type="string">
            <text:p><text:s/>0.456052</text:p>
          </table:table-cell>
          <table:table-cell table:style-name="ce6" office:value-type="float" office:value="109">
            <text:p>109</text:p>
          </table:table-cell>
          <table:table-cell table:style-name="Default" table:formula="of:=CONCATENATE(&quot;&lt;vertex x=&quot;;[.A111];&quot; y=&quot;;[.B111];&quot; i=&quot;;[.C111];&quot; /&gt;&quot;)" office:value-type="string" office:string-value="&lt;vertex x= 3.49921 y= 0.456052 i=109 /&gt;">
            <text:p>&lt;vertex x= 3.49921 y= 0.456052 i=109 /&gt;</text:p>
          </table:table-cell>
          <table:table-cell/>
          <table:table-cell table:style-name="ce7" office:value-type="float" office:value="109">
            <text:p>109</text:p>
          </table:table-cell>
          <table:table-cell table:style-name="ce7" office:value-type="float" office:value="230">
            <text:p>230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110">
            <text:p>110</text:p>
          </table:table-cell>
          <table:table-cell table:style-name="Default" table:formula="of:=CONCATENATE(&quot;&lt;element:quad v1=&quot;;[.F111];&quot; v2=&quot;;[.G111];&quot; v3=&quot;;[.H111];&quot; v4=&quot;;[.I111];&quot; marker= Air /&gt;&quot;)" office:value-type="string" office:string-value="&lt;element:quad v1=109 v2=230 v3=231 v4=110 marker= Air /&gt;">
            <text:p>&lt;element:quad v1=109 v2=230 v3=231 v4=110 marker= Air /&gt;</text:p>
          </table:table-cell>
          <table:table-cell/>
          <table:table-cell table:style-name="ce5" office:value-type="float" office:value="109">
            <text:p>109</text:p>
          </table:table-cell>
          <table:table-cell table:style-name="ce5" office:value-type="float" office:value="110">
            <text:p>110</text:p>
          </table:table-cell>
          <table:table-cell table:style-name="Default" table:formula="of:=CONCATENATE(&quot;&lt;edge v1=&quot;;[.L111];&quot; v2=&quot;;[.M111];&quot; marker=Solid Profile /&gt;&quot;)" office:value-type="string" office:string-value="&lt;edge v1=109 v2=110 marker=Solid Profile /&gt;">
            <text:p>&lt;edge v1=109 v2=110 marker=Solid Profile /&gt;</text:p>
          </table:table-cell>
          <table:table-cell office:value-type="float" office:value="0.00592723">
            <text:p>0.00592723</text:p>
          </table:table-cell>
          <table:table-cell table:formula="of:=DEGREES([.O111])" office:value-type="float" office:value="0.339605263203327">
            <text:p>0.3396052632</text:p>
          </table:table-cell>
          <table:table-cell table:style-name="Default" table:formula="of:=CONCATENATE(&quot;&lt;arc v1=&quot;;[.L111];&quot; v2=&quot;;[.M111];&quot; angle=&quot;;[.P111];&quot; /&gt;&quot;)" office:value-type="string" office:string-value="&lt;arc v1=109 v2=110 angle=0.339605263203327 /&gt;">
            <text:p>&lt;arc v1=109 v2=110 angle=0.339605263203327 /&gt;</text:p>
          </table:table-cell>
          <table:table-cell table:number-columns-repeated="1007"/>
        </table:table-row>
        <table:table-row table:style-name="ro1">
          <table:table-cell office:value-type="string">
            <text:p><text:s/>3.64646</text:p>
          </table:table-cell>
          <table:table-cell office:value-type="float" office:value="0.447898">
            <text:p>0.447898</text:p>
          </table:table-cell>
          <table:table-cell table:style-name="ce6" office:value-type="float" office:value="110">
            <text:p>110</text:p>
          </table:table-cell>
          <table:table-cell table:style-name="Default" table:formula="of:=CONCATENATE(&quot;&lt;vertex x=&quot;;[.A112];&quot; y=&quot;;[.B112];&quot; i=&quot;;[.C112];&quot; /&gt;&quot;)" office:value-type="string" office:string-value="&lt;vertex x= 3.64646 y=0.447898 i=110 /&gt;">
            <text:p>&lt;vertex x= 3.64646 y=0.447898 i=110 /&gt;</text:p>
          </table:table-cell>
          <table:table-cell/>
          <table:table-cell table:style-name="ce7" office:value-type="float" office:value="110">
            <text:p>110</text:p>
          </table:table-cell>
          <table:table-cell table:style-name="ce7" office:value-type="float" office:value="231">
            <text:p>231</text:p>
          </table:table-cell>
          <table:table-cell table:style-name="ce5" office:value-type="float" office:value="232">
            <text:p>232</text:p>
          </table:table-cell>
          <table:table-cell table:style-name="ce5" office:value-type="float" office:value="111">
            <text:p>111</text:p>
          </table:table-cell>
          <table:table-cell table:style-name="Default" table:formula="of:=CONCATENATE(&quot;&lt;element:quad v1=&quot;;[.F112];&quot; v2=&quot;;[.G112];&quot; v3=&quot;;[.H112];&quot; v4=&quot;;[.I112];&quot; marker= Air /&gt;&quot;)" office:value-type="string" office:string-value="&lt;element:quad v1=110 v2=231 v3=232 v4=111 marker= Air /&gt;">
            <text:p>&lt;element:quad v1=110 v2=231 v3=232 v4=111 marker= Air /&gt;</text:p>
          </table:table-cell>
          <table:table-cell/>
          <table:table-cell table:style-name="ce5" office:value-type="float" office:value="110">
            <text:p>110</text:p>
          </table:table-cell>
          <table:table-cell table:style-name="ce5" office:value-type="float" office:value="111">
            <text:p>111</text:p>
          </table:table-cell>
          <table:table-cell table:style-name="Default" table:formula="of:=CONCATENATE(&quot;&lt;edge v1=&quot;;[.L112];&quot; v2=&quot;;[.M112];&quot; marker=Solid Profile /&gt;&quot;)" office:value-type="string" office:string-value="&lt;edge v1=110 v2=111 marker=Solid Profile /&gt;">
            <text:p>&lt;edge v1=110 v2=111 marker=Solid Profile /&gt;</text:p>
          </table:table-cell>
          <table:table-cell office:value-type="float" office:value="0.00579357">
            <text:p>0.00579357</text:p>
          </table:table-cell>
          <table:table-cell table:formula="of:=DEGREES([.O112])" office:value-type="float" office:value="0.331947109313608">
            <text:p>0.3319471093</text:p>
          </table:table-cell>
          <table:table-cell table:style-name="Default" table:formula="of:=CONCATENATE(&quot;&lt;arc v1=&quot;;[.L112];&quot; v2=&quot;;[.M112];&quot; angle=&quot;;[.P112];&quot; /&gt;&quot;)" office:value-type="string" office:string-value="&lt;arc v1=110 v2=111 angle=0.331947109313608 /&gt;">
            <text:p>&lt;arc v1=110 v2=111 angle=0.331947109313608 /&gt;</text:p>
          </table:table-cell>
          <table:table-cell table:number-columns-repeated="1007"/>
        </table:table-row>
        <table:table-row table:style-name="ro1">
          <table:table-cell office:value-type="string">
            <text:p><text:s/>3.7863</text:p>
          </table:table-cell>
          <table:table-cell office:value-type="string">
            <text:p><text:s/>0.438448</text:p>
          </table:table-cell>
          <table:table-cell table:style-name="ce6" office:value-type="float" office:value="111">
            <text:p>111</text:p>
          </table:table-cell>
          <table:table-cell table:style-name="Default" table:formula="of:=CONCATENATE(&quot;&lt;vertex x=&quot;;[.A113];&quot; y=&quot;;[.B113];&quot; i=&quot;;[.C113];&quot; /&gt;&quot;)" office:value-type="string" office:string-value="&lt;vertex x= 3.7863 y= 0.438448 i=111 /&gt;">
            <text:p>&lt;vertex x= 3.7863 y= 0.438448 i=111 /&gt;</text:p>
          </table:table-cell>
          <table:table-cell/>
          <table:table-cell table:style-name="ce7" office:value-type="float" office:value="111">
            <text:p>111</text:p>
          </table:table-cell>
          <table:table-cell table:style-name="ce7" office:value-type="float" office:value="232">
            <text:p>232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112">
            <text:p>112</text:p>
          </table:table-cell>
          <table:table-cell table:style-name="Default" table:formula="of:=CONCATENATE(&quot;&lt;element:quad v1=&quot;;[.F113];&quot; v2=&quot;;[.G113];&quot; v3=&quot;;[.H113];&quot; v4=&quot;;[.I113];&quot; marker= Air /&gt;&quot;)" office:value-type="string" office:string-value="&lt;element:quad v1=111 v2=232 v3=233 v4=112 marker= Air /&gt;">
            <text:p>&lt;element:quad v1=111 v2=232 v3=233 v4=112 marker= Air /&gt;</text:p>
          </table:table-cell>
          <table:table-cell/>
          <table:table-cell table:style-name="ce5" office:value-type="float" office:value="111">
            <text:p>111</text:p>
          </table:table-cell>
          <table:table-cell table:style-name="ce5" office:value-type="float" office:value="112">
            <text:p>112</text:p>
          </table:table-cell>
          <table:table-cell table:style-name="Default" table:formula="of:=CONCATENATE(&quot;&lt;edge v1=&quot;;[.L113];&quot; v2=&quot;;[.M113];&quot; marker=Solid Profile /&gt;&quot;)" office:value-type="string" office:string-value="&lt;edge v1=111 v2=112 marker=Solid Profile /&gt;">
            <text:p>&lt;edge v1=111 v2=112 marker=Solid Profile /&gt;</text:p>
          </table:table-cell>
          <table:table-cell office:value-type="float" office:value="0.00566438">
            <text:p>0.00566438</text:p>
          </table:table-cell>
          <table:table-cell table:formula="of:=DEGREES([.O113])" office:value-type="float" office:value="0.324545067558313">
            <text:p>0.3245450676</text:p>
          </table:table-cell>
          <table:table-cell table:style-name="Default" table:formula="of:=CONCATENATE(&quot;&lt;arc v1=&quot;;[.L113];&quot; v2=&quot;;[.M113];&quot; angle=&quot;;[.P113];&quot; /&gt;&quot;)" office:value-type="string" office:string-value="&lt;arc v1=111 v2=112 angle=0.324545067558313 /&gt;">
            <text:p>&lt;arc v1=111 v2=112 angle=0.324545067558313 /&gt;</text:p>
          </table:table-cell>
          <table:table-cell table:number-columns-repeated="1007"/>
        </table:table-row>
        <table:table-row table:style-name="ro1">
          <table:table-cell office:value-type="string">
            <text:p><text:s/>3.91922</text:p>
          </table:table-cell>
          <table:table-cell office:value-type="string">
            <text:p><text:s/>0.427877</text:p>
          </table:table-cell>
          <table:table-cell table:style-name="ce6" office:value-type="float" office:value="112">
            <text:p>112</text:p>
          </table:table-cell>
          <table:table-cell table:style-name="Default" table:formula="of:=CONCATENATE(&quot;&lt;vertex x=&quot;;[.A114];&quot; y=&quot;;[.B114];&quot; i=&quot;;[.C114];&quot; /&gt;&quot;)" office:value-type="string" office:string-value="&lt;vertex x= 3.91922 y= 0.427877 i=112 /&gt;">
            <text:p>&lt;vertex x= 3.91922 y= 0.427877 i=112 /&gt;</text:p>
          </table:table-cell>
          <table:table-cell/>
          <table:table-cell table:style-name="ce7" office:value-type="float" office:value="112">
            <text:p>112</text:p>
          </table:table-cell>
          <table:table-cell table:style-name="ce7" office:value-type="float" office:value="233">
            <text:p>233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113">
            <text:p>113</text:p>
          </table:table-cell>
          <table:table-cell table:style-name="Default" table:formula="of:=CONCATENATE(&quot;&lt;element:quad v1=&quot;;[.F114];&quot; v2=&quot;;[.G114];&quot; v3=&quot;;[.H114];&quot; v4=&quot;;[.I114];&quot; marker= Air /&gt;&quot;)" office:value-type="string" office:string-value="&lt;element:quad v1=112 v2=233 v3=234 v4=113 marker= Air /&gt;">
            <text:p>&lt;element:quad v1=112 v2=233 v3=234 v4=113 marker= Air /&gt;</text:p>
          </table:table-cell>
          <table:table-cell/>
          <table:table-cell table:style-name="ce5" office:value-type="float" office:value="112">
            <text:p>112</text:p>
          </table:table-cell>
          <table:table-cell table:style-name="ce5" office:value-type="float" office:value="113">
            <text:p>113</text:p>
          </table:table-cell>
          <table:table-cell table:style-name="Default" table:formula="of:=CONCATENATE(&quot;&lt;edge v1=&quot;;[.L114];&quot; v2=&quot;;[.M114];&quot; marker=Solid Profile /&gt;&quot;)" office:value-type="string" office:string-value="&lt;edge v1=112 v2=113 marker=Solid Profile /&gt;">
            <text:p>&lt;edge v1=112 v2=113 marker=Solid Profile /&gt;</text:p>
          </table:table-cell>
          <table:table-cell office:value-type="float" office:value="0.0055391">
            <text:p>0.00553910</text:p>
          </table:table-cell>
          <table:table-cell table:formula="of:=DEGREES([.O114])" office:value-type="float" office:value="0.317367052300914">
            <text:p>0.3173670523</text:p>
          </table:table-cell>
          <table:table-cell table:style-name="Default" table:formula="of:=CONCATENATE(&quot;&lt;arc v1=&quot;;[.L114];&quot; v2=&quot;;[.M114];&quot; angle=&quot;;[.P114];&quot; /&gt;&quot;)" office:value-type="string" office:string-value="&lt;arc v1=112 v2=113 angle=0.317367052300914 /&gt;">
            <text:p>&lt;arc v1=112 v2=113 angle=0.317367052300914 /&gt;</text:p>
          </table:table-cell>
          <table:table-cell table:number-columns-repeated="1007"/>
        </table:table-row>
        <table:table-row table:style-name="ro1">
          <table:table-cell office:value-type="string">
            <text:p><text:s/>4.04566</text:p>
          </table:table-cell>
          <table:table-cell office:value-type="string">
            <text:p><text:s/>0.416343</text:p>
          </table:table-cell>
          <table:table-cell table:style-name="ce6" office:value-type="float" office:value="113">
            <text:p>113</text:p>
          </table:table-cell>
          <table:table-cell table:style-name="Default" table:formula="of:=CONCATENATE(&quot;&lt;vertex x=&quot;;[.A115];&quot; y=&quot;;[.B115];&quot; i=&quot;;[.C115];&quot; /&gt;&quot;)" office:value-type="string" office:string-value="&lt;vertex x= 4.04566 y= 0.416343 i=113 /&gt;">
            <text:p>&lt;vertex x= 4.04566 y= 0.416343 i=113 /&gt;</text:p>
          </table:table-cell>
          <table:table-cell/>
          <table:table-cell table:style-name="ce7" office:value-type="float" office:value="113">
            <text:p>113</text:p>
          </table:table-cell>
          <table:table-cell table:style-name="ce7" office:value-type="float" office:value="234">
            <text:p>234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114">
            <text:p>114</text:p>
          </table:table-cell>
          <table:table-cell table:style-name="Default" table:formula="of:=CONCATENATE(&quot;&lt;element:quad v1=&quot;;[.F115];&quot; v2=&quot;;[.G115];&quot; v3=&quot;;[.H115];&quot; v4=&quot;;[.I115];&quot; marker= Air /&gt;&quot;)" office:value-type="string" office:string-value="&lt;element:quad v1=113 v2=234 v3=235 v4=114 marker= Air /&gt;">
            <text:p>&lt;element:quad v1=113 v2=234 v3=235 v4=114 marker= Air /&gt;</text:p>
          </table:table-cell>
          <table:table-cell/>
          <table:table-cell table:style-name="ce5" office:value-type="float" office:value="113">
            <text:p>113</text:p>
          </table:table-cell>
          <table:table-cell table:style-name="ce5" office:value-type="float" office:value="114">
            <text:p>114</text:p>
          </table:table-cell>
          <table:table-cell table:style-name="Default" table:formula="of:=CONCATENATE(&quot;&lt;edge v1=&quot;;[.L115];&quot; v2=&quot;;[.M115];&quot; marker=Solid Profile /&gt;&quot;)" office:value-type="string" office:string-value="&lt;edge v1=113 v2=114 marker=Solid Profile /&gt;">
            <text:p>&lt;edge v1=113 v2=114 marker=Solid Profile /&gt;</text:p>
          </table:table-cell>
          <table:table-cell office:value-type="float" office:value="0.0106694">
            <text:p>0.01066940</text:p>
          </table:table-cell>
          <table:table-cell table:formula="of:=DEGREES([.O115])" office:value-type="float" office:value="0.611311589936881">
            <text:p>0.6113115899</text:p>
          </table:table-cell>
          <table:table-cell table:style-name="Default" table:formula="of:=CONCATENATE(&quot;&lt;arc v1=&quot;;[.L115];&quot; v2=&quot;;[.M115];&quot; angle=&quot;;[.P115];&quot; /&gt;&quot;)" office:value-type="string" office:string-value="&lt;arc v1=113 v2=114 angle=0.611311589936881 /&gt;">
            <text:p>&lt;arc v1=113 v2=114 angle=0.611311589936881 /&gt;</text:p>
          </table:table-cell>
          <table:table-cell table:number-columns-repeated="1007"/>
        </table:table-row>
        <table:table-row table:style-name="ro1">
          <table:table-cell office:value-type="string">
            <text:p><text:s/>4.16598 </text:p>
          </table:table-cell>
          <table:table-cell office:value-type="string">
            <text:p><text:s/>0.403987</text:p>
          </table:table-cell>
          <table:table-cell table:style-name="ce6" office:value-type="float" office:value="114">
            <text:p>114</text:p>
          </table:table-cell>
          <table:table-cell table:style-name="Default" table:formula="of:=CONCATENATE(&quot;&lt;vertex x=&quot;;[.A116];&quot; y=&quot;;[.B116];&quot; i=&quot;;[.C116];&quot; /&gt;&quot;)" office:value-type="string" office:string-value="&lt;vertex x= 4.16598  y= 0.403987 i=114 /&gt;">
            <text:p>&lt;vertex x= 4.16598 <text:s/>y= 0.403987 i=114 /&gt;</text:p>
          </table:table-cell>
          <table:table-cell/>
          <table:table-cell table:style-name="ce7" office:value-type="float" office:value="114">
            <text:p>114</text:p>
          </table:table-cell>
          <table:table-cell table:style-name="ce7" office:value-type="float" office:value="235">
            <text:p>235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115">
            <text:p>115</text:p>
          </table:table-cell>
          <table:table-cell table:style-name="Default" table:formula="of:=CONCATENATE(&quot;&lt;element:quad v1=&quot;;[.F116];&quot; v2=&quot;;[.G116];&quot; v3=&quot;;[.H116];&quot; v4=&quot;;[.I116];&quot; marker= Air /&gt;&quot;)" office:value-type="string" office:string-value="&lt;element:quad v1=114 v2=235 v3=236 v4=115 marker= Air /&gt;">
            <text:p>&lt;element:quad v1=114 v2=235 v3=236 v4=115 marker= Air /&gt;</text:p>
          </table:table-cell>
          <table:table-cell/>
          <table:table-cell table:style-name="ce5" office:value-type="float" office:value="114">
            <text:p>114</text:p>
          </table:table-cell>
          <table:table-cell table:style-name="ce5" office:value-type="float" office:value="115">
            <text:p>115</text:p>
          </table:table-cell>
          <table:table-cell table:style-name="Default" table:formula="of:=CONCATENATE(&quot;&lt;edge v1=&quot;;[.L116];&quot; v2=&quot;;[.M116];&quot; marker=Solid Profile /&gt;&quot;)" office:value-type="string" office:string-value="&lt;edge v1=114 v2=115 marker=Solid Profile /&gt;">
            <text:p>&lt;edge v1=114 v2=115 marker=Solid Profile /&gt;</text:p>
          </table:table-cell>
          <table:table-cell office:value-type="float" office:value="0.0101183">
            <text:p>0.01011830</text:p>
          </table:table-cell>
          <table:table-cell table:formula="of:=DEGREES([.O116])" office:value-type="float" office:value="0.579735885847221">
            <text:p>0.5797358858</text:p>
          </table:table-cell>
          <table:table-cell table:style-name="Default" table:formula="of:=CONCATENATE(&quot;&lt;arc v1=&quot;;[.L116];&quot; v2=&quot;;[.M116];&quot; angle=&quot;;[.P116];&quot; /&gt;&quot;)" office:value-type="string" office:string-value="&lt;arc v1=114 v2=115 angle=0.579735885847221 /&gt;">
            <text:p>&lt;arc v1=114 v2=115 angle=0.579735885847221 /&gt;</text:p>
          </table:table-cell>
          <table:table-cell table:number-columns-repeated="1007"/>
        </table:table-row>
        <table:table-row table:style-name="ro1">
          <table:table-cell office:value-type="string">
            <text:p><text:s/>4.38961</text:p>
          </table:table-cell>
          <table:table-cell office:value-type="string">
            <text:p><text:s/>0.377311</text:p>
          </table:table-cell>
          <table:table-cell table:style-name="ce6" office:value-type="float" office:value="115">
            <text:p>115</text:p>
          </table:table-cell>
          <table:table-cell table:style-name="Default" table:formula="of:=CONCATENATE(&quot;&lt;vertex x=&quot;;[.A117];&quot; y=&quot;;[.B117];&quot; i=&quot;;[.C117];&quot; /&gt;&quot;)" office:value-type="string" office:string-value="&lt;vertex x= 4.38961 y= 0.377311 i=115 /&gt;">
            <text:p>&lt;vertex x= 4.38961 y= 0.377311 i=115 /&gt;</text:p>
          </table:table-cell>
          <table:table-cell/>
          <table:table-cell table:style-name="ce7" office:value-type="float" office:value="115">
            <text:p>115</text:p>
          </table:table-cell>
          <table:table-cell table:style-name="ce7" office:value-type="float" office:value="236">
            <text:p>236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116">
            <text:p>116</text:p>
          </table:table-cell>
          <table:table-cell table:style-name="Default" table:formula="of:=CONCATENATE(&quot;&lt;element:quad v1=&quot;;[.F117];&quot; v2=&quot;;[.G117];&quot; v3=&quot;;[.H117];&quot; v4=&quot;;[.I117];&quot; marker= Air /&gt;&quot;)" office:value-type="string" office:string-value="&lt;element:quad v1=115 v2=236 v3=237 v4=116 marker= Air /&gt;">
            <text:p>&lt;element:quad v1=115 v2=236 v3=237 v4=116 marker= Air /&gt;</text:p>
          </table:table-cell>
          <table:table-cell/>
          <table:table-cell table:style-name="ce5" office:value-type="float" office:value="115">
            <text:p>115</text:p>
          </table:table-cell>
          <table:table-cell table:style-name="ce5" office:value-type="float" office:value="116">
            <text:p>116</text:p>
          </table:table-cell>
          <table:table-cell table:style-name="Default" table:formula="of:=CONCATENATE(&quot;&lt;edge v1=&quot;;[.L117];&quot; v2=&quot;;[.M117];&quot; marker=Solid Profile /&gt;&quot;)" office:value-type="string" office:string-value="&lt;edge v1=115 v2=116 marker=Solid Profile /&gt;">
            <text:p>&lt;edge v1=115 v2=116 marker=Solid Profile /&gt;</text:p>
          </table:table-cell>
          <table:table-cell office:value-type="float" office:value="0.00968074">
            <text:p>0.00968074</text:p>
          </table:table-cell>
          <table:table-cell table:formula="of:=DEGREES([.O117])" office:value-type="float" office:value="0.554665544563477">
            <text:p>0.5546655446</text:p>
          </table:table-cell>
          <table:table-cell table:style-name="Default" table:formula="of:=CONCATENATE(&quot;&lt;arc v1=&quot;;[.L117];&quot; v2=&quot;;[.M117];&quot; angle=&quot;;[.P117];&quot; /&gt;&quot;)" office:value-type="string" office:string-value="&lt;arc v1=115 v2=116 angle=0.554665544563477 /&gt;">
            <text:p>&lt;arc v1=115 v2=116 angle=0.554665544563477 /&gt;</text:p>
          </table:table-cell>
          <table:table-cell table:number-columns-repeated="1007"/>
        </table:table-row>
        <table:table-row table:style-name="ro1">
          <table:table-cell office:value-type="string">
            <text:p><text:s/>4.59241</text:p>
          </table:table-cell>
          <table:table-cell office:value-type="string">
            <text:p><text:s/>0.348738</text:p>
          </table:table-cell>
          <table:table-cell table:style-name="ce6" office:value-type="float" office:value="116">
            <text:p>116</text:p>
          </table:table-cell>
          <table:table-cell table:style-name="Default" table:formula="of:=CONCATENATE(&quot;&lt;vertex x=&quot;;[.A118];&quot; y=&quot;;[.B118];&quot; i=&quot;;[.C118];&quot; /&gt;&quot;)" office:value-type="string" office:string-value="&lt;vertex x= 4.59241 y= 0.348738 i=116 /&gt;">
            <text:p>&lt;vertex x= 4.59241 y= 0.348738 i=116 /&gt;</text:p>
          </table:table-cell>
          <table:table-cell/>
          <table:table-cell table:style-name="ce7" office:value-type="float" office:value="116">
            <text:p>116</text:p>
          </table:table-cell>
          <table:table-cell table:style-name="ce7" office:value-type="float" office:value="237">
            <text:p>237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17">
            <text:p>117</text:p>
          </table:table-cell>
          <table:table-cell table:style-name="Default" table:formula="of:=CONCATENATE(&quot;&lt;element:quad v1=&quot;;[.F118];&quot; v2=&quot;;[.G118];&quot; v3=&quot;;[.H118];&quot; v4=&quot;;[.I118];&quot; marker= Air /&gt;&quot;)" office:value-type="string" office:string-value="&lt;element:quad v1=116 v2=237 v3=238 v4=117 marker= Air /&gt;">
            <text:p>&lt;element:quad v1=116 v2=237 v3=238 v4=117 marker= Air /&gt;</text:p>
          </table:table-cell>
          <table:table-cell/>
          <table:table-cell table:style-name="ce5" office:value-type="float" office:value="116">
            <text:p>116</text:p>
          </table:table-cell>
          <table:table-cell table:style-name="ce5" office:value-type="float" office:value="117">
            <text:p>117</text:p>
          </table:table-cell>
          <table:table-cell table:style-name="Default" table:formula="of:=CONCATENATE(&quot;&lt;edge v1=&quot;;[.L118];&quot; v2=&quot;;[.M118];&quot; marker=Solid Profile /&gt;&quot;)" office:value-type="string" office:string-value="&lt;edge v1=116 v2=117 marker=Solid Profile /&gt;">
            <text:p>&lt;edge v1=116 v2=117 marker=Solid Profile /&gt;</text:p>
          </table:table-cell>
          <table:table-cell office:value-type="float" office:value="0.0136718">
            <text:p>0.01367180</text:p>
          </table:table-cell>
          <table:table-cell table:formula="of:=DEGREES([.O118])" office:value-type="float" office:value="0.783336438346959">
            <text:p>0.7833364383</text:p>
          </table:table-cell>
          <table:table-cell table:style-name="Default" table:formula="of:=CONCATENATE(&quot;&lt;arc v1=&quot;;[.L118];&quot; v2=&quot;;[.M118];&quot; angle=&quot;;[.P118];&quot; /&gt;&quot;)" office:value-type="string" office:string-value="&lt;arc v1=116 v2=117 angle=0.783336438346959 /&gt;">
            <text:p>&lt;arc v1=116 v2=117 angle=0.783336438346959 /&gt;</text:p>
          </table:table-cell>
          <table:table-cell table:number-columns-repeated="1007"/>
        </table:table-row>
        <table:table-row table:style-name="ro1">
          <table:table-cell office:value-type="string">
            <text:p><text:s/>4.77625</text:p>
          </table:table-cell>
          <table:table-cell office:value-type="string">
            <text:p><text:s/>0.319013</text:p>
          </table:table-cell>
          <table:table-cell table:style-name="ce6" office:value-type="float" office:value="117">
            <text:p>117</text:p>
          </table:table-cell>
          <table:table-cell table:style-name="Default" table:formula="of:=CONCATENATE(&quot;&lt;vertex x=&quot;;[.A119];&quot; y=&quot;;[.B119];&quot; i=&quot;;[.C119];&quot; /&gt;&quot;)" office:value-type="string" office:string-value="&lt;vertex x= 4.77625 y= 0.319013 i=117 /&gt;">
            <text:p>&lt;vertex x= 4.77625 y= 0.319013 i=117 /&gt;</text:p>
          </table:table-cell>
          <table:table-cell/>
          <table:table-cell table:style-name="ce7" office:value-type="float" office:value="117">
            <text:p>117</text:p>
          </table:table-cell>
          <table:table-cell table:style-name="ce7" office:value-type="float" office:value="238">
            <text:p>238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118">
            <text:p>118</text:p>
          </table:table-cell>
          <table:table-cell table:style-name="Default" table:formula="of:=CONCATENATE(&quot;&lt;element:quad v1=&quot;;[.F119];&quot; v2=&quot;;[.G119];&quot; v3=&quot;;[.H119];&quot; v4=&quot;;[.I119];&quot; marker= Air /&gt;&quot;)" office:value-type="string" office:string-value="&lt;element:quad v1=117 v2=238 v3=239 v4=118 marker= Air /&gt;">
            <text:p>&lt;element:quad v1=117 v2=238 v3=239 v4=118 marker= Air /&gt;</text:p>
          </table:table-cell>
          <table:table-cell/>
          <table:table-cell table:style-name="ce5" office:value-type="float" office:value="117">
            <text:p>117</text:p>
          </table:table-cell>
          <table:table-cell table:style-name="ce5" office:value-type="float" office:value="118">
            <text:p>118</text:p>
          </table:table-cell>
          <table:table-cell table:style-name="Default" table:formula="of:=CONCATENATE(&quot;&lt;edge v1=&quot;;[.L119];&quot; v2=&quot;;[.M119];&quot; marker=Solid Profile /&gt;&quot;)" office:value-type="string" office:string-value="&lt;edge v1=117 v2=118 marker=Solid Profile /&gt;">
            <text:p>&lt;edge v1=117 v2=118 marker=Solid Profile /&gt;</text:p>
          </table:table-cell>
          <table:table-cell office:value-type="float" office:value="0.0165837">
            <text:p>0.01658370</text:p>
          </table:table-cell>
          <table:table-cell table:formula="of:=DEGREES([.O119])" office:value-type="float" office:value="0.950176018711103">
            <text:p>0.9501760187</text:p>
          </table:table-cell>
          <table:table-cell table:style-name="Default" table:formula="of:=CONCATENATE(&quot;&lt;arc v1=&quot;;[.L119];&quot; v2=&quot;;[.M119];&quot; angle=&quot;;[.P119];&quot; /&gt;&quot;)" office:value-type="string" office:string-value="&lt;arc v1=117 v2=118 angle=0.950176018711103 /&gt;">
            <text:p>&lt;arc v1=117 v2=118 angle=0.950176018711103 /&gt;</text:p>
          </table:table-cell>
          <table:table-cell table:number-columns-repeated="1007"/>
        </table:table-row>
        <table:table-row table:style-name="ro1">
          <table:table-cell office:value-type="string">
            <text:p><text:s/>5.01989</text:p>
          </table:table-cell>
          <table:table-cell office:value-type="string">
            <text:p><text:s/>0.27361</text:p>
          </table:table-cell>
          <table:table-cell table:style-name="ce6" office:value-type="float" office:value="118">
            <text:p>118</text:p>
          </table:table-cell>
          <table:table-cell table:style-name="Default" table:formula="of:=CONCATENATE(&quot;&lt;vertex x=&quot;;[.A120];&quot; y=&quot;;[.B120];&quot; i=&quot;;[.C120];&quot; /&gt;&quot;)" office:value-type="string" office:string-value="&lt;vertex x= 5.01989 y= 0.27361 i=118 /&gt;">
            <text:p>&lt;vertex x= 5.01989 y= 0.27361 i=118 /&gt;</text:p>
          </table:table-cell>
          <table:table-cell/>
          <table:table-cell table:style-name="ce7" office:value-type="float" office:value="118">
            <text:p>118</text:p>
          </table:table-cell>
          <table:table-cell table:style-name="ce7" office:value-type="float" office:value="239">
            <text:p>239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119">
            <text:p>119</text:p>
          </table:table-cell>
          <table:table-cell table:style-name="Default" table:formula="of:=CONCATENATE(&quot;&lt;element:quad v1=&quot;;[.F120];&quot; v2=&quot;;[.G120];&quot; v3=&quot;;[.H120];&quot; v4=&quot;;[.I120];&quot; marker= Air /&gt;&quot;)" office:value-type="string" office:string-value="&lt;element:quad v1=118 v2=239 v3=240 v4=119 marker= Air /&gt;">
            <text:p>&lt;element:quad v1=118 v2=239 v3=240 v4=119 marker= Air /&gt;</text:p>
          </table:table-cell>
          <table:table-cell/>
          <table:table-cell table:style-name="ce5" office:value-type="float" office:value="118">
            <text:p>118</text:p>
          </table:table-cell>
          <table:table-cell table:style-name="ce5" office:value-type="float" office:value="119">
            <text:p>119</text:p>
          </table:table-cell>
          <table:table-cell table:style-name="Default" table:formula="of:=CONCATENATE(&quot;&lt;edge v1=&quot;;[.L120];&quot; v2=&quot;;[.M120];&quot; marker=Solid Profile /&gt;&quot;)" office:value-type="string" office:string-value="&lt;edge v1=118 v2=119 marker=Solid Profile /&gt;">
            <text:p>&lt;edge v1=118 v2=119 marker=Solid Profile /&gt;</text:p>
          </table:table-cell>
          <table:table-cell office:value-type="float" office:value="0.0345164">
            <text:p>0.03451640</text:p>
          </table:table-cell>
          <table:table-cell table:formula="of:=DEGREES([.O120])" office:value-type="float" office:value="1.97764404398535">
            <text:p>1.977644044</text:p>
          </table:table-cell>
          <table:table-cell table:style-name="Default" table:formula="of:=CONCATENATE(&quot;&lt;arc v1=&quot;;[.L120];&quot; v2=&quot;;[.M120];&quot; angle=&quot;;[.P120];&quot; /&gt;&quot;)" office:value-type="string" office:string-value="&lt;arc v1=118 v2=119 angle=1.97764404398535 /&gt;">
            <text:p>&lt;arc v1=118 v2=119 angle=1.97764404398535 /&gt;</text:p>
          </table:table-cell>
          <table:table-cell table:number-columns-repeated="1007"/>
        </table:table-row>
        <table:table-row table:style-name="ro1">
          <table:table-cell office:value-type="string">
            <text:p><text:s/>5.29141</text:p>
          </table:table-cell>
          <table:table-cell office:value-type="float" office:value="0.21414">
            <text:p>0.214140</text:p>
          </table:table-cell>
          <table:table-cell table:style-name="ce6" office:value-type="float" office:value="119">
            <text:p>119</text:p>
          </table:table-cell>
          <table:table-cell table:style-name="Default" table:formula="of:=CONCATENATE(&quot;&lt;vertex x=&quot;;[.A121];&quot; y=&quot;;[.B121];&quot; i=&quot;;[.C121];&quot; /&gt;&quot;)" office:value-type="string" office:string-value="&lt;vertex x= 5.29141 y=0.21414 i=119 /&gt;">
            <text:p>&lt;vertex x= 5.29141 y=0.21414 i=119 /&gt;</text:p>
          </table:table-cell>
          <table:table-cell/>
          <table:table-cell table:style-name="ce7" office:value-type="float" office:value="119">
            <text:p>119</text:p>
          </table:table-cell>
          <table:table-cell table:style-name="ce7" office:value-type="float" office:value="240">
            <text:p>240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120">
            <text:p>120</text:p>
          </table:table-cell>
          <table:table-cell table:style-name="Default" table:formula="of:=CONCATENATE(&quot;&lt;element:quad v1=&quot;;[.F121];&quot; v2=&quot;;[.G121];&quot; v3=&quot;;[.H121];&quot; v4=&quot;;[.I121];&quot; marker= Air /&gt;&quot;)" office:value-type="string" office:string-value="&lt;element:quad v1=119 v2=240 v3=241 v4=120 marker= Air /&gt;">
            <text:p>&lt;element:quad v1=119 v2=240 v3=241 v4=120 marker= Air /&gt;</text:p>
          </table:table-cell>
          <table:table-cell/>
          <table:table-cell table:style-name="ce5" office:value-type="float" office:value="119">
            <text:p>119</text:p>
          </table:table-cell>
          <table:table-cell table:style-name="ce5" office:value-type="float" office:value="120">
            <text:p>120</text:p>
          </table:table-cell>
          <table:table-cell table:style-name="Default" table:formula="of:=CONCATENATE(&quot;&lt;edge v1=&quot;;[.L121];&quot; v2=&quot;;[.M121];&quot; marker=Solid Profile /&gt;&quot;)" office:value-type="string" office:string-value="&lt;edge v1=119 v2=120 marker=Solid Profile /&gt;">
            <text:p>&lt;edge v1=119 v2=120 marker=Solid Profile /&gt;</text:p>
          </table:table-cell>
          <table:table-cell office:value-type="float" office:value="0.0238992">
            <text:p>0.02389920</text:p>
          </table:table-cell>
          <table:table-cell table:formula="of:=DEGREES([.O121])" office:value-type="float" office:value="1.36932329373906">
            <text:p>1.3693232937</text:p>
          </table:table-cell>
          <table:table-cell table:style-name="Default" table:formula="of:=CONCATENATE(&quot;&lt;arc v1=&quot;;[.L121];&quot; v2=&quot;;[.M121];&quot; angle=&quot;;[.P121];&quot; /&gt;&quot;)" office:value-type="string" office:string-value="&lt;arc v1=119 v2=120 angle=1.36932329373906 /&gt;">
            <text:p>&lt;arc v1=119 v2=120 angle=1.36932329373906 /&gt;</text:p>
          </table:table-cell>
          <table:table-cell table:number-columns-repeated="1007"/>
        </table:table-row>
        <table:table-row table:style-name="ro1">
          <table:table-cell office:value-type="string">
            <text:p><text:s/>5.76676</text:p>
          </table:table-cell>
          <table:table-cell office:value-type="string">
            <text:p><text:s/>0.0827976</text:p>
          </table:table-cell>
          <table:table-cell table:style-name="ce6" office:value-type="float" office:value="120">
            <text:p>120</text:p>
          </table:table-cell>
          <table:table-cell table:style-name="Default" table:formula="of:=CONCATENATE(&quot;&lt;vertex x=&quot;;[.A122];&quot; y=&quot;;[.B122];&quot; i=&quot;;[.C122];&quot; /&gt;&quot;)" office:value-type="string" office:string-value="&lt;vertex x= 5.76676 y= 0.0827976 i=120 /&gt;">
            <text:p>&lt;vertex x= 5.76676 y= 0.0827976 i=120 /&gt;</text:p>
          </table:table-cell>
          <table:table-cell/>
          <table:table-cell office:value-type="float" office:value="120">
            <text:p>12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table:style-name="Default" table:formula="of:=CONCATENATE(&quot;&lt;element:quad v1=&quot;;[.F122];&quot; v2=&quot;;[.G122];&quot; v3=&quot;;[.H122];&quot; v4=&quot;;[.I122];&quot; marker= Air /&gt;&quot;)" office:value-type="string" office:string-value="&lt;element:quad v1=120 v2=241 v3=242 v4=0 marker= Air /&gt;">
            <text:p>&lt;element:quad v1=120 v2=241 v3=242 v4=0 marker= Air /&gt;</text:p>
          </table:table-cell>
          <table:table-cell/>
          <table:table-cell table:style-name="ce5" office:value-type="float" office:value="120">
            <text:p>120</text:p>
          </table:table-cell>
          <table:table-cell table:style-name="ce5" office:value-type="float" office:value="0">
            <text:p>0</text:p>
          </table:table-cell>
          <table:table-cell table:style-name="Default" table:formula="of:=CONCATENATE(&quot;&lt;edge v1=&quot;;[.L122];&quot; v2=&quot;;[.M122];&quot; marker=Solid Profile /&gt;&quot;)" office:value-type="string" office:string-value="&lt;edge v1=120 v2=0 marker=Solid Profile /&gt;">
            <text:p>&lt;edge v1=120 v2=0 marker=Solid Profile /&gt;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table:style-name="Default" table:formula="of:=CONCATENATE(&quot;&lt;element:quad v1=&quot;;[.F123];&quot; v2=&quot;;[.G123];&quot; v3=&quot;;[.H123];&quot; v4=&quot;;[.I123];&quot; marker= Air /&gt;&quot;)" office:value-type="string" office:string-value="&lt;element:quad v1=0 v2=242 v3=243 v4=244 marker= Air /&gt;">
            <text:p>&lt;element:quad v1=0 v2=242 v3=243 v4=244 marker= Air /&gt;</text:p>
          </table:table-cell>
          <table:table-cell table:number-columns-repeated="1014"/>
        </table:table-row>
        <table:table-row table:style-name="ro1">
          <table:table-cell office:value-type="string">
            <text:p>helper x</text:p>
          </table:table-cell>
          <table:table-cell office:value-type="string">
            <text:p>helper y</text:p>
          </table:table-cell>
          <table:table-cell/>
          <table:table-cell table:style-name="Default" table:formula="of:=CONCATENATE(&quot;&lt;vertex x=&quot;;[.A124];&quot; y=&quot;;[.B124];&quot; i=&quot;;[.C124];&quot; /&gt;&quot;)" office:value-type="string" office:string-value="&lt;vertex x=helper x y=helper y i= /&gt;">
            <text:p>&lt;vertex x=helper x y=helper y i= /&gt;</text:p>
          </table:table-cell>
          <table:table-cell/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table:style-name="Default" table:formula="of:=CONCATENATE(&quot;&lt;element:quad v1=&quot;;[.F124];&quot; v2=&quot;;[.G124];&quot; v3=&quot;;[.H124];&quot; v4=&quot;;[.I124];&quot; marker= Air /&gt;&quot;)" office:value-type="string" office:string-value="&lt;element:quad v1=0 v2=243 v3=244 v4=245 marker= Air /&gt;">
            <text:p>&lt;element:quad v1=0 v2=243 v3=244 v4=245 marker= Air /&gt;</text:p>
          </table:table-cell>
          <table:table-cell/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table:style-name="Default" table:formula="of:=CONCATENATE(&quot;&lt;edge v1=&quot;;[.L124];&quot; v2=&quot;;[.M124];&quot; marker=Solid /&gt;&quot;)" office:value-type="string" office:string-value="&lt;edge v1=121 v2=122 marker=Solid /&gt;">
            <text:p>&lt;edge v1=121 v2=122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table:style-name="ce4" office:value-type="float" office:value="8.53882">
            <text:p>8.538820</text:p>
          </table:table-cell>
          <table:table-cell table:style-name="ce6" office:value-type="float" office:value="121">
            <text:p>121</text:p>
          </table:table-cell>
          <table:table-cell table:style-name="Default" table:formula="of:=CONCATENATE(&quot;&lt;vertex x=&quot;;[.A125];&quot; y=&quot;;[.B125];&quot; i=&quot;;[.C125];&quot; /&gt;&quot;)" office:value-type="string" office:string-value="&lt;vertex x=10 y=8.53882 i=121 /&gt;">
            <text:p>&lt;vertex x=10 y=8.53882 i=121 /&gt;</text:p>
          </table:table-cell>
          <table:table-cell/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table:style-name="Default" table:formula="of:=CONCATENATE(&quot;&lt;element:quad v1=&quot;;[.F125];&quot; v2=&quot;;[.G125];&quot; v3=&quot;;[.H125];&quot; v4=&quot;;[.I125];&quot; marker= Air /&gt;&quot;)" office:value-type="string" office:string-value="&lt;element:quad v1=0 v2=244 v3=245 v4=246 marker= Air /&gt;">
            <text:p>&lt;element:quad v1=0 v2=244 v3=245 v4=246 marker= Air /&gt;</text:p>
          </table:table-cell>
          <table:table-cell/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table:style-name="Default" table:formula="of:=CONCATENATE(&quot;&lt;edge v1=&quot;;[.L125];&quot; v2=&quot;;[.M125];&quot; marker=Solid /&gt;&quot;)" office:value-type="string" office:string-value="&lt;edge v1=122 v2=123 marker=Solid /&gt;">
            <text:p>&lt;edge v1=122 v2=123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table:style-name="ce4" office:value-type="float" office:value="8.89624">
            <text:p>8.896240</text:p>
          </table:table-cell>
          <table:table-cell table:style-name="ce6" office:value-type="float" office:value="122">
            <text:p>122</text:p>
          </table:table-cell>
          <table:table-cell table:style-name="Default" table:formula="of:=CONCATENATE(&quot;&lt;vertex x=&quot;;[.A126];&quot; y=&quot;;[.B126];&quot; i=&quot;;[.C126];&quot; /&gt;&quot;)" office:value-type="string" office:string-value="&lt;vertex x=10 y=8.89624 i=122 /&gt;">
            <text:p>&lt;vertex x=10 y=8.89624 i=122 /&gt;</text:p>
          </table:table-cell>
          <table:table-cell/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table:style-name="Default" table:formula="of:=CONCATENATE(&quot;&lt;element:quad v1=&quot;;[.F126];&quot; v2=&quot;;[.G126];&quot; v3=&quot;;[.H126];&quot; v4=&quot;;[.I126];&quot; marker= Air /&gt;&quot;)" office:value-type="string" office:string-value="&lt;element:quad v1=0 v2=245 v3=246 v4=247 marker= Air /&gt;">
            <text:p>&lt;element:quad v1=0 v2=245 v3=246 v4=247 marker= Air /&gt;</text:p>
          </table:table-cell>
          <table:table-cell/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table:style-name="Default" table:formula="of:=CONCATENATE(&quot;&lt;edge v1=&quot;;[.L126];&quot; v2=&quot;;[.M126];&quot; marker=Solid /&gt;&quot;)" office:value-type="string" office:string-value="&lt;edge v1=123 v2=124 marker=Solid /&gt;">
            <text:p>&lt;edge v1=123 v2=124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table:style-name="ce4" office:value-type="float" office:value="9.9892">
            <text:p>9.989200</text:p>
          </table:table-cell>
          <table:table-cell table:style-name="ce6" office:value-type="float" office:value="123">
            <text:p>123</text:p>
          </table:table-cell>
          <table:table-cell table:style-name="Default" table:formula="of:=CONCATENATE(&quot;&lt;vertex x=&quot;;[.A127];&quot; y=&quot;;[.B127];&quot; i=&quot;;[.C127];&quot; /&gt;&quot;)" office:value-type="string" office:string-value="&lt;vertex x=10 y=9.9892 i=123 /&gt;">
            <text:p>&lt;vertex x=10 y=9.9892 i=123 /&gt;</text:p>
          </table:table-cell>
          <table:table-cell/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style-name="Default" table:formula="of:=CONCATENATE(&quot;&lt;element:quad v1=&quot;;[.F127];&quot; v2=&quot;;[.G127];&quot; v3=&quot;;[.H127];&quot; v4=&quot;;[.I127];&quot; marker= Air /&gt;&quot;)" office:value-type="string" office:string-value="&lt;element:quad v1=0 v2=246 v3=247 v4=248 marker= Air /&gt;">
            <text:p>&lt;element:quad v1=0 v2=246 v3=247 v4=248 marker= Air /&gt;</text:p>
          </table:table-cell>
          <table:table-cell/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table:style-name="Default" table:formula="of:=CONCATENATE(&quot;&lt;edge v1=&quot;;[.L127];&quot; v2=&quot;;[.M127];&quot; marker=Solid /&gt;&quot;)" office:value-type="string" office:string-value="&lt;edge v1=124 v2=125 marker=Solid /&gt;">
            <text:p>&lt;edge v1=124 v2=125 marker=Solid /&gt;</text:p>
          </table:table-cell>
          <table:table-cell table:number-columns-repeated="1010"/>
        </table:table-row>
        <table:table-row table:style-name="ro1">
          <table:table-cell office:value-type="float" office:value="9.48311">
            <text:p>9.483110</text:p>
          </table:table-cell>
          <table:table-cell office:value-type="float" office:value="10">
            <text:p>10.000000</text:p>
          </table:table-cell>
          <table:table-cell table:style-name="ce6" office:value-type="float" office:value="124">
            <text:p>124</text:p>
          </table:table-cell>
          <table:table-cell table:style-name="Default" table:formula="of:=CONCATENATE(&quot;&lt;vertex x=&quot;;[.A128];&quot; y=&quot;;[.B128];&quot; i=&quot;;[.C128];&quot; /&gt;&quot;)" office:value-type="string" office:string-value="&lt;vertex x=9.48311 y=10 i=124 /&gt;">
            <text:p>&lt;vertex x=9.48311 y=10 i=124 /&gt;</text:p>
          </table:table-cell>
          <table:table-cell/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table:style-name="Default" table:formula="of:=CONCATENATE(&quot;&lt;element:quad v1=&quot;;[.F128];&quot; v2=&quot;;[.G128];&quot; v3=&quot;;[.H128];&quot; v4=&quot;;[.I128];&quot; marker= Air /&gt;&quot;)" office:value-type="string" office:string-value="&lt;element:quad v1=0 v2=247 v3=248 v4=249 marker= Air /&gt;">
            <text:p>&lt;element:quad v1=0 v2=247 v3=248 v4=249 marker= Air /&gt;</text:p>
          </table:table-cell>
          <table:table-cell/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table:style-name="Default" table:formula="of:=CONCATENATE(&quot;&lt;edge v1=&quot;;[.L128];&quot; v2=&quot;;[.M128];&quot; marker=Solid /&gt;&quot;)" office:value-type="string" office:string-value="&lt;edge v1=125 v2=126 marker=Solid /&gt;">
            <text:p>&lt;edge v1=125 v2=126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8.83125</text:p>
          </table:table-cell>
          <table:table-cell office:value-type="float" office:value="10">
            <text:p>10.000000</text:p>
          </table:table-cell>
          <table:table-cell table:style-name="ce6" office:value-type="float" office:value="125">
            <text:p>125</text:p>
          </table:table-cell>
          <table:table-cell table:style-name="Default" table:formula="of:=CONCATENATE(&quot;&lt;vertex x=&quot;;[.A129];&quot; y=&quot;;[.B129];&quot; i=&quot;;[.C129];&quot; /&gt;&quot;)" office:value-type="string" office:string-value="&lt;vertex x= 8.83125 y=10 i=125 /&gt;">
            <text:p>&lt;vertex x= 8.83125 y=10 i=125 /&gt;</text:p>
          </table:table-cell>
          <table:table-cell/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table:style-name="Default" table:formula="of:=CONCATENATE(&quot;&lt;element:quad v1=&quot;;[.F129];&quot; v2=&quot;;[.G129];&quot; v3=&quot;;[.H129];&quot; v4=&quot;;[.I129];&quot; marker= Air /&gt;&quot;)" office:value-type="string" office:string-value="&lt;element:quad v1=0 v2=248 v3=249 v4=250 marker= Air /&gt;">
            <text:p>&lt;element:quad v1=0 v2=248 v3=249 v4=250 marker= Air /&gt;</text:p>
          </table:table-cell>
          <table:table-cell/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style-name="Default" table:formula="of:=CONCATENATE(&quot;&lt;edge v1=&quot;;[.L129];&quot; v2=&quot;;[.M129];&quot; marker=Solid /&gt;&quot;)" office:value-type="string" office:string-value="&lt;edge v1=126 v2=127 marker=Solid /&gt;">
            <text:p>&lt;edge v1=126 v2=127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8.24203</text:p>
          </table:table-cell>
          <table:table-cell office:value-type="float" office:value="10">
            <text:p>10.000000</text:p>
          </table:table-cell>
          <table:table-cell table:style-name="ce6" office:value-type="float" office:value="126">
            <text:p>126</text:p>
          </table:table-cell>
          <table:table-cell table:style-name="Default" table:formula="of:=CONCATENATE(&quot;&lt;vertex x=&quot;;[.A130];&quot; y=&quot;;[.B130];&quot; i=&quot;;[.C130];&quot; /&gt;&quot;)" office:value-type="string" office:string-value="&lt;vertex x= 8.24203 y=10 i=126 /&gt;">
            <text:p>&lt;vertex x= 8.24203 y=10 i=126 /&gt;</text:p>
          </table:table-cell>
          <table:table-cell/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table:style-name="Default" table:formula="of:=CONCATENATE(&quot;&lt;element:quad v1=&quot;;[.F130];&quot; v2=&quot;;[.G130];&quot; v3=&quot;;[.H130];&quot; v4=&quot;;[.I130];&quot; marker= Air /&gt;&quot;)" office:value-type="string" office:string-value="&lt;element:quad v1=0 v2=249 v3=250 v4=251 marker= Air /&gt;">
            <text:p>&lt;element:quad v1=0 v2=249 v3=250 v4=251 marker= Air /&gt;</text:p>
          </table:table-cell>
          <table:table-cell/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table:style-name="Default" table:formula="of:=CONCATENATE(&quot;&lt;edge v1=&quot;;[.L130];&quot; v2=&quot;;[.M130];&quot; marker=Solid /&gt;&quot;)" office:value-type="string" office:string-value="&lt;edge v1=127 v2=128 marker=Solid /&gt;">
            <text:p>&lt;edge v1=127 v2=128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7.60183</text:p>
          </table:table-cell>
          <table:table-cell office:value-type="float" office:value="10">
            <text:p>10.000000</text:p>
          </table:table-cell>
          <table:table-cell table:style-name="ce6" office:value-type="float" office:value="127">
            <text:p>127</text:p>
          </table:table-cell>
          <table:table-cell table:style-name="Default" table:formula="of:=CONCATENATE(&quot;&lt;vertex x=&quot;;[.A131];&quot; y=&quot;;[.B131];&quot; i=&quot;;[.C131];&quot; /&gt;&quot;)" office:value-type="string" office:string-value="&lt;vertex x= 7.60183 y=10 i=127 /&gt;">
            <text:p>&lt;vertex x= 7.60183 y=10 i=127 /&gt;</text:p>
          </table:table-cell>
          <table:table-cell/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table:style-name="Default" table:formula="of:=CONCATENATE(&quot;&lt;element:quad v1=&quot;;[.F131];&quot; v2=&quot;;[.G131];&quot; v3=&quot;;[.H131];&quot; v4=&quot;;[.I131];&quot; marker= Air /&gt;&quot;)" office:value-type="string" office:string-value="&lt;element:quad v1=0 v2=250 v3=251 v4=252 marker= Air /&gt;">
            <text:p>&lt;element:quad v1=0 v2=250 v3=251 v4=252 marker= Air /&gt;</text:p>
          </table:table-cell>
          <table:table-cell/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style-name="Default" table:formula="of:=CONCATENATE(&quot;&lt;edge v1=&quot;;[.L131];&quot; v2=&quot;;[.M131];&quot; marker=Solid /&gt;&quot;)" office:value-type="string" office:string-value="&lt;edge v1=128 v2=129 marker=Solid /&gt;">
            <text:p>&lt;edge v1=128 v2=129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6.82769</text:p>
          </table:table-cell>
          <table:table-cell office:value-type="float" office:value="10">
            <text:p>10.000000</text:p>
          </table:table-cell>
          <table:table-cell table:style-name="ce6" office:value-type="float" office:value="128">
            <text:p>128</text:p>
          </table:table-cell>
          <table:table-cell table:style-name="Default" table:formula="of:=CONCATENATE(&quot;&lt;vertex x=&quot;;[.A132];&quot; y=&quot;;[.B132];&quot; i=&quot;;[.C132];&quot; /&gt;&quot;)" office:value-type="string" office:string-value="&lt;vertex x= 6.82769 y=10 i=128 /&gt;">
            <text:p>&lt;vertex x= 6.82769 y=10 i=128 /&gt;</text:p>
          </table:table-cell>
          <table:table-cell/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style-name="Default" table:formula="of:=CONCATENATE(&quot;&lt;element:quad v1=&quot;;[.F132];&quot; v2=&quot;;[.G132];&quot; v3=&quot;;[.H132];&quot; v4=&quot;;[.I132];&quot; marker= Air /&gt;&quot;)" office:value-type="string" office:string-value="&lt;element:quad v1=0 v2=251 v3=252 v4=253 marker= Air /&gt;">
            <text:p>&lt;element:quad v1=0 v2=251 v3=252 v4=253 marker= Air /&gt;</text:p>
          </table:table-cell>
          <table:table-cell/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style-name="Default" table:formula="of:=CONCATENATE(&quot;&lt;edge v1=&quot;;[.L132];&quot; v2=&quot;;[.M132];&quot; marker=Solid /&gt;&quot;)" office:value-type="string" office:string-value="&lt;edge v1=129 v2=130 marker=Solid /&gt;">
            <text:p>&lt;edge v1=129 v2=130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6.05234</text:p>
          </table:table-cell>
          <table:table-cell office:value-type="float" office:value="10">
            <text:p>10.000000</text:p>
          </table:table-cell>
          <table:table-cell table:style-name="ce6" office:value-type="float" office:value="129">
            <text:p>129</text:p>
          </table:table-cell>
          <table:table-cell table:style-name="Default" table:formula="of:=CONCATENATE(&quot;&lt;vertex x=&quot;;[.A133];&quot; y=&quot;;[.B133];&quot; i=&quot;;[.C133];&quot; /&gt;&quot;)" office:value-type="string" office:string-value="&lt;vertex x= 6.05234 y=10 i=129 /&gt;">
            <text:p>&lt;vertex x= 6.05234 y=10 i=129 /&gt;</text:p>
          </table:table-cell>
          <table:table-cell/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style-name="Default" table:formula="of:=CONCATENATE(&quot;&lt;element:quad v1=&quot;;[.F133];&quot; v2=&quot;;[.G133];&quot; v3=&quot;;[.H133];&quot; v4=&quot;;[.I133];&quot; marker= Air /&gt;&quot;)" office:value-type="string" office:string-value="&lt;element:quad v1=0 v2=252 v3=253 v4=254 marker= Air /&gt;">
            <text:p>&lt;element:quad v1=0 v2=252 v3=253 v4=254 marker= Air /&gt;</text:p>
          </table:table-cell>
          <table:table-cell/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table:style-name="Default" table:formula="of:=CONCATENATE(&quot;&lt;edge v1=&quot;;[.L133];&quot; v2=&quot;;[.M133];&quot; marker=Solid /&gt;&quot;)" office:value-type="string" office:string-value="&lt;edge v1=130 v2=131 marker=Solid /&gt;">
            <text:p>&lt;edge v1=130 v2=131 marker=Solid /&gt;</text:p>
          </table:table-cell>
          <table:table-cell table:number-columns-repeated="1010"/>
        </table:table-row>
        <table:table-row table:style-name="ro1">
          <table:table-cell office:value-type="float" office:value="5.14534">
            <text:p>5.145340</text:p>
          </table:table-cell>
          <table:table-cell office:value-type="float" office:value="10">
            <text:p>10.000000</text:p>
          </table:table-cell>
          <table:table-cell table:style-name="ce6" office:value-type="float" office:value="130">
            <text:p>130</text:p>
          </table:table-cell>
          <table:table-cell table:style-name="Default" table:formula="of:=CONCATENATE(&quot;&lt;vertex x=&quot;;[.A134];&quot; y=&quot;;[.B134];&quot; i=&quot;;[.C134];&quot; /&gt;&quot;)" office:value-type="string" office:string-value="&lt;vertex x=5.14534 y=10 i=130 /&gt;">
            <text:p>&lt;vertex x=5.14534 y=10 i=130 /&gt;</text:p>
          </table:table-cell>
          <table:table-cell/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table:style-name="Default" table:formula="of:=CONCATENATE(&quot;&lt;element:quad v1=&quot;;[.F134];&quot; v2=&quot;;[.G134];&quot; v3=&quot;;[.H134];&quot; v4=&quot;;[.I134];&quot; marker= Air /&gt;&quot;)" office:value-type="string" office:string-value="&lt;element:quad v1=0 v2=253 v3=254 v4=255 marker= Air /&gt;">
            <text:p>&lt;element:quad v1=0 v2=253 v3=254 v4=255 marker= Air /&gt;</text:p>
          </table:table-cell>
          <table:table-cell/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table:style-name="Default" table:formula="of:=CONCATENATE(&quot;&lt;edge v1=&quot;;[.L134];&quot; v2=&quot;;[.M134];&quot; marker=Solid /&gt;&quot;)" office:value-type="string" office:string-value="&lt;edge v1=131 v2=132 marker=Solid /&gt;">
            <text:p>&lt;edge v1=131 v2=132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4.47799</text:p>
          </table:table-cell>
          <table:table-cell office:value-type="float" office:value="10">
            <text:p>10.000000</text:p>
          </table:table-cell>
          <table:table-cell table:style-name="ce6" office:value-type="float" office:value="131">
            <text:p>131</text:p>
          </table:table-cell>
          <table:table-cell table:style-name="Default" table:formula="of:=CONCATENATE(&quot;&lt;vertex x=&quot;;[.A135];&quot; y=&quot;;[.B135];&quot; i=&quot;;[.C135];&quot; /&gt;&quot;)" office:value-type="string" office:string-value="&lt;vertex x= 4.47799 y=10 i=131 /&gt;">
            <text:p>&lt;vertex x= 4.47799 y=10 i=131 /&gt;</text:p>
          </table:table-cell>
          <table:table-cell/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table:style-name="Default" table:formula="of:=CONCATENATE(&quot;&lt;element:quad v1=&quot;;[.F135];&quot; v2=&quot;;[.G135];&quot; v3=&quot;;[.H135];&quot; v4=&quot;;[.I135];&quot; marker= Air /&gt;&quot;)" office:value-type="string" office:string-value="&lt;element:quad v1=0 v2=254 v3=255 v4=256 marker= Air /&gt;">
            <text:p>&lt;element:quad v1=0 v2=254 v3=255 v4=256 marker= Air /&gt;</text:p>
          </table:table-cell>
          <table:table-cell/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table:style-name="Default" table:formula="of:=CONCATENATE(&quot;&lt;edge v1=&quot;;[.L135];&quot; v2=&quot;;[.M135];&quot; marker=Solid /&gt;&quot;)" office:value-type="string" office:string-value="&lt;edge v1=132 v2=133 marker=Solid /&gt;">
            <text:p>&lt;edge v1=132 v2=133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3.87844</text:p>
          </table:table-cell>
          <table:table-cell office:value-type="float" office:value="10">
            <text:p>10.000000</text:p>
          </table:table-cell>
          <table:table-cell table:style-name="ce6" office:value-type="float" office:value="132">
            <text:p>132</text:p>
          </table:table-cell>
          <table:table-cell table:style-name="Default" table:formula="of:=CONCATENATE(&quot;&lt;vertex x=&quot;;[.A136];&quot; y=&quot;;[.B136];&quot; i=&quot;;[.C136];&quot; /&gt;&quot;)" office:value-type="string" office:string-value="&lt;vertex x= 3.87844 y=10 i=132 /&gt;">
            <text:p>&lt;vertex x= 3.87844 y=10 i=132 /&gt;</text:p>
          </table:table-cell>
          <table:table-cell/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table:style-name="Default" table:formula="of:=CONCATENATE(&quot;&lt;element:quad v1=&quot;;[.F136];&quot; v2=&quot;;[.G136];&quot; v3=&quot;;[.H136];&quot; v4=&quot;;[.I136];&quot; marker= Air /&gt;&quot;)" office:value-type="string" office:string-value="&lt;element:quad v1=0 v2=255 v3=256 v4=257 marker= Air /&gt;">
            <text:p>&lt;element:quad v1=0 v2=255 v3=256 v4=257 marker= Air /&gt;</text:p>
          </table:table-cell>
          <table:table-cell/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style-name="Default" table:formula="of:=CONCATENATE(&quot;&lt;edge v1=&quot;;[.L136];&quot; v2=&quot;;[.M136];&quot; marker=Solid /&gt;&quot;)" office:value-type="string" office:string-value="&lt;edge v1=133 v2=134 marker=Solid /&gt;">
            <text:p>&lt;edge v1=133 v2=134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3.44176</text:p>
          </table:table-cell>
          <table:table-cell office:value-type="float" office:value="10">
            <text:p>10.000000</text:p>
          </table:table-cell>
          <table:table-cell table:style-name="ce6" office:value-type="float" office:value="133">
            <text:p>133</text:p>
          </table:table-cell>
          <table:table-cell table:style-name="Default" table:formula="of:=CONCATENATE(&quot;&lt;vertex x=&quot;;[.A137];&quot; y=&quot;;[.B137];&quot; i=&quot;;[.C137];&quot; /&gt;&quot;)" office:value-type="string" office:string-value="&lt;vertex x= 3.44176 y=10 i=133 /&gt;">
            <text:p>&lt;vertex x= 3.44176 y=10 i=133 /&gt;</text:p>
          </table:table-cell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table:style-name="Default" table:formula="of:=CONCATENATE(&quot;&lt;element:quad v1=&quot;;[.F137];&quot; v2=&quot;;[.G137];&quot; v3=&quot;;[.H137];&quot; v4=&quot;;[.I137];&quot; marker= Air /&gt;&quot;)" office:value-type="string" office:string-value="&lt;element:quad v1=0 v2=256 v3=257 v4=258 marker= Air /&gt;">
            <text:p>&lt;element:quad v1=0 v2=256 v3=257 v4=258 marker= Air /&gt;</text:p>
          </table:table-cell>
          <table:table-cell/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style-name="Default" table:formula="of:=CONCATENATE(&quot;&lt;edge v1=&quot;;[.L137];&quot; v2=&quot;;[.M137];&quot; marker=Solid /&gt;&quot;)" office:value-type="string" office:string-value="&lt;edge v1=134 v2=135 marker=Solid /&gt;">
            <text:p>&lt;edge v1=134 v2=135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2.85952</text:p>
          </table:table-cell>
          <table:table-cell office:value-type="float" office:value="10">
            <text:p>10.000000</text:p>
          </table:table-cell>
          <table:table-cell table:style-name="ce6" office:value-type="float" office:value="134">
            <text:p>134</text:p>
          </table:table-cell>
          <table:table-cell table:style-name="Default" table:formula="of:=CONCATENATE(&quot;&lt;vertex x=&quot;;[.A138];&quot; y=&quot;;[.B138];&quot; i=&quot;;[.C138];&quot; /&gt;&quot;)" office:value-type="string" office:string-value="&lt;vertex x= 2.85952 y=10 i=134 /&gt;">
            <text:p>&lt;vertex x= 2.85952 y=10 i=134 /&gt;</text:p>
          </table:table-cell>
          <table:table-cell/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table:style-name="Default" table:formula="of:=CONCATENATE(&quot;&lt;element:quad v1=&quot;;[.F138];&quot; v2=&quot;;[.G138];&quot; v3=&quot;;[.H138];&quot; v4=&quot;;[.I138];&quot; marker= Air /&gt;&quot;)" office:value-type="string" office:string-value="&lt;element:quad v1=0 v2=257 v3=258 v4=259 marker= Air /&gt;">
            <text:p>&lt;element:quad v1=0 v2=257 v3=258 v4=259 marker= Air /&gt;</text:p>
          </table:table-cell>
          <table:table-cell/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style-name="Default" table:formula="of:=CONCATENATE(&quot;&lt;edge v1=&quot;;[.L138];&quot; v2=&quot;;[.M138];&quot; marker=Solid /&gt;&quot;)" office:value-type="string" office:string-value="&lt;edge v1=135 v2=136 marker=Solid /&gt;">
            <text:p>&lt;edge v1=135 v2=136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2.28986</text:p>
          </table:table-cell>
          <table:table-cell office:value-type="float" office:value="10">
            <text:p>10.000000</text:p>
          </table:table-cell>
          <table:table-cell table:style-name="ce6" office:value-type="float" office:value="135">
            <text:p>135</text:p>
          </table:table-cell>
          <table:table-cell table:style-name="Default" table:formula="of:=CONCATENATE(&quot;&lt;vertex x=&quot;;[.A139];&quot; y=&quot;;[.B139];&quot; i=&quot;;[.C139];&quot; /&gt;&quot;)" office:value-type="string" office:string-value="&lt;vertex x= 2.28986 y=10 i=135 /&gt;">
            <text:p>&lt;vertex x= 2.28986 y=10 i=135 /&gt;</text:p>
          </table:table-cell>
          <table:table-cell/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table:style-name="Default" table:formula="of:=CONCATENATE(&quot;&lt;element:quad v1=&quot;;[.F139];&quot; v2=&quot;;[.G139];&quot; v3=&quot;;[.H139];&quot; v4=&quot;;[.I139];&quot; marker= Air /&gt;&quot;)" office:value-type="string" office:string-value="&lt;element:quad v1=0 v2=258 v3=259 v4=260 marker= Air /&gt;">
            <text:p>&lt;element:quad v1=0 v2=258 v3=259 v4=260 marker= Air /&gt;</text:p>
          </table:table-cell>
          <table:table-cell/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style-name="Default" table:formula="of:=CONCATENATE(&quot;&lt;edge v1=&quot;;[.L139];&quot; v2=&quot;;[.M139];&quot; marker=Solid /&gt;&quot;)" office:value-type="string" office:string-value="&lt;edge v1=136 v2=137 marker=Solid /&gt;">
            <text:p>&lt;edge v1=136 v2=137 marker=Solid /&gt;</text:p>
          </table:table-cell>
          <table:table-cell table:number-columns-repeated="1010"/>
        </table:table-row>
        <table:table-row table:style-name="ro1">
          <table:table-cell office:value-type="float" office:value="1.79506">
            <text:p>1.795060</text:p>
          </table:table-cell>
          <table:table-cell office:value-type="float" office:value="10">
            <text:p>10.000000</text:p>
          </table:table-cell>
          <table:table-cell table:style-name="ce6" office:value-type="float" office:value="136">
            <text:p>136</text:p>
          </table:table-cell>
          <table:table-cell table:style-name="Default" table:formula="of:=CONCATENATE(&quot;&lt;vertex x=&quot;;[.A140];&quot; y=&quot;;[.B140];&quot; i=&quot;;[.C140];&quot; /&gt;&quot;)" office:value-type="string" office:string-value="&lt;vertex x=1.79506 y=10 i=136 /&gt;">
            <text:p>&lt;vertex x=1.79506 y=10 i=136 /&gt;</text:p>
          </table:table-cell>
          <table:table-cell/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table:style-name="Default" table:formula="of:=CONCATENATE(&quot;&lt;element:quad v1=&quot;;[.F140];&quot; v2=&quot;;[.G140];&quot; v3=&quot;;[.H140];&quot; v4=&quot;;[.I140];&quot; marker= Air /&gt;&quot;)" office:value-type="string" office:string-value="&lt;element:quad v1=0 v2=259 v3=260 v4=261 marker= Air /&gt;">
            <text:p>&lt;element:quad v1=0 v2=259 v3=260 v4=261 marker= Air /&gt;</text:p>
          </table:table-cell>
          <table:table-cell/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style-name="Default" table:formula="of:=CONCATENATE(&quot;&lt;edge v1=&quot;;[.L140];&quot; v2=&quot;;[.M140];&quot; marker=Solid /&gt;&quot;)" office:value-type="string" office:string-value="&lt;edge v1=137 v2=138 marker=Solid /&gt;">
            <text:p>&lt;edge v1=137 v2=138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1.44125</text:p>
          </table:table-cell>
          <table:table-cell office:value-type="float" office:value="10">
            <text:p>10.000000</text:p>
          </table:table-cell>
          <table:table-cell table:style-name="ce6" office:value-type="float" office:value="137">
            <text:p>137</text:p>
          </table:table-cell>
          <table:table-cell table:style-name="Default" table:formula="of:=CONCATENATE(&quot;&lt;vertex x=&quot;;[.A141];&quot; y=&quot;;[.B141];&quot; i=&quot;;[.C141];&quot; /&gt;&quot;)" office:value-type="string" office:string-value="&lt;vertex x= 1.44125 y=10 i=137 /&gt;">
            <text:p>&lt;vertex x= 1.44125 y=10 i=137 /&gt;</text:p>
          </table:table-cell>
          <table:table-cell/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table:style-name="Default" table:formula="of:=CONCATENATE(&quot;&lt;element:quad v1=&quot;;[.F141];&quot; v2=&quot;;[.G141];&quot; v3=&quot;;[.H141];&quot; v4=&quot;;[.I141];&quot; marker= Air /&gt;&quot;)" office:value-type="string" office:string-value="&lt;element:quad v1=0 v2=260 v3=261 v4=262 marker= Air /&gt;">
            <text:p>&lt;element:quad v1=0 v2=260 v3=261 v4=262 marker= Air /&gt;</text:p>
          </table:table-cell>
          <table:table-cell/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style-name="Default" table:formula="of:=CONCATENATE(&quot;&lt;edge v1=&quot;;[.L141];&quot; v2=&quot;;[.M141];&quot; marker=Solid /&gt;&quot;)" office:value-type="string" office:string-value="&lt;edge v1=138 v2=139 marker=Solid /&gt;">
            <text:p>&lt;edge v1=138 v2=139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1.03531</text:p>
          </table:table-cell>
          <table:table-cell office:value-type="float" office:value="10">
            <text:p>10.000000</text:p>
          </table:table-cell>
          <table:table-cell table:style-name="ce6" office:value-type="float" office:value="138">
            <text:p>138</text:p>
          </table:table-cell>
          <table:table-cell table:style-name="Default" table:formula="of:=CONCATENATE(&quot;&lt;vertex x=&quot;;[.A142];&quot; y=&quot;;[.B142];&quot; i=&quot;;[.C142];&quot; /&gt;&quot;)" office:value-type="string" office:string-value="&lt;vertex x= 1.03531 y=10 i=138 /&gt;">
            <text:p>&lt;vertex x= 1.03531 y=10 i=138 /&gt;</text:p>
          </table:table-cell>
          <table:table-cell/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table:style-name="Default" table:formula="of:=CONCATENATE(&quot;&lt;element:quad v1=&quot;;[.F142];&quot; v2=&quot;;[.G142];&quot; v3=&quot;;[.H142];&quot; v4=&quot;;[.I142];&quot; marker= Air /&gt;&quot;)" office:value-type="string" office:string-value="&lt;element:quad v1=0 v2=262 v3=263 v4=121 marker= Air /&gt;">
            <text:p>&lt;element:quad v1=0 v2=262 v3=263 v4=121 marker= Air /&gt;</text:p>
          </table:table-cell>
          <table:table-cell/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style-name="Default" table:formula="of:=CONCATENATE(&quot;&lt;edge v1=&quot;;[.L142];&quot; v2=&quot;;[.M142];&quot; marker=Solid /&gt;&quot;)" office:value-type="string" office:string-value="&lt;edge v1=139 v2=140 marker=Solid /&gt;">
            <text:p>&lt;edge v1=139 v2=140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0.587439</text:p>
          </table:table-cell>
          <table:table-cell office:value-type="float" office:value="10">
            <text:p>10.000000</text:p>
          </table:table-cell>
          <table:table-cell table:style-name="ce6" office:value-type="float" office:value="139">
            <text:p>139</text:p>
          </table:table-cell>
          <table:table-cell table:style-name="Default" table:formula="of:=CONCATENATE(&quot;&lt;vertex x=&quot;;[.A143];&quot; y=&quot;;[.B143];&quot; i=&quot;;[.C143];&quot; /&gt;&quot;)" office:value-type="string" office:string-value="&lt;vertex x= 0.587439 y=10 i=139 /&gt;">
            <text:p>&lt;vertex x= 0.587439 y=10 i=139 /&gt;</text:p>
          </table:table-cell>
          <table:table-cell table:number-columns-repeated="7"/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table:style-name="Default" table:formula="of:=CONCATENATE(&quot;&lt;edge v1=&quot;;[.L143];&quot; v2=&quot;;[.M143];&quot; marker=Solid /&gt;&quot;)" office:value-type="string" office:string-value="&lt;edge v1=140 v2=141 marker=Solid /&gt;">
            <text:p>&lt;edge v1=140 v2=141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0.180068</text:p>
          </table:table-cell>
          <table:table-cell office:value-type="float" office:value="10">
            <text:p>10.000000</text:p>
          </table:table-cell>
          <table:table-cell table:style-name="ce6" office:value-type="float" office:value="140">
            <text:p>140</text:p>
          </table:table-cell>
          <table:table-cell table:style-name="Default" table:formula="of:=CONCATENATE(&quot;&lt;vertex x=&quot;;[.A144];&quot; y=&quot;;[.B144];&quot; i=&quot;;[.C144];&quot; /&gt;&quot;)" office:value-type="string" office:string-value="&lt;vertex x= 0.180068 y=10 i=140 /&gt;">
            <text:p>&lt;vertex x= 0.180068 y=10 i=140 /&gt;</text:p>
          </table:table-cell>
          <table:table-cell table:number-columns-repeated="7"/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table:style-name="Default" table:formula="of:=CONCATENATE(&quot;&lt;edge v1=&quot;;[.L144];&quot; v2=&quot;;[.M144];&quot; marker=Solid /&gt;&quot;)" office:value-type="string" office:string-value="&lt;edge v1=141 v2=142 marker=Solid /&gt;">
            <text:p>&lt;edge v1=141 v2=142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0.28728</text:p>
          </table:table-cell>
          <table:table-cell office:value-type="float" office:value="10">
            <text:p>10.000000</text:p>
          </table:table-cell>
          <table:table-cell table:style-name="ce6" office:value-type="float" office:value="141">
            <text:p>141</text:p>
          </table:table-cell>
          <table:table-cell table:style-name="Default" table:formula="of:=CONCATENATE(&quot;&lt;vertex x=&quot;;[.A145];&quot; y=&quot;;[.B145];&quot; i=&quot;;[.C145];&quot; /&gt;&quot;)" office:value-type="string" office:string-value="&lt;vertex x= -0.28728 y=10 i=141 /&gt;">
            <text:p>&lt;vertex x= -0.28728 y=10 i=141 /&gt;</text:p>
          </table:table-cell>
          <table:table-cell table:number-columns-repeated="7"/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style-name="Default" table:formula="of:=CONCATENATE(&quot;&lt;edge v1=&quot;;[.L145];&quot; v2=&quot;;[.M145];&quot; marker=Solid /&gt;&quot;)" office:value-type="string" office:string-value="&lt;edge v1=142 v2=143 marker=Solid /&gt;">
            <text:p>&lt;edge v1=142 v2=143 marker=Solid /&gt;</text:p>
          </table:table-cell>
          <table:table-cell table:number-columns-repeated="1010"/>
        </table:table-row>
        <table:table-row table:style-name="ro1">
          <table:table-cell office:value-type="float" office:value="-0.867602">
            <text:p>-0.867602</text:p>
          </table:table-cell>
          <table:table-cell office:value-type="float" office:value="10">
            <text:p>10.000000</text:p>
          </table:table-cell>
          <table:table-cell table:style-name="ce6" office:value-type="float" office:value="142">
            <text:p>142</text:p>
          </table:table-cell>
          <table:table-cell table:style-name="Default" table:formula="of:=CONCATENATE(&quot;&lt;vertex x=&quot;;[.A146];&quot; y=&quot;;[.B146];&quot; i=&quot;;[.C146];&quot; /&gt;&quot;)" office:value-type="string" office:string-value="&lt;vertex x=-0.867602 y=10 i=142 /&gt;">
            <text:p>&lt;vertex x=-0.867602 y=10 i=142 /&gt;</text:p>
          </table:table-cell>
          <table:table-cell table:number-columns-repeated="7"/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style-name="Default" table:formula="of:=CONCATENATE(&quot;&lt;edge v1=&quot;;[.L146];&quot; v2=&quot;;[.M146];&quot; marker=Solid /&gt;&quot;)" office:value-type="string" office:string-value="&lt;edge v1=143 v2=144 marker=Solid /&gt;">
            <text:p>&lt;edge v1=143 v2=144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1.28007</text:p>
          </table:table-cell>
          <table:table-cell office:value-type="float" office:value="10">
            <text:p>10.000000</text:p>
          </table:table-cell>
          <table:table-cell table:style-name="ce6" office:value-type="float" office:value="143">
            <text:p>143</text:p>
          </table:table-cell>
          <table:table-cell table:style-name="Default" table:formula="of:=CONCATENATE(&quot;&lt;vertex x=&quot;;[.A147];&quot; y=&quot;;[.B147];&quot; i=&quot;;[.C147];&quot; /&gt;&quot;)" office:value-type="string" office:string-value="&lt;vertex x= -1.28007 y=10 i=143 /&gt;">
            <text:p>&lt;vertex x= -1.28007 y=10 i=143 /&gt;</text:p>
          </table:table-cell>
          <table:table-cell table:number-columns-repeated="7"/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style-name="Default" table:formula="of:=CONCATENATE(&quot;&lt;edge v1=&quot;;[.L147];&quot; v2=&quot;;[.M147];&quot; marker=Solid /&gt;&quot;)" office:value-type="string" office:string-value="&lt;edge v1=144 v2=145 marker=Solid /&gt;">
            <text:p>&lt;edge v1=144 v2=145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1.80399</text:p>
          </table:table-cell>
          <table:table-cell office:value-type="float" office:value="10">
            <text:p>10.000000</text:p>
          </table:table-cell>
          <table:table-cell table:style-name="ce6" office:value-type="float" office:value="144">
            <text:p>144</text:p>
          </table:table-cell>
          <table:table-cell table:style-name="Default" table:formula="of:=CONCATENATE(&quot;&lt;vertex x=&quot;;[.A148];&quot; y=&quot;;[.B148];&quot; i=&quot;;[.C148];&quot; /&gt;&quot;)" office:value-type="string" office:string-value="&lt;vertex x= -1.80399 y=10 i=144 /&gt;">
            <text:p>&lt;vertex x= -1.80399 y=10 i=144 /&gt;</text:p>
          </table:table-cell>
          <table:table-cell table:number-columns-repeated="7"/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style-name="Default" table:formula="of:=CONCATENATE(&quot;&lt;edge v1=&quot;;[.L148];&quot; v2=&quot;;[.M148];&quot; marker=Solid /&gt;&quot;)" office:value-type="string" office:string-value="&lt;edge v1=145 v2=146 marker=Solid /&gt;">
            <text:p>&lt;edge v1=145 v2=146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2.31756</text:p>
          </table:table-cell>
          <table:table-cell office:value-type="float" office:value="10">
            <text:p>10.000000</text:p>
          </table:table-cell>
          <table:table-cell table:style-name="ce6" office:value-type="float" office:value="145">
            <text:p>145</text:p>
          </table:table-cell>
          <table:table-cell table:style-name="Default" table:formula="of:=CONCATENATE(&quot;&lt;vertex x=&quot;;[.A149];&quot; y=&quot;;[.B149];&quot; i=&quot;;[.C149];&quot; /&gt;&quot;)" office:value-type="string" office:string-value="&lt;vertex x= -2.31756 y=10 i=145 /&gt;">
            <text:p>&lt;vertex x= -2.31756 y=10 i=145 /&gt;</text:p>
          </table:table-cell>
          <table:table-cell table:number-columns-repeated="7"/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style-name="Default" table:formula="of:=CONCATENATE(&quot;&lt;edge v1=&quot;;[.L149];&quot; v2=&quot;;[.M149];&quot; marker=Solid /&gt;&quot;)" office:value-type="string" office:string-value="&lt;edge v1=146 v2=147 marker=Solid /&gt;">
            <text:p>&lt;edge v1=146 v2=147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2.84464</text:p>
          </table:table-cell>
          <table:table-cell office:value-type="float" office:value="10">
            <text:p>10.000000</text:p>
          </table:table-cell>
          <table:table-cell table:style-name="ce6" office:value-type="float" office:value="146">
            <text:p>146</text:p>
          </table:table-cell>
          <table:table-cell table:style-name="Default" table:formula="of:=CONCATENATE(&quot;&lt;vertex x=&quot;;[.A150];&quot; y=&quot;;[.B150];&quot; i=&quot;;[.C150];&quot; /&gt;&quot;)" office:value-type="string" office:string-value="&lt;vertex x= -2.84464 y=10 i=146 /&gt;">
            <text:p>&lt;vertex x= -2.84464 y=10 i=146 /&gt;</text:p>
          </table:table-cell>
          <table:table-cell table:number-columns-repeated="7"/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style-name="Default" table:formula="of:=CONCATENATE(&quot;&lt;edge v1=&quot;;[.L150];&quot; v2=&quot;;[.M150];&quot; marker=Solid /&gt;&quot;)" office:value-type="string" office:string-value="&lt;edge v1=147 v2=148 marker=Solid /&gt;">
            <text:p>&lt;edge v1=147 v2=148 marker=Solid /&gt;</text:p>
          </table:table-cell>
          <table:table-cell table:number-columns-repeated="1010"/>
        </table:table-row>
        <table:table-row table:style-name="ro1">
          <table:table-cell office:value-type="float" office:value="-3.38692">
            <text:p>-3.386920</text:p>
          </table:table-cell>
          <table:table-cell office:value-type="float" office:value="10">
            <text:p>10.000000</text:p>
          </table:table-cell>
          <table:table-cell table:style-name="ce6" office:value-type="float" office:value="147">
            <text:p>147</text:p>
          </table:table-cell>
          <table:table-cell table:style-name="Default" table:formula="of:=CONCATENATE(&quot;&lt;vertex x=&quot;;[.A151];&quot; y=&quot;;[.B151];&quot; i=&quot;;[.C151];&quot; /&gt;&quot;)" office:value-type="string" office:string-value="&lt;vertex x=-3.38692 y=10 i=147 /&gt;">
            <text:p>&lt;vertex x=-3.38692 y=10 i=147 /&gt;</text:p>
          </table:table-cell>
          <table:table-cell table:number-columns-repeated="7"/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style-name="Default" table:formula="of:=CONCATENATE(&quot;&lt;edge v1=&quot;;[.L151];&quot; v2=&quot;;[.M151];&quot; marker=Solid /&gt;&quot;)" office:value-type="string" office:string-value="&lt;edge v1=148 v2=149 marker=Solid /&gt;">
            <text:p>&lt;edge v1=148 v2=149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4.07375</text:p>
          </table:table-cell>
          <table:table-cell office:value-type="float" office:value="10">
            <text:p>10.000000</text:p>
          </table:table-cell>
          <table:table-cell table:style-name="ce6" office:value-type="float" office:value="148">
            <text:p>148</text:p>
          </table:table-cell>
          <table:table-cell table:style-name="Default" table:formula="of:=CONCATENATE(&quot;&lt;vertex x=&quot;;[.A152];&quot; y=&quot;;[.B152];&quot; i=&quot;;[.C152];&quot; /&gt;&quot;)" office:value-type="string" office:string-value="&lt;vertex x= -4.07375 y=10 i=148 /&gt;">
            <text:p>&lt;vertex x= -4.07375 y=10 i=148 /&gt;</text:p>
          </table:table-cell>
          <table:table-cell table:number-columns-repeated="7"/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style-name="Default" table:formula="of:=CONCATENATE(&quot;&lt;edge v1=&quot;;[.L152];&quot; v2=&quot;;[.M152];&quot; marker=Solid /&gt;&quot;)" office:value-type="string" office:string-value="&lt;edge v1=149 v2=150 marker=Solid /&gt;">
            <text:p>&lt;edge v1=149 v2=150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4.97611</text:p>
          </table:table-cell>
          <table:table-cell office:value-type="float" office:value="10">
            <text:p>10.000000</text:p>
          </table:table-cell>
          <table:table-cell table:style-name="ce6" office:value-type="float" office:value="149">
            <text:p>149</text:p>
          </table:table-cell>
          <table:table-cell table:style-name="Default" table:formula="of:=CONCATENATE(&quot;&lt;vertex x=&quot;;[.A153];&quot; y=&quot;;[.B153];&quot; i=&quot;;[.C153];&quot; /&gt;&quot;)" office:value-type="string" office:string-value="&lt;vertex x= -4.97611 y=10 i=149 /&gt;">
            <text:p>&lt;vertex x= -4.97611 y=10 i=149 /&gt;</text:p>
          </table:table-cell>
          <table:table-cell table:number-columns-repeated="7"/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table:style-name="Default" table:formula="of:=CONCATENATE(&quot;&lt;edge v1=&quot;;[.L153];&quot; v2=&quot;;[.M153];&quot; marker=Solid /&gt;&quot;)" office:value-type="string" office:string-value="&lt;edge v1=150 v2=151 marker=Solid /&gt;">
            <text:p>&lt;edge v1=150 v2=151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5.76542</text:p>
          </table:table-cell>
          <table:table-cell office:value-type="float" office:value="10">
            <text:p>10.000000</text:p>
          </table:table-cell>
          <table:table-cell table:style-name="ce6" office:value-type="float" office:value="150">
            <text:p>150</text:p>
          </table:table-cell>
          <table:table-cell table:style-name="Default" table:formula="of:=CONCATENATE(&quot;&lt;vertex x=&quot;;[.A154];&quot; y=&quot;;[.B154];&quot; i=&quot;;[.C154];&quot; /&gt;&quot;)" office:value-type="string" office:string-value="&lt;vertex x= -5.76542 y=10 i=150 /&gt;">
            <text:p>&lt;vertex x= -5.76542 y=10 i=150 /&gt;</text:p>
          </table:table-cell>
          <table:table-cell table:number-columns-repeated="7"/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style-name="Default" table:formula="of:=CONCATENATE(&quot;&lt;edge v1=&quot;;[.L154];&quot; v2=&quot;;[.M154];&quot; marker=Solid /&gt;&quot;)" office:value-type="string" office:string-value="&lt;edge v1=151 v2=152 marker=Solid /&gt;">
            <text:p>&lt;edge v1=151 v2=152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6.49062</text:p>
          </table:table-cell>
          <table:table-cell office:value-type="float" office:value="10">
            <text:p>10.000000</text:p>
          </table:table-cell>
          <table:table-cell table:style-name="ce6" office:value-type="float" office:value="151">
            <text:p>151</text:p>
          </table:table-cell>
          <table:table-cell table:style-name="Default" table:formula="of:=CONCATENATE(&quot;&lt;vertex x=&quot;;[.A155];&quot; y=&quot;;[.B155];&quot; i=&quot;;[.C155];&quot; /&gt;&quot;)" office:value-type="string" office:string-value="&lt;vertex x= -6.49062 y=10 i=151 /&gt;">
            <text:p>&lt;vertex x= -6.49062 y=10 i=151 /&gt;</text:p>
          </table:table-cell>
          <table:table-cell table:number-columns-repeated="7"/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style-name="Default" table:formula="of:=CONCATENATE(&quot;&lt;edge v1=&quot;;[.L155];&quot; v2=&quot;;[.M155];&quot; marker=Solid /&gt;&quot;)" office:value-type="string" office:string-value="&lt;edge v1=152 v2=153 marker=Solid /&gt;">
            <text:p>&lt;edge v1=152 v2=153 marker=Solid /&gt;</text:p>
          </table:table-cell>
          <table:table-cell table:number-columns-repeated="1010"/>
        </table:table-row>
        <table:table-row table:style-name="ro1">
          <table:table-cell office:value-type="float" office:value="-7.17764">
            <text:p>-7.177640</text:p>
          </table:table-cell>
          <table:table-cell office:value-type="float" office:value="10">
            <text:p>10.000000</text:p>
          </table:table-cell>
          <table:table-cell table:style-name="ce6" office:value-type="float" office:value="152">
            <text:p>152</text:p>
          </table:table-cell>
          <table:table-cell table:style-name="Default" table:formula="of:=CONCATENATE(&quot;&lt;vertex x=&quot;;[.A156];&quot; y=&quot;;[.B156];&quot; i=&quot;;[.C156];&quot; /&gt;&quot;)" office:value-type="string" office:string-value="&lt;vertex x=-7.17764 y=10 i=152 /&gt;">
            <text:p>&lt;vertex x=-7.17764 y=10 i=152 /&gt;</text:p>
          </table:table-cell>
          <table:table-cell table:number-columns-repeated="7"/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style-name="Default" table:formula="of:=CONCATENATE(&quot;&lt;edge v1=&quot;;[.L156];&quot; v2=&quot;;[.M156];&quot; marker=Solid /&gt;&quot;)" office:value-type="string" office:string-value="&lt;edge v1=153 v2=154 marker=Solid /&gt;">
            <text:p>&lt;edge v1=153 v2=154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7.84305</text:p>
          </table:table-cell>
          <table:table-cell office:value-type="float" office:value="10">
            <text:p>10.000000</text:p>
          </table:table-cell>
          <table:table-cell table:style-name="ce6" office:value-type="float" office:value="153">
            <text:p>153</text:p>
          </table:table-cell>
          <table:table-cell table:style-name="Default" table:formula="of:=CONCATENATE(&quot;&lt;vertex x=&quot;;[.A157];&quot; y=&quot;;[.B157];&quot; i=&quot;;[.C157];&quot; /&gt;&quot;)" office:value-type="string" office:string-value="&lt;vertex x= -7.84305 y=10 i=153 /&gt;">
            <text:p>&lt;vertex x= -7.84305 y=10 i=153 /&gt;</text:p>
          </table:table-cell>
          <table:table-cell table:number-columns-repeated="7"/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table:style-name="Default" table:formula="of:=CONCATENATE(&quot;&lt;edge v1=&quot;;[.L157];&quot; v2=&quot;;[.M157];&quot; marker=Solid /&gt;&quot;)" office:value-type="string" office:string-value="&lt;edge v1=154 v2=155 marker=Solid /&gt;">
            <text:p>&lt;edge v1=154 v2=155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8.499</text:p>
          </table:table-cell>
          <table:table-cell office:value-type="float" office:value="10">
            <text:p>10.000000</text:p>
          </table:table-cell>
          <table:table-cell table:style-name="ce6" office:value-type="float" office:value="154">
            <text:p>154</text:p>
          </table:table-cell>
          <table:table-cell table:style-name="Default" table:formula="of:=CONCATENATE(&quot;&lt;vertex x=&quot;;[.A158];&quot; y=&quot;;[.B158];&quot; i=&quot;;[.C158];&quot; /&gt;&quot;)" office:value-type="string" office:string-value="&lt;vertex x= -8.499 y=10 i=154 /&gt;">
            <text:p>&lt;vertex x= -8.499 y=10 i=154 /&gt;</text:p>
          </table:table-cell>
          <table:table-cell table:number-columns-repeated="7"/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table:style-name="Default" table:formula="of:=CONCATENATE(&quot;&lt;edge v1=&quot;;[.L158];&quot; v2=&quot;;[.M158];&quot; marker=Solid /&gt;&quot;)" office:value-type="string" office:string-value="&lt;edge v1=155 v2=156 marker=Solid /&gt;">
            <text:p>&lt;edge v1=155 v2=156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9.15552</text:p>
          </table:table-cell>
          <table:table-cell office:value-type="float" office:value="10">
            <text:p>10.000000</text:p>
          </table:table-cell>
          <table:table-cell table:style-name="ce6" office:value-type="float" office:value="155">
            <text:p>155</text:p>
          </table:table-cell>
          <table:table-cell table:style-name="Default" table:formula="of:=CONCATENATE(&quot;&lt;vertex x=&quot;;[.A159];&quot; y=&quot;;[.B159];&quot; i=&quot;;[.C159];&quot; /&gt;&quot;)" office:value-type="string" office:string-value="&lt;vertex x= -9.15552 y=10 i=155 /&gt;">
            <text:p>&lt;vertex x= -9.15552 y=10 i=155 /&gt;</text:p>
          </table:table-cell>
          <table:table-cell table:number-columns-repeated="7"/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table:style-name="Default" table:formula="of:=CONCATENATE(&quot;&lt;edge v1=&quot;;[.L159];&quot; v2=&quot;;[.M159];&quot; marker=Solid /&gt;&quot;)" office:value-type="string" office:string-value="&lt;edge v1=156 v2=157 marker=Solid /&gt;">
            <text:p>&lt;edge v1=156 v2=157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9.82182</text:p>
          </table:table-cell>
          <table:table-cell office:value-type="float" office:value="10">
            <text:p>10.000000</text:p>
          </table:table-cell>
          <table:table-cell table:style-name="ce6" office:value-type="float" office:value="156">
            <text:p>156</text:p>
          </table:table-cell>
          <table:table-cell table:style-name="Default" table:formula="of:=CONCATENATE(&quot;&lt;vertex x=&quot;;[.A160];&quot; y=&quot;;[.B160];&quot; i=&quot;;[.C160];&quot; /&gt;&quot;)" office:value-type="string" office:string-value="&lt;vertex x= -9.82182 y=10 i=156 /&gt;">
            <text:p>&lt;vertex x= -9.82182 y=10 i=156 /&gt;</text:p>
          </table:table-cell>
          <table:table-cell table:number-columns-repeated="7"/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table:style-name="Default" table:formula="of:=CONCATENATE(&quot;&lt;edge v1=&quot;;[.L160];&quot; v2=&quot;;[.M160];&quot; marker=Solid /&gt;&quot;)" office:value-type="string" office:string-value="&lt;edge v1=157 v2=158 marker=Solid /&gt;">
            <text:p>&lt;edge v1=157 v2=158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float" office:value="9.19221">
            <text:p>9.192210</text:p>
          </table:table-cell>
          <table:table-cell table:style-name="ce6" office:value-type="float" office:value="157">
            <text:p>157</text:p>
          </table:table-cell>
          <table:table-cell table:style-name="Default" table:formula="of:=CONCATENATE(&quot;&lt;vertex x=&quot;;[.A161];&quot; y=&quot;;[.B161];&quot; i=&quot;;[.C161];&quot; /&gt;&quot;)" office:value-type="string" office:string-value="&lt;vertex x=-10 y=9.19221 i=157 /&gt;">
            <text:p>&lt;vertex x=-10 y=9.19221 i=157 /&gt;</text:p>
          </table:table-cell>
          <table:table-cell table:number-columns-repeated="7"/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table:style-name="Default" table:formula="of:=CONCATENATE(&quot;&lt;edge v1=&quot;;[.L161];&quot; v2=&quot;;[.M161];&quot; marker=Solid /&gt;&quot;)" office:value-type="string" office:string-value="&lt;edge v1=158 v2=159 marker=Solid /&gt;">
            <text:p>&lt;edge v1=158 v2=159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8.22444</text:p>
          </table:table-cell>
          <table:table-cell table:style-name="ce6" office:value-type="float" office:value="158">
            <text:p>158</text:p>
          </table:table-cell>
          <table:table-cell table:style-name="Default" table:formula="of:=CONCATENATE(&quot;&lt;vertex x=&quot;;[.A162];&quot; y=&quot;;[.B162];&quot; i=&quot;;[.C162];&quot; /&gt;&quot;)" office:value-type="string" office:string-value="&lt;vertex x=-10 y= 8.22444 i=158 /&gt;">
            <text:p>&lt;vertex x=-10 y= 8.22444 i=158 /&gt;</text:p>
          </table:table-cell>
          <table:table-cell table:number-columns-repeated="7"/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table:style-name="Default" table:formula="of:=CONCATENATE(&quot;&lt;edge v1=&quot;;[.L162];&quot; v2=&quot;;[.M162];&quot; marker=Solid /&gt;&quot;)" office:value-type="string" office:string-value="&lt;edge v1=159 v2=160 marker=Solid /&gt;">
            <text:p>&lt;edge v1=159 v2=160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7.37518</text:p>
          </table:table-cell>
          <table:table-cell table:style-name="ce6" office:value-type="float" office:value="159">
            <text:p>159</text:p>
          </table:table-cell>
          <table:table-cell table:style-name="Default" table:formula="of:=CONCATENATE(&quot;&lt;vertex x=&quot;;[.A163];&quot; y=&quot;;[.B163];&quot; i=&quot;;[.C163];&quot; /&gt;&quot;)" office:value-type="string" office:string-value="&lt;vertex x=-10 y= 7.37518 i=159 /&gt;">
            <text:p>&lt;vertex x=-10 y= 7.37518 i=159 /&gt;</text:p>
          </table:table-cell>
          <table:table-cell table:number-columns-repeated="7"/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table:style-name="Default" table:formula="of:=CONCATENATE(&quot;&lt;edge v1=&quot;;[.L163];&quot; v2=&quot;;[.M163];&quot; marker=Solid /&gt;&quot;)" office:value-type="string" office:string-value="&lt;edge v1=160 v2=161 marker=Solid /&gt;">
            <text:p>&lt;edge v1=160 v2=161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6.61999</text:p>
          </table:table-cell>
          <table:table-cell table:style-name="ce6" office:value-type="float" office:value="160">
            <text:p>160</text:p>
          </table:table-cell>
          <table:table-cell table:style-name="Default" table:formula="of:=CONCATENATE(&quot;&lt;vertex x=&quot;;[.A164];&quot; y=&quot;;[.B164];&quot; i=&quot;;[.C164];&quot; /&gt;&quot;)" office:value-type="string" office:string-value="&lt;vertex x=-10 y= 6.61999 i=160 /&gt;">
            <text:p>&lt;vertex x=-10 y= 6.61999 i=160 /&gt;</text:p>
          </table:table-cell>
          <table:table-cell table:number-columns-repeated="7"/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table:style-name="Default" table:formula="of:=CONCATENATE(&quot;&lt;edge v1=&quot;;[.L164];&quot; v2=&quot;;[.M164];&quot; marker=Solid /&gt;&quot;)" office:value-type="string" office:string-value="&lt;edge v1=161 v2=162 marker=Solid /&gt;">
            <text:p>&lt;edge v1=161 v2=162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5.94038</text:p>
          </table:table-cell>
          <table:table-cell table:style-name="ce6" office:value-type="float" office:value="161">
            <text:p>161</text:p>
          </table:table-cell>
          <table:table-cell table:style-name="Default" table:formula="of:=CONCATENATE(&quot;&lt;vertex x=&quot;;[.A165];&quot; y=&quot;;[.B165];&quot; i=&quot;;[.C165];&quot; /&gt;&quot;)" office:value-type="string" office:string-value="&lt;vertex x=-10 y= 5.94038 i=161 /&gt;">
            <text:p>&lt;vertex x=-10 y= 5.94038 i=161 /&gt;</text:p>
          </table:table-cell>
          <table:table-cell table:number-columns-repeated="7"/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table:style-name="Default" table:formula="of:=CONCATENATE(&quot;&lt;edge v1=&quot;;[.L165];&quot; v2=&quot;;[.M165];&quot; marker=Solid /&gt;&quot;)" office:value-type="string" office:string-value="&lt;edge v1=162 v2=163 marker=Solid /&gt;">
            <text:p>&lt;edge v1=162 v2=163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5.32196</text:p>
          </table:table-cell>
          <table:table-cell table:style-name="ce6" office:value-type="float" office:value="162">
            <text:p>162</text:p>
          </table:table-cell>
          <table:table-cell table:style-name="Default" table:formula="of:=CONCATENATE(&quot;&lt;vertex x=&quot;;[.A166];&quot; y=&quot;;[.B166];&quot; i=&quot;;[.C166];&quot; /&gt;&quot;)" office:value-type="string" office:string-value="&lt;vertex x=-10 y= 5.32196 i=162 /&gt;">
            <text:p>&lt;vertex x=-10 y= 5.32196 i=162 /&gt;</text:p>
          </table:table-cell>
          <table:table-cell table:number-columns-repeated="7"/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table:style-name="Default" table:formula="of:=CONCATENATE(&quot;&lt;edge v1=&quot;;[.L166];&quot; v2=&quot;;[.M166];&quot; marker=Solid /&gt;&quot;)" office:value-type="string" office:string-value="&lt;edge v1=163 v2=164 marker=Solid /&gt;">
            <text:p>&lt;edge v1=163 v2=164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float" office:value="4.7533">
            <text:p>4.753300</text:p>
          </table:table-cell>
          <table:table-cell table:style-name="ce6" office:value-type="float" office:value="163">
            <text:p>163</text:p>
          </table:table-cell>
          <table:table-cell table:style-name="Default" table:formula="of:=CONCATENATE(&quot;&lt;vertex x=&quot;;[.A167];&quot; y=&quot;;[.B167];&quot; i=&quot;;[.C167];&quot; /&gt;&quot;)" office:value-type="string" office:string-value="&lt;vertex x=-10 y=4.7533 i=163 /&gt;">
            <text:p>&lt;vertex x=-10 y=4.7533 i=163 /&gt;</text:p>
          </table:table-cell>
          <table:table-cell table:number-columns-repeated="7"/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table:style-name="Default" table:formula="of:=CONCATENATE(&quot;&lt;edge v1=&quot;;[.L167];&quot; v2=&quot;;[.M167];&quot; marker=Solid /&gt;&quot;)" office:value-type="string" office:string-value="&lt;edge v1=164 v2=165 marker=Solid /&gt;">
            <text:p>&lt;edge v1=164 v2=165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4.22503</text:p>
          </table:table-cell>
          <table:table-cell table:style-name="ce6" office:value-type="float" office:value="164">
            <text:p>164</text:p>
          </table:table-cell>
          <table:table-cell table:style-name="Default" table:formula="of:=CONCATENATE(&quot;&lt;vertex x=&quot;;[.A168];&quot; y=&quot;;[.B168];&quot; i=&quot;;[.C168];&quot; /&gt;&quot;)" office:value-type="string" office:string-value="&lt;vertex x=-10 y= 4.22503 i=164 /&gt;">
            <text:p>&lt;vertex x=-10 y= 4.22503 i=164 /&gt;</text:p>
          </table:table-cell>
          <table:table-cell table:number-columns-repeated="7"/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table:style-name="Default" table:formula="of:=CONCATENATE(&quot;&lt;edge v1=&quot;;[.L168];&quot; v2=&quot;;[.M168];&quot; marker=Solid /&gt;&quot;)" office:value-type="string" office:string-value="&lt;edge v1=165 v2=166 marker=Solid /&gt;">
            <text:p>&lt;edge v1=165 v2=166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3.7293</text:p>
          </table:table-cell>
          <table:table-cell table:style-name="ce6" office:value-type="float" office:value="165">
            <text:p>165</text:p>
          </table:table-cell>
          <table:table-cell table:style-name="Default" table:formula="of:=CONCATENATE(&quot;&lt;vertex x=&quot;;[.A169];&quot; y=&quot;;[.B169];&quot; i=&quot;;[.C169];&quot; /&gt;&quot;)" office:value-type="string" office:string-value="&lt;vertex x=-10 y= 3.7293 i=165 /&gt;">
            <text:p>&lt;vertex x=-10 y= 3.7293 i=165 /&gt;</text:p>
          </table:table-cell>
          <table:table-cell table:number-columns-repeated="7"/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table:style-name="Default" table:formula="of:=CONCATENATE(&quot;&lt;edge v1=&quot;;[.L169];&quot; v2=&quot;;[.M169];&quot; marker=Solid /&gt;&quot;)" office:value-type="string" office:string-value="&lt;edge v1=166 v2=167 marker=Solid /&gt;">
            <text:p>&lt;edge v1=166 v2=167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3.25931</text:p>
          </table:table-cell>
          <table:table-cell table:style-name="ce6" office:value-type="float" office:value="166">
            <text:p>166</text:p>
          </table:table-cell>
          <table:table-cell table:style-name="Default" table:formula="of:=CONCATENATE(&quot;&lt;vertex x=&quot;;[.A170];&quot; y=&quot;;[.B170];&quot; i=&quot;;[.C170];&quot; /&gt;&quot;)" office:value-type="string" office:string-value="&lt;vertex x=-10 y= 3.25931 i=166 /&gt;">
            <text:p>&lt;vertex x=-10 y= 3.25931 i=166 /&gt;</text:p>
          </table:table-cell>
          <table:table-cell table:number-columns-repeated="7"/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table:style-name="Default" table:formula="of:=CONCATENATE(&quot;&lt;edge v1=&quot;;[.L170];&quot; v2=&quot;;[.M170];&quot; marker=Solid /&gt;&quot;)" office:value-type="string" office:string-value="&lt;edge v1=167 v2=168 marker=Solid /&gt;">
            <text:p>&lt;edge v1=167 v2=168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2.80899</text:p>
          </table:table-cell>
          <table:table-cell table:style-name="ce6" office:value-type="float" office:value="167">
            <text:p>167</text:p>
          </table:table-cell>
          <table:table-cell table:style-name="Default" table:formula="of:=CONCATENATE(&quot;&lt;vertex x=&quot;;[.A171];&quot; y=&quot;;[.B171];&quot; i=&quot;;[.C171];&quot; /&gt;&quot;)" office:value-type="string" office:string-value="&lt;vertex x=-10 y= 2.80899 i=167 /&gt;">
            <text:p>&lt;vertex x=-10 y= 2.80899 i=167 /&gt;</text:p>
          </table:table-cell>
          <table:table-cell table:number-columns-repeated="7"/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table:style-name="Default" table:formula="of:=CONCATENATE(&quot;&lt;edge v1=&quot;;[.L171];&quot; v2=&quot;;[.M171];&quot; marker=Solid /&gt;&quot;)" office:value-type="string" office:string-value="&lt;edge v1=168 v2=169 marker=Solid /&gt;">
            <text:p>&lt;edge v1=168 v2=169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2.37269 </text:p>
          </table:table-cell>
          <table:table-cell table:style-name="ce6" office:value-type="float" office:value="168">
            <text:p>168</text:p>
          </table:table-cell>
          <table:table-cell table:style-name="Default" table:formula="of:=CONCATENATE(&quot;&lt;vertex x=&quot;;[.A172];&quot; y=&quot;;[.B172];&quot; i=&quot;;[.C172];&quot; /&gt;&quot;)" office:value-type="string" office:string-value="&lt;vertex x=-10 y= 2.37269  i=168 /&gt;">
            <text:p>&lt;vertex x=-10 y= 2.37269 <text:s/>i=168 /&gt;</text:p>
          </table:table-cell>
          <table:table-cell table:number-columns-repeated="7"/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style-name="Default" table:formula="of:=CONCATENATE(&quot;&lt;edge v1=&quot;;[.L172];&quot; v2=&quot;;[.M172];&quot; marker=Solid /&gt;&quot;)" office:value-type="string" office:string-value="&lt;edge v1=169 v2=170 marker=Solid /&gt;">
            <text:p>&lt;edge v1=169 v2=170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float" office:value="1.94501">
            <text:p>1.945010</text:p>
          </table:table-cell>
          <table:table-cell table:style-name="ce6" office:value-type="float" office:value="169">
            <text:p>169</text:p>
          </table:table-cell>
          <table:table-cell table:style-name="Default" table:formula="of:=CONCATENATE(&quot;&lt;vertex x=&quot;;[.A173];&quot; y=&quot;;[.B173];&quot; i=&quot;;[.C173];&quot; /&gt;&quot;)" office:value-type="string" office:string-value="&lt;vertex x=-10 y=1.94501 i=169 /&gt;">
            <text:p>&lt;vertex x=-10 y=1.94501 i=169 /&gt;</text:p>
          </table:table-cell>
          <table:table-cell table:number-columns-repeated="7"/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table:style-name="Default" table:formula="of:=CONCATENATE(&quot;&lt;edge v1=&quot;;[.L173];&quot; v2=&quot;;[.M173];&quot; marker=Solid /&gt;&quot;)" office:value-type="string" office:string-value="&lt;edge v1=170 v2=171 marker=Solid /&gt;">
            <text:p>&lt;edge v1=170 v2=171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1.52045</text:p>
          </table:table-cell>
          <table:table-cell table:style-name="ce6" office:value-type="float" office:value="170">
            <text:p>170</text:p>
          </table:table-cell>
          <table:table-cell table:style-name="Default" table:formula="of:=CONCATENATE(&quot;&lt;vertex x=&quot;;[.A174];&quot; y=&quot;;[.B174];&quot; i=&quot;;[.C174];&quot; /&gt;&quot;)" office:value-type="string" office:string-value="&lt;vertex x=-10 y= 1.52045 i=170 /&gt;">
            <text:p>&lt;vertex x=-10 y= 1.52045 i=170 /&gt;</text:p>
          </table:table-cell>
          <table:table-cell table:number-columns-repeated="7"/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table:style-name="Default" table:formula="of:=CONCATENATE(&quot;&lt;edge v1=&quot;;[.L174];&quot; v2=&quot;;[.M174];&quot; marker=Solid /&gt;&quot;)" office:value-type="string" office:string-value="&lt;edge v1=171 v2=172 marker=Solid /&gt;">
            <text:p>&lt;edge v1=171 v2=172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1.09328</text:p>
          </table:table-cell>
          <table:table-cell table:style-name="ce6" office:value-type="float" office:value="171">
            <text:p>171</text:p>
          </table:table-cell>
          <table:table-cell table:style-name="Default" table:formula="of:=CONCATENATE(&quot;&lt;vertex x=&quot;;[.A175];&quot; y=&quot;;[.B175];&quot; i=&quot;;[.C175];&quot; /&gt;&quot;)" office:value-type="string" office:string-value="&lt;vertex x=-10 y= 1.09328 i=171 /&gt;">
            <text:p>&lt;vertex x=-10 y= 1.09328 i=171 /&gt;</text:p>
          </table:table-cell>
          <table:table-cell table:number-columns-repeated="7"/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table:style-name="Default" table:formula="of:=CONCATENATE(&quot;&lt;edge v1=&quot;;[.L175];&quot; v2=&quot;;[.M175];&quot; marker=Solid /&gt;&quot;)" office:value-type="string" office:string-value="&lt;edge v1=172 v2=173 marker=Solid /&gt;">
            <text:p>&lt;edge v1=172 v2=173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0.657156</text:p>
          </table:table-cell>
          <table:table-cell table:style-name="ce6" office:value-type="float" office:value="172">
            <text:p>172</text:p>
          </table:table-cell>
          <table:table-cell table:style-name="Default" table:formula="of:=CONCATENATE(&quot;&lt;vertex x=&quot;;[.A176];&quot; y=&quot;;[.B176];&quot; i=&quot;;[.C176];&quot; /&gt;&quot;)" office:value-type="string" office:string-value="&lt;vertex x=-10 y= 0.657156 i=172 /&gt;">
            <text:p>&lt;vertex x=-10 y= 0.657156 i=172 /&gt;</text:p>
          </table:table-cell>
          <table:table-cell table:number-columns-repeated="7"/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table:style-name="Default" table:formula="of:=CONCATENATE(&quot;&lt;edge v1=&quot;;[.L176];&quot; v2=&quot;;[.M176];&quot; marker=Solid /&gt;&quot;)" office:value-type="string" office:string-value="&lt;edge v1=173 v2=174 marker=Solid /&gt;">
            <text:p>&lt;edge v1=173 v2=174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0.281662 </text:p>
          </table:table-cell>
          <table:table-cell table:style-name="ce6" office:value-type="float" office:value="173">
            <text:p>173</text:p>
          </table:table-cell>
          <table:table-cell table:style-name="Default" table:formula="of:=CONCATENATE(&quot;&lt;vertex x=&quot;;[.A177];&quot; y=&quot;;[.B177];&quot; i=&quot;;[.C177];&quot; /&gt;&quot;)" office:value-type="string" office:string-value="&lt;vertex x=-10 y= 0.281662  i=173 /&gt;">
            <text:p>&lt;vertex x=-10 y= 0.281662 <text:s/>i=173 /&gt;</text:p>
          </table:table-cell>
          <table:table-cell table:number-columns-repeated="7"/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table:style-name="Default" table:formula="of:=CONCATENATE(&quot;&lt;edge v1=&quot;;[.L177];&quot; v2=&quot;;[.M177];&quot; marker=Solid /&gt;&quot;)" office:value-type="string" office:string-value="&lt;edge v1=174 v2=175 marker=Solid /&gt;">
            <text:p>&lt;edge v1=174 v2=175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float" office:value="-0.0744783">
            <text:p>-0.074478</text:p>
          </table:table-cell>
          <table:table-cell table:style-name="ce6" office:value-type="float" office:value="174">
            <text:p>174</text:p>
          </table:table-cell>
          <table:table-cell table:style-name="Default" table:formula="of:=CONCATENATE(&quot;&lt;vertex x=&quot;;[.A178];&quot; y=&quot;;[.B178];&quot; i=&quot;;[.C178];&quot; /&gt;&quot;)" office:value-type="string" office:string-value="&lt;vertex x=-10 y=-0.0744783 i=174 /&gt;">
            <text:p>&lt;vertex x=-10 y=-0.0744783 i=174 /&gt;</text:p>
          </table:table-cell>
          <table:table-cell table:number-columns-repeated="7"/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table:style-name="Default" table:formula="of:=CONCATENATE(&quot;&lt;edge v1=&quot;;[.L178];&quot; v2=&quot;;[.M178];&quot; marker=Solid /&gt;&quot;)" office:value-type="string" office:string-value="&lt;edge v1=175 v2=176 marker=Solid /&gt;">
            <text:p>&lt;edge v1=175 v2=176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-0.500435</text:p>
          </table:table-cell>
          <table:table-cell table:style-name="ce6" office:value-type="float" office:value="175">
            <text:p>175</text:p>
          </table:table-cell>
          <table:table-cell table:style-name="Default" table:formula="of:=CONCATENATE(&quot;&lt;vertex x=&quot;;[.A179];&quot; y=&quot;;[.B179];&quot; i=&quot;;[.C179];&quot; /&gt;&quot;)" office:value-type="string" office:string-value="&lt;vertex x=-10 y= -0.500435 i=175 /&gt;">
            <text:p>&lt;vertex x=-10 y= -0.500435 i=175 /&gt;</text:p>
          </table:table-cell>
          <table:table-cell table:number-columns-repeated="7"/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table:style-name="Default" table:formula="of:=CONCATENATE(&quot;&lt;edge v1=&quot;;[.L179];&quot; v2=&quot;;[.M179];&quot; marker=Solid /&gt;&quot;)" office:value-type="string" office:string-value="&lt;edge v1=176 v2=177 marker=Solid /&gt;">
            <text:p>&lt;edge v1=176 v2=177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-0.87167</text:p>
          </table:table-cell>
          <table:table-cell table:style-name="ce6" office:value-type="float" office:value="176">
            <text:p>176</text:p>
          </table:table-cell>
          <table:table-cell table:style-name="Default" table:formula="of:=CONCATENATE(&quot;&lt;vertex x=&quot;;[.A180];&quot; y=&quot;;[.B180];&quot; i=&quot;;[.C180];&quot; /&gt;&quot;)" office:value-type="string" office:string-value="&lt;vertex x=-10 y= -0.87167 i=176 /&gt;">
            <text:p>&lt;vertex x=-10 y= -0.87167 i=176 /&gt;</text:p>
          </table:table-cell>
          <table:table-cell table:number-columns-repeated="7"/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table:style-name="Default" table:formula="of:=CONCATENATE(&quot;&lt;edge v1=&quot;;[.L180];&quot; v2=&quot;;[.M180];&quot; marker=Solid /&gt;&quot;)" office:value-type="string" office:string-value="&lt;edge v1=177 v2=178 marker=Solid /&gt;">
            <text:p>&lt;edge v1=177 v2=178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-1.26154</text:p>
          </table:table-cell>
          <table:table-cell table:style-name="ce6" office:value-type="float" office:value="177">
            <text:p>177</text:p>
          </table:table-cell>
          <table:table-cell table:style-name="Default" table:formula="of:=CONCATENATE(&quot;&lt;vertex x=&quot;;[.A181];&quot; y=&quot;;[.B181];&quot; i=&quot;;[.C181];&quot; /&gt;&quot;)" office:value-type="string" office:string-value="&lt;vertex x=-10 y= -1.26154 i=177 /&gt;">
            <text:p>&lt;vertex x=-10 y= -1.26154 i=177 /&gt;</text:p>
          </table:table-cell>
          <table:table-cell table:number-columns-repeated="7"/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style-name="Default" table:formula="of:=CONCATENATE(&quot;&lt;edge v1=&quot;;[.L181];&quot; v2=&quot;;[.M181];&quot; marker=Solid /&gt;&quot;)" office:value-type="string" office:string-value="&lt;edge v1=178 v2=179 marker=Solid /&gt;">
            <text:p>&lt;edge v1=178 v2=179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-1.6644 </text:p>
          </table:table-cell>
          <table:table-cell table:style-name="ce6" office:value-type="float" office:value="178">
            <text:p>178</text:p>
          </table:table-cell>
          <table:table-cell table:style-name="Default" table:formula="of:=CONCATENATE(&quot;&lt;vertex x=&quot;;[.A182];&quot; y=&quot;;[.B182];&quot; i=&quot;;[.C182];&quot; /&gt;&quot;)" office:value-type="string" office:string-value="&lt;vertex x=-10 y= -1.6644  i=178 /&gt;">
            <text:p>&lt;vertex x=-10 y= -1.6644 <text:s/>i=178 /&gt;</text:p>
          </table:table-cell>
          <table:table-cell table:number-columns-repeated="7"/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table:style-name="Default" table:formula="of:=CONCATENATE(&quot;&lt;edge v1=&quot;;[.L182];&quot; v2=&quot;;[.M182];&quot; marker=Solid /&gt;&quot;)" office:value-type="string" office:string-value="&lt;edge v1=179 v2=180 marker=Solid /&gt;">
            <text:p>&lt;edge v1=179 v2=180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float" office:value="-2.10217">
            <text:p>-2.102170</text:p>
          </table:table-cell>
          <table:table-cell table:style-name="ce6" office:value-type="float" office:value="179">
            <text:p>179</text:p>
          </table:table-cell>
          <table:table-cell table:style-name="Default" table:formula="of:=CONCATENATE(&quot;&lt;vertex x=&quot;;[.A183];&quot; y=&quot;;[.B183];&quot; i=&quot;;[.C183];&quot; /&gt;&quot;)" office:value-type="string" office:string-value="&lt;vertex x=-10 y=-2.10217 i=179 /&gt;">
            <text:p>&lt;vertex x=-10 y=-2.10217 i=179 /&gt;</text:p>
          </table:table-cell>
          <table:table-cell table:number-columns-repeated="7"/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table:style-name="Default" table:formula="of:=CONCATENATE(&quot;&lt;edge v1=&quot;;[.L183];&quot; v2=&quot;;[.M183];&quot; marker=Solid /&gt;&quot;)" office:value-type="string" office:string-value="&lt;edge v1=180 v2=181 marker=Solid /&gt;">
            <text:p>&lt;edge v1=180 v2=181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-2.58292</text:p>
          </table:table-cell>
          <table:table-cell table:style-name="ce6" office:value-type="float" office:value="180">
            <text:p>180</text:p>
          </table:table-cell>
          <table:table-cell table:style-name="Default" table:formula="of:=CONCATENATE(&quot;&lt;vertex x=&quot;;[.A184];&quot; y=&quot;;[.B184];&quot; i=&quot;;[.C184];&quot; /&gt;&quot;)" office:value-type="string" office:string-value="&lt;vertex x=-10 y= -2.58292 i=180 /&gt;">
            <text:p>&lt;vertex x=-10 y= -2.58292 i=180 /&gt;</text:p>
          </table:table-cell>
          <table:table-cell table:number-columns-repeated="7"/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table:style-name="Default" table:formula="of:=CONCATENATE(&quot;&lt;edge v1=&quot;;[.L184];&quot; v2=&quot;;[.M184];&quot; marker=Solid /&gt;&quot;)" office:value-type="string" office:string-value="&lt;edge v1=181 v2=182 marker=Solid /&gt;">
            <text:p>&lt;edge v1=181 v2=182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-3.11686</text:p>
          </table:table-cell>
          <table:table-cell table:style-name="ce6" office:value-type="float" office:value="181">
            <text:p>181</text:p>
          </table:table-cell>
          <table:table-cell table:style-name="Default" table:formula="of:=CONCATENATE(&quot;&lt;vertex x=&quot;;[.A185];&quot; y=&quot;;[.B185];&quot; i=&quot;;[.C185];&quot; /&gt;&quot;)" office:value-type="string" office:string-value="&lt;vertex x=-10 y= -3.11686 i=181 /&gt;">
            <text:p>&lt;vertex x=-10 y= -3.11686 i=181 /&gt;</text:p>
          </table:table-cell>
          <table:table-cell table:number-columns-repeated="7"/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table:style-name="Default" table:formula="of:=CONCATENATE(&quot;&lt;edge v1=&quot;;[.L185];&quot; v2=&quot;;[.M185];&quot; marker=Solid /&gt;&quot;)" office:value-type="string" office:string-value="&lt;edge v1=182 v2=183 marker=Solid /&gt;">
            <text:p>&lt;edge v1=182 v2=183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-3.71704</text:p>
          </table:table-cell>
          <table:table-cell table:style-name="ce6" office:value-type="float" office:value="182">
            <text:p>182</text:p>
          </table:table-cell>
          <table:table-cell table:style-name="Default" table:formula="of:=CONCATENATE(&quot;&lt;vertex x=&quot;;[.A186];&quot; y=&quot;;[.B186];&quot; i=&quot;;[.C186];&quot; /&gt;&quot;)" office:value-type="string" office:string-value="&lt;vertex x=-10 y= -3.71704 i=182 /&gt;">
            <text:p>&lt;vertex x=-10 y= -3.71704 i=182 /&gt;</text:p>
          </table:table-cell>
          <table:table-cell table:number-columns-repeated="7"/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table:style-name="Default" table:formula="of:=CONCATENATE(&quot;&lt;edge v1=&quot;;[.L186];&quot; v2=&quot;;[.M186];&quot; marker=Solid /&gt;&quot;)" office:value-type="string" office:string-value="&lt;edge v1=183 v2=184 marker=Solid /&gt;">
            <text:p>&lt;edge v1=183 v2=184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-4.40051 </text:p>
          </table:table-cell>
          <table:table-cell table:style-name="ce6" office:value-type="float" office:value="183">
            <text:p>183</text:p>
          </table:table-cell>
          <table:table-cell table:style-name="Default" table:formula="of:=CONCATENATE(&quot;&lt;vertex x=&quot;;[.A187];&quot; y=&quot;;[.B187];&quot; i=&quot;;[.C187];&quot; /&gt;&quot;)" office:value-type="string" office:string-value="&lt;vertex x=-10 y= -4.40051  i=183 /&gt;">
            <text:p>&lt;vertex x=-10 y= -4.40051 <text:s/>i=183 /&gt;</text:p>
          </table:table-cell>
          <table:table-cell table:number-columns-repeated="7"/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style-name="Default" table:formula="of:=CONCATENATE(&quot;&lt;edge v1=&quot;;[.L187];&quot; v2=&quot;;[.M187];&quot; marker=Solid /&gt;&quot;)" office:value-type="string" office:string-value="&lt;edge v1=184 v2=185 marker=Solid /&gt;">
            <text:p>&lt;edge v1=184 v2=185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float" office:value="-5.18994">
            <text:p>-5.189940</text:p>
          </table:table-cell>
          <table:table-cell table:style-name="ce6" office:value-type="float" office:value="184">
            <text:p>184</text:p>
          </table:table-cell>
          <table:table-cell table:style-name="Default" table:formula="of:=CONCATENATE(&quot;&lt;vertex x=&quot;;[.A188];&quot; y=&quot;;[.B188];&quot; i=&quot;;[.C188];&quot; /&gt;&quot;)" office:value-type="string" office:string-value="&lt;vertex x=-10 y=-5.18994 i=184 /&gt;">
            <text:p>&lt;vertex x=-10 y=-5.18994 i=184 /&gt;</text:p>
          </table:table-cell>
          <table:table-cell table:number-columns-repeated="7"/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style-name="Default" table:formula="of:=CONCATENATE(&quot;&lt;edge v1=&quot;;[.L188];&quot; v2=&quot;;[.M188];&quot; marker=Solid /&gt;&quot;)" office:value-type="string" office:string-value="&lt;edge v1=185 v2=186 marker=Solid /&gt;">
            <text:p>&lt;edge v1=185 v2=186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-6.1162</text:p>
          </table:table-cell>
          <table:table-cell table:style-name="ce6" office:value-type="float" office:value="185">
            <text:p>185</text:p>
          </table:table-cell>
          <table:table-cell table:style-name="Default" table:formula="of:=CONCATENATE(&quot;&lt;vertex x=&quot;;[.A189];&quot; y=&quot;;[.B189];&quot; i=&quot;;[.C189];&quot; /&gt;&quot;)" office:value-type="string" office:string-value="&lt;vertex x=-10 y= -6.1162 i=185 /&gt;">
            <text:p>&lt;vertex x=-10 y= -6.1162 i=185 /&gt;</text:p>
          </table:table-cell>
          <table:table-cell table:number-columns-repeated="7"/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table:style-name="Default" table:formula="of:=CONCATENATE(&quot;&lt;edge v1=&quot;;[.L189];&quot; v2=&quot;;[.M189];&quot; marker=Solid /&gt;&quot;)" office:value-type="string" office:string-value="&lt;edge v1=186 v2=187 marker=Solid /&gt;">
            <text:p>&lt;edge v1=186 v2=187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-7.22235</text:p>
          </table:table-cell>
          <table:table-cell table:style-name="ce6" office:value-type="float" office:value="186">
            <text:p>186</text:p>
          </table:table-cell>
          <table:table-cell table:style-name="Default" table:formula="of:=CONCATENATE(&quot;&lt;vertex x=&quot;;[.A190];&quot; y=&quot;;[.B190];&quot; i=&quot;;[.C190];&quot; /&gt;&quot;)" office:value-type="string" office:string-value="&lt;vertex x=-10 y= -7.22235 i=186 /&gt;">
            <text:p>&lt;vertex x=-10 y= -7.22235 i=186 /&gt;</text:p>
          </table:table-cell>
          <table:table-cell table:number-columns-repeated="7"/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style-name="Default" table:formula="of:=CONCATENATE(&quot;&lt;edge v1=&quot;;[.L190];&quot; v2=&quot;;[.M190];&quot; marker=Solid /&gt;&quot;)" office:value-type="string" office:string-value="&lt;edge v1=187 v2=188 marker=Solid /&gt;">
            <text:p>&lt;edge v1=187 v2=188 marker=Solid /&gt;</text:p>
          </table:table-cell>
          <table:table-cell table:number-columns-repeated="1010"/>
        </table:table-row>
        <table:table-row table:style-name="ro1">
          <table:table-cell office:value-type="float" office:value="-10">
            <text:p>-10.000000</text:p>
          </table:table-cell>
          <table:table-cell office:value-type="string">
            <text:p><text:s/>-8.57041</text:p>
          </table:table-cell>
          <table:table-cell table:style-name="ce6" office:value-type="float" office:value="187">
            <text:p>187</text:p>
          </table:table-cell>
          <table:table-cell table:style-name="Default" table:formula="of:=CONCATENATE(&quot;&lt;vertex x=&quot;;[.A191];&quot; y=&quot;;[.B191];&quot; i=&quot;;[.C191];&quot; /&gt;&quot;)" office:value-type="string" office:string-value="&lt;vertex x=-10 y= -8.57041 i=187 /&gt;">
            <text:p>&lt;vertex x=-10 y= -8.57041 i=187 /&gt;</text:p>
          </table:table-cell>
          <table:table-cell table:number-columns-repeated="7"/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table:style-name="Default" table:formula="of:=CONCATENATE(&quot;&lt;edge v1=&quot;;[.L191];&quot; v2=&quot;;[.M191];&quot; marker=Solid /&gt;&quot;)" office:value-type="string" office:string-value="&lt;edge v1=188 v2=189 marker=Solid /&gt;">
            <text:p>&lt;edge v1=188 v2=189 marker=Solid /&gt;</text:p>
          </table:table-cell>
          <table:table-cell table:number-columns-repeated="1010"/>
        </table:table-row>
        <table:table-row table:style-name="ro1">
          <table:table-cell table:style-name="ce3" office:value-type="float" office:value="-9.89392">
            <text:p>-9.893920</text:p>
          </table:table-cell>
          <table:table-cell office:value-type="float" office:value="-10">
            <text:p>-10.000000</text:p>
          </table:table-cell>
          <table:table-cell table:style-name="ce6" office:value-type="float" office:value="188">
            <text:p>188</text:p>
          </table:table-cell>
          <table:table-cell table:style-name="Default" table:formula="of:=CONCATENATE(&quot;&lt;vertex x=&quot;;[.A192];&quot; y=&quot;;[.B192];&quot; i=&quot;;[.C192];&quot; /&gt;&quot;)" office:value-type="string" office:string-value="&lt;vertex x=-9.89392 y=-10 i=188 /&gt;">
            <text:p>&lt;vertex x=-9.89392 y=-10 i=188 /&gt;</text:p>
          </table:table-cell>
          <table:table-cell table:number-columns-repeated="7"/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table:style-name="Default" table:formula="of:=CONCATENATE(&quot;&lt;edge v1=&quot;;[.L192];&quot; v2=&quot;;[.M192];&quot; marker=Solid /&gt;&quot;)" office:value-type="string" office:string-value="&lt;edge v1=189 v2=190 marker=Solid /&gt;">
            <text:p>&lt;edge v1=189 v2=190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9.15456</text:p>
          </table:table-cell>
          <table:table-cell office:value-type="float" office:value="-10">
            <text:p>-10.000000</text:p>
          </table:table-cell>
          <table:table-cell table:style-name="ce6" office:value-type="float" office:value="189">
            <text:p>189</text:p>
          </table:table-cell>
          <table:table-cell table:style-name="Default" table:formula="of:=CONCATENATE(&quot;&lt;vertex x=&quot;;[.A193];&quot; y=&quot;;[.B193];&quot; i=&quot;;[.C193];&quot; /&gt;&quot;)" office:value-type="string" office:string-value="&lt;vertex x= -9.15456 y=-10 i=189 /&gt;">
            <text:p>&lt;vertex x= -9.15456 y=-10 i=189 /&gt;</text:p>
          </table:table-cell>
          <table:table-cell table:number-columns-repeated="7"/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table:style-name="Default" table:formula="of:=CONCATENATE(&quot;&lt;edge v1=&quot;;[.L193];&quot; v2=&quot;;[.M193];&quot; marker=Solid /&gt;&quot;)" office:value-type="string" office:string-value="&lt;edge v1=190 v2=191 marker=Solid /&gt;">
            <text:p>&lt;edge v1=190 v2=191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8.47735</text:p>
          </table:table-cell>
          <table:table-cell office:value-type="float" office:value="-10">
            <text:p>-10.000000</text:p>
          </table:table-cell>
          <table:table-cell table:style-name="ce6" office:value-type="float" office:value="190">
            <text:p>190</text:p>
          </table:table-cell>
          <table:table-cell table:style-name="Default" table:formula="of:=CONCATENATE(&quot;&lt;vertex x=&quot;;[.A194];&quot; y=&quot;;[.B194];&quot; i=&quot;;[.C194];&quot; /&gt;&quot;)" office:value-type="string" office:string-value="&lt;vertex x= -8.47735 y=-10 i=190 /&gt;">
            <text:p>&lt;vertex x= -8.47735 y=-10 i=190 /&gt;</text:p>
          </table:table-cell>
          <table:table-cell table:number-columns-repeated="7"/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style-name="Default" table:formula="of:=CONCATENATE(&quot;&lt;edge v1=&quot;;[.L194];&quot; v2=&quot;;[.M194];&quot; marker=Solid /&gt;&quot;)" office:value-type="string" office:string-value="&lt;edge v1=191 v2=192 marker=Solid /&gt;">
            <text:p>&lt;edge v1=191 v2=192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7.85033</text:p>
          </table:table-cell>
          <table:table-cell office:value-type="float" office:value="-10">
            <text:p>-10.000000</text:p>
          </table:table-cell>
          <table:table-cell table:style-name="ce6" office:value-type="float" office:value="191">
            <text:p>191</text:p>
          </table:table-cell>
          <table:table-cell table:style-name="Default" table:formula="of:=CONCATENATE(&quot;&lt;vertex x=&quot;;[.A195];&quot; y=&quot;;[.B195];&quot; i=&quot;;[.C195];&quot; /&gt;&quot;)" office:value-type="string" office:string-value="&lt;vertex x= -7.85033 y=-10 i=191 /&gt;">
            <text:p>&lt;vertex x= -7.85033 y=-10 i=191 /&gt;</text:p>
          </table:table-cell>
          <table:table-cell table:number-columns-repeated="7"/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table:style-name="Default" table:formula="of:=CONCATENATE(&quot;&lt;edge v1=&quot;;[.L195];&quot; v2=&quot;;[.M195];&quot; marker=Solid /&gt;&quot;)" office:value-type="string" office:string-value="&lt;edge v1=192 v2=193 marker=Solid /&gt;">
            <text:p>&lt;edge v1=192 v2=193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7.26381</text:p>
          </table:table-cell>
          <table:table-cell office:value-type="float" office:value="-10">
            <text:p>-10.000000</text:p>
          </table:table-cell>
          <table:table-cell table:style-name="ce6" office:value-type="float" office:value="192">
            <text:p>192</text:p>
          </table:table-cell>
          <table:table-cell table:style-name="Default" table:formula="of:=CONCATENATE(&quot;&lt;vertex x=&quot;;[.A196];&quot; y=&quot;;[.B196];&quot; i=&quot;;[.C196];&quot; /&gt;&quot;)" office:value-type="string" office:string-value="&lt;vertex x= -7.26381 y=-10 i=192 /&gt;">
            <text:p>&lt;vertex x= -7.26381 y=-10 i=192 /&gt;</text:p>
          </table:table-cell>
          <table:table-cell table:number-columns-repeated="7"/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table:style-name="Default" table:formula="of:=CONCATENATE(&quot;&lt;edge v1=&quot;;[.L196];&quot; v2=&quot;;[.M196];&quot; marker=Solid /&gt;&quot;)" office:value-type="string" office:string-value="&lt;edge v1=193 v2=194 marker=Solid /&gt;">
            <text:p>&lt;edge v1=193 v2=194 marker=Solid /&gt;</text:p>
          </table:table-cell>
          <table:table-cell table:number-columns-repeated="1010"/>
        </table:table-row>
        <table:table-row table:style-name="ro1">
          <table:table-cell office:value-type="float" office:value="-6.70976">
            <text:p>-6.709760</text:p>
          </table:table-cell>
          <table:table-cell office:value-type="float" office:value="-10">
            <text:p>-10.000000</text:p>
          </table:table-cell>
          <table:table-cell table:style-name="ce6" office:value-type="float" office:value="193">
            <text:p>193</text:p>
          </table:table-cell>
          <table:table-cell table:style-name="Default" table:formula="of:=CONCATENATE(&quot;&lt;vertex x=&quot;;[.A197];&quot; y=&quot;;[.B197];&quot; i=&quot;;[.C197];&quot; /&gt;&quot;)" office:value-type="string" office:string-value="&lt;vertex x=-6.70976 y=-10 i=193 /&gt;">
            <text:p>&lt;vertex x=-6.70976 y=-10 i=193 /&gt;</text:p>
          </table:table-cell>
          <table:table-cell table:number-columns-repeated="7"/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table:style-name="Default" table:formula="of:=CONCATENATE(&quot;&lt;edge v1=&quot;;[.L197];&quot; v2=&quot;;[.M197];&quot; marker=Solid /&gt;&quot;)" office:value-type="string" office:string-value="&lt;edge v1=194 v2=195 marker=Solid /&gt;">
            <text:p>&lt;edge v1=194 v2=195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6.18137</text:p>
          </table:table-cell>
          <table:table-cell office:value-type="float" office:value="-10">
            <text:p>-10.000000</text:p>
          </table:table-cell>
          <table:table-cell table:style-name="ce6" office:value-type="float" office:value="194">
            <text:p>194</text:p>
          </table:table-cell>
          <table:table-cell table:style-name="Default" table:formula="of:=CONCATENATE(&quot;&lt;vertex x=&quot;;[.A198];&quot; y=&quot;;[.B198];&quot; i=&quot;;[.C198];&quot; /&gt;&quot;)" office:value-type="string" office:string-value="&lt;vertex x= -6.18137 y=-10 i=194 /&gt;">
            <text:p>&lt;vertex x= -6.18137 y=-10 i=194 /&gt;</text:p>
          </table:table-cell>
          <table:table-cell table:number-columns-repeated="7"/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table:style-name="Default" table:formula="of:=CONCATENATE(&quot;&lt;edge v1=&quot;;[.L198];&quot; v2=&quot;;[.M198];&quot; marker=Solid /&gt;&quot;)" office:value-type="string" office:string-value="&lt;edge v1=195 v2=196 marker=Solid /&gt;">
            <text:p>&lt;edge v1=195 v2=196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5.67268</text:p>
          </table:table-cell>
          <table:table-cell office:value-type="float" office:value="-10">
            <text:p>-10.000000</text:p>
          </table:table-cell>
          <table:table-cell table:style-name="ce6" office:value-type="float" office:value="195">
            <text:p>195</text:p>
          </table:table-cell>
          <table:table-cell table:style-name="Default" table:formula="of:=CONCATENATE(&quot;&lt;vertex x=&quot;;[.A199];&quot; y=&quot;;[.B199];&quot; i=&quot;;[.C199];&quot; /&gt;&quot;)" office:value-type="string" office:string-value="&lt;vertex x= -5.67268 y=-10 i=195 /&gt;">
            <text:p>&lt;vertex x= -5.67268 y=-10 i=195 /&gt;</text:p>
          </table:table-cell>
          <table:table-cell table:number-columns-repeated="7"/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table:style-name="Default" table:formula="of:=CONCATENATE(&quot;&lt;edge v1=&quot;;[.L199];&quot; v2=&quot;;[.M199];&quot; marker=Solid /&gt;&quot;)" office:value-type="string" office:string-value="&lt;edge v1=196 v2=197 marker=Solid /&gt;">
            <text:p>&lt;edge v1=196 v2=197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5.1783</text:p>
          </table:table-cell>
          <table:table-cell office:value-type="float" office:value="-10">
            <text:p>-10.000000</text:p>
          </table:table-cell>
          <table:table-cell table:style-name="ce6" office:value-type="float" office:value="196">
            <text:p>196</text:p>
          </table:table-cell>
          <table:table-cell table:style-name="Default" table:formula="of:=CONCATENATE(&quot;&lt;vertex x=&quot;;[.A200];&quot; y=&quot;;[.B200];&quot; i=&quot;;[.C200];&quot; /&gt;&quot;)" office:value-type="string" office:string-value="&lt;vertex x= -5.1783 y=-10 i=196 /&gt;">
            <text:p>&lt;vertex x= -5.1783 y=-10 i=196 /&gt;</text:p>
          </table:table-cell>
          <table:table-cell table:number-columns-repeated="7"/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table:style-name="Default" table:formula="of:=CONCATENATE(&quot;&lt;edge v1=&quot;;[.L200];&quot; v2=&quot;;[.M200];&quot; marker=Solid /&gt;&quot;)" office:value-type="string" office:string-value="&lt;edge v1=197 v2=198 marker=Solid /&gt;">
            <text:p>&lt;edge v1=197 v2=198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4.69313</text:p>
          </table:table-cell>
          <table:table-cell office:value-type="float" office:value="-10">
            <text:p>-10.000000</text:p>
          </table:table-cell>
          <table:table-cell table:style-name="ce6" office:value-type="float" office:value="197">
            <text:p>197</text:p>
          </table:table-cell>
          <table:table-cell table:style-name="Default" table:formula="of:=CONCATENATE(&quot;&lt;vertex x=&quot;;[.A201];&quot; y=&quot;;[.B201];&quot; i=&quot;;[.C201];&quot; /&gt;&quot;)" office:value-type="string" office:string-value="&lt;vertex x= -4.69313 y=-10 i=197 /&gt;">
            <text:p>&lt;vertex x= -4.69313 y=-10 i=197 /&gt;</text:p>
          </table:table-cell>
          <table:table-cell table:number-columns-repeated="7"/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table:style-name="Default" table:formula="of:=CONCATENATE(&quot;&lt;edge v1=&quot;;[.L201];&quot; v2=&quot;;[.M201];&quot; marker=Solid /&gt;&quot;)" office:value-type="string" office:string-value="&lt;edge v1=198 v2=199 marker=Solid /&gt;">
            <text:p>&lt;edge v1=198 v2=199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4.2121 </text:p>
          </table:table-cell>
          <table:table-cell office:value-type="float" office:value="-10">
            <text:p>-10.000000</text:p>
          </table:table-cell>
          <table:table-cell table:style-name="ce6" office:value-type="float" office:value="198">
            <text:p>198</text:p>
          </table:table-cell>
          <table:table-cell table:style-name="Default" table:formula="of:=CONCATENATE(&quot;&lt;vertex x=&quot;;[.A202];&quot; y=&quot;;[.B202];&quot; i=&quot;;[.C202];&quot; /&gt;&quot;)" office:value-type="string" office:string-value="&lt;vertex x= -4.2121  y=-10 i=198 /&gt;">
            <text:p>&lt;vertex x= -4.2121 <text:s/>y=-10 i=198 /&gt;</text:p>
          </table:table-cell>
          <table:table-cell table:number-columns-repeated="7"/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table:style-name="Default" table:formula="of:=CONCATENATE(&quot;&lt;edge v1=&quot;;[.L202];&quot; v2=&quot;;[.M202];&quot; marker=Solid /&gt;&quot;)" office:value-type="string" office:string-value="&lt;edge v1=199 v2=200 marker=Solid /&gt;">
            <text:p>&lt;edge v1=199 v2=200 marker=Solid /&gt;</text:p>
          </table:table-cell>
          <table:table-cell table:number-columns-repeated="1010"/>
        </table:table-row>
        <table:table-row table:style-name="ro1">
          <table:table-cell office:value-type="float" office:value="-3.7298">
            <text:p>-3.729800</text:p>
          </table:table-cell>
          <table:table-cell office:value-type="float" office:value="-10">
            <text:p>-10.000000</text:p>
          </table:table-cell>
          <table:table-cell table:style-name="ce6" office:value-type="float" office:value="199">
            <text:p>199</text:p>
          </table:table-cell>
          <table:table-cell table:style-name="Default" table:formula="of:=CONCATENATE(&quot;&lt;vertex x=&quot;;[.A203];&quot; y=&quot;;[.B203];&quot; i=&quot;;[.C203];&quot; /&gt;&quot;)" office:value-type="string" office:string-value="&lt;vertex x=-3.7298 y=-10 i=199 /&gt;">
            <text:p>&lt;vertex x=-3.7298 y=-10 i=199 /&gt;</text:p>
          </table:table-cell>
          <table:table-cell table:number-columns-repeated="7"/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table:style-name="Default" table:formula="of:=CONCATENATE(&quot;&lt;edge v1=&quot;;[.L203];&quot; v2=&quot;;[.M203];&quot; marker=Solid /&gt;&quot;)" office:value-type="string" office:string-value="&lt;edge v1=200 v2=201 marker=Solid /&gt;">
            <text:p>&lt;edge v1=200 v2=201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3.24005</text:p>
          </table:table-cell>
          <table:table-cell office:value-type="float" office:value="-10">
            <text:p>-10.000000</text:p>
          </table:table-cell>
          <table:table-cell table:style-name="ce6" office:value-type="float" office:value="200">
            <text:p>200</text:p>
          </table:table-cell>
          <table:table-cell table:style-name="Default" table:formula="of:=CONCATENATE(&quot;&lt;vertex x=&quot;;[.A204];&quot; y=&quot;;[.B204];&quot; i=&quot;;[.C204];&quot; /&gt;&quot;)" office:value-type="string" office:string-value="&lt;vertex x= -3.24005 y=-10 i=200 /&gt;">
            <text:p>&lt;vertex x= -3.24005 y=-10 i=200 /&gt;</text:p>
          </table:table-cell>
          <table:table-cell table:number-columns-repeated="7"/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table:style-name="Default" table:formula="of:=CONCATENATE(&quot;&lt;edge v1=&quot;;[.L204];&quot; v2=&quot;;[.M204];&quot; marker=Solid /&gt;&quot;)" office:value-type="string" office:string-value="&lt;edge v1=201 v2=202 marker=Solid /&gt;">
            <text:p>&lt;edge v1=201 v2=202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2.73509</text:p>
          </table:table-cell>
          <table:table-cell office:value-type="float" office:value="-10">
            <text:p>-10.000000</text:p>
          </table:table-cell>
          <table:table-cell table:style-name="ce6" office:value-type="float" office:value="201">
            <text:p>201</text:p>
          </table:table-cell>
          <table:table-cell table:style-name="Default" table:formula="of:=CONCATENATE(&quot;&lt;vertex x=&quot;;[.A205];&quot; y=&quot;;[.B205];&quot; i=&quot;;[.C205];&quot; /&gt;&quot;)" office:value-type="string" office:string-value="&lt;vertex x= -2.73509 y=-10 i=201 /&gt;">
            <text:p>&lt;vertex x= -2.73509 y=-10 i=201 /&gt;</text:p>
          </table:table-cell>
          <table:table-cell table:number-columns-repeated="7"/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table:style-name="Default" table:formula="of:=CONCATENATE(&quot;&lt;edge v1=&quot;;[.L205];&quot; v2=&quot;;[.M205];&quot; marker=Solid /&gt;&quot;)" office:value-type="string" office:string-value="&lt;edge v1=202 v2=203 marker=Solid /&gt;">
            <text:p>&lt;edge v1=202 v2=203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2.204</text:p>
          </table:table-cell>
          <table:table-cell office:value-type="float" office:value="-10">
            <text:p>-10.000000</text:p>
          </table:table-cell>
          <table:table-cell table:style-name="ce6" office:value-type="float" office:value="202">
            <text:p>202</text:p>
          </table:table-cell>
          <table:table-cell table:style-name="Default" table:formula="of:=CONCATENATE(&quot;&lt;vertex x=&quot;;[.A206];&quot; y=&quot;;[.B206];&quot; i=&quot;;[.C206];&quot; /&gt;&quot;)" office:value-type="string" office:string-value="&lt;vertex x= -2.204 y=-10 i=202 /&gt;">
            <text:p>&lt;vertex x= -2.204 y=-10 i=202 /&gt;</text:p>
          </table:table-cell>
          <table:table-cell table:number-columns-repeated="7"/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table:style-name="Default" table:formula="of:=CONCATENATE(&quot;&lt;edge v1=&quot;;[.L206];&quot; v2=&quot;;[.M206];&quot; marker=Solid /&gt;&quot;)" office:value-type="string" office:string-value="&lt;edge v1=203 v2=204 marker=Solid /&gt;">
            <text:p>&lt;edge v1=203 v2=204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1.64036</text:p>
          </table:table-cell>
          <table:table-cell office:value-type="float" office:value="-10">
            <text:p>-10.000000</text:p>
          </table:table-cell>
          <table:table-cell table:style-name="ce6" office:value-type="float" office:value="203">
            <text:p>203</text:p>
          </table:table-cell>
          <table:table-cell table:style-name="Default" table:formula="of:=CONCATENATE(&quot;&lt;vertex x=&quot;;[.A207];&quot; y=&quot;;[.B207];&quot; i=&quot;;[.C207];&quot; /&gt;&quot;)" office:value-type="string" office:string-value="&lt;vertex x= -1.64036 y=-10 i=203 /&gt;">
            <text:p>&lt;vertex x= -1.64036 y=-10 i=203 /&gt;</text:p>
          </table:table-cell>
          <table:table-cell table:number-columns-repeated="7"/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table:style-name="Default" table:formula="of:=CONCATENATE(&quot;&lt;edge v1=&quot;;[.L207];&quot; v2=&quot;;[.M207];&quot; marker=Solid /&gt;&quot;)" office:value-type="string" office:string-value="&lt;edge v1=204 v2=205 marker=Solid /&gt;">
            <text:p>&lt;edge v1=204 v2=205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1.09223 </text:p>
          </table:table-cell>
          <table:table-cell office:value-type="float" office:value="-10">
            <text:p>-10.000000</text:p>
          </table:table-cell>
          <table:table-cell table:style-name="ce6" office:value-type="float" office:value="204">
            <text:p>204</text:p>
          </table:table-cell>
          <table:table-cell table:style-name="Default" table:formula="of:=CONCATENATE(&quot;&lt;vertex x=&quot;;[.A208];&quot; y=&quot;;[.B208];&quot; i=&quot;;[.C208];&quot; /&gt;&quot;)" office:value-type="string" office:string-value="&lt;vertex x= -1.09223  y=-10 i=204 /&gt;">
            <text:p>&lt;vertex x= -1.09223 <text:s/>y=-10 i=204 /&gt;</text:p>
          </table:table-cell>
          <table:table-cell table:number-columns-repeated="7"/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style-name="Default" table:formula="of:=CONCATENATE(&quot;&lt;edge v1=&quot;;[.L208];&quot; v2=&quot;;[.M208];&quot; marker=Solid /&gt;&quot;)" office:value-type="string" office:string-value="&lt;edge v1=205 v2=206 marker=Solid /&gt;">
            <text:p>&lt;edge v1=205 v2=206 marker=Solid /&gt;</text:p>
          </table:table-cell>
          <table:table-cell table:number-columns-repeated="1010"/>
        </table:table-row>
        <table:table-row table:style-name="ro1">
          <table:table-cell office:value-type="float" office:value="-0.702873">
            <text:p>-0.702873</text:p>
          </table:table-cell>
          <table:table-cell office:value-type="float" office:value="-10">
            <text:p>-10.000000</text:p>
          </table:table-cell>
          <table:table-cell table:style-name="ce6" office:value-type="float" office:value="205">
            <text:p>205</text:p>
          </table:table-cell>
          <table:table-cell table:style-name="Default" table:formula="of:=CONCATENATE(&quot;&lt;vertex x=&quot;;[.A209];&quot; y=&quot;;[.B209];&quot; i=&quot;;[.C209];&quot; /&gt;&quot;)" office:value-type="string" office:string-value="&lt;vertex x=-0.702873 y=-10 i=205 /&gt;">
            <text:p>&lt;vertex x=-0.702873 y=-10 i=205 /&gt;</text:p>
          </table:table-cell>
          <table:table-cell table:number-columns-repeated="7"/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table:style-name="Default" table:formula="of:=CONCATENATE(&quot;&lt;edge v1=&quot;;[.L209];&quot; v2=&quot;;[.M209];&quot; marker=Solid /&gt;&quot;)" office:value-type="string" office:string-value="&lt;edge v1=206 v2=207 marker=Solid /&gt;">
            <text:p>&lt;edge v1=206 v2=207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0.381468</text:p>
          </table:table-cell>
          <table:table-cell office:value-type="float" office:value="-10">
            <text:p>-10.000000</text:p>
          </table:table-cell>
          <table:table-cell table:style-name="ce6" office:value-type="float" office:value="206">
            <text:p>206</text:p>
          </table:table-cell>
          <table:table-cell table:style-name="Default" table:formula="of:=CONCATENATE(&quot;&lt;vertex x=&quot;;[.A210];&quot; y=&quot;;[.B210];&quot; i=&quot;;[.C210];&quot; /&gt;&quot;)" office:value-type="string" office:string-value="&lt;vertex x= -0.381468 y=-10 i=206 /&gt;">
            <text:p>&lt;vertex x= -0.381468 y=-10 i=206 /&gt;</text:p>
          </table:table-cell>
          <table:table-cell table:number-columns-repeated="7"/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table:style-name="Default" table:formula="of:=CONCATENATE(&quot;&lt;edge v1=&quot;;[.L210];&quot; v2=&quot;;[.M210];&quot; marker=Solid /&gt;&quot;)" office:value-type="string" office:string-value="&lt;edge v1=207 v2=208 marker=Solid /&gt;">
            <text:p>&lt;edge v1=207 v2=208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-0.121056</text:p>
          </table:table-cell>
          <table:table-cell office:value-type="float" office:value="-10">
            <text:p>-10.000000</text:p>
          </table:table-cell>
          <table:table-cell table:style-name="ce6" office:value-type="float" office:value="207">
            <text:p>207</text:p>
          </table:table-cell>
          <table:table-cell table:style-name="Default" table:formula="of:=CONCATENATE(&quot;&lt;vertex x=&quot;;[.A211];&quot; y=&quot;;[.B211];&quot; i=&quot;;[.C211];&quot; /&gt;&quot;)" office:value-type="string" office:string-value="&lt;vertex x= -0.121056 y=-10 i=207 /&gt;">
            <text:p>&lt;vertex x= -0.121056 y=-10 i=207 /&gt;</text:p>
          </table:table-cell>
          <table:table-cell table:number-columns-repeated="7"/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table:style-name="Default" table:formula="of:=CONCATENATE(&quot;&lt;edge v1=&quot;;[.L211];&quot; v2=&quot;;[.M211];&quot; marker=Solid /&gt;&quot;)" office:value-type="string" office:string-value="&lt;edge v1=208 v2=209 marker=Solid /&gt;">
            <text:p>&lt;edge v1=208 v2=209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0.0606917</text:p>
          </table:table-cell>
          <table:table-cell office:value-type="float" office:value="-10">
            <text:p>-10.000000</text:p>
          </table:table-cell>
          <table:table-cell table:style-name="ce6" office:value-type="float" office:value="208">
            <text:p>208</text:p>
          </table:table-cell>
          <table:table-cell table:style-name="Default" table:formula="of:=CONCATENATE(&quot;&lt;vertex x=&quot;;[.A212];&quot; y=&quot;;[.B212];&quot; i=&quot;;[.C212];&quot; /&gt;&quot;)" office:value-type="string" office:string-value="&lt;vertex x= 0.0606917 y=-10 i=208 /&gt;">
            <text:p>&lt;vertex x= 0.0606917 y=-10 i=208 /&gt;</text:p>
          </table:table-cell>
          <table:table-cell table:number-columns-repeated="7"/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table:style-name="Default" table:formula="of:=CONCATENATE(&quot;&lt;edge v1=&quot;;[.L212];&quot; v2=&quot;;[.M212];&quot; marker=Solid /&gt;&quot;)" office:value-type="string" office:string-value="&lt;edge v1=209 v2=210 marker=Solid /&gt;">
            <text:p>&lt;edge v1=209 v2=210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0.296202 </text:p>
          </table:table-cell>
          <table:table-cell office:value-type="float" office:value="-10">
            <text:p>-10.000000</text:p>
          </table:table-cell>
          <table:table-cell table:style-name="ce6" office:value-type="float" office:value="209">
            <text:p>209</text:p>
          </table:table-cell>
          <table:table-cell table:style-name="Default" table:formula="of:=CONCATENATE(&quot;&lt;vertex x=&quot;;[.A213];&quot; y=&quot;;[.B213];&quot; i=&quot;;[.C213];&quot; /&gt;&quot;)" office:value-type="string" office:string-value="&lt;vertex x= 0.296202  y=-10 i=209 /&gt;">
            <text:p>&lt;vertex x= 0.296202 <text:s/>y=-10 i=209 /&gt;</text:p>
          </table:table-cell>
          <table:table-cell table:number-columns-repeated="7"/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table:style-name="Default" table:formula="of:=CONCATENATE(&quot;&lt;edge v1=&quot;;[.L213];&quot; v2=&quot;;[.M213];&quot; marker=Solid /&gt;&quot;)" office:value-type="string" office:string-value="&lt;edge v1=210 v2=211 marker=Solid /&gt;">
            <text:p>&lt;edge v1=210 v2=211 marker=Solid /&gt;</text:p>
          </table:table-cell>
          <table:table-cell table:number-columns-repeated="1010"/>
        </table:table-row>
        <table:table-row table:style-name="ro1">
          <table:table-cell office:value-type="float" office:value="0.469426">
            <text:p>0.469426</text:p>
          </table:table-cell>
          <table:table-cell office:value-type="float" office:value="-10">
            <text:p>-10.000000</text:p>
          </table:table-cell>
          <table:table-cell table:style-name="ce6" office:value-type="float" office:value="210">
            <text:p>210</text:p>
          </table:table-cell>
          <table:table-cell table:style-name="Default" table:formula="of:=CONCATENATE(&quot;&lt;vertex x=&quot;;[.A214];&quot; y=&quot;;[.B214];&quot; i=&quot;;[.C214];&quot; /&gt;&quot;)" office:value-type="string" office:string-value="&lt;vertex x=0.469426 y=-10 i=210 /&gt;">
            <text:p>&lt;vertex x=0.469426 y=-10 i=210 /&gt;</text:p>
          </table:table-cell>
          <table:table-cell table:number-columns-repeated="7"/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table:style-name="Default" table:formula="of:=CONCATENATE(&quot;&lt;edge v1=&quot;;[.L214];&quot; v2=&quot;;[.M214];&quot; marker=Solid /&gt;&quot;)" office:value-type="string" office:string-value="&lt;edge v1=211 v2=212 marker=Solid /&gt;">
            <text:p>&lt;edge v1=211 v2=212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0.682705</text:p>
          </table:table-cell>
          <table:table-cell office:value-type="float" office:value="-10">
            <text:p>-10.000000</text:p>
          </table:table-cell>
          <table:table-cell table:style-name="ce6" office:value-type="float" office:value="211">
            <text:p>211</text:p>
          </table:table-cell>
          <table:table-cell table:style-name="Default" table:formula="of:=CONCATENATE(&quot;&lt;vertex x=&quot;;[.A215];&quot; y=&quot;;[.B215];&quot; i=&quot;;[.C215];&quot; /&gt;&quot;)" office:value-type="string" office:string-value="&lt;vertex x= 0.682705 y=-10 i=211 /&gt;">
            <text:p>&lt;vertex x= 0.682705 y=-10 i=211 /&gt;</text:p>
          </table:table-cell>
          <table:table-cell table:number-columns-repeated="7"/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table:style-name="Default" table:formula="of:=CONCATENATE(&quot;&lt;edge v1=&quot;;[.L215];&quot; v2=&quot;;[.M215];&quot; marker=Solid /&gt;&quot;)" office:value-type="string" office:string-value="&lt;edge v1=212 v2=213 marker=Solid /&gt;">
            <text:p>&lt;edge v1=212 v2=213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0.862334</text:p>
          </table:table-cell>
          <table:table-cell office:value-type="float" office:value="-10">
            <text:p>-10.000000</text:p>
          </table:table-cell>
          <table:table-cell table:style-name="ce6" office:value-type="float" office:value="212">
            <text:p>212</text:p>
          </table:table-cell>
          <table:table-cell table:style-name="Default" table:formula="of:=CONCATENATE(&quot;&lt;vertex x=&quot;;[.A216];&quot; y=&quot;;[.B216];&quot; i=&quot;;[.C216];&quot; /&gt;&quot;)" office:value-type="string" office:string-value="&lt;vertex x= 0.862334 y=-10 i=212 /&gt;">
            <text:p>&lt;vertex x= 0.862334 y=-10 i=212 /&gt;</text:p>
          </table:table-cell>
          <table:table-cell table:number-columns-repeated="7"/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table:style-name="Default" table:formula="of:=CONCATENATE(&quot;&lt;edge v1=&quot;;[.L216];&quot; v2=&quot;;[.M216];&quot; marker=Solid /&gt;&quot;)" office:value-type="string" office:string-value="&lt;edge v1=213 v2=214 marker=Solid /&gt;">
            <text:p>&lt;edge v1=213 v2=214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1.02848</text:p>
          </table:table-cell>
          <table:table-cell office:value-type="float" office:value="-10">
            <text:p>-10.000000</text:p>
          </table:table-cell>
          <table:table-cell table:style-name="ce6" office:value-type="float" office:value="213">
            <text:p>213</text:p>
          </table:table-cell>
          <table:table-cell table:style-name="Default" table:formula="of:=CONCATENATE(&quot;&lt;vertex x=&quot;;[.A217];&quot; y=&quot;;[.B217];&quot; i=&quot;;[.C217];&quot; /&gt;&quot;)" office:value-type="string" office:string-value="&lt;vertex x= 1.02848 y=-10 i=213 /&gt;">
            <text:p>&lt;vertex x= 1.02848 y=-10 i=213 /&gt;</text:p>
          </table:table-cell>
          <table:table-cell table:number-columns-repeated="7"/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table:style-name="Default" table:formula="of:=CONCATENATE(&quot;&lt;edge v1=&quot;;[.L217];&quot; v2=&quot;;[.M217];&quot; marker=Solid /&gt;&quot;)" office:value-type="string" office:string-value="&lt;edge v1=214 v2=215 marker=Solid /&gt;">
            <text:p>&lt;edge v1=214 v2=215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1.17585</text:p>
          </table:table-cell>
          <table:table-cell office:value-type="float" office:value="-10">
            <text:p>-10.000000</text:p>
          </table:table-cell>
          <table:table-cell table:style-name="ce6" office:value-type="float" office:value="214">
            <text:p>214</text:p>
          </table:table-cell>
          <table:table-cell table:style-name="Default" table:formula="of:=CONCATENATE(&quot;&lt;vertex x=&quot;;[.A218];&quot; y=&quot;;[.B218];&quot; i=&quot;;[.C218];&quot; /&gt;&quot;)" office:value-type="string" office:string-value="&lt;vertex x= 1.17585 y=-10 i=214 /&gt;">
            <text:p>&lt;vertex x= 1.17585 y=-10 i=214 /&gt;</text:p>
          </table:table-cell>
          <table:table-cell table:number-columns-repeated="7"/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table:style-name="Default" table:formula="of:=CONCATENATE(&quot;&lt;edge v1=&quot;;[.L218];&quot; v2=&quot;;[.M218];&quot; marker=Solid /&gt;&quot;)" office:value-type="string" office:string-value="&lt;edge v1=215 v2=216 marker=Solid /&gt;">
            <text:p>&lt;edge v1=215 v2=216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1.36119 </text:p>
          </table:table-cell>
          <table:table-cell office:value-type="float" office:value="-10">
            <text:p>-10.000000</text:p>
          </table:table-cell>
          <table:table-cell table:style-name="ce6" office:value-type="float" office:value="215">
            <text:p>215</text:p>
          </table:table-cell>
          <table:table-cell table:style-name="Default" table:formula="of:=CONCATENATE(&quot;&lt;vertex x=&quot;;[.A219];&quot; y=&quot;;[.B219];&quot; i=&quot;;[.C219];&quot; /&gt;&quot;)" office:value-type="string" office:string-value="&lt;vertex x= 1.36119  y=-10 i=215 /&gt;">
            <text:p>&lt;vertex x= 1.36119 <text:s/>y=-10 i=215 /&gt;</text:p>
          </table:table-cell>
          <table:table-cell table:number-columns-repeated="7"/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table:style-name="Default" table:formula="of:=CONCATENATE(&quot;&lt;edge v1=&quot;;[.L219];&quot; v2=&quot;;[.M219];&quot; marker=Solid /&gt;&quot;)" office:value-type="string" office:string-value="&lt;edge v1=216 v2=217 marker=Solid /&gt;">
            <text:p>&lt;edge v1=216 v2=217 marker=Solid /&gt;</text:p>
          </table:table-cell>
          <table:table-cell table:number-columns-repeated="1010"/>
        </table:table-row>
        <table:table-row table:style-name="ro1">
          <table:table-cell office:value-type="float" office:value="1.61856">
            <text:p>1.618560</text:p>
          </table:table-cell>
          <table:table-cell office:value-type="float" office:value="-10">
            <text:p>-10.000000</text:p>
          </table:table-cell>
          <table:table-cell table:style-name="ce6" office:value-type="float" office:value="216">
            <text:p>216</text:p>
          </table:table-cell>
          <table:table-cell table:style-name="Default" table:formula="of:=CONCATENATE(&quot;&lt;vertex x=&quot;;[.A220];&quot; y=&quot;;[.B220];&quot; i=&quot;;[.C220];&quot; /&gt;&quot;)" office:value-type="string" office:string-value="&lt;vertex x=1.61856 y=-10 i=216 /&gt;">
            <text:p>&lt;vertex x=1.61856 y=-10 i=216 /&gt;</text:p>
          </table:table-cell>
          <table:table-cell table:number-columns-repeated="7"/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table:style-name="Default" table:formula="of:=CONCATENATE(&quot;&lt;edge v1=&quot;;[.L220];&quot; v2=&quot;;[.M220];&quot; marker=Solid /&gt;&quot;)" office:value-type="string" office:string-value="&lt;edge v1=217 v2=218 marker=Solid /&gt;">
            <text:p>&lt;edge v1=217 v2=218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1.86384</text:p>
          </table:table-cell>
          <table:table-cell office:value-type="float" office:value="-10">
            <text:p>-10.000000</text:p>
          </table:table-cell>
          <table:table-cell table:style-name="ce6" office:value-type="float" office:value="217">
            <text:p>217</text:p>
          </table:table-cell>
          <table:table-cell table:style-name="Default" table:formula="of:=CONCATENATE(&quot;&lt;vertex x=&quot;;[.A221];&quot; y=&quot;;[.B221];&quot; i=&quot;;[.C221];&quot; /&gt;&quot;)" office:value-type="string" office:string-value="&lt;vertex x= 1.86384 y=-10 i=217 /&gt;">
            <text:p>&lt;vertex x= 1.86384 y=-10 i=217 /&gt;</text:p>
          </table:table-cell>
          <table:table-cell table:number-columns-repeated="7"/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table:style-name="Default" table:formula="of:=CONCATENATE(&quot;&lt;edge v1=&quot;;[.L221];&quot; v2=&quot;;[.M221];&quot; marker=Solid /&gt;&quot;)" office:value-type="string" office:string-value="&lt;edge v1=218 v2=219 marker=Solid /&gt;">
            <text:p>&lt;edge v1=218 v2=219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2.06914</text:p>
          </table:table-cell>
          <table:table-cell office:value-type="float" office:value="-10">
            <text:p>-10.000000</text:p>
          </table:table-cell>
          <table:table-cell table:style-name="ce6" office:value-type="float" office:value="218">
            <text:p>218</text:p>
          </table:table-cell>
          <table:table-cell table:style-name="Default" table:formula="of:=CONCATENATE(&quot;&lt;vertex x=&quot;;[.A222];&quot; y=&quot;;[.B222];&quot; i=&quot;;[.C222];&quot; /&gt;&quot;)" office:value-type="string" office:string-value="&lt;vertex x= 2.06914 y=-10 i=218 /&gt;">
            <text:p>&lt;vertex x= 2.06914 y=-10 i=218 /&gt;</text:p>
          </table:table-cell>
          <table:table-cell table:number-columns-repeated="7"/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table:style-name="Default" table:formula="of:=CONCATENATE(&quot;&lt;edge v1=&quot;;[.L222];&quot; v2=&quot;;[.M222];&quot; marker=Solid /&gt;&quot;)" office:value-type="string" office:string-value="&lt;edge v1=219 v2=220 marker=Solid /&gt;">
            <text:p>&lt;edge v1=219 v2=220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2.24519</text:p>
          </table:table-cell>
          <table:table-cell office:value-type="float" office:value="-10">
            <text:p>-10.000000</text:p>
          </table:table-cell>
          <table:table-cell table:style-name="ce6" office:value-type="float" office:value="219">
            <text:p>219</text:p>
          </table:table-cell>
          <table:table-cell table:style-name="Default" table:formula="of:=CONCATENATE(&quot;&lt;vertex x=&quot;;[.A223];&quot; y=&quot;;[.B223];&quot; i=&quot;;[.C223];&quot; /&gt;&quot;)" office:value-type="string" office:string-value="&lt;vertex x= 2.24519 y=-10 i=219 /&gt;">
            <text:p>&lt;vertex x= 2.24519 y=-10 i=219 /&gt;</text:p>
          </table:table-cell>
          <table:table-cell table:number-columns-repeated="7"/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table:style-name="Default" table:formula="of:=CONCATENATE(&quot;&lt;edge v1=&quot;;[.L223];&quot; v2=&quot;;[.M223];&quot; marker=Solid /&gt;&quot;)" office:value-type="string" office:string-value="&lt;edge v1=220 v2=221 marker=Solid /&gt;">
            <text:p>&lt;edge v1=220 v2=221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2.37404</text:p>
          </table:table-cell>
          <table:table-cell office:value-type="float" office:value="-10">
            <text:p>-10.000000</text:p>
          </table:table-cell>
          <table:table-cell table:style-name="ce6" office:value-type="float" office:value="220">
            <text:p>220</text:p>
          </table:table-cell>
          <table:table-cell table:style-name="Default" table:formula="of:=CONCATENATE(&quot;&lt;vertex x=&quot;;[.A224];&quot; y=&quot;;[.B224];&quot; i=&quot;;[.C224];&quot; /&gt;&quot;)" office:value-type="string" office:string-value="&lt;vertex x= 2.37404 y=-10 i=220 /&gt;">
            <text:p>&lt;vertex x= 2.37404 y=-10 i=220 /&gt;</text:p>
          </table:table-cell>
          <table:table-cell table:number-columns-repeated="7"/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table:style-name="Default" table:formula="of:=CONCATENATE(&quot;&lt;edge v1=&quot;;[.L224];&quot; v2=&quot;;[.M224];&quot; marker=Solid /&gt;&quot;)" office:value-type="string" office:string-value="&lt;edge v1=221 v2=222 marker=Solid /&gt;">
            <text:p>&lt;edge v1=221 v2=222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2.48164 </text:p>
          </table:table-cell>
          <table:table-cell office:value-type="float" office:value="-10">
            <text:p>-10.000000</text:p>
          </table:table-cell>
          <table:table-cell table:style-name="ce6" office:value-type="float" office:value="221">
            <text:p>221</text:p>
          </table:table-cell>
          <table:table-cell table:style-name="Default" table:formula="of:=CONCATENATE(&quot;&lt;vertex x=&quot;;[.A225];&quot; y=&quot;;[.B225];&quot; i=&quot;;[.C225];&quot; /&gt;&quot;)" office:value-type="string" office:string-value="&lt;vertex x= 2.48164  y=-10 i=221 /&gt;">
            <text:p>&lt;vertex x= 2.48164 <text:s/>y=-10 i=221 /&gt;</text:p>
          </table:table-cell>
          <table:table-cell table:number-columns-repeated="7"/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table:style-name="Default" table:formula="of:=CONCATENATE(&quot;&lt;edge v1=&quot;;[.L225];&quot; v2=&quot;;[.M225];&quot; marker=Solid /&gt;&quot;)" office:value-type="string" office:string-value="&lt;edge v1=222 v2=223 marker=Solid /&gt;">
            <text:p>&lt;edge v1=222 v2=223 marker=Solid /&gt;</text:p>
          </table:table-cell>
          <table:table-cell table:number-columns-repeated="1010"/>
        </table:table-row>
        <table:table-row table:style-name="ro1">
          <table:table-cell office:value-type="float" office:value="2.5814">
            <text:p>2.581400</text:p>
          </table:table-cell>
          <table:table-cell office:value-type="float" office:value="-10">
            <text:p>-10.000000</text:p>
          </table:table-cell>
          <table:table-cell table:style-name="ce6" office:value-type="float" office:value="222">
            <text:p>222</text:p>
          </table:table-cell>
          <table:table-cell table:style-name="Default" table:formula="of:=CONCATENATE(&quot;&lt;vertex x=&quot;;[.A226];&quot; y=&quot;;[.B226];&quot; i=&quot;;[.C226];&quot; /&gt;&quot;)" office:value-type="string" office:string-value="&lt;vertex x=2.5814 y=-10 i=222 /&gt;">
            <text:p>&lt;vertex x=2.5814 y=-10 i=222 /&gt;</text:p>
          </table:table-cell>
          <table:table-cell table:number-columns-repeated="7"/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table:style-name="Default" table:formula="of:=CONCATENATE(&quot;&lt;edge v1=&quot;;[.L226];&quot; v2=&quot;;[.M226];&quot; marker=Solid /&gt;&quot;)" office:value-type="string" office:string-value="&lt;edge v1=223 v2=224 marker=Solid /&gt;">
            <text:p>&lt;edge v1=223 v2=224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2.63496</text:p>
          </table:table-cell>
          <table:table-cell office:value-type="float" office:value="-10">
            <text:p>-10.000000</text:p>
          </table:table-cell>
          <table:table-cell table:style-name="ce6" office:value-type="float" office:value="223">
            <text:p>223</text:p>
          </table:table-cell>
          <table:table-cell table:style-name="Default" table:formula="of:=CONCATENATE(&quot;&lt;vertex x=&quot;;[.A227];&quot; y=&quot;;[.B227];&quot; i=&quot;;[.C227];&quot; /&gt;&quot;)" office:value-type="string" office:string-value="&lt;vertex x= 2.63496 y=-10 i=223 /&gt;">
            <text:p>&lt;vertex x= 2.63496 y=-10 i=223 /&gt;</text:p>
          </table:table-cell>
          <table:table-cell table:number-columns-repeated="7"/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table:style-name="Default" table:formula="of:=CONCATENATE(&quot;&lt;edge v1=&quot;;[.L227];&quot; v2=&quot;;[.M227];&quot; marker=Solid /&gt;&quot;)" office:value-type="string" office:string-value="&lt;edge v1=224 v2=225 marker=Solid /&gt;">
            <text:p>&lt;edge v1=224 v2=225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2.67003</text:p>
          </table:table-cell>
          <table:table-cell office:value-type="float" office:value="-10">
            <text:p>-10.000000</text:p>
          </table:table-cell>
          <table:table-cell table:style-name="ce6" office:value-type="float" office:value="224">
            <text:p>224</text:p>
          </table:table-cell>
          <table:table-cell table:style-name="Default" table:formula="of:=CONCATENATE(&quot;&lt;vertex x=&quot;;[.A228];&quot; y=&quot;;[.B228];&quot; i=&quot;;[.C228];&quot; /&gt;&quot;)" office:value-type="string" office:string-value="&lt;vertex x= 2.67003 y=-10 i=224 /&gt;">
            <text:p>&lt;vertex x= 2.67003 y=-10 i=224 /&gt;</text:p>
          </table:table-cell>
          <table:table-cell table:number-columns-repeated="7"/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table:style-name="Default" table:formula="of:=CONCATENATE(&quot;&lt;edge v1=&quot;;[.L228];&quot; v2=&quot;;[.M228];&quot; marker=Solid /&gt;&quot;)" office:value-type="string" office:string-value="&lt;edge v1=225 v2=226 marker=Solid /&gt;">
            <text:p>&lt;edge v1=225 v2=226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2.78553</text:p>
          </table:table-cell>
          <table:table-cell office:value-type="float" office:value="-10">
            <text:p>-10.000000</text:p>
          </table:table-cell>
          <table:table-cell table:style-name="ce6" office:value-type="float" office:value="225">
            <text:p>225</text:p>
          </table:table-cell>
          <table:table-cell table:style-name="Default" table:formula="of:=CONCATENATE(&quot;&lt;vertex x=&quot;;[.A229];&quot; y=&quot;;[.B229];&quot; i=&quot;;[.C229];&quot; /&gt;&quot;)" office:value-type="string" office:string-value="&lt;vertex x= 2.78553 y=-10 i=225 /&gt;">
            <text:p>&lt;vertex x= 2.78553 y=-10 i=225 /&gt;</text:p>
          </table:table-cell>
          <table:table-cell table:number-columns-repeated="7"/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table:style-name="Default" table:formula="of:=CONCATENATE(&quot;&lt;edge v1=&quot;;[.L229];&quot; v2=&quot;;[.M229];&quot; marker=Solid /&gt;&quot;)" office:value-type="string" office:string-value="&lt;edge v1=226 v2=227 marker=Solid /&gt;">
            <text:p>&lt;edge v1=226 v2=227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2.82292</text:p>
          </table:table-cell>
          <table:table-cell office:value-type="float" office:value="-10">
            <text:p>-10.000000</text:p>
          </table:table-cell>
          <table:table-cell table:style-name="ce6" office:value-type="float" office:value="226">
            <text:p>226</text:p>
          </table:table-cell>
          <table:table-cell table:style-name="Default" table:formula="of:=CONCATENATE(&quot;&lt;vertex x=&quot;;[.A230];&quot; y=&quot;;[.B230];&quot; i=&quot;;[.C230];&quot; /&gt;&quot;)" office:value-type="string" office:string-value="&lt;vertex x= 2.82292 y=-10 i=226 /&gt;">
            <text:p>&lt;vertex x= 2.82292 y=-10 i=226 /&gt;</text:p>
          </table:table-cell>
          <table:table-cell table:number-columns-repeated="7"/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table:style-name="Default" table:formula="of:=CONCATENATE(&quot;&lt;edge v1=&quot;;[.L230];&quot; v2=&quot;;[.M230];&quot; marker=Solid /&gt;&quot;)" office:value-type="string" office:string-value="&lt;edge v1=227 v2=228 marker=Solid /&gt;">
            <text:p>&lt;edge v1=227 v2=228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3.00672</text:p>
          </table:table-cell>
          <table:table-cell office:value-type="float" office:value="-10">
            <text:p>-10.000000</text:p>
          </table:table-cell>
          <table:table-cell table:style-name="ce6" office:value-type="float" office:value="227">
            <text:p>227</text:p>
          </table:table-cell>
          <table:table-cell table:style-name="Default" table:formula="of:=CONCATENATE(&quot;&lt;vertex x=&quot;;[.A231];&quot; y=&quot;;[.B231];&quot; i=&quot;;[.C231];&quot; /&gt;&quot;)" office:value-type="string" office:string-value="&lt;vertex x= 3.00672 y=-10 i=227 /&gt;">
            <text:p>&lt;vertex x= 3.00672 y=-10 i=227 /&gt;</text:p>
          </table:table-cell>
          <table:table-cell table:number-columns-repeated="7"/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table:style-name="Default" table:formula="of:=CONCATENATE(&quot;&lt;edge v1=&quot;;[.L231];&quot; v2=&quot;;[.M231];&quot; marker=Solid /&gt;&quot;)" office:value-type="string" office:string-value="&lt;edge v1=228 v2=229 marker=Solid /&gt;">
            <text:p>&lt;edge v1=228 v2=229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3.18007 </text:p>
          </table:table-cell>
          <table:table-cell office:value-type="float" office:value="-10">
            <text:p>-10.000000</text:p>
          </table:table-cell>
          <table:table-cell table:style-name="ce6" office:value-type="float" office:value="228">
            <text:p>228</text:p>
          </table:table-cell>
          <table:table-cell table:style-name="Default" table:formula="of:=CONCATENATE(&quot;&lt;vertex x=&quot;;[.A232];&quot; y=&quot;;[.B232];&quot; i=&quot;;[.C232];&quot; /&gt;&quot;)" office:value-type="string" office:string-value="&lt;vertex x= 3.18007  y=-10 i=228 /&gt;">
            <text:p>&lt;vertex x= 3.18007 <text:s/>y=-10 i=228 /&gt;</text:p>
          </table:table-cell>
          <table:table-cell table:number-columns-repeated="7"/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table:style-name="Default" table:formula="of:=CONCATENATE(&quot;&lt;edge v1=&quot;;[.L232];&quot; v2=&quot;;[.M232];&quot; marker=Solid /&gt;&quot;)" office:value-type="string" office:string-value="&lt;edge v1=229 v2=230 marker=Solid /&gt;">
            <text:p>&lt;edge v1=229 v2=230 marker=Solid /&gt;</text:p>
          </table:table-cell>
          <table:table-cell table:number-columns-repeated="1010"/>
        </table:table-row>
        <table:table-row table:style-name="ro1">
          <table:table-cell office:value-type="float" office:value="3.34397">
            <text:p>3.343970</text:p>
          </table:table-cell>
          <table:table-cell office:value-type="float" office:value="-10">
            <text:p>-10.000000</text:p>
          </table:table-cell>
          <table:table-cell table:style-name="ce6" office:value-type="float" office:value="229">
            <text:p>229</text:p>
          </table:table-cell>
          <table:table-cell table:style-name="Default" table:formula="of:=CONCATENATE(&quot;&lt;vertex x=&quot;;[.A233];&quot; y=&quot;;[.B233];&quot; i=&quot;;[.C233];&quot; /&gt;&quot;)" office:value-type="string" office:string-value="&lt;vertex x=3.34397 y=-10 i=229 /&gt;">
            <text:p>&lt;vertex x=3.34397 y=-10 i=229 /&gt;</text:p>
          </table:table-cell>
          <table:table-cell table:number-columns-repeated="7"/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table:style-name="Default" table:formula="of:=CONCATENATE(&quot;&lt;edge v1=&quot;;[.L233];&quot; v2=&quot;;[.M233];&quot; marker=Solid /&gt;&quot;)" office:value-type="string" office:string-value="&lt;edge v1=230 v2=231 marker=Solid /&gt;">
            <text:p>&lt;edge v1=230 v2=231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3.49921</text:p>
          </table:table-cell>
          <table:table-cell office:value-type="float" office:value="-10">
            <text:p>-10.000000</text:p>
          </table:table-cell>
          <table:table-cell table:style-name="ce6" office:value-type="float" office:value="230">
            <text:p>230</text:p>
          </table:table-cell>
          <table:table-cell table:style-name="Default" table:formula="of:=CONCATENATE(&quot;&lt;vertex x=&quot;;[.A234];&quot; y=&quot;;[.B234];&quot; i=&quot;;[.C234];&quot; /&gt;&quot;)" office:value-type="string" office:string-value="&lt;vertex x= 3.49921 y=-10 i=230 /&gt;">
            <text:p>&lt;vertex x= 3.49921 y=-10 i=230 /&gt;</text:p>
          </table:table-cell>
          <table:table-cell table:number-columns-repeated="7"/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table:style-name="Default" table:formula="of:=CONCATENATE(&quot;&lt;edge v1=&quot;;[.L234];&quot; v2=&quot;;[.M234];&quot; marker=Solid /&gt;&quot;)" office:value-type="string" office:string-value="&lt;edge v1=231 v2=232 marker=Solid /&gt;">
            <text:p>&lt;edge v1=231 v2=232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3.64646</text:p>
          </table:table-cell>
          <table:table-cell office:value-type="float" office:value="-10">
            <text:p>-10.000000</text:p>
          </table:table-cell>
          <table:table-cell table:style-name="ce6" office:value-type="float" office:value="231">
            <text:p>231</text:p>
          </table:table-cell>
          <table:table-cell table:style-name="Default" table:formula="of:=CONCATENATE(&quot;&lt;vertex x=&quot;;[.A235];&quot; y=&quot;;[.B235];&quot; i=&quot;;[.C235];&quot; /&gt;&quot;)" office:value-type="string" office:string-value="&lt;vertex x= 3.64646 y=-10 i=231 /&gt;">
            <text:p>&lt;vertex x= 3.64646 y=-10 i=231 /&gt;</text:p>
          </table:table-cell>
          <table:table-cell table:number-columns-repeated="7"/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table:style-name="Default" table:formula="of:=CONCATENATE(&quot;&lt;edge v1=&quot;;[.L235];&quot; v2=&quot;;[.M235];&quot; marker=Solid /&gt;&quot;)" office:value-type="string" office:string-value="&lt;edge v1=232 v2=233 marker=Solid /&gt;">
            <text:p>&lt;edge v1=232 v2=233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3.7863</text:p>
          </table:table-cell>
          <table:table-cell office:value-type="float" office:value="-10">
            <text:p>-10.000000</text:p>
          </table:table-cell>
          <table:table-cell table:style-name="ce6" office:value-type="float" office:value="232">
            <text:p>232</text:p>
          </table:table-cell>
          <table:table-cell table:style-name="Default" table:formula="of:=CONCATENATE(&quot;&lt;vertex x=&quot;;[.A236];&quot; y=&quot;;[.B236];&quot; i=&quot;;[.C236];&quot; /&gt;&quot;)" office:value-type="string" office:string-value="&lt;vertex x= 3.7863 y=-10 i=232 /&gt;">
            <text:p>&lt;vertex x= 3.7863 y=-10 i=232 /&gt;</text:p>
          </table:table-cell>
          <table:table-cell table:number-columns-repeated="7"/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table:style-name="Default" table:formula="of:=CONCATENATE(&quot;&lt;edge v1=&quot;;[.L236];&quot; v2=&quot;;[.M236];&quot; marker=Solid /&gt;&quot;)" office:value-type="string" office:string-value="&lt;edge v1=233 v2=234 marker=Solid /&gt;">
            <text:p>&lt;edge v1=233 v2=234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3.91922</text:p>
          </table:table-cell>
          <table:table-cell office:value-type="float" office:value="-10">
            <text:p>-10.000000</text:p>
          </table:table-cell>
          <table:table-cell table:style-name="ce6" office:value-type="float" office:value="233">
            <text:p>233</text:p>
          </table:table-cell>
          <table:table-cell table:style-name="Default" table:formula="of:=CONCATENATE(&quot;&lt;vertex x=&quot;;[.A237];&quot; y=&quot;;[.B237];&quot; i=&quot;;[.C237];&quot; /&gt;&quot;)" office:value-type="string" office:string-value="&lt;vertex x= 3.91922 y=-10 i=233 /&gt;">
            <text:p>&lt;vertex x= 3.91922 y=-10 i=233 /&gt;</text:p>
          </table:table-cell>
          <table:table-cell table:number-columns-repeated="7"/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table:style-name="Default" table:formula="of:=CONCATENATE(&quot;&lt;edge v1=&quot;;[.L237];&quot; v2=&quot;;[.M237];&quot; marker=Solid /&gt;&quot;)" office:value-type="string" office:string-value="&lt;edge v1=234 v2=235 marker=Solid /&gt;">
            <text:p>&lt;edge v1=234 v2=235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4.04566</text:p>
          </table:table-cell>
          <table:table-cell office:value-type="float" office:value="-10">
            <text:p>-10.000000</text:p>
          </table:table-cell>
          <table:table-cell table:style-name="ce6" office:value-type="float" office:value="234">
            <text:p>234</text:p>
          </table:table-cell>
          <table:table-cell table:style-name="Default" table:formula="of:=CONCATENATE(&quot;&lt;vertex x=&quot;;[.A238];&quot; y=&quot;;[.B238];&quot; i=&quot;;[.C238];&quot; /&gt;&quot;)" office:value-type="string" office:string-value="&lt;vertex x= 4.04566 y=-10 i=234 /&gt;">
            <text:p>&lt;vertex x= 4.04566 y=-10 i=234 /&gt;</text:p>
          </table:table-cell>
          <table:table-cell table:number-columns-repeated="7"/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table:style-name="Default" table:formula="of:=CONCATENATE(&quot;&lt;edge v1=&quot;;[.L238];&quot; v2=&quot;;[.M238];&quot; marker=Solid /&gt;&quot;)" office:value-type="string" office:string-value="&lt;edge v1=235 v2=236 marker=Solid /&gt;">
            <text:p>&lt;edge v1=235 v2=236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4.16598 </text:p>
          </table:table-cell>
          <table:table-cell office:value-type="float" office:value="-10">
            <text:p>-10.000000</text:p>
          </table:table-cell>
          <table:table-cell table:style-name="ce6" office:value-type="float" office:value="235">
            <text:p>235</text:p>
          </table:table-cell>
          <table:table-cell table:style-name="Default" table:formula="of:=CONCATENATE(&quot;&lt;vertex x=&quot;;[.A239];&quot; y=&quot;;[.B239];&quot; i=&quot;;[.C239];&quot; /&gt;&quot;)" office:value-type="string" office:string-value="&lt;vertex x= 4.16598  y=-10 i=235 /&gt;">
            <text:p>&lt;vertex x= 4.16598 <text:s/>y=-10 i=235 /&gt;</text:p>
          </table:table-cell>
          <table:table-cell table:number-columns-repeated="7"/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table:style-name="Default" table:formula="of:=CONCATENATE(&quot;&lt;edge v1=&quot;;[.L239];&quot; v2=&quot;;[.M239];&quot; marker=Solid /&gt;&quot;)" office:value-type="string" office:string-value="&lt;edge v1=236 v2=237 marker=Solid /&gt;">
            <text:p>&lt;edge v1=236 v2=237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4.38961</text:p>
          </table:table-cell>
          <table:table-cell office:value-type="float" office:value="-10">
            <text:p>-10.000000</text:p>
          </table:table-cell>
          <table:table-cell table:style-name="ce6" office:value-type="float" office:value="236">
            <text:p>236</text:p>
          </table:table-cell>
          <table:table-cell table:style-name="Default" table:formula="of:=CONCATENATE(&quot;&lt;vertex x=&quot;;[.A240];&quot; y=&quot;;[.B240];&quot; i=&quot;;[.C240];&quot; /&gt;&quot;)" office:value-type="string" office:string-value="&lt;vertex x= 4.38961 y=-10 i=236 /&gt;">
            <text:p>&lt;vertex x= 4.38961 y=-10 i=236 /&gt;</text:p>
          </table:table-cell>
          <table:table-cell table:number-columns-repeated="7"/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table:style-name="Default" table:formula="of:=CONCATENATE(&quot;&lt;edge v1=&quot;;[.L240];&quot; v2=&quot;;[.M240];&quot; marker=Solid /&gt;&quot;)" office:value-type="string" office:string-value="&lt;edge v1=237 v2=238 marker=Solid /&gt;">
            <text:p>&lt;edge v1=237 v2=238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4.59241</text:p>
          </table:table-cell>
          <table:table-cell office:value-type="float" office:value="-10">
            <text:p>-10.000000</text:p>
          </table:table-cell>
          <table:table-cell table:style-name="ce6" office:value-type="float" office:value="237">
            <text:p>237</text:p>
          </table:table-cell>
          <table:table-cell table:style-name="Default" table:formula="of:=CONCATENATE(&quot;&lt;vertex x=&quot;;[.A241];&quot; y=&quot;;[.B241];&quot; i=&quot;;[.C241];&quot; /&gt;&quot;)" office:value-type="string" office:string-value="&lt;vertex x= 4.59241 y=-10 i=237 /&gt;">
            <text:p>&lt;vertex x= 4.59241 y=-10 i=237 /&gt;</text:p>
          </table:table-cell>
          <table:table-cell table:number-columns-repeated="7"/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table:style-name="Default" table:formula="of:=CONCATENATE(&quot;&lt;edge v1=&quot;;[.L241];&quot; v2=&quot;;[.M241];&quot; marker=Solid /&gt;&quot;)" office:value-type="string" office:string-value="&lt;edge v1=238 v2=239 marker=Solid /&gt;">
            <text:p>&lt;edge v1=238 v2=239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4.77625</text:p>
          </table:table-cell>
          <table:table-cell office:value-type="float" office:value="-10">
            <text:p>-10.000000</text:p>
          </table:table-cell>
          <table:table-cell table:style-name="ce6" office:value-type="float" office:value="238">
            <text:p>238</text:p>
          </table:table-cell>
          <table:table-cell table:style-name="Default" table:formula="of:=CONCATENATE(&quot;&lt;vertex x=&quot;;[.A242];&quot; y=&quot;;[.B242];&quot; i=&quot;;[.C242];&quot; /&gt;&quot;)" office:value-type="string" office:string-value="&lt;vertex x= 4.77625 y=-10 i=238 /&gt;">
            <text:p>&lt;vertex x= 4.77625 y=-10 i=238 /&gt;</text:p>
          </table:table-cell>
          <table:table-cell table:number-columns-repeated="7"/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table:style-name="Default" table:formula="of:=CONCATENATE(&quot;&lt;edge v1=&quot;;[.L242];&quot; v2=&quot;;[.M242];&quot; marker=Solid /&gt;&quot;)" office:value-type="string" office:string-value="&lt;edge v1=239 v2=240 marker=Solid /&gt;">
            <text:p>&lt;edge v1=239 v2=240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5.01989</text:p>
          </table:table-cell>
          <table:table-cell office:value-type="float" office:value="-10">
            <text:p>-10.000000</text:p>
          </table:table-cell>
          <table:table-cell table:style-name="ce6" office:value-type="float" office:value="239">
            <text:p>239</text:p>
          </table:table-cell>
          <table:table-cell table:style-name="Default" table:formula="of:=CONCATENATE(&quot;&lt;vertex x=&quot;;[.A243];&quot; y=&quot;;[.B243];&quot; i=&quot;;[.C243];&quot; /&gt;&quot;)" office:value-type="string" office:string-value="&lt;vertex x= 5.01989 y=-10 i=239 /&gt;">
            <text:p>&lt;vertex x= 5.01989 y=-10 i=239 /&gt;</text:p>
          </table:table-cell>
          <table:table-cell table:number-columns-repeated="7"/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table:style-name="Default" table:formula="of:=CONCATENATE(&quot;&lt;edge v1=&quot;;[.L243];&quot; v2=&quot;;[.M243];&quot; marker=Solid /&gt;&quot;)" office:value-type="string" office:string-value="&lt;edge v1=240 v2=241 marker=Solid /&gt;">
            <text:p>&lt;edge v1=240 v2=241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5.29141</text:p>
          </table:table-cell>
          <table:table-cell office:value-type="float" office:value="-10">
            <text:p>-10.000000</text:p>
          </table:table-cell>
          <table:table-cell table:style-name="ce6" office:value-type="float" office:value="240">
            <text:p>240</text:p>
          </table:table-cell>
          <table:table-cell table:style-name="Default" table:formula="of:=CONCATENATE(&quot;&lt;vertex x=&quot;;[.A244];&quot; y=&quot;;[.B244];&quot; i=&quot;;[.C244];&quot; /&gt;&quot;)" office:value-type="string" office:string-value="&lt;vertex x= 5.29141 y=-10 i=240 /&gt;">
            <text:p>&lt;vertex x= 5.29141 y=-10 i=240 /&gt;</text:p>
          </table:table-cell>
          <table:table-cell table:number-columns-repeated="7"/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table:style-name="Default" table:formula="of:=CONCATENATE(&quot;&lt;edge v1=&quot;;[.L244];&quot; v2=&quot;;[.M244];&quot; marker=Solid /&gt;&quot;)" office:value-type="string" office:string-value="&lt;edge v1=241 v2=242 marker=Solid /&gt;">
            <text:p>&lt;edge v1=241 v2=242 marker=Solid /&gt;</text:p>
          </table:table-cell>
          <table:table-cell table:number-columns-repeated="1010"/>
        </table:table-row>
        <table:table-row table:style-name="ro1">
          <table:table-cell office:value-type="string">
            <text:p><text:s/>5.76676</text:p>
          </table:table-cell>
          <table:table-cell office:value-type="float" office:value="-10">
            <text:p>-10.000000</text:p>
          </table:table-cell>
          <table:table-cell table:style-name="ce6" office:value-type="float" office:value="241">
            <text:p>241</text:p>
          </table:table-cell>
          <table:table-cell table:style-name="Default" table:formula="of:=CONCATENATE(&quot;&lt;vertex x=&quot;;[.A245];&quot; y=&quot;;[.B245];&quot; i=&quot;;[.C245];&quot; /&gt;&quot;)" office:value-type="string" office:string-value="&lt;vertex x= 5.76676 y=-10 i=241 /&gt;">
            <text:p>&lt;vertex x= 5.76676 y=-10 i=241 /&gt;</text:p>
          </table:table-cell>
          <table:table-cell table:number-columns-repeated="7"/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table:style-name="Default" table:formula="of:=CONCATENATE(&quot;&lt;edge v1=&quot;;[.L245];&quot; v2=&quot;;[.M245];&quot; marker=Solid /&gt;&quot;)" office:value-type="string" office:string-value="&lt;edge v1=242 v2=243 marker=Solid /&gt;">
            <text:p>&lt;edge v1=242 v2=243 marker=Solid /&gt;</text:p>
          </table:table-cell>
          <table:table-cell table:number-columns-repeated="1010"/>
        </table:table-row>
        <table:table-row table:style-name="ro1">
          <table:table-cell office:value-type="float" office:value="6">
            <text:p>6.000000</text:p>
          </table:table-cell>
          <table:table-cell office:value-type="float" office:value="-10">
            <text:p>-10.000000</text:p>
          </table:table-cell>
          <table:table-cell table:style-name="ce6" office:value-type="float" office:value="242">
            <text:p>242</text:p>
          </table:table-cell>
          <table:table-cell table:style-name="Default" table:formula="of:=CONCATENATE(&quot;&lt;vertex x=&quot;;[.A246];&quot; y=&quot;;[.B246];&quot; i=&quot;;[.C246];&quot; /&gt;&quot;)" office:value-type="string" office:string-value="&lt;vertex x=6 y=-10 i=242 /&gt;">
            <text:p>&lt;vertex x=6 y=-10 i=242 /&gt;</text:p>
          </table:table-cell>
          <table:table-cell table:number-columns-repeated="7"/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table:style-name="Default" table:formula="of:=CONCATENATE(&quot;&lt;edge v1=&quot;;[.L246];&quot; v2=&quot;;[.M246];&quot; marker=Solid /&gt;&quot;)" office:value-type="string" office:string-value="&lt;edge v1=243 v2=244 marker=Solid /&gt;">
            <text:p>&lt;edge v1=243 v2=244 marker=Solid /&gt;</text:p>
          </table:table-cell>
          <table:table-cell table:number-columns-repeated="1010"/>
        </table:table-row>
        <table:table-row table:style-name="ro1">
          <table:table-cell office:value-type="float" office:value="7">
            <text:p>7.000000</text:p>
          </table:table-cell>
          <table:table-cell office:value-type="float" office:value="-10">
            <text:p>-10.000000</text:p>
          </table:table-cell>
          <table:table-cell table:style-name="ce6" office:value-type="float" office:value="243">
            <text:p>243</text:p>
          </table:table-cell>
          <table:table-cell table:style-name="Default" table:formula="of:=CONCATENATE(&quot;&lt;vertex x=&quot;;[.A247];&quot; y=&quot;;[.B247];&quot; i=&quot;;[.C247];&quot; /&gt;&quot;)" office:value-type="string" office:string-value="&lt;vertex x=7 y=-10 i=243 /&gt;">
            <text:p>&lt;vertex x=7 y=-10 i=243 /&gt;</text:p>
          </table:table-cell>
          <table:table-cell table:number-columns-repeated="7"/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table:style-name="Default" table:formula="of:=CONCATENATE(&quot;&lt;edge v1=&quot;;[.L247];&quot; v2=&quot;;[.M247];&quot; marker=Solid /&gt;&quot;)" office:value-type="string" office:string-value="&lt;edge v1=244 v2=245 marker=Solid /&gt;">
            <text:p>&lt;edge v1=244 v2=245 marker=Solid /&gt;</text:p>
          </table:table-cell>
          <table:table-cell table:number-columns-repeated="1010"/>
        </table:table-row>
        <table:table-row table:style-name="ro1">
          <table:table-cell office:value-type="float" office:value="8">
            <text:p>8.000000</text:p>
          </table:table-cell>
          <table:table-cell office:value-type="float" office:value="-10">
            <text:p>-10.000000</text:p>
          </table:table-cell>
          <table:table-cell table:style-name="ce6" office:value-type="float" office:value="244">
            <text:p>244</text:p>
          </table:table-cell>
          <table:table-cell table:style-name="Default" table:formula="of:=CONCATENATE(&quot;&lt;vertex x=&quot;;[.A248];&quot; y=&quot;;[.B248];&quot; i=&quot;;[.C248];&quot; /&gt;&quot;)" office:value-type="string" office:string-value="&lt;vertex x=8 y=-10 i=244 /&gt;">
            <text:p>&lt;vertex x=8 y=-10 i=244 /&gt;</text:p>
          </table:table-cell>
          <table:table-cell table:number-columns-repeated="7"/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table:style-name="Default" table:formula="of:=CONCATENATE(&quot;&lt;edge v1=&quot;;[.L248];&quot; v2=&quot;;[.M248];&quot; marker=Solid /&gt;&quot;)" office:value-type="string" office:string-value="&lt;edge v1=245 v2=246 marker=Solid /&gt;">
            <text:p>&lt;edge v1=245 v2=246 marker=Solid /&gt;</text:p>
          </table:table-cell>
          <table:table-cell table:number-columns-repeated="1010"/>
        </table:table-row>
        <table:table-row table:style-name="ro1">
          <table:table-cell office:value-type="float" office:value="9">
            <text:p>9.000000</text:p>
          </table:table-cell>
          <table:table-cell office:value-type="float" office:value="-10">
            <text:p>-10.000000</text:p>
          </table:table-cell>
          <table:table-cell table:style-name="ce6" office:value-type="float" office:value="245">
            <text:p>245</text:p>
          </table:table-cell>
          <table:table-cell table:style-name="Default" table:formula="of:=CONCATENATE(&quot;&lt;vertex x=&quot;;[.A249];&quot; y=&quot;;[.B249];&quot; i=&quot;;[.C249];&quot; /&gt;&quot;)" office:value-type="string" office:string-value="&lt;vertex x=9 y=-10 i=245 /&gt;">
            <text:p>&lt;vertex x=9 y=-10 i=245 /&gt;</text:p>
          </table:table-cell>
          <table:table-cell table:number-columns-repeated="7"/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table:style-name="Default" table:formula="of:=CONCATENATE(&quot;&lt;edge v1=&quot;;[.L249];&quot; v2=&quot;;[.M249];&quot; marker=Solid /&gt;&quot;)" office:value-type="string" office:string-value="&lt;edge v1=246 v2=247 marker=Solid /&gt;">
            <text:p>&lt;edge v1=246 v2=247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-9">
            <text:p>-9.000000</text:p>
          </table:table-cell>
          <table:table-cell table:style-name="ce6" office:value-type="float" office:value="246">
            <text:p>246</text:p>
          </table:table-cell>
          <table:table-cell table:style-name="Default" table:formula="of:=CONCATENATE(&quot;&lt;vertex x=&quot;;[.A250];&quot; y=&quot;;[.B250];&quot; i=&quot;;[.C250];&quot; /&gt;&quot;)" office:value-type="string" office:string-value="&lt;vertex x=10 y=-9 i=246 /&gt;">
            <text:p>&lt;vertex x=10 y=-9 i=246 /&gt;</text:p>
          </table:table-cell>
          <table:table-cell table:number-columns-repeated="7"/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table:style-name="Default" table:formula="of:=CONCATENATE(&quot;&lt;edge v1=&quot;;[.L250];&quot; v2=&quot;;[.M250];&quot; marker=Solid /&gt;&quot;)" office:value-type="string" office:string-value="&lt;edge v1=247 v2=248 marker=Solid /&gt;">
            <text:p>&lt;edge v1=247 v2=248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-8">
            <text:p>-8.000000</text:p>
          </table:table-cell>
          <table:table-cell table:style-name="ce6" office:value-type="float" office:value="247">
            <text:p>247</text:p>
          </table:table-cell>
          <table:table-cell table:style-name="Default" table:formula="of:=CONCATENATE(&quot;&lt;vertex x=&quot;;[.A251];&quot; y=&quot;;[.B251];&quot; i=&quot;;[.C251];&quot; /&gt;&quot;)" office:value-type="string" office:string-value="&lt;vertex x=10 y=-8 i=247 /&gt;">
            <text:p>&lt;vertex x=10 y=-8 i=247 /&gt;</text:p>
          </table:table-cell>
          <table:table-cell table:number-columns-repeated="7"/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table:style-name="Default" table:formula="of:=CONCATENATE(&quot;&lt;edge v1=&quot;;[.L251];&quot; v2=&quot;;[.M251];&quot; marker=Solid /&gt;&quot;)" office:value-type="string" office:string-value="&lt;edge v1=248 v2=249 marker=Solid /&gt;">
            <text:p>&lt;edge v1=248 v2=249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-7">
            <text:p>-7.000000</text:p>
          </table:table-cell>
          <table:table-cell table:style-name="ce6" office:value-type="float" office:value="248">
            <text:p>248</text:p>
          </table:table-cell>
          <table:table-cell table:style-name="Default" table:formula="of:=CONCATENATE(&quot;&lt;vertex x=&quot;;[.A252];&quot; y=&quot;;[.B252];&quot; i=&quot;;[.C252];&quot; /&gt;&quot;)" office:value-type="string" office:string-value="&lt;vertex x=10 y=-7 i=248 /&gt;">
            <text:p>&lt;vertex x=10 y=-7 i=248 /&gt;</text:p>
          </table:table-cell>
          <table:table-cell table:number-columns-repeated="7"/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table:style-name="Default" table:formula="of:=CONCATENATE(&quot;&lt;edge v1=&quot;;[.L252];&quot; v2=&quot;;[.M252];&quot; marker=Solid /&gt;&quot;)" office:value-type="string" office:string-value="&lt;edge v1=249 v2=250 marker=Solid /&gt;">
            <text:p>&lt;edge v1=249 v2=250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-6">
            <text:p>-6.000000</text:p>
          </table:table-cell>
          <table:table-cell table:style-name="ce6" office:value-type="float" office:value="249">
            <text:p>249</text:p>
          </table:table-cell>
          <table:table-cell table:style-name="Default" table:formula="of:=CONCATENATE(&quot;&lt;vertex x=&quot;;[.A253];&quot; y=&quot;;[.B253];&quot; i=&quot;;[.C253];&quot; /&gt;&quot;)" office:value-type="string" office:string-value="&lt;vertex x=10 y=-6 i=249 /&gt;">
            <text:p>&lt;vertex x=10 y=-6 i=249 /&gt;</text:p>
          </table:table-cell>
          <table:table-cell table:number-columns-repeated="7"/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table:style-name="Default" table:formula="of:=CONCATENATE(&quot;&lt;edge v1=&quot;;[.L253];&quot; v2=&quot;;[.M253];&quot; marker=Solid /&gt;&quot;)" office:value-type="string" office:string-value="&lt;edge v1=250 v2=251 marker=Solid /&gt;">
            <text:p>&lt;edge v1=250 v2=251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-5">
            <text:p>-5.000000</text:p>
          </table:table-cell>
          <table:table-cell table:style-name="ce6" office:value-type="float" office:value="250">
            <text:p>250</text:p>
          </table:table-cell>
          <table:table-cell table:style-name="Default" table:formula="of:=CONCATENATE(&quot;&lt;vertex x=&quot;;[.A254];&quot; y=&quot;;[.B254];&quot; i=&quot;;[.C254];&quot; /&gt;&quot;)" office:value-type="string" office:string-value="&lt;vertex x=10 y=-5 i=250 /&gt;">
            <text:p>&lt;vertex x=10 y=-5 i=250 /&gt;</text:p>
          </table:table-cell>
          <table:table-cell table:number-columns-repeated="7"/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table:style-name="Default" table:formula="of:=CONCATENATE(&quot;&lt;edge v1=&quot;;[.L254];&quot; v2=&quot;;[.M254];&quot; marker=Solid /&gt;&quot;)" office:value-type="string" office:string-value="&lt;edge v1=251 v2=252 marker=Solid /&gt;">
            <text:p>&lt;edge v1=251 v2=252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-4">
            <text:p>-4.000000</text:p>
          </table:table-cell>
          <table:table-cell table:style-name="ce6" office:value-type="float" office:value="251">
            <text:p>251</text:p>
          </table:table-cell>
          <table:table-cell table:style-name="Default" table:formula="of:=CONCATENATE(&quot;&lt;vertex x=&quot;;[.A255];&quot; y=&quot;;[.B255];&quot; i=&quot;;[.C255];&quot; /&gt;&quot;)" office:value-type="string" office:string-value="&lt;vertex x=10 y=-4 i=251 /&gt;">
            <text:p>&lt;vertex x=10 y=-4 i=251 /&gt;</text:p>
          </table:table-cell>
          <table:table-cell table:number-columns-repeated="7"/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table:style-name="Default" table:formula="of:=CONCATENATE(&quot;&lt;edge v1=&quot;;[.L255];&quot; v2=&quot;;[.M255];&quot; marker=Solid /&gt;&quot;)" office:value-type="string" office:string-value="&lt;edge v1=252 v2=253 marker=Solid /&gt;">
            <text:p>&lt;edge v1=252 v2=253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-3">
            <text:p>-3.000000</text:p>
          </table:table-cell>
          <table:table-cell table:style-name="ce6" office:value-type="float" office:value="252">
            <text:p>252</text:p>
          </table:table-cell>
          <table:table-cell table:style-name="Default" table:formula="of:=CONCATENATE(&quot;&lt;vertex x=&quot;;[.A256];&quot; y=&quot;;[.B256];&quot; i=&quot;;[.C256];&quot; /&gt;&quot;)" office:value-type="string" office:string-value="&lt;vertex x=10 y=-3 i=252 /&gt;">
            <text:p>&lt;vertex x=10 y=-3 i=252 /&gt;</text:p>
          </table:table-cell>
          <table:table-cell table:number-columns-repeated="7"/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table:style-name="Default" table:formula="of:=CONCATENATE(&quot;&lt;edge v1=&quot;;[.L256];&quot; v2=&quot;;[.M256];&quot; marker=Solid /&gt;&quot;)" office:value-type="string" office:string-value="&lt;edge v1=253 v2=254 marker=Solid /&gt;">
            <text:p>&lt;edge v1=253 v2=254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-2">
            <text:p>-2.000000</text:p>
          </table:table-cell>
          <table:table-cell table:style-name="ce6" office:value-type="float" office:value="253">
            <text:p>253</text:p>
          </table:table-cell>
          <table:table-cell table:style-name="Default" table:formula="of:=CONCATENATE(&quot;&lt;vertex x=&quot;;[.A257];&quot; y=&quot;;[.B257];&quot; i=&quot;;[.C257];&quot; /&gt;&quot;)" office:value-type="string" office:string-value="&lt;vertex x=10 y=-2 i=253 /&gt;">
            <text:p>&lt;vertex x=10 y=-2 i=253 /&gt;</text:p>
          </table:table-cell>
          <table:table-cell table:number-columns-repeated="7"/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table:style-name="Default" table:formula="of:=CONCATENATE(&quot;&lt;edge v1=&quot;;[.L257];&quot; v2=&quot;;[.M257];&quot; marker=Solid /&gt;&quot;)" office:value-type="string" office:string-value="&lt;edge v1=254 v2=255 marker=Solid /&gt;">
            <text:p>&lt;edge v1=254 v2=255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-1">
            <text:p>-1.000000</text:p>
          </table:table-cell>
          <table:table-cell table:style-name="ce6" office:value-type="float" office:value="254">
            <text:p>254</text:p>
          </table:table-cell>
          <table:table-cell table:style-name="Default" table:formula="of:=CONCATENATE(&quot;&lt;vertex x=&quot;;[.A258];&quot; y=&quot;;[.B258];&quot; i=&quot;;[.C258];&quot; /&gt;&quot;)" office:value-type="string" office:string-value="&lt;vertex x=10 y=-1 i=254 /&gt;">
            <text:p>&lt;vertex x=10 y=-1 i=254 /&gt;</text:p>
          </table:table-cell>
          <table:table-cell table:number-columns-repeated="7"/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  <table:table-cell table:style-name="Default" table:formula="of:=CONCATENATE(&quot;&lt;edge v1=&quot;;[.L258];&quot; v2=&quot;;[.M258];&quot; marker=Solid /&gt;&quot;)" office:value-type="string" office:string-value="&lt;edge v1=255 v2=256 marker=Solid /&gt;">
            <text:p>&lt;edge v1=255 v2=256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0">
            <text:p>0.000000</text:p>
          </table:table-cell>
          <table:table-cell table:style-name="ce6" office:value-type="float" office:value="255">
            <text:p>255</text:p>
          </table:table-cell>
          <table:table-cell table:style-name="Default" table:formula="of:=CONCATENATE(&quot;&lt;vertex x=&quot;;[.A259];&quot; y=&quot;;[.B259];&quot; i=&quot;;[.C259];&quot; /&gt;&quot;)" office:value-type="string" office:string-value="&lt;vertex x=10 y=0 i=255 /&gt;">
            <text:p>&lt;vertex x=10 y=0 i=255 /&gt;</text:p>
          </table:table-cell>
          <table:table-cell table:number-columns-repeated="7"/>
          <table:table-cell office:value-type="float" office:value="256">
            <text:p>256</text:p>
          </table:table-cell>
          <table:table-cell office:value-type="float" office:value="257">
            <text:p>257</text:p>
          </table:table-cell>
          <table:table-cell table:style-name="Default" table:formula="of:=CONCATENATE(&quot;&lt;edge v1=&quot;;[.L259];&quot; v2=&quot;;[.M259];&quot; marker=Solid /&gt;&quot;)" office:value-type="string" office:string-value="&lt;edge v1=256 v2=257 marker=Solid /&gt;">
            <text:p>&lt;edge v1=256 v2=257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1">
            <text:p>1.000000</text:p>
          </table:table-cell>
          <table:table-cell table:style-name="ce6" office:value-type="float" office:value="256">
            <text:p>256</text:p>
          </table:table-cell>
          <table:table-cell table:style-name="Default" table:formula="of:=CONCATENATE(&quot;&lt;vertex x=&quot;;[.A260];&quot; y=&quot;;[.B260];&quot; i=&quot;;[.C260];&quot; /&gt;&quot;)" office:value-type="string" office:string-value="&lt;vertex x=10 y=1 i=256 /&gt;">
            <text:p>&lt;vertex x=10 y=1 i=256 /&gt;</text:p>
          </table:table-cell>
          <table:table-cell table:number-columns-repeated="7"/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table:style-name="Default" table:formula="of:=CONCATENATE(&quot;&lt;edge v1=&quot;;[.L260];&quot; v2=&quot;;[.M260];&quot; marker=Solid /&gt;&quot;)" office:value-type="string" office:string-value="&lt;edge v1=257 v2=258 marker=Solid /&gt;">
            <text:p>&lt;edge v1=257 v2=258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2">
            <text:p>2.000000</text:p>
          </table:table-cell>
          <table:table-cell table:style-name="ce6" office:value-type="float" office:value="257">
            <text:p>257</text:p>
          </table:table-cell>
          <table:table-cell table:style-name="Default" table:formula="of:=CONCATENATE(&quot;&lt;vertex x=&quot;;[.A261];&quot; y=&quot;;[.B261];&quot; i=&quot;;[.C261];&quot; /&gt;&quot;)" office:value-type="string" office:string-value="&lt;vertex x=10 y=2 i=257 /&gt;">
            <text:p>&lt;vertex x=10 y=2 i=257 /&gt;</text:p>
          </table:table-cell>
          <table:table-cell table:number-columns-repeated="7"/>
          <table:table-cell office:value-type="float" office:value="258">
            <text:p>258</text:p>
          </table:table-cell>
          <table:table-cell office:value-type="float" office:value="259">
            <text:p>259</text:p>
          </table:table-cell>
          <table:table-cell table:style-name="Default" table:formula="of:=CONCATENATE(&quot;&lt;edge v1=&quot;;[.L261];&quot; v2=&quot;;[.M261];&quot; marker=Solid /&gt;&quot;)" office:value-type="string" office:string-value="&lt;edge v1=258 v2=259 marker=Solid /&gt;">
            <text:p>&lt;edge v1=258 v2=259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3">
            <text:p>3.000000</text:p>
          </table:table-cell>
          <table:table-cell table:style-name="ce6" office:value-type="float" office:value="258">
            <text:p>258</text:p>
          </table:table-cell>
          <table:table-cell table:style-name="Default" table:formula="of:=CONCATENATE(&quot;&lt;vertex x=&quot;;[.A262];&quot; y=&quot;;[.B262];&quot; i=&quot;;[.C262];&quot; /&gt;&quot;)" office:value-type="string" office:string-value="&lt;vertex x=10 y=3 i=258 /&gt;">
            <text:p>&lt;vertex x=10 y=3 i=258 /&gt;</text:p>
          </table:table-cell>
          <table:table-cell table:number-columns-repeated="7"/>
          <table:table-cell office:value-type="float" office:value="259">
            <text:p>259</text:p>
          </table:table-cell>
          <table:table-cell office:value-type="float" office:value="260">
            <text:p>260</text:p>
          </table:table-cell>
          <table:table-cell table:style-name="Default" table:formula="of:=CONCATENATE(&quot;&lt;edge v1=&quot;;[.L262];&quot; v2=&quot;;[.M262];&quot; marker=Solid /&gt;&quot;)" office:value-type="string" office:string-value="&lt;edge v1=259 v2=260 marker=Solid /&gt;">
            <text:p>&lt;edge v1=259 v2=260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4">
            <text:p>4.000000</text:p>
          </table:table-cell>
          <table:table-cell table:style-name="ce6" office:value-type="float" office:value="259">
            <text:p>259</text:p>
          </table:table-cell>
          <table:table-cell table:style-name="Default" table:formula="of:=CONCATENATE(&quot;&lt;vertex x=&quot;;[.A263];&quot; y=&quot;;[.B263];&quot; i=&quot;;[.C263];&quot; /&gt;&quot;)" office:value-type="string" office:string-value="&lt;vertex x=10 y=4 i=259 /&gt;">
            <text:p>&lt;vertex x=10 y=4 i=259 /&gt;</text:p>
          </table:table-cell>
          <table:table-cell table:number-columns-repeated="7"/>
          <table:table-cell office:value-type="float" office:value="260">
            <text:p>260</text:p>
          </table:table-cell>
          <table:table-cell office:value-type="float" office:value="261">
            <text:p>261</text:p>
          </table:table-cell>
          <table:table-cell table:style-name="Default" table:formula="of:=CONCATENATE(&quot;&lt;edge v1=&quot;;[.L263];&quot; v2=&quot;;[.M263];&quot; marker=Solid /&gt;&quot;)" office:value-type="string" office:string-value="&lt;edge v1=260 v2=261 marker=Solid /&gt;">
            <text:p>&lt;edge v1=260 v2=261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5">
            <text:p>5.000000</text:p>
          </table:table-cell>
          <table:table-cell table:style-name="ce6" office:value-type="float" office:value="260">
            <text:p>260</text:p>
          </table:table-cell>
          <table:table-cell table:style-name="Default" table:formula="of:=CONCATENATE(&quot;&lt;vertex x=&quot;;[.A264];&quot; y=&quot;;[.B264];&quot; i=&quot;;[.C264];&quot; /&gt;&quot;)" office:value-type="string" office:string-value="&lt;vertex x=10 y=5 i=260 /&gt;">
            <text:p>&lt;vertex x=10 y=5 i=260 /&gt;</text:p>
          </table:table-cell>
          <table:table-cell table:number-columns-repeated="7"/>
          <table:table-cell office:value-type="float" office:value="261">
            <text:p>261</text:p>
          </table:table-cell>
          <table:table-cell office:value-type="float" office:value="262">
            <text:p>262</text:p>
          </table:table-cell>
          <table:table-cell table:style-name="Default" table:formula="of:=CONCATENATE(&quot;&lt;edge v1=&quot;;[.L264];&quot; v2=&quot;;[.M264];&quot; marker=Solid /&gt;&quot;)" office:value-type="string" office:string-value="&lt;edge v1=261 v2=262 marker=Solid /&gt;">
            <text:p>&lt;edge v1=261 v2=262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6">
            <text:p>6.000000</text:p>
          </table:table-cell>
          <table:table-cell table:style-name="ce6" office:value-type="float" office:value="261">
            <text:p>261</text:p>
          </table:table-cell>
          <table:table-cell table:style-name="Default" table:formula="of:=CONCATENATE(&quot;&lt;vertex x=&quot;;[.A265];&quot; y=&quot;;[.B265];&quot; i=&quot;;[.C265];&quot; /&gt;&quot;)" office:value-type="string" office:string-value="&lt;vertex x=10 y=6 i=261 /&gt;">
            <text:p>&lt;vertex x=10 y=6 i=261 /&gt;</text:p>
          </table:table-cell>
          <table:table-cell table:number-columns-repeated="7"/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table:style-name="Default" table:formula="of:=CONCATENATE(&quot;&lt;edge v1=&quot;;[.L265];&quot; v2=&quot;;[.M265];&quot; marker=Solid /&gt;&quot;)" office:value-type="string" office:string-value="&lt;edge v1=262 v2=263 marker=Solid /&gt;">
            <text:p>&lt;edge v1=262 v2=263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7">
            <text:p>7.000000</text:p>
          </table:table-cell>
          <table:table-cell table:style-name="ce6" office:value-type="float" office:value="262">
            <text:p>262</text:p>
          </table:table-cell>
          <table:table-cell table:style-name="Default" table:formula="of:=CONCATENATE(&quot;&lt;vertex x=&quot;;[.A266];&quot; y=&quot;;[.B266];&quot; i=&quot;;[.C266];&quot; /&gt;&quot;)" office:value-type="string" office:string-value="&lt;vertex x=10 y=7 i=262 /&gt;">
            <text:p>&lt;vertex x=10 y=7 i=262 /&gt;</text:p>
          </table:table-cell>
          <table:table-cell table:number-columns-repeated="7"/>
          <table:table-cell office:value-type="float" office:value="263">
            <text:p>263</text:p>
          </table:table-cell>
          <table:table-cell table:style-name="Default" office:value-type="float" office:value="121">
            <text:p>121</text:p>
          </table:table-cell>
          <table:table-cell table:style-name="Default" table:formula="of:=CONCATENATE(&quot;&lt;edge v1=&quot;;[.L266];&quot; v2=&quot;;[.M266];&quot; marker=Solid /&gt;&quot;)" office:value-type="string" office:string-value="&lt;edge v1=263 v2=121 marker=Solid /&gt;">
            <text:p>&lt;edge v1=263 v2=121 marker=Solid /&gt;</text:p>
          </table:table-cell>
          <table:table-cell table:number-columns-repeated="1010"/>
        </table:table-row>
        <table:table-row table:style-name="ro1">
          <table:table-cell office:value-type="float" office:value="10">
            <text:p>10.000000</text:p>
          </table:table-cell>
          <table:table-cell office:value-type="float" office:value="8">
            <text:p>8.000000</text:p>
          </table:table-cell>
          <table:table-cell table:style-name="ce6" office:value-type="float" office:value="263">
            <text:p>263</text:p>
          </table:table-cell>
          <table:table-cell table:style-name="Default" table:formula="of:=CONCATENATE(&quot;&lt;vertex x=&quot;;[.A267];&quot; y=&quot;;[.B267];&quot; i=&quot;;[.C267];&quot; /&gt;&quot;)" office:value-type="string" office:string-value="&lt;vertex x=10 y=8 i=263 /&gt;">
            <text:p>&lt;vertex x=10 y=8 i=263 /&gt;</text:p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5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7" number:min-integer-digits="1"/>
    </number:number-style>
    <number:number-style style:name="N123">
      <number:number number:decimal-places="18" number:min-integer-digits="1"/>
    </number:number-style>
    <number:number-style style:name="N124">
      <number:number number:decimal-places="19" number:min-integer-digits="1"/>
    </number:number-style>
    <number:number-style style:name="N125">
      <number:number number:decimal-places="20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09/23/2011</text:date>, <text:time>15:0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as Korous</meta:initial-creator>
    <meta:creation-date>2011-09-23T11:02:15.66</meta:creation-date>
    <dc:date>2011-09-23T15:08:17.91</dc:date>
    <dc:creator>Lukas Korous</dc:creator>
    <meta:editing-duration>PT2H50M</meta:editing-duration>
    <meta:editing-cycles>4</meta:editing-cycles>
    <meta:generator>OpenOffice.org/3.3$Win32 OpenOffice.org_project/330m20$Build-9567</meta:generator>
    <meta:document-statistic meta:table-count="3" meta:cell-count="2922" meta:object-count="0"/>
  </office:meta>
</office:document-meta>
</file>